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4299in"/>
    </style:style>
    <style:style style:name="co3" style:family="table-column">
      <style:table-column-properties fo:break-before="auto" style:column-width="3.0445in"/>
    </style:style>
    <style:style style:name="co4" style:family="table-column">
      <style:table-column-properties fo:break-before="auto" style:column-width="1.5437in"/>
    </style:style>
    <style:style style:name="co5" style:family="table-column">
      <style:table-column-properties fo:break-before="auto" style:column-width="1.3008in"/>
    </style:style>
    <style:style style:name="co6" style:family="table-column">
      <style:table-column-properties fo:break-before="auto" style:column-width="2.3583in"/>
    </style:style>
    <style:style style:name="co7" style:family="table-column">
      <style:table-column-properties fo:break-before="auto" style:column-width="1.972in"/>
    </style:style>
    <style:style style:name="co8" style:family="table-column">
      <style:table-column-properties fo:break-before="auto" style:column-width="2.1299in"/>
    </style:style>
    <style:style style:name="co9" style:family="table-column">
      <style:table-column-properties fo:break-before="auto" style:column-width="3.9453in"/>
    </style:style>
    <style:style style:name="co10" style:family="table-column">
      <style:table-column-properties fo:break-before="auto" style:column-width="2.9016in"/>
    </style:style>
    <style:style style:name="co11" style:family="table-column">
      <style:table-column-properties fo:break-before="auto" style:column-width="2.5874in"/>
    </style:style>
    <style:style style:name="co12" style:family="table-column">
      <style:table-column-properties fo:break-before="auto" style:column-width="3.2874in"/>
    </style:style>
    <style:style style:name="co13" style:family="table-column">
      <style:table-column-properties fo:break-before="auto" style:column-width="4.3028in"/>
    </style:style>
    <style:style style:name="co14" style:family="table-column">
      <style:table-column-properties fo:break-before="auto" style:column-width="4.0882in"/>
    </style:style>
    <style:style style:name="co15" style:family="table-column">
      <style:table-column-properties fo:break-before="auto" style:column-width="3.730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24" table:default-cell-style-name="Default"/>
        <table:table-column table:style-name="co2" table:default-cell-style-name="Default"/>
        <table:table-column table:style-name="co3" table:default-cell-style-name="Default"/>
        <table:table-column table:style-name="co1" table:default-cell-style-name="Default"/>
        <table:table-column table:style-name="co4" table:number-columns-repeated="2"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2"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row table:style-name="ro1">
          <table:table-cell table:style-name="pd1" office:value-type="string" calcext:value-type="string">
            <text:p>File id</text:p>
          </table:table-cell>
          <table:table-cell table:style-name="pd1" office:value-type="string" calcext:value-type="string">
            <text:p>Sentence_ID</text:p>
          </table:table-cell>
          <table:table-cell table:style-name="pd1" office:value-type="string" calcext:value-type="string">
            <text:p>Current_Sentence_En</text:p>
          </table:table-cell>
          <table:table-cell table:style-name="pd1" office:value-type="string" calcext:value-type="string">
            <text:p>Token_Position</text:p>
          </table:table-cell>
          <table:table-cell table:style-name="pd1" office:value-type="string" calcext:value-type="string">
            <text:p>Type_of_pronoun</text:p>
          </table:table-cell>
          <table:table-cell table:style-name="pd1" office:value-type="string" calcext:value-type="string">
            <text:p>Agreement</text:p>
          </table:table-cell>
          <table:table-cell table:style-name="pd1" office:value-type="string" calcext:value-type="string">
            <text:p>Npmod</text:p>
          </table:table-cell>
          <table:table-cell table:style-name="pd1" office:value-type="string" calcext:value-type="string">
            <text:p>Split</text:p>
          </table:table-cell>
          <table:table-cell table:style-name="pd1" office:value-type="string" calcext:value-type="string">
            <text:p>Comparative</text:p>
          </table:table-cell>
          <table:table-cell table:style-name="pd1" office:value-type="string" calcext:value-type="string">
            <text:p>Position</text:p>
          </table:table-cell>
          <table:table-cell table:style-name="pd1" office:value-type="string" calcext:value-type="string">
            <text:p>Type</text:p>
          </table:table-cell>
          <table:table-cell table:style-name="pd1" office:value-type="string" calcext:value-type="string">
            <text:p>Antetype</text:p>
          </table:table-cell>
          <table:table-cell table:style-name="pd1" office:value-type="string" calcext:value-type="string">
            <text:p>Anacata</text:p>
          </table:table-cell>
          <table:table-cell table:style-name="pd1" office:value-type="string" calcext:value-type="string">
            <text:p>markables</text:p>
          </table:table-cell>
          <table:table-cell table:style-name="pd1" office:value-type="string" calcext:value-type="string">
            <text:p>token</text:p>
          </table:table-cell>
          <table:table-cell table:style-name="pd1" office:value-type="string" calcext:value-type="string">
            <text:p>Context</text:p>
          </table:table-cell>
          <table:table-cell table:style-name="pd1" office:value-type="string" calcext:value-type="string">
            <text:p>markables_context</text:p>
          </table:table-cell>
          <table:table-cell table:style-name="pd1" office:value-type="string" calcext:value-type="string">
            <text:p>token_context</text:p>
          </table:table-cell>
          <table:table-cell table:style-name="pd1" office:value-type="string" calcext:value-type="string">
            <text:p>Target_De</text:p>
          </table:table-cell>
          <table:table-cell table:style-name="pd1" office:value-type="string" calcext:value-type="string">
            <text:p>markables_de</text:p>
          </table:table-cell>
          <table:table-cell table:style-name="pd1" office:value-type="string" calcext:value-type="string">
            <text:p>token_de</text:p>
          </table:table-cell>
          <table:table-cell table:style-name="pd1" office:value-type="string" calcext:value-type="string">
            <text:p>Output</text:p>
          </table:table-cell>
          <table:table-cell table:style-name="pd1" office:value-type="string" calcext:value-type="string">
            <text:p>token_output</text:p>
          </table:table-cell>
          <table:table-cell table:style-name="pd1" office:value-type="string" calcext:value-type="string">
            <text:p>English_Translation</text:p>
          </table:table-cell>
          <table:table-cell table:style-name="pd1" office:value-type="string" calcext:value-type="string">
            <text:p>Attention_score_Markable</text:p>
          </table:table-cell>
          <table:table-cell table:style-name="pd1" office:value-type="string" calcext:value-type="string">
            <text:p>Attention_score_Markable_target_side</text:p>
          </table:table-cell>
          <table:table-cell table:style-name="pd1" office:value-type="string" calcext:value-type="string">
            <text:p>Identical_markable_translation</text:p>
          </table:table-cell>
          <table:table-cell table:style-name="pd1" office:value-type="string" calcext:value-type="string">
            <text:p>Edit_distance</text:p>
          </table:table-cell>
          <table:table-cell table:style-name="pd1" office:value-type="string" calcext:value-type="string">
            <text:p>BLEU_score</text:p>
          </table:table-cell>
          <table:table-cell table:style-name="pd1" office:value-type="string" calcext:value-type="string">
            <text:p>BERT_score</text:p>
          </table:table-cell>
          <table:table-cell table:style-name="pd1" office:value-type="string" calcext:value-type="string">
            <text:p>Unnamed: 30</text:p>
          </table:table-cell>
          <table:table-cell table:style-name="pd1" office:value-type="string" calcext:value-type="string">
            <text:p>Edit_distance_translation</text:p>
          </table:table-cell>
          <table:table-cell table:style-name="pd1" office:value-type="string" calcext:value-type="string">
            <text:p>BLEU_score_translation</text:p>
          </table:table-cell>
          <table:table-cell table:style-name="pd1" office:value-type="string" calcext:value-type="string">
            <text:p>BERT_score_translation</text:p>
          </table:table-cell>
          <table:table-cell table:style-name="pd1" office:value-type="string" calcext:value-type="string">
            <text:p>Unnamed: 35</text:p>
          </table:table-cell>
          <table:table-cell table:style-name="pd1" office:value-type="string" calcext:value-type="string">
            <text:p>Vanilla_transformer_output</text:p>
          </table:table-cell>
          <table:table-cell table:style-name="pd1" office:value-type="string" calcext:value-type="string">
            <text:p>Vanilla_transformer_Identical_markable_translation</text:p>
          </table:table-cell>
          <table:table-cell table:style-name="pd1" office:value-type="string" calcext:value-type="string">
            <text:p>Vanilla_transformer_Edit_distance</text:p>
          </table:table-cell>
          <table:table-cell table:style-name="pd1" office:value-type="string" calcext:value-type="string">
            <text:p>Vanilla_transformer_BLEU_score</text:p>
          </table:table-cell>
          <table:table-cell table:style-name="pd1" office:value-type="string" calcext:value-type="string">
            <text:p>Vanilla_transformer_BERT_score</text:p>
          </table:table-cell>
          <table:table-cell table:style-name="pd1" office:value-type="string" calcext:value-type="string">
            <text:p>Unnamed: 40</text:p>
          </table:table-cell>
          <table:table-cell table:style-name="pd1" office:value-type="string" calcext:value-type="string">
            <text:p>Vanilla_transformer_output_translation</text:p>
          </table:table-cell>
          <table:table-cell table:style-name="pd1" office:value-type="string" calcext:value-type="string">
            <text:p>Edit_distance_Vanilla_transformer_output_translation</text:p>
          </table:table-cell>
          <table:table-cell table:style-name="pd1" office:value-type="string" calcext:value-type="string">
            <text:p>BLEU_score_Vanilla_transformer_output_translation</text:p>
          </table:table-cell>
          <table:table-cell table:style-name="pd1" office:value-type="string" calcext:value-type="string">
            <text:p>BERT_score_Vanilla_transformer_output_translation</text:p>
          </table:table-cell>
        </table:table-row>
        <table:table-row table:style-name="ro1">
          <table:table-cell office:value-type="string" calcext:value-type="string">
            <text:p>000_1756</text:p>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1" calcext:value-type="float">
            <text:p>1</text:p>
          </table:table-cell>
          <table:table-cell table:number-columns-repeated="9" office:value-type="string" calcext:value-type="string">
            <text:p/>
          </table:table-cell>
          <table:table-cell office:value-type="string" calcext:value-type="string">
            <text:p>markable_4</text:p>
          </table:table-cell>
          <table:table-cell office:value-type="string" calcext:value-type="string">
            <text:p>['It']</text:p>
          </table:table-cell>
          <table:table-cell office:value-type="string" calcext:value-type="string">
            <text:p>"Even in purely non-religious terms, homosexuality represents a misuse of the sexual faculty.</text:p>
          </table:table-cell>
          <table:table-cell office:value-type="string" calcext:value-type="string">
            <text:p>markable_1</text:p>
          </table:table-cell>
          <table:table-cell office:value-type="string" calcext:value-type="string">
            <text:p>['homosexuality']</text:p>
          </table:table-cell>
          <table:table-cell office:value-type="string" calcext:value-type="string">
            <text:p>Sie ist ein armseliger, minderwertiger Ersatz für die Realität – <text:s/>ein kläglicher Versuch, dem Leben zu entfliehen.</text:p>
          </table:table-cell>
          <table:table-cell office:value-type="string" calcext:value-type="string">
            <text:p>markable_186</text:p>
          </table:table-cell>
          <table:table-cell office:value-type="string" calcext:value-type="string">
            <text:p>['Sie']</text:p>
          </table:table-cell>
          <table:table-cell office:value-type="string" calcext:value-type="string">
            <text:p>Sie ist ein armseliger , minderwertiger Ersatz für die Realität - ein kläglicher Versuch , dem Leben zu entfliehen .</text:p>
          </table:table-cell>
          <table:table-cell office:value-type="string" calcext:value-type="string">
            <text:p>['Sie']</text:p>
          </table:table-cell>
          <table:table-cell office:value-type="string" calcext:value-type="string">
            <text:p>It is a poor , inferior substitute for reality - a pitiful attempt to escape from life .</text:p>
          </table:table-cell>
          <table:table-cell office:value-type="float" office:value="0.10398" calcext:value-type="float">
            <text:p>0.10398</text:p>
          </table:table-cell>
          <table:table-cell office:value-type="float" office:value="0.06718" calcext:value-type="float">
            <text:p>0.06718</text:p>
          </table:table-cell>
          <table:table-cell office:value-type="float" office:value="1" calcext:value-type="float">
            <text:p>1</text:p>
          </table:table-cell>
          <table:table-cell office:value-type="float" office:value="0.0588235294117647" calcext:value-type="float">
            <text:p>0.058823529411765</text:p>
          </table:table-cell>
          <table:table-cell office:value-type="float" office:value="0.832038176543142" calcext:value-type="float">
            <text:p>0.832038176543142</text:p>
          </table:table-cell>
          <table:table-cell office:value-type="float" office:value="0.931170165538788" calcext:value-type="float">
            <text:p>0.931170165538788</text:p>
          </table:table-cell>
          <table:table-cell office:value-type="string" calcext:value-type="string">
            <text:p/>
          </table:table-cell>
          <table:table-cell office:value-type="float" office:value="0.5" calcext:value-type="float">
            <text:p>0.5</text:p>
          </table:table-cell>
          <table:table-cell office:value-type="float" office:value="0.265181229804778" calcext:value-type="float">
            <text:p>0.265181229804778</text:p>
          </table:table-cell>
          <table:table-cell office:value-type="float" office:value="0.670172154903412" calcext:value-type="float">
            <text:p>0.670172154903412</text:p>
          </table:table-cell>
          <table:table-cell office:value-type="string" calcext:value-type="string">
            <text:p/>
          </table:table-cell>
          <table:table-cell office:value-type="string" calcext:value-type="string">
            <text:p>Es ist ein erbärmlicher kleiner Ersatz für die Realität, ein erbärmlicher Flucht aus dem Leben.</text:p>
          </table:table-cell>
          <table:table-cell office:value-type="float" office:value="0" calcext:value-type="float">
            <text:p>0</text:p>
          </table:table-cell>
          <table:table-cell office:value-type="float" office:value="0.529411764705882" calcext:value-type="float">
            <text:p>0.529411764705882</text:p>
          </table:table-cell>
          <table:table-cell office:value-type="float" office:value="0.200363552464424" calcext:value-type="float">
            <text:p>0.200363552464424</text:p>
          </table:table-cell>
          <table:table-cell office:value-type="float" office:value="0.41180944442749" calcext:value-type="float">
            <text:p>0.41180944442749</text:p>
          </table:table-cell>
          <table:table-cell office:value-type="string" calcext:value-type="string">
            <text:p/>
          </table:table-cell>
          <table:table-cell office:value-type="string" calcext:value-type="string">
            <text:p>It is a pathetic little substitute for reality, a pathetic escape from life.</text:p>
          </table:table-cell>
          <table:table-cell office:value-type="float" office:value="0.529411764705882" calcext:value-type="float">
            <text:p>0.529411764705882</text:p>
          </table:table-cell>
          <table:table-cell office:value-type="float" office:value="0.200363552464424" calcext:value-type="float">
            <text:p>0.200363552464424</text:p>
          </table:table-cell>
          <table:table-cell office:value-type="float" office:value="0.41180944442749" calcext:value-type="float">
            <text:p>0.41180944442749</text:p>
          </table:table-cell>
        </table:table-row>
        <table:table-row table:style-name="ro1">
          <table:table-cell office:value-type="string" calcext:value-type="string">
            <text:p>000_1756</text:p>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4" calcext:value-type="float">
            <text:p>4</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0</text:p>
          </table:table-cell>
          <table:table-cell office:value-type="string" calcext:value-type="string">
            <text:p>['it']</text:p>
          </table:table-cell>
          <table:table-cell office:value-type="string" calcext:value-type="string">
            <text:p>"Even in purely non-religious terms, homosexuality represents a misuse of the sexual faculty.</text:p>
          </table:table-cell>
          <table:table-cell office:value-type="string" calcext:value-type="string">
            <text:p>markable_1</text:p>
          </table:table-cell>
          <table:table-cell office:value-type="string" calcext:value-type="string">
            <text:p>['homosexuality']</text:p>
          </table:table-cell>
          <table:table-cell office:value-type="string" calcext:value-type="string">
            <text:p>Als solches verdient sie kein Mitleid, <text:s/>keine Sonderbehandlung <text:s/>als Märtyrium einer Minderheit, <text:s/>und sollte nur als das betrachtet werden, was sie wirklich ist: eine schädliche Krankheit."</text:p>
          </table:table-cell>
          <table:table-cell office:value-type="string" calcext:value-type="string">
            <text:p>markable_188</text:p>
          </table:table-cell>
          <table:table-cell office:value-type="string" calcext:value-type="string">
            <text:p>['sie']</text:p>
          </table:table-cell>
          <table:table-cell office:value-type="string" calcext:value-type="string">
            <text:p>Als solches verdient sie kein Mitleid , keine Sonderbehandlung als Märtyrium einer Minderheit , und sollte nur als das betrachtet werden , was sie wirklich ist : eine schädliche Krankheit &amp;quot; .</text:p>
          </table:table-cell>
          <table:table-cell office:value-type="string" calcext:value-type="string">
            <text:p>['sie']</text:p>
          </table:table-cell>
          <table:table-cell office:value-type="string" calcext:value-type="string">
            <text:p>As such, it deserves no pity , no special treatment as a martyrdom of a minority , and should be considered only as what it really is : a harmful disease &amp;quot; .</text:p>
          </table:table-cell>
          <table:table-cell office:value-type="float" office:value="0.09438" calcext:value-type="float">
            <text:p>0.09438</text:p>
          </table:table-cell>
          <table:table-cell office:value-type="float" office:value="0.20241" calcext:value-type="float">
            <text:p>0.20241</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string" calcext:value-type="string">
            <text:p/>
          </table:table-cell>
          <table:table-cell office:value-type="float" office:value="0.76" calcext:value-type="float">
            <text:p>0.76</text:p>
          </table:table-cell>
          <table:table-cell office:value-type="float" office:value="0.170983236927584" calcext:value-type="float">
            <text:p>0.170983236927584</text:p>
          </table:table-cell>
          <table:table-cell office:value-type="float" office:value="0.499545842409134" calcext:value-type="float">
            <text:p>0.499545842409134</text:p>
          </table:table-cell>
          <table:table-cell office:value-type="string" calcext:value-type="string">
            <text:p/>
          </table:table-cell>
          <table:table-cell office:value-type="string" calcext:value-type="string">
            <text:p>Als solche verdient es kein Mitgefühl, es verdient keine Behandlung als Minderheit Martyrium, und es verdient, nichts als eine verderbliche Krankheit betrachtet werden."</text:p>
          </table:table-cell>
          <table:table-cell office:value-type="float" office:value="0" calcext:value-type="float">
            <text:p>0</text:p>
          </table:table-cell>
          <table:table-cell office:value-type="float" office:value="0.846153846153846" calcext:value-type="float">
            <text:p>0.846153846153846</text:p>
          </table:table-cell>
          <table:table-cell office:value-type="float" office:value="0.0240601457230954" calcext:value-type="float">
            <text:p>0.024060145723096</text:p>
          </table:table-cell>
          <table:table-cell office:value-type="float" office:value="0.341218382120132" calcext:value-type="float">
            <text:p>0.341218382120132</text:p>
          </table:table-cell>
          <table:table-cell office:value-type="string" calcext:value-type="string">
            <text:p/>
          </table:table-cell>
          <table:table-cell office:value-type="string" calcext:value-type="string">
            <text:p>As such, it deserves no compassion, it deserves no treatment as a minority martyrdom, and it deserves to be considered nothing but a pernicious disease."</text:p>
          </table:table-cell>
          <table:table-cell office:value-type="float" office:value="0.846153846153846" calcext:value-type="float">
            <text:p>0.846153846153846</text:p>
          </table:table-cell>
          <table:table-cell office:value-type="float" office:value="0.0240601457230954" calcext:value-type="float">
            <text:p>0.024060145723096</text:p>
          </table:table-cell>
          <table:table-cell office:value-type="float" office:value="0.341218382120132" calcext:value-type="float">
            <text:p>0.341218382120132</text:p>
          </table:table-cell>
        </table:table-row>
        <table:table-row table:style-name="ro1">
          <table:table-cell office:value-type="string" calcext:value-type="string">
            <text:p>000_1756</text:p>
          </table:table-cell>
          <table:table-cell office:value-type="string" calcext:value-type="string">
            <text:p>12_2</text:p>
          </table:table-cell>
          <table:table-cell office:value-type="string" calcext:value-type="string">
            <text:p>And she reminded me that my favorite color was blue.</text:p>
          </table:table-cell>
          <table:table-cell office:value-type="float" office:value="2" calcext:value-type="float">
            <text:p>2</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55</text:p>
          </table:table-cell>
          <table:table-cell office:value-type="string" calcext:value-type="string">
            <text:p>['she']</text:p>
          </table:table-cell>
          <table:table-cell office:value-type="string" calcext:value-type="string">
            <text:p>My mother said that she thought I'd really rather have a blue balloon.</text:p>
          </table:table-cell>
          <table:table-cell office:value-type="string" calcext:value-type="string">
            <text:p>markable_48</text:p>
          </table:table-cell>
          <table:table-cell office:value-type="string" calcext:value-type="string">
            <text:p>['My', 'mother']</text:p>
          </table:table-cell>
          <table:table-cell office:value-type="string" calcext:value-type="string">
            <text:p>Und sie erinnerte mich daran, dass meine Lieblingsfarbe blau sei.</text:p>
          </table:table-cell>
          <table:table-cell office:value-type="string" calcext:value-type="string">
            <text:p>markable_199</text:p>
          </table:table-cell>
          <table:table-cell office:value-type="string" calcext:value-type="string">
            <text:p>['sie']</text:p>
          </table:table-cell>
          <table:table-cell office:value-type="string" calcext:value-type="string">
            <text:p>Und sie erinnerte mich daran , dass meine Lieblingsfarbe blau sei .</text:p>
          </table:table-cell>
          <table:table-cell office:value-type="string" calcext:value-type="string">
            <text:p>['sie']</text:p>
          </table:table-cell>
          <table:table-cell office:value-type="string" calcext:value-type="string">
            <text:p>And she reminded me that my favorite color was blue.</text:p>
          </table:table-cell>
          <table:table-cell office:value-type="float" office:value="0.08316" calcext:value-type="float">
            <text:p>0.08316</text:p>
          </table:table-cell>
          <table:table-cell office:value-type="float" office:value="0.0158" calcext:value-type="float">
            <text:p>0.015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284744263" calcext:value-type="float">
            <text:p>0.999999284744263</text:p>
          </table:table-cell>
          <table:table-cell office:value-type="string" calcext:value-type="string">
            <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string" calcext:value-type="string">
            <text:p>Und sie erinnerte mich daran, dass meine Lieblingsfarbe blau war.</text:p>
          </table:table-cell>
          <table:table-cell office:value-type="float" office:value="1" calcext:value-type="float">
            <text:p>1</text:p>
          </table:table-cell>
          <table:table-cell office:value-type="float" office:value="0.1" calcext:value-type="float">
            <text:p>0.1</text:p>
          </table:table-cell>
          <table:table-cell office:value-type="float" office:value="0.880111736793393" calcext:value-type="float">
            <text:p>0.880111736793393</text:p>
          </table:table-cell>
          <table:table-cell office:value-type="float" office:value="0.953862905502319" calcext:value-type="float">
            <text:p>0.953862905502319</text:p>
          </table:table-cell>
          <table:table-cell office:value-type="string" calcext:value-type="string">
            <text:p/>
          </table:table-cell>
          <table:table-cell office:value-type="string" calcext:value-type="string">
            <text:p>And she reminded me that my favourite colour was blue.</text:p>
          </table:table-cell>
          <table:table-cell office:value-type="float" office:value="0.1" calcext:value-type="float">
            <text:p>0.1</text:p>
          </table:table-cell>
          <table:table-cell office:value-type="float" office:value="0.880111736793393" calcext:value-type="float">
            <text:p>0.880111736793393</text:p>
          </table:table-cell>
          <table:table-cell office:value-type="float" office:value="0.953862905502319" calcext:value-type="float">
            <text:p>0.953862905502319</text:p>
          </table:table-cell>
        </table:table-row>
        <table:table-row table:style-name="ro1">
          <table:table-cell office:value-type="string" calcext:value-type="string">
            <text:p>000_1756</text:p>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18" calcext:value-type="float">
            <text:p>18</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79</text:p>
          </table:table-cell>
          <table:table-cell office:value-type="string" calcext:value-type="string">
            <text:p>['she']</text:p>
          </table:table-cell>
          <table:table-cell office:value-type="string" calcext:value-type="string">
            <text:p>When I was little, my mother used to say, "The love you have for your children is like no other feeling in the world.</text:p>
          </table:table-cell>
          <table:table-cell office:value-type="string" calcext:value-type="string">
            <text:p>Markable_64</text:p>
          </table:table-cell>
          <table:table-cell office:value-type="string" calcext:value-type="string">
            <text:p>['my', 'mother']</text:p>
          </table:table-cell>
          <table:table-cell office:value-type="string" calcext:value-type="string">
            <text:p>Als Kind nahm ich das als das größte Kompliment, <text:s/>dass sie so ihre Mutterrolle für mich und meinen Bruder beschreiben würde.</text:p>
          </table:table-cell>
          <table:table-cell office:value-type="string" calcext:value-type="string">
            <text:p>Markable_203</text:p>
          </table:table-cell>
          <table:table-cell office:value-type="string" calcext:value-type="string">
            <text:p>['sie']</text:p>
          </table:table-cell>
          <table:table-cell office:value-type="string" calcext:value-type="string">
            <text:p>Als Kind nahm ich das als das größte Kompliment , dass sie so ihre Mutterrolle für mich und meinen Bruder beschreiben würde .</text:p>
          </table:table-cell>
          <table:table-cell office:value-type="string" calcext:value-type="string">
            <text:p>['sie']</text:p>
          </table:table-cell>
          <table:table-cell office:value-type="string" calcext:value-type="string">
            <text:p>As a child, I took that as the greatest compliment that she would describe her role as a mother to me and my brother that way .</text:p>
          </table:table-cell>
          <table:table-cell office:value-type="float" office:value="0.16855" calcext:value-type="float">
            <text:p>0.16855</text:p>
          </table:table-cell>
          <table:table-cell office:value-type="float" office:value="0.01877" calcext:value-type="float">
            <text:p>0.01877</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769230769230769" calcext:value-type="float">
            <text:p>0.769230769230769</text:p>
          </table:table-cell>
          <table:table-cell office:value-type="float" office:value="0.169189623511117" calcext:value-type="float">
            <text:p>0.169189623511117</text:p>
          </table:table-cell>
          <table:table-cell office:value-type="float" office:value="0.588228702545166" calcext:value-type="float">
            <text:p>0.588228702545166</text:p>
          </table:table-cell>
          <table:table-cell office:value-type="string" calcext:value-type="string">
            <text:p/>
          </table:table-cell>
          <table:table-cell office:value-type="string" calcext:value-type="string">
            <text:p>Und als ich klein war, nahm ich es als das größte Kompliment der Welt an, dass sie das über die Erziehung meines Bruders und mir sagen würde.</text:p>
          </table:table-cell>
          <table:table-cell office:value-type="float" office:value="1" calcext:value-type="float">
            <text:p>1</text:p>
          </table:table-cell>
          <table:table-cell office:value-type="float" office:value="0.857142857142857" calcext:value-type="float">
            <text:p>0.857142857142857</text:p>
          </table:table-cell>
          <table:table-cell office:value-type="float" office:value="0.12712357001083" calcext:value-type="float">
            <text:p>0.12712357001083</text:p>
          </table:table-cell>
          <table:table-cell office:value-type="float" office:value="0.405143886804581" calcext:value-type="float">
            <text:p>0.405143886804581</text:p>
          </table:table-cell>
          <table:table-cell office:value-type="string" calcext:value-type="string">
            <text:p/>
          </table:table-cell>
          <table:table-cell office:value-type="string" calcext:value-type="string">
            <text:p>And when I was little, I took it as the greatest compliment in the world that she would say that about my brother's and my upbringing.</text:p>
          </table:table-cell>
          <table:table-cell office:value-type="float" office:value="0.857142857142857" calcext:value-type="float">
            <text:p>0.857142857142857</text:p>
          </table:table-cell>
          <table:table-cell office:value-type="float" office:value="0.12712357001083" calcext:value-type="float">
            <text:p>0.12712357001083</text:p>
          </table:table-cell>
          <table:table-cell office:value-type="float" office:value="0.405143886804581" calcext:value-type="float">
            <text:p>0.405143886804581</text:p>
          </table:table-cell>
        </table:table-row>
        <table:table-row table:style-name="ro1">
          <table:table-cell office:value-type="string" calcext:value-type="string">
            <text:p>000_1756</text:p>
          </table:table-cell>
          <table:table-cell office:value-type="string" calcext:value-type="string">
            <text:p>26_1</text:p>
          </table:table-cell>
          <table:table-cell office:value-type="string" calcext:value-type="string">
            <text:p>They lacked hearing, and what could we do for them?</text:p>
          </table:table-cell>
          <table:table-cell office:value-type="float" office:value="1" calcext:value-type="float">
            <text:p>1</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16</text:p>
          </table:table-cell>
          <table:table-cell office:value-type="string" calcext:value-type="string">
            <text:p>['They']</text:p>
          </table:table-cell>
          <table:table-cell office:value-type="string" calcext:value-type="string">
            <text:p>Those poor people, they couldn't hear.</text:p>
          </table:table-cell>
          <table:table-cell office:value-type="string" calcext:value-type="string">
            <text:p>Markable_113</text:p>
          </table:table-cell>
          <table:table-cell office:value-type="string" calcext:value-type="string">
            <text:p>['Those', 'poor', 'people']</text:p>
          </table:table-cell>
          <table:table-cell office:value-type="string" calcext:value-type="string">
            <text:p>Sie sind gehörlos. Was können wir für sie tun?</text:p>
          </table:table-cell>
          <table:table-cell office:value-type="string" calcext:value-type="string">
            <text:p>Markable_213</text:p>
          </table:table-cell>
          <table:table-cell office:value-type="string" calcext:value-type="string">
            <text:p>['Sie']</text:p>
          </table:table-cell>
          <table:table-cell office:value-type="string" calcext:value-type="string">
            <text:p>Sie sind gehörlos . Was können wir für sie tun ?</text:p>
          </table:table-cell>
          <table:table-cell office:value-type="string" calcext:value-type="string">
            <text:p>['Sie']</text:p>
          </table:table-cell>
          <table:table-cell office:value-type="string" calcext:value-type="string">
            <text:p>You are deaf . What can we do for them ?</text:p>
          </table:table-cell>
          <table:table-cell office:value-type="float" office:value="0.22915" calcext:value-type="float">
            <text:p>0.22915</text:p>
          </table:table-cell>
          <table:table-cell office:value-type="float" office:value="0.02496" calcext:value-type="float">
            <text:p>0.02496</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6" calcext:value-type="float">
            <text:p>0.6</text:p>
          </table:table-cell>
          <table:table-cell office:value-type="float" office:value="0.267086797844992" calcext:value-type="float">
            <text:p>0.267086797844992</text:p>
          </table:table-cell>
          <table:table-cell office:value-type="float" office:value="0.723366141319275" calcext:value-type="float">
            <text:p>0.723366141319275</text:p>
          </table:table-cell>
          <table:table-cell office:value-type="string" calcext:value-type="string">
            <text:p/>
          </table:table-cell>
          <table:table-cell office:value-type="string" calcext:value-type="string">
            <text:p>Ihnen fehlte es an Gehör, und was könnten wir für sie tun?</text:p>
          </table:table-cell>
          <table:table-cell office:value-type="float" office:value="0" calcext:value-type="float">
            <text:p>0</text:p>
          </table:table-cell>
          <table:table-cell office:value-type="float" office:value="0.888888888888889" calcext:value-type="float">
            <text:p>0.888888888888889</text:p>
          </table:table-cell>
          <table:table-cell office:value-type="float" office:value="0.212006267590252" calcext:value-type="float">
            <text:p>0.212006267590252</text:p>
          </table:table-cell>
          <table:table-cell office:value-type="float" office:value="0.387082815170288" calcext:value-type="float">
            <text:p>0.387082815170288</text:p>
          </table:table-cell>
          <table:table-cell office:value-type="string" calcext:value-type="string">
            <text:p/>
          </table:table-cell>
          <table:table-cell office:value-type="string" calcext:value-type="string">
            <text:p>They lacked hearing, and what could we do for them?</text:p>
          </table:table-cell>
          <table:table-cell office:value-type="float" office:value="0.888888888888889" calcext:value-type="float">
            <text:p>0.888888888888889</text:p>
          </table:table-cell>
          <table:table-cell office:value-type="float" office:value="0.212006267590252" calcext:value-type="float">
            <text:p>0.212006267590252</text:p>
          </table:table-cell>
          <table:table-cell office:value-type="float" office:value="0.387082815170288" calcext:value-type="float">
            <text:p>0.387082815170288</text:p>
          </table:table-cell>
        </table:table-row>
        <table:table-row table:style-name="ro1">
          <table:table-cell office:value-type="string" calcext:value-type="string">
            <text:p>000_1756</text:p>
          </table:table-cell>
          <table:table-cell office:value-type="string" calcext:value-type="string">
            <text:p>26_1</text:p>
          </table:table-cell>
          <table:table-cell office:value-type="string" calcext:value-type="string">
            <text:p>They lacked hearing, and what could we do for them?</text:p>
          </table:table-cell>
          <table:table-cell office:value-type="float" office:value="11" calcext:value-type="float">
            <text:p>11</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19</text:p>
          </table:table-cell>
          <table:table-cell office:value-type="string" calcext:value-type="string">
            <text:p>['them']</text:p>
          </table:table-cell>
          <table:table-cell office:value-type="string" calcext:value-type="string">
            <text:p>Those poor people, they couldn't hear.</text:p>
          </table:table-cell>
          <table:table-cell office:value-type="string" calcext:value-type="string">
            <text:p>Markable_113</text:p>
          </table:table-cell>
          <table:table-cell office:value-type="string" calcext:value-type="string">
            <text:p>['Those', 'poor', 'people']</text:p>
          </table:table-cell>
          <table:table-cell office:value-type="string" calcext:value-type="string">
            <text:p>Sie sind gehörlos. Was können wir für sie tun?</text:p>
          </table:table-cell>
          <table:table-cell office:value-type="string" calcext:value-type="string">
            <text:p>Markable_214</text:p>
          </table:table-cell>
          <table:table-cell office:value-type="string" calcext:value-type="string">
            <text:p>['sie']</text:p>
          </table:table-cell>
          <table:table-cell office:value-type="string" calcext:value-type="string">
            <text:p>Sie sind gehörlos . Was können wir für sie tun ?</text:p>
          </table:table-cell>
          <table:table-cell office:value-type="string" calcext:value-type="string">
            <text:p>['sie']</text:p>
          </table:table-cell>
          <table:table-cell office:value-type="string" calcext:value-type="string">
            <text:p>You are deaf . What can we do for them ?</text:p>
          </table:table-cell>
          <table:table-cell office:value-type="float" office:value="0.41291" calcext:value-type="float">
            <text:p>0.41291</text:p>
          </table:table-cell>
          <table:table-cell office:value-type="float" office:value="0.63654" calcext:value-type="float">
            <text:p>0.63654</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6" calcext:value-type="float">
            <text:p>0.6</text:p>
          </table:table-cell>
          <table:table-cell office:value-type="float" office:value="0.267086797844992" calcext:value-type="float">
            <text:p>0.267086797844992</text:p>
          </table:table-cell>
          <table:table-cell office:value-type="float" office:value="0.723366141319275" calcext:value-type="float">
            <text:p>0.723366141319275</text:p>
          </table:table-cell>
          <table:table-cell office:value-type="string" calcext:value-type="string">
            <text:p/>
          </table:table-cell>
          <table:table-cell office:value-type="string" calcext:value-type="string">
            <text:p>Ihnen fehlte es an Gehör, und was könnten wir für sie tun?</text:p>
          </table:table-cell>
          <table:table-cell office:value-type="float" office:value="1" calcext:value-type="float">
            <text:p>1</text:p>
          </table:table-cell>
          <table:table-cell office:value-type="float" office:value="0.888888888888889" calcext:value-type="float">
            <text:p>0.888888888888889</text:p>
          </table:table-cell>
          <table:table-cell office:value-type="float" office:value="0.212006267590252" calcext:value-type="float">
            <text:p>0.212006267590252</text:p>
          </table:table-cell>
          <table:table-cell office:value-type="float" office:value="0.387082815170288" calcext:value-type="float">
            <text:p>0.387082815170288</text:p>
          </table:table-cell>
          <table:table-cell office:value-type="string" calcext:value-type="string">
            <text:p/>
          </table:table-cell>
          <table:table-cell office:value-type="string" calcext:value-type="string">
            <text:p>They lacked hearing, and what could we do for them?</text:p>
          </table:table-cell>
          <table:table-cell office:value-type="float" office:value="0.888888888888889" calcext:value-type="float">
            <text:p>0.888888888888889</text:p>
          </table:table-cell>
          <table:table-cell office:value-type="float" office:value="0.212006267590252" calcext:value-type="float">
            <text:p>0.212006267590252</text:p>
          </table:table-cell>
          <table:table-cell office:value-type="float" office:value="0.387082815170288" calcext:value-type="float">
            <text:p>0.387082815170288</text:p>
          </table:table-cell>
        </table:table-row>
        <table:table-row table:style-name="ro1">
          <table:table-cell office:value-type="string" calcext:value-type="string">
            <text:p>000_1756</text:p>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16" calcext:value-type="float">
            <text:p>16</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49</text:p>
          </table:table-cell>
          <table:table-cell office:value-type="string" calcext:value-type="string">
            <text:p>['it']</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office:value-type="string" calcext:value-type="string">
            <text:p>Markable_143</text:p>
          </table:table-cell>
          <table:table-cell office:value-type="string" calcext:value-type="string">
            <text:p>['a', 'culture']</text:p>
          </table:table-cell>
          <table:table-cell office:value-type="string" calcext:value-type="string">
            <text:p>Es war nicht meine Kultur, <text:s/>und ich hatte auch nicht vor, ihr spontan beizutreten, <text:s/>aber ich schätzte, dass es eine Kultur war <text:s/>und es für die Menschen, die ihr angehörten, <text:s/>von so großer Bedeutung war wie die Latino-, Schwulen- oder jüdische Kultur.</text:p>
          </table:table-cell>
          <table:table-cell office:value-type="string" calcext:value-type="string">
            <text:p>Markable_220</text:p>
          </table:table-cell>
          <table:table-cell office:value-type="string" calcext:value-type="string">
            <text:p>['ihr']</text:p>
          </table:table-cell>
          <table:table-cell office:value-type="string" calcext:value-type="string">
            <text:p>Es war nicht meine Kultur , und ich hatte auch nicht vor , ihr spontan beizutreten , aber ich schätzte , dass es eine Kultur war und es für die Menschen , die ihr angehörten , von so großer Bedeutung war wie die Latino- , Schwulen- oder jüdische Kultur .</text:p>
          </table:table-cell>
          <table:table-cell office:value-type="string" calcext:value-type="string">
            <text:p>['ihr']</text:p>
          </table:table-cell>
          <table:table-cell office:value-type="string" calcext:value-type="string">
            <text:p>It wasn't my culture, and I wasn't going to spontaneously join it, but I appreciated that it was a culture and it was as significant to the people who belonged to it as Latino, gay or Jewish culture.</text:p>
          </table:table-cell>
          <table:table-cell office:value-type="float" office:value="0.12092" calcext:value-type="float">
            <text:p>0.12092</text:p>
          </table:table-cell>
          <table:table-cell office:value-type="float" office:value="0.14683" calcext:value-type="float">
            <text:p>0.14683</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4375" calcext:value-type="float">
            <text:p>0.4375</text:p>
          </table:table-cell>
          <table:table-cell office:value-type="float" office:value="0.403209958037702" calcext:value-type="float">
            <text:p>0.403209958037702</text:p>
          </table:table-cell>
          <table:table-cell office:value-type="float" office:value="0.74433159828186" calcext:value-type="float">
            <text:p>0.74433159828186</text:p>
          </table:table-cell>
          <table:table-cell office:value-type="string" calcext:value-type="string">
            <text:p/>
          </table:table-cell>
          <table:table-cell office:value-type="string" calcext:value-type="string">
            <text:p>Es war nicht meine Kultur, und ich wollte mich nicht besonders beeilen und mich ihr anschließen, aber ich erkannte, dass es eine Kultur war und dass es sich für die Menschen, die daran beteiligt waren, genauso wertvoll anfühlt wie Latino-Kultur oder schwule Kultur oder jüdische Kultur.</text:p>
          </table:table-cell>
          <table:table-cell office:value-type="float" office:value="1" calcext:value-type="float">
            <text:p>1</text:p>
          </table:table-cell>
          <table:table-cell office:value-type="float" office:value="0.523809523809524" calcext:value-type="float">
            <text:p>0.523809523809524</text:p>
          </table:table-cell>
          <table:table-cell office:value-type="float" office:value="0.322626848763316" calcext:value-type="float">
            <text:p>0.322626848763316</text:p>
          </table:table-cell>
          <table:table-cell office:value-type="float" office:value="0.374702721834183" calcext:value-type="float">
            <text:p>0.374702721834183</text:p>
          </table:table-cell>
          <table:table-cell office:value-type="string" calcext:value-type="string">
            <text:p/>
          </table:table-cell>
          <table:table-cell office:value-type="string" calcext:value-type="string">
            <text:p>It wasn't my culture, and I didn't particularly want to rush in and join it, but I recognised that it was a culture and that it felt just as valuable to the people who were involved in it as Latino culture or gay culture or Jewish culture.</text:p>
          </table:table-cell>
          <table:table-cell office:value-type="float" office:value="0.523809523809524" calcext:value-type="float">
            <text:p>0.523809523809524</text:p>
          </table:table-cell>
          <table:table-cell office:value-type="float" office:value="0.322626848763316" calcext:value-type="float">
            <text:p>0.322626848763316</text:p>
          </table:table-cell>
          <table:table-cell office:value-type="float" office:value="0.374702721834183" calcext:value-type="float">
            <text:p>0.374702721834183</text:p>
          </table:table-cell>
        </table:table-row>
        <table:table-row table:style-name="ro1">
          <table:table-cell office:value-type="string" calcext:value-type="string">
            <text:p>000_1756</text:p>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1" calcext:value-type="float">
            <text:p>1</text:p>
          </table:table-cell>
          <table:table-cell office:value-type="string" calcext:value-type="string">
            <text:p>demonstrative</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258</text:p>
          </table:table-cell>
          <table:table-cell office:value-type="string" calcext:value-type="string">
            <text:p>['These']</text:p>
          </table:table-cell>
          <table:table-cell office:value-type="string" calcext:value-type="string">
            <text:p>And I call them horizontal identities, because the peer group is the horizontal experience.</text:p>
          </table:table-cell>
          <table:table-cell office:value-type="string" calcext:value-type="string">
            <text:p>Markable_255</text:p>
          </table:table-cell>
          <table:table-cell office:value-type="string" calcext:value-type="string">
            <text:p>['horizontal', 'identities']</text:p>
          </table:table-cell>
          <table:table-cell office:value-type="string" calcext:value-type="string">
            <text:p>Das sind Identitäten, die Ihren Eltern fremd sind <text:s/>und die man dann selbst im Umgang mit Gleichgesinnten entdecken muss.</text:p>
          </table:table-cell>
          <table:table-cell office:value-type="string" calcext:value-type="string">
            <text:p>Markable_272</text:p>
          </table:table-cell>
          <table:table-cell office:value-type="string" calcext:value-type="string">
            <text:p>['Das']</text:p>
          </table:table-cell>
          <table:table-cell office:value-type="string" calcext:value-type="string">
            <text:p>Das sind Identitäten , die Ihren Eltern fremd sind und die man dann selbst im Umgang mit Gleichgesinnten entdecken muss .</text:p>
          </table:table-cell>
          <table:table-cell office:value-type="string" calcext:value-type="string">
            <text:p>['Das']</text:p>
          </table:table-cell>
          <table:table-cell office:value-type="string" calcext:value-type="string">
            <text:p>These are identities that are alien to your parents and then you have to discover for yourself in dealing with like-minded people .</text:p>
          </table:table-cell>
          <table:table-cell office:value-type="float" office:value="0.04333" calcext:value-type="float">
            <text:p>0.04333</text:p>
          </table:table-cell>
          <table:table-cell office:value-type="float" office:value="0.34325" calcext:value-type="float">
            <text:p>0.34325</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391304347826087" calcext:value-type="float">
            <text:p>0.391304347826087</text:p>
          </table:table-cell>
          <table:table-cell office:value-type="float" office:value="0.511379803223985" calcext:value-type="float">
            <text:p>0.511379803223985</text:p>
          </table:table-cell>
          <table:table-cell office:value-type="float" office:value="0.574812769889832" calcext:value-type="float">
            <text:p>0.574812769889832</text:p>
          </table:table-cell>
          <table:table-cell office:value-type="string" calcext:value-type="string">
            <text:p/>
          </table:table-cell>
          <table:table-cell office:value-type="string" calcext:value-type="string">
            <text:p>Das sind Identitäten, die deinen Eltern fremd sind und die du entdecken musst, wenn du sie in Gleichaltrigen siehst.</text:p>
          </table:table-cell>
          <table:table-cell office:value-type="float" office:value="1" calcext:value-type="float">
            <text:p>1</text:p>
          </table:table-cell>
          <table:table-cell office:value-type="float" office:value="0.526315789473684" calcext:value-type="float">
            <text:p>0.526315789473684</text:p>
          </table:table-cell>
          <table:table-cell office:value-type="float" office:value="0.325948188883358" calcext:value-type="float">
            <text:p>0.325948188883358</text:p>
          </table:table-cell>
          <table:table-cell office:value-type="float" office:value="0.370458781719208" calcext:value-type="float">
            <text:p>0.370458781719208</text:p>
          </table:table-cell>
          <table:table-cell office:value-type="string" calcext:value-type="string">
            <text:p/>
          </table:table-cell>
          <table:table-cell office:value-type="string" calcext:value-type="string">
            <text:p>These are identities that are foreign to your parents and that you have to discover when you see them in your peers.</text:p>
          </table:table-cell>
          <table:table-cell office:value-type="float" office:value="0.526315789473684" calcext:value-type="float">
            <text:p>0.526315789473684</text:p>
          </table:table-cell>
          <table:table-cell office:value-type="float" office:value="0.325948188883358" calcext:value-type="float">
            <text:p>0.325948188883358</text:p>
          </table:table-cell>
          <table:table-cell office:value-type="float" office:value="0.370458781719208" calcext:value-type="float">
            <text:p>0.370458781719208</text:p>
          </table:table-cell>
        </table:table-row>
        <table:table-row table:style-name="ro1">
          <table:table-cell office:value-type="string" calcext:value-type="string">
            <text:p>000_1756</text:p>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5" calcext:value-type="float">
            <text:p>5</text:p>
          </table:table-cell>
          <table:table-cell table:number-columns-repeated="2" office:value-type="string" calcext:value-type="string">
            <text:p/>
          </table:table-cell>
          <table:table-cell office:value-type="string" calcext:value-type="string">
            <text:p>demonstrative</text:p>
          </table:table-cell>
          <table:table-cell office:value-type="string" calcext:value-type="string">
            <text:p>simple antecedent</text:p>
          </table:table-cell>
          <table:table-cell table:number-columns-repeated="3" office:value-type="string" calcext:value-type="string">
            <text:p/>
          </table:table-cell>
          <table:table-cell office:value-type="string" calcext:value-type="string">
            <text:p>entity</text:p>
          </table:table-cell>
          <table:table-cell office:value-type="string" calcext:value-type="string">
            <text:p>anaphoric</text:p>
          </table:table-cell>
          <table:table-cell office:value-type="string" calcext:value-type="string">
            <text:p>Markable_1344</text:p>
          </table:table-cell>
          <table:table-cell office:value-type="string" calcext:value-type="string">
            <text:p>['those', 'horizontal', 'identities']</text:p>
          </table:table-cell>
          <table:table-cell office:value-type="string" calcext:value-type="string">
            <text:p>And I call them horizontal identities, because the peer group is the horizontal experience.</text:p>
          </table:table-cell>
          <table:table-cell office:value-type="string" calcext:value-type="string">
            <text:p>Markable_255</text:p>
          </table:table-cell>
          <table:table-cell office:value-type="string" calcext:value-type="string">
            <text:p>['horizontal', 'identities']</text:p>
          </table:table-cell>
          <table:table-cell office:value-type="string" calcext:value-type="string">
            <text:p>Und diese Identitäten, diese horizontalen Identitäten, <text:s/>haben Menschen seit jeher zu heilen versucht.</text:p>
          </table:table-cell>
          <table:table-cell office:value-type="string" calcext:value-type="string">
            <text:p>Markable_655</text:p>
          </table:table-cell>
          <table:table-cell office:value-type="string" calcext:value-type="string">
            <text:p>['diese', 'horizontalen', 'Identitäten']</text:p>
          </table:table-cell>
          <table:table-cell office:value-type="string" calcext:value-type="string">
            <text:p>Und diese Identitäten , diese horizontalen Identitäten , haben Menschen seit jeher zu heilen versucht .</text:p>
          </table:table-cell>
          <table:table-cell office:value-type="string" calcext:value-type="string">
            <text:p>['diese', 'horizontalen', 'Identitäten']</text:p>
          </table:table-cell>
          <table:table-cell office:value-type="string" calcext:value-type="string">
            <text:p>And these identities, these horizontal identities, people have always tried to heal.</text:p>
          </table:table-cell>
          <table:table-cell office:value-type="float" office:value="0.01711" calcext:value-type="float">
            <text:p>0.01711</text:p>
          </table:table-cell>
          <table:table-cell office:value-type="float" office:value="0.3848" calcext:value-type="float">
            <text:p>0.384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284744263" calcext:value-type="float">
            <text:p>0.999999284744263</text:p>
          </table:table-cell>
          <table:table-cell office:value-type="string" calcext:value-type="string">
            <text:p/>
          </table:table-cell>
          <table:table-cell office:value-type="float" office:value="0.307692307692308" calcext:value-type="float">
            <text:p>0.307692307692308</text:p>
          </table:table-cell>
          <table:table-cell office:value-type="float" office:value="0.30039183588158" calcext:value-type="float">
            <text:p>0.30039183588158</text:p>
          </table:table-cell>
          <table:table-cell office:value-type="float" office:value="0.734900057315826" calcext:value-type="float">
            <text:p>0.734900057315826</text:p>
          </table:table-cell>
          <table:table-cell office:value-type="string" calcext:value-type="string">
            <text:p/>
          </table:table-cell>
          <table:table-cell office:value-type="string" calcext:value-type="string">
            <text:p>Und diese Identitäten, diese horizontalen Identitäten, die Menschen haben fast immer versucht, zu heilen.</text:p>
          </table:table-cell>
          <table:table-cell office:value-type="float" office:value="1" calcext:value-type="float">
            <text:p>1</text:p>
          </table:table-cell>
          <table:table-cell office:value-type="float" office:value="0.461538461538462" calcext:value-type="float">
            <text:p>0.461538461538462</text:p>
          </table:table-cell>
          <table:table-cell office:value-type="float" office:value="0.426108272391702" calcext:value-type="float">
            <text:p>0.426108272391702</text:p>
          </table:table-cell>
          <table:table-cell office:value-type="float" office:value="0.657411336898804" calcext:value-type="float">
            <text:p>0.657411336898804</text:p>
          </table:table-cell>
          <table:table-cell office:value-type="string" calcext:value-type="string">
            <text:p/>
          </table:table-cell>
          <table:table-cell office:value-type="string" calcext:value-type="string">
            <text:p>And those identities, those horizontal identities, people have almost always tried to heal.</text:p>
          </table:table-cell>
          <table:table-cell office:value-type="float" office:value="0.461538461538462" calcext:value-type="float">
            <text:p>0.461538461538462</text:p>
          </table:table-cell>
          <table:table-cell office:value-type="float" office:value="0.426108272391702" calcext:value-type="float">
            <text:p>0.426108272391702</text:p>
          </table:table-cell>
          <table:table-cell office:value-type="float" office:value="0.657411336898804" calcext:value-type="float">
            <text:p>0.657411336898804</text:p>
          </table:table-cell>
        </table:table-row>
        <table:table-row table:style-name="ro1">
          <table:table-cell office:value-type="string" calcext:value-type="string">
            <text:p>000_1756</text:p>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24" calcext:value-type="float">
            <text:p>24</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272</text:p>
          </table:table-cell>
          <table:table-cell office:value-type="string" calcext:value-type="string">
            <text:p>['them']</text:p>
          </table:table-cell>
          <table:table-cell office:value-type="string" calcext:value-type="string">
            <text:p>And I call them horizontal identities, because the peer group is the horizontal experience.</text:p>
          </table:table-cell>
          <table:table-cell office:value-type="string" calcext:value-type="string">
            <text:p>Markable_255</text:p>
          </table:table-cell>
          <table:table-cell office:value-type="string" calcext:value-type="string">
            <text:p>['horizontal', 'identities']</text:p>
          </table:table-cell>
          <table:table-cell office:value-type="string" calcext:value-type="string">
            <text:p>Ich wollte also sehen, wie der Prozess aussieht, <text:s/>mit dem es Leuten, die solche Identitäten besitzen, <text:s/>gelingt, sich mit ihnen zu arrangieren.</text:p>
          </table:table-cell>
          <table:table-cell office:value-type="string" calcext:value-type="string">
            <text:p>markable_282</text:p>
          </table:table-cell>
          <table:table-cell office:value-type="string" calcext:value-type="string">
            <text:p>['ihnen']</text:p>
          </table:table-cell>
          <table:table-cell office:value-type="string" calcext:value-type="string">
            <text:p>Ich wollte also sehen , wie der Prozess aussieht , mit dem es Leuten , die solche Identitäten besitzen , gelingt , sich mit ihnen zu arrangieren .</text:p>
          </table:table-cell>
          <table:table-cell office:value-type="string" calcext:value-type="string">
            <text:p>['ihnen']</text:p>
          </table:table-cell>
          <table:table-cell office:value-type="string" calcext:value-type="string">
            <text:p>So I wanted to see what the process is by which people who have such identities manage to come to terms with them.</text:p>
          </table:table-cell>
          <table:table-cell office:value-type="float" office:value="0.01546" calcext:value-type="float">
            <text:p>0.01546</text:p>
          </table:table-cell>
          <table:table-cell office:value-type="float" office:value="0.00582" calcext:value-type="float">
            <text:p>0.0058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375" calcext:value-type="float">
            <text:p>0.375</text:p>
          </table:table-cell>
          <table:table-cell office:value-type="float" office:value="0.282031537566814" calcext:value-type="float">
            <text:p>0.282031537566814</text:p>
          </table:table-cell>
          <table:table-cell office:value-type="float" office:value="0.800316572189331" calcext:value-type="float">
            <text:p>0.800316572189331</text:p>
          </table:table-cell>
          <table:table-cell office:value-type="string" calcext:value-type="string">
            <text:p/>
          </table:table-cell>
          <table:table-cell office:value-type="string" calcext:value-type="string">
            <text:p>Und ich wollte mir ansehen, was der Prozess ist, durch den Menschen, die diese Identitäten haben, zu einer guten Beziehung zu ihnen kommen.</text:p>
          </table:table-cell>
          <table:table-cell office:value-type="float" office:value="1" calcext:value-type="float">
            <text:p>1</text:p>
          </table:table-cell>
          <table:table-cell office:value-type="float" office:value="0.818181818181818" calcext:value-type="float">
            <text:p>0.818181818181818</text:p>
          </table:table-cell>
          <table:table-cell office:value-type="float" office:value="0.0239565656127602" calcext:value-type="float">
            <text:p>0.02395656561276</text:p>
          </table:table-cell>
          <table:table-cell office:value-type="float" office:value="0.230785697698593" calcext:value-type="float">
            <text:p>0.230785697698593</text:p>
          </table:table-cell>
          <table:table-cell office:value-type="string" calcext:value-type="string">
            <text:p/>
          </table:table-cell>
          <table:table-cell office:value-type="string" calcext:value-type="string">
            <text:p>And I wanted to look at what is the process by which people who have these identities come to relate well to them.</text:p>
          </table:table-cell>
          <table:table-cell office:value-type="float" office:value="0.818181818181818" calcext:value-type="float">
            <text:p>0.818181818181818</text:p>
          </table:table-cell>
          <table:table-cell office:value-type="float" office:value="0.0239565656127602" calcext:value-type="float">
            <text:p>0.02395656561276</text:p>
          </table:table-cell>
          <table:table-cell office:value-type="float" office:value="0.230785697698593" calcext:value-type="float">
            <text:p>0.230785697698593</text:p>
          </table:table-cell>
        </table:table-row>
        <table:table-row table:style-name="ro1">
          <table:table-cell office:value-type="string" calcext:value-type="string">
            <text:p>000_1756</text:p>
          </table:table-cell>
          <table:table-cell office:value-type="string" calcext:value-type="string">
            <text:p>64_1</text:p>
          </table:table-cell>
          <table:table-cell office:value-type="string" calcext:value-type="string">
            <text:p>It always takes time.</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04</text:p>
          </table:table-cell>
          <table:table-cell office:value-type="string" calcext:value-type="string">
            <text:p>['It']</text:p>
          </table:table-cell>
          <table:table-cell office:value-type="string" calcext:value-type="string">
            <text:p>But acceptance is something that takes time.</text:p>
          </table:table-cell>
          <table:table-cell office:value-type="string" calcext:value-type="string">
            <text:p>Markable_301</text:p>
          </table:table-cell>
          <table:table-cell office:value-type="string" calcext:value-type="string">
            <text:p>['acceptance']</text:p>
          </table:table-cell>
          <table:table-cell office:value-type="string" calcext:value-type="string">
            <text:p>Es braucht immer Zeit.</text:p>
          </table:table-cell>
          <table:table-cell office:value-type="string" calcext:value-type="string">
            <text:p>Markable_295</text:p>
          </table:table-cell>
          <table:table-cell office:value-type="string" calcext:value-type="string">
            <text:p>['Es']</text:p>
          </table:table-cell>
          <table:table-cell office:value-type="string" calcext:value-type="string">
            <text:p>Es braucht immer Zeit .</text:p>
          </table:table-cell>
          <table:table-cell office:value-type="string" calcext:value-type="string">
            <text:p>['Es']</text:p>
          </table:table-cell>
          <table:table-cell office:value-type="string" calcext:value-type="string">
            <text:p>It always takes time .</text:p>
          </table:table-cell>
          <table:table-cell office:value-type="float" office:value="0.16731" calcext:value-type="float">
            <text:p>0.16731</text:p>
          </table:table-cell>
          <table:table-cell office:value-type="float" office:value="0.04863" calcext:value-type="float">
            <text:p>0.04863</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string" calcext:value-type="string">
            <text:p>Es braucht immer Zei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string" calcext:value-type="string">
            <text:p>It always takes time.</text:p>
          </table:table-cell>
          <table:table-cell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000_1756</text:p>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2" calcext:value-type="float">
            <text:p>2</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10</text:p>
          </table:table-cell>
          <table:table-cell office:value-type="string" calcext:value-type="string">
            <text:p>['he']</text:p>
          </table:table-cell>
          <table:table-cell office:value-type="string" calcext:value-type="string">
            <text:p>One of the dwarfs I got to know was a guy named Clinton Brown.</text:p>
          </table:table-cell>
          <table:table-cell office:value-type="string" calcext:value-type="string">
            <text:p>Markable_1112</text:p>
          </table:table-cell>
          <table:table-cell office:value-type="string" calcext:value-type="string">
            <text:p>['Clinton', 'Brown']</text:p>
          </table:table-cell>
          <table:table-cell office:value-type="string" calcext:value-type="string">
            <text:p>Als er geboren wurde, wurde diastrophischer Zwergwuchs bei ihm diagnostiziert, <text:s/>ein sehr behindernder Zustand, <text:s/>und die Ärzte sagten seinen Eltern, er würde niemals gehen oder sprechen lernen, <text:s/>keine intellektuellen Fähigkeiten entwickeln, <text:s/>und sie wahrscheinlich nicht einmal erkennen.</text:p>
          </table:table-cell>
          <table:table-cell office:value-type="string" calcext:value-type="string">
            <text:p>Markable_300</text:p>
          </table:table-cell>
          <table:table-cell office:value-type="string" calcext:value-type="string">
            <text:p>['er']</text:p>
          </table:table-cell>
          <table:table-cell office:value-type="string" calcext:value-type="string">
            <text:p>Als er geboren wurde , wurde diastrophischer Zwergwuchs bei ihm diagnostiziert , ein sehr behindernder Zustand , und die Ärzte sagten seinen Eltern , er würde niemals gehen oder sprechen lernen , keine intellektuellen Fähigkeiten entwickeln , und sie wahrscheinlich nicht einmal erkennen .</text:p>
          </table:table-cell>
          <table:table-cell office:value-type="string" calcext:value-type="string">
            <text:p>['er']</text:p>
          </table:table-cell>
          <table:table-cell office:value-type="string" calcext:value-type="string">
            <text:p>When he was born, he was diagnosed with diastrophic dwarfism, a very disabling condition, and doctors told his parents he would never learn to walk or talk, would not develop any intellectual abilities, and probably would not even recognize them.</text:p>
          </table:table-cell>
          <table:table-cell office:value-type="float" office:value="0.18713" calcext:value-type="float">
            <text:p>0.18713</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380952380952381" calcext:value-type="float">
            <text:p>0.380952380952381</text:p>
          </table:table-cell>
          <table:table-cell office:value-type="float" office:value="0.472137638393449" calcext:value-type="float">
            <text:p>0.472137638393449</text:p>
          </table:table-cell>
          <table:table-cell office:value-type="float" office:value="0.78988242149353" calcext:value-type="float">
            <text:p>0.78988242149353</text:p>
          </table:table-cell>
          <table:table-cell office:value-type="string" calcext:value-type="string">
            <text:p/>
          </table:table-cell>
          <table:table-cell office:value-type="string" calcext:value-type="string">
            <text:p>Als er geboren wurde, diagnostizierte man bei ihm einen diastrophischen Zwergismus, einen sehr erschütternden Zustand, und seinen Eltern wurde gesagt, dass er nie gehen würde, er würde nie reden, er hätte keine intellektuellen Fähigkeiten, und er würde sie wahrscheinlich nicht einmal erkennen.</text:p>
          </table:table-cell>
          <table:table-cell office:value-type="float" office:value="1" calcext:value-type="float">
            <text:p>1</text:p>
          </table:table-cell>
          <table:table-cell office:value-type="float" office:value="0.648648648648649" calcext:value-type="float">
            <text:p>0.648648648648649</text:p>
          </table:table-cell>
          <table:table-cell office:value-type="float" office:value="0.21382936114089" calcext:value-type="float">
            <text:p>0.21382936114089</text:p>
          </table:table-cell>
          <table:table-cell office:value-type="float" office:value="0.520829141139984" calcext:value-type="float">
            <text:p>0.520829141139984</text:p>
          </table:table-cell>
          <table:table-cell office:value-type="string" calcext:value-type="string">
            <text:p/>
          </table:table-cell>
          <table:table-cell office:value-type="string" calcext:value-type="string">
            <text:p>When he was born he was diagnosed with diastrophic dwarfism, a very distressing condition, and his parents were told that he would never walk, he would never talk, he had no intellectual ability, and he probably wouldn't even recognise it.</text:p>
          </table:table-cell>
          <table:table-cell office:value-type="float" office:value="0.648648648648649" calcext:value-type="float">
            <text:p>0.648648648648649</text:p>
          </table:table-cell>
          <table:table-cell office:value-type="float" office:value="0.21382936114089" calcext:value-type="float">
            <text:p>0.21382936114089</text:p>
          </table:table-cell>
          <table:table-cell office:value-type="float" office:value="0.520829141139984" calcext:value-type="float">
            <text:p>0.520829141139984</text:p>
          </table:table-cell>
        </table:table-row>
        <table:table-row table:style-name="ro1">
          <table:table-cell office:value-type="string" calcext:value-type="string">
            <text:p>000_1756</text:p>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19" calcext:value-type="float">
            <text:p>19</text:p>
          </table:table-cell>
          <table:table-cell table:number-columns-repeated="9" office:value-type="string" calcext:value-type="string">
            <text:p/>
          </table:table-cell>
          <table:table-cell office:value-type="string" calcext:value-type="string">
            <text:p>Markable_1227</text:p>
          </table:table-cell>
          <table:table-cell office:value-type="string" calcext:value-type="string">
            <text:p>['his']</text:p>
          </table:table-cell>
          <table:table-cell office:value-type="string" calcext:value-type="string">
            <text:p>One of the dwarfs I got to know was a guy named Clinton Brown.</text:p>
          </table:table-cell>
          <table:table-cell office:value-type="string" calcext:value-type="string">
            <text:p>Markable_1112</text:p>
          </table:table-cell>
          <table:table-cell office:value-type="string" calcext:value-type="string">
            <text:p>['Clinton', 'Brown']</text:p>
          </table:table-cell>
          <table:table-cell office:value-type="string" calcext:value-type="string">
            <text:p>Als er geboren wurde, wurde diastrophischer Zwergwuchs bei ihm diagnostiziert, <text:s/>ein sehr behindernder Zustand, <text:s/>und die Ärzte sagten seinen Eltern, er würde niemals gehen oder sprechen lernen, <text:s/>keine intellektuellen Fähigkeiten entwickeln, <text:s/>und sie wahrscheinlich nicht einmal erkennen.</text:p>
          </table:table-cell>
          <table:table-cell office:value-type="string" calcext:value-type="string">
            <text:p>Markable_302</text:p>
          </table:table-cell>
          <table:table-cell office:value-type="string" calcext:value-type="string">
            <text:p>['seinen']</text:p>
          </table:table-cell>
          <table:table-cell office:value-type="string" calcext:value-type="string">
            <text:p>Als er geboren wurde , wurde diastrophischer Zwergwuchs bei ihm diagnostiziert , ein sehr behindernder Zustand , und die Ärzte sagten seinen Eltern , er würde niemals gehen oder sprechen lernen , keine intellektuellen Fähigkeiten entwickeln , und sie wahrscheinlich nicht einmal erkennen .</text:p>
          </table:table-cell>
          <table:table-cell office:value-type="string" calcext:value-type="string">
            <text:p>['seinen']</text:p>
          </table:table-cell>
          <table:table-cell office:value-type="string" calcext:value-type="string">
            <text:p>When he was born, he was diagnosed with diastrophic dwarfism, a very disabling condition, and doctors told his parents he would never learn to walk or talk, would not develop any intellectual abilities, and probably would not even recognize them.</text:p>
          </table:table-cell>
          <table:table-cell office:value-type="float" office:value="0.15708" calcext:value-type="float">
            <text:p>0.15708</text:p>
          </table:table-cell>
          <table:table-cell office:value-type="float" office:value="0.13782" calcext:value-type="float">
            <text:p>0.1378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380952380952381" calcext:value-type="float">
            <text:p>0.380952380952381</text:p>
          </table:table-cell>
          <table:table-cell office:value-type="float" office:value="0.472137638393449" calcext:value-type="float">
            <text:p>0.472137638393449</text:p>
          </table:table-cell>
          <table:table-cell office:value-type="float" office:value="0.78988242149353" calcext:value-type="float">
            <text:p>0.78988242149353</text:p>
          </table:table-cell>
          <table:table-cell office:value-type="string" calcext:value-type="string">
            <text:p/>
          </table:table-cell>
          <table:table-cell office:value-type="string" calcext:value-type="string">
            <text:p>Als er geboren wurde, diagnostizierte man bei ihm einen diastrophischen Zwergismus, einen sehr erschütternden Zustand, und seinen Eltern wurde gesagt, dass er nie gehen würde, er würde nie reden, er hätte keine intellektuellen Fähigkeiten, und er würde sie wahrscheinlich nicht einmal erkennen.</text:p>
          </table:table-cell>
          <table:table-cell office:value-type="float" office:value="1" calcext:value-type="float">
            <text:p>1</text:p>
          </table:table-cell>
          <table:table-cell office:value-type="float" office:value="0.648648648648649" calcext:value-type="float">
            <text:p>0.648648648648649</text:p>
          </table:table-cell>
          <table:table-cell office:value-type="float" office:value="0.21382936114089" calcext:value-type="float">
            <text:p>0.21382936114089</text:p>
          </table:table-cell>
          <table:table-cell office:value-type="float" office:value="0.520829141139984" calcext:value-type="float">
            <text:p>0.520829141139984</text:p>
          </table:table-cell>
          <table:table-cell office:value-type="string" calcext:value-type="string">
            <text:p/>
          </table:table-cell>
          <table:table-cell office:value-type="string" calcext:value-type="string">
            <text:p>When he was born he was diagnosed with diastrophic dwarfism, a very distressing condition, and his parents were told that he would never walk, he would never talk, he had no intellectual ability, and he probably wouldn't even recognise them.</text:p>
          </table:table-cell>
          <table:table-cell office:value-type="float" office:value="0.648648648648649" calcext:value-type="float">
            <text:p>0.648648648648649</text:p>
          </table:table-cell>
          <table:table-cell office:value-type="float" office:value="0.21382936114089" calcext:value-type="float">
            <text:p>0.21382936114089</text:p>
          </table:table-cell>
          <table:table-cell office:value-type="float" office:value="0.520829141139984" calcext:value-type="float">
            <text:p>0.520829141139984</text:p>
          </table:table-cell>
        </table:table-row>
        <table:table-row table:style-name="ro1">
          <table:table-cell office:value-type="string" calcext:value-type="string">
            <text:p>000_1756</text:p>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10" calcext:value-type="float">
            <text:p>10</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24</text:p>
          </table:table-cell>
          <table:table-cell office:value-type="string" calcext:value-type="string">
            <text:p>['him']</text:p>
          </table:table-cell>
          <table:table-cell office:value-type="string" calcext:value-type="string">
            <text:p>One of the dwarfs I got to know was a guy named Clinton Brown.</text:p>
          </table:table-cell>
          <table:table-cell office:value-type="string" calcext:value-type="string">
            <text:p>Markable_1112</text:p>
          </table:table-cell>
          <table:table-cell office:value-type="string" calcext:value-type="string">
            <text:p>['Clinton', 'Brown']</text:p>
          </table:table-cell>
          <table:table-cell office:value-type="string" calcext:value-type="string">
            <text:p>Man empfahl ihnen, ihren Sohn im Krankenhaus zurückzulassen, <text:s/>sodass er dort in Ruhe sterben konnte.</text:p>
          </table:table-cell>
          <table:table-cell office:value-type="string" calcext:value-type="string">
            <text:p>Markable_307</text:p>
          </table:table-cell>
          <table:table-cell office:value-type="string" calcext:value-type="string">
            <text:p>['ihren']</text:p>
          </table:table-cell>
          <table:table-cell office:value-type="string" calcext:value-type="string">
            <text:p>Man empfahl ihnen , ihren Sohn im Krankenhaus zurückzulassen , sodass er dort in Ruhe sterben konnte .</text:p>
          </table:table-cell>
          <table:table-cell office:value-type="string" calcext:value-type="string">
            <text:p>['ihren']</text:p>
          </table:table-cell>
          <table:table-cell office:value-type="string" calcext:value-type="string">
            <text:p>They were advised to leave their son in the hospital so that he could die there in peace .</text:p>
          </table:table-cell>
          <table:table-cell office:value-type="float" office:value="0.06466" calcext:value-type="float">
            <text:p>0.06466</text:p>
          </table:table-cell>
          <table:table-cell office:value-type="float" office:value="0.01725" calcext:value-type="float">
            <text:p>0.01725</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6" calcext:value-type="float">
            <text:p>0.6</text:p>
          </table:table-cell>
          <table:table-cell office:value-type="float" office:value="0.367973644528558" calcext:value-type="float">
            <text:p>0.367973644528558</text:p>
          </table:table-cell>
          <table:table-cell office:value-type="float" office:value="0.63034325838089" calcext:value-type="float">
            <text:p>0.63034325838089</text:p>
          </table:table-cell>
          <table:table-cell office:value-type="string" calcext:value-type="string">
            <text:p/>
          </table:table-cell>
          <table:table-cell office:value-type="string" calcext:value-type="string">
            <text:p>Und es wurde ihnen vorgeschlagen, ihn im Krankenhaus zu lassen, damit er dort ruhig sterben konnte.</text:p>
          </table:table-cell>
          <table:table-cell office:value-type="float" office:value="1" calcext:value-type="float">
            <text:p>1</text:p>
          </table:table-cell>
          <table:table-cell office:value-type="float" office:value="0.666666666666667" calcext:value-type="float">
            <text:p>0.666666666666667</text:p>
          </table:table-cell>
          <table:table-cell office:value-type="float" office:value="0.046825687910244" calcext:value-type="float">
            <text:p>0.046825687910244</text:p>
          </table:table-cell>
          <table:table-cell office:value-type="float" office:value="0.395539999008179" calcext:value-type="float">
            <text:p>0.395539999008179</text:p>
          </table:table-cell>
          <table:table-cell office:value-type="string" calcext:value-type="string">
            <text:p/>
          </table:table-cell>
          <table:table-cell office:value-type="string" calcext:value-type="string">
            <text:p>And it was suggested to them that they leave him in hospital so that he could die quietly there.</text:p>
          </table:table-cell>
          <table:table-cell office:value-type="float" office:value="0.666666666666667" calcext:value-type="float">
            <text:p>0.666666666666667</text:p>
          </table:table-cell>
          <table:table-cell office:value-type="float" office:value="0.046825687910244" calcext:value-type="float">
            <text:p>0.046825687910244</text:p>
          </table:table-cell>
          <table:table-cell office:value-type="float" office:value="0.395539999008179" calcext:value-type="float">
            <text:p>0.395539999008179</text:p>
          </table:table-cell>
        </table:table-row>
        <table:table-row table:style-name="ro1">
          <table:table-cell office:value-type="string" calcext:value-type="string">
            <text:p>000_1756</text:p>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16" calcext:value-type="float">
            <text:p>16</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26</text:p>
          </table:table-cell>
          <table:table-cell office:value-type="string" calcext:value-type="string">
            <text:p>['he']</text:p>
          </table:table-cell>
          <table:table-cell office:value-type="string" calcext:value-type="string">
            <text:p>One of the dwarfs I got to know was a guy named Clinton Brown.</text:p>
          </table:table-cell>
          <table:table-cell office:value-type="string" calcext:value-type="string">
            <text:p>Markable_1112</text:p>
          </table:table-cell>
          <table:table-cell office:value-type="string" calcext:value-type="string">
            <text:p>['Clinton', 'Brown']</text:p>
          </table:table-cell>
          <table:table-cell office:value-type="string" calcext:value-type="string">
            <text:p>Sie ist ein armseliger, minderwertiger Ersatz für die Realität – <text:s/>ein kläglicher Versuch, dem Leben zu entfliehen.</text:p>
          </table:table-cell>
          <table:table-cell office:value-type="string" calcext:value-type="string">
            <text:p>Markable_309</text:p>
          </table:table-cell>
          <table:table-cell office:value-type="string" calcext:value-type="string">
            <text:p>['er']</text:p>
          </table:table-cell>
          <table:table-cell office:value-type="string" calcext:value-type="string">
            <text:p>Man empfahl ihnen , ihren Sohn im Krankenhaus zurückzulassen , sodass er dort in Ruhe sterben konnte .</text:p>
          </table:table-cell>
          <table:table-cell office:value-type="string" calcext:value-type="string">
            <text:p>['er']</text:p>
          </table:table-cell>
          <table:table-cell office:value-type="string" calcext:value-type="string">
            <text:p>They were advised to leave their son in the hospital so that he could die there in peace .</text:p>
          </table:table-cell>
          <table:table-cell office:value-type="float" office:value="0.06923" calcext:value-type="float">
            <text:p>0.06923</text:p>
          </table:table-cell>
          <table:table-cell office:value-type="float" office:value="0.11821" calcext:value-type="float">
            <text:p>0.11821</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0.299440741539001" calcext:value-type="float">
            <text:p>-0.299440741539001</text:p>
          </table:table-cell>
          <table:table-cell office:value-type="string" calcext:value-type="string">
            <text:p/>
          </table:table-cell>
          <table:table-cell office:value-type="float" office:value="0.6" calcext:value-type="float">
            <text:p>0.6</text:p>
          </table:table-cell>
          <table:table-cell office:value-type="float" office:value="0.367973644528558" calcext:value-type="float">
            <text:p>0.367973644528558</text:p>
          </table:table-cell>
          <table:table-cell office:value-type="float" office:value="0.63034325838089" calcext:value-type="float">
            <text:p>0.63034325838089</text:p>
          </table:table-cell>
          <table:table-cell office:value-type="string" calcext:value-type="string">
            <text:p/>
          </table:table-cell>
          <table:table-cell office:value-type="string" calcext:value-type="string">
            <text:p>Und es wurde ihnen vorgeschlagen, ihn im Krankenhaus zu lassen, damit er dort ruhig sterben konnte.</text:p>
          </table:table-cell>
          <table:table-cell table:number-columns-repeated="2" office:value-type="float" office:value="1" calcext:value-type="float">
            <text:p>1</text:p>
          </table:table-cell>
          <table:table-cell office:value-type="float" office:value="0.0115554253809535" calcext:value-type="float">
            <text:p>0.011555425380954</text:p>
          </table:table-cell>
          <table:table-cell office:value-type="float" office:value="-0.271705508232117" calcext:value-type="float">
            <text:p>-0.271705508232117</text:p>
          </table:table-cell>
          <table:table-cell office:value-type="string" calcext:value-type="string">
            <text:p/>
          </table:table-cell>
          <table:table-cell office:value-type="string" calcext:value-type="string">
            <text:p>And it was suggested to them that they leave him in hospital so that he could die quietly there.</text:p>
          </table:table-cell>
          <table:table-cell office:value-type="float" office:value="1" calcext:value-type="float">
            <text:p>1</text:p>
          </table:table-cell>
          <table:table-cell office:value-type="float" office:value="0.0115554253809535" calcext:value-type="float">
            <text:p>0.011555425380954</text:p>
          </table:table-cell>
          <table:table-cell office:value-type="float" office:value="-0.271705508232117" calcext:value-type="float">
            <text:p>-0.271705508232117</text:p>
          </table:table-cell>
        </table:table-row>
        <table:table-row table:style-name="ro1">
          <table:table-cell office:value-type="string" calcext:value-type="string">
            <text:p>000_1756</text:p>
          </table:table-cell>
          <table:table-cell office:value-type="string" calcext:value-type="string">
            <text:p>68_3</text:p>
          </table:table-cell>
          <table:table-cell office:value-type="string" calcext:value-type="string">
            <text:p>And his mother said she wasn't going to do it.</text:p>
          </table:table-cell>
          <table:table-cell office:value-type="float" office:value="2" calcext:value-type="float">
            <text:p>2</text:p>
          </table:table-cell>
          <table:table-cell table:number-columns-repeated="9" office:value-type="string" calcext:value-type="string">
            <text:p/>
          </table:table-cell>
          <table:table-cell office:value-type="string" calcext:value-type="string">
            <text:p>Markable_1228</text:p>
          </table:table-cell>
          <table:table-cell office:value-type="string" calcext:value-type="string">
            <text:p>['his']</text:p>
          </table:table-cell>
          <table:table-cell office:value-type="string" calcext:value-type="string">
            <text:p>One of the dwarfs I got to know was a guy named Clinton Brown.</text:p>
          </table:table-cell>
          <table:table-cell office:value-type="string" calcext:value-type="string">
            <text:p>Markable_1112</text:p>
          </table:table-cell>
          <table:table-cell office:value-type="string" calcext:value-type="string">
            <text:p>['Clinton', 'Brown']</text:p>
          </table:table-cell>
          <table:table-cell office:value-type="string" calcext:value-type="string">
            <text:p>Und seine Mutter sagte, dass sie das nicht tun würde.</text:p>
          </table:table-cell>
          <table:table-cell office:value-type="string" calcext:value-type="string">
            <text:p>Markable_310</text:p>
          </table:table-cell>
          <table:table-cell office:value-type="string" calcext:value-type="string">
            <text:p>['seine']</text:p>
          </table:table-cell>
          <table:table-cell office:value-type="string" calcext:value-type="string">
            <text:p>Und seine Mutter sagte , dass sie das nicht tun würde .</text:p>
          </table:table-cell>
          <table:table-cell office:value-type="string" calcext:value-type="string">
            <text:p>['seine']</text:p>
          </table:table-cell>
          <table:table-cell office:value-type="string" calcext:value-type="string">
            <text:p>And his mother said that she would not do that .</text:p>
          </table:table-cell>
          <table:table-cell office:value-type="float" office:value="0.06775" calcext:value-type="float">
            <text:p>0.06775</text:p>
          </table:table-cell>
          <table:table-cell office:value-type="float" office:value="0.03722" calcext:value-type="float">
            <text:p>0.0372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454545454545455" calcext:value-type="float">
            <text:p>0.454545454545455</text:p>
          </table:table-cell>
          <table:table-cell office:value-type="float" office:value="0.273385351346167" calcext:value-type="float">
            <text:p>0.273385351346167</text:p>
          </table:table-cell>
          <table:table-cell office:value-type="float" office:value="0.724025130271912" calcext:value-type="float">
            <text:p>0.724025130271912</text:p>
          </table:table-cell>
          <table:table-cell office:value-type="string" calcext:value-type="string">
            <text:p/>
          </table:table-cell>
          <table:table-cell office:value-type="string" calcext:value-type="string">
            <text:p>Und seine Mutter sagte, sie würde es nicht tun.</text:p>
          </table:table-cell>
          <table:table-cell office:value-type="float" office:value="1" calcext:value-type="float">
            <text:p>1</text:p>
          </table:table-cell>
          <table:table-cell office:value-type="float" office:value="0.4" calcext:value-type="float">
            <text:p>0.4</text:p>
          </table:table-cell>
          <table:table-cell office:value-type="float" office:value="0.341306535436552" calcext:value-type="float">
            <text:p>0.341306535436552</text:p>
          </table:table-cell>
          <table:table-cell office:value-type="float" office:value="0.719032108783722" calcext:value-type="float">
            <text:p>0.719032108783722</text:p>
          </table:table-cell>
          <table:table-cell office:value-type="string" calcext:value-type="string">
            <text:p/>
          </table:table-cell>
          <table:table-cell office:value-type="string" calcext:value-type="string">
            <text:p>And his mother said she wouldn't do it.</text:p>
          </table:table-cell>
          <table:table-cell office:value-type="float" office:value="0.4" calcext:value-type="float">
            <text:p>0.4</text:p>
          </table:table-cell>
          <table:table-cell office:value-type="float" office:value="0.341306535436552" calcext:value-type="float">
            <text:p>0.341306535436552</text:p>
          </table:table-cell>
          <table:table-cell office:value-type="float" office:value="0.719032108783722" calcext:value-type="float">
            <text:p>0.719032108783722</text:p>
          </table:table-cell>
        </table:table-row>
        <table:table-row table:style-name="ro1">
          <table:table-cell office:value-type="string" calcext:value-type="string">
            <text:p>000_1756</text:p>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6" calcext:value-type="float">
            <text:p>6</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230</text:p>
          </table:table-cell>
          <table:table-cell office:value-type="string" calcext:value-type="string">
            <text:p>['his']</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string" calcext:value-type="string">
            <text:p>Markable_1113</text:p>
          </table:table-cell>
          <table:table-cell office:value-type="string" calcext:value-type="string">
            <text:p>['Clinton']</text:p>
          </table:table-cell>
          <table:table-cell office:value-type="string" calcext:value-type="string">
            <text:p>Im Laufe seiner Kindheit <text:s/>musste er sich 30 größeren chirurgischen Eingriffen unterziehen.</text:p>
          </table:table-cell>
          <table:table-cell office:value-type="string" calcext:value-type="string">
            <text:p>Markable_323</text:p>
          </table:table-cell>
          <table:table-cell office:value-type="string" calcext:value-type="string">
            <text:p>['seiner']</text:p>
          </table:table-cell>
          <table:table-cell office:value-type="string" calcext:value-type="string">
            <text:p>Im Laufe seiner Kindheit musste er sich 30 größeren chirurgischen Eingriffen unterziehen .</text:p>
          </table:table-cell>
          <table:table-cell office:value-type="string" calcext:value-type="string">
            <text:p>['seiner']</text:p>
          </table:table-cell>
          <table:table-cell office:value-type="string" calcext:value-type="string">
            <text:p>During his childhood, he had to undergo 30 major surgical procedures .</text:p>
          </table:table-cell>
          <table:table-cell office:value-type="float" office:value="0.71299" calcext:value-type="float">
            <text:p>0.71299</text:p>
          </table:table-cell>
          <table:table-cell office:value-type="float" office:value="0.01819" calcext:value-type="float">
            <text:p>0.01819</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538461538461538" calcext:value-type="float">
            <text:p>0.538461538461538</text:p>
          </table:table-cell>
          <table:table-cell office:value-type="float" office:value="0.391236060892847" calcext:value-type="float">
            <text:p>0.391236060892847</text:p>
          </table:table-cell>
          <table:table-cell office:value-type="float" office:value="0.683115184307098" calcext:value-type="float">
            <text:p>0.683115184307098</text:p>
          </table:table-cell>
          <table:table-cell office:value-type="string" calcext:value-type="string">
            <text:p/>
          </table:table-cell>
          <table:table-cell office:value-type="string" calcext:value-type="string">
            <text:p>Und im Laufe seiner Kindheit hatte er 30 chirurgische Eingriffe.</text:p>
          </table:table-cell>
          <table:table-cell office:value-type="float" office:value="1" calcext:value-type="float">
            <text:p>1</text:p>
          </table:table-cell>
          <table:table-cell office:value-type="float" office:value="0.666666666666667" calcext:value-type="float">
            <text:p>0.666666666666667</text:p>
          </table:table-cell>
          <table:table-cell office:value-type="float" office:value="0.0971702834321306" calcext:value-type="float">
            <text:p>0.097170283432131</text:p>
          </table:table-cell>
          <table:table-cell office:value-type="float" office:value="0.456230521202087" calcext:value-type="float">
            <text:p>0.456230521202087</text:p>
          </table:table-cell>
          <table:table-cell office:value-type="string" calcext:value-type="string">
            <text:p/>
          </table:table-cell>
          <table:table-cell office:value-type="string" calcext:value-type="string">
            <text:p>And in the course of his childhood he had 30 surgical procedures.</text:p>
          </table:table-cell>
          <table:table-cell office:value-type="float" office:value="0.666666666666667" calcext:value-type="float">
            <text:p>0.666666666666667</text:p>
          </table:table-cell>
          <table:table-cell office:value-type="float" office:value="0.0971702834321306" calcext:value-type="float">
            <text:p>0.097170283432131</text:p>
          </table:table-cell>
          <table:table-cell office:value-type="float" office:value="0.456230521202087" calcext:value-type="float">
            <text:p>0.456230521202087</text:p>
          </table:table-cell>
        </table:table-row>
        <table:table-row table:style-name="ro1">
          <table:table-cell office:value-type="string" calcext:value-type="string">
            <text:p>000_1756</text:p>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9" calcext:value-type="float">
            <text:p>9</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46</text:p>
          </table:table-cell>
          <table:table-cell office:value-type="string" calcext:value-type="string">
            <text:p>['h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string" calcext:value-type="string">
            <text:p>Markable_1113</text:p>
          </table:table-cell>
          <table:table-cell office:value-type="string" calcext:value-type="string">
            <text:p>['Clinton']</text:p>
          </table:table-cell>
          <table:table-cell office:value-type="string" calcext:value-type="string">
            <text:p>Im Laufe seiner Kindheit <text:s/>musste er sich 30 größeren chirurgischen Eingriffen unterziehen.</text:p>
          </table:table-cell>
          <table:table-cell office:value-type="string" calcext:value-type="string">
            <text:p>Markable_324</text:p>
          </table:table-cell>
          <table:table-cell office:value-type="string" calcext:value-type="string">
            <text:p>['er']</text:p>
          </table:table-cell>
          <table:table-cell office:value-type="string" calcext:value-type="string">
            <text:p>Im Laufe seiner Kindheit musste er sich 30 größeren chirurgischen Eingriffen unterziehen .</text:p>
          </table:table-cell>
          <table:table-cell office:value-type="string" calcext:value-type="string">
            <text:p>['er']</text:p>
          </table:table-cell>
          <table:table-cell office:value-type="string" calcext:value-type="string">
            <text:p>During his childhood, he had to undergo 30 major surgical procedures .</text:p>
          </table:table-cell>
          <table:table-cell office:value-type="float" office:value="1" calcext:value-type="float">
            <text:p>1</text:p>
          </table:table-cell>
          <table:table-cell office:value-type="float" office:value="0.06353" calcext:value-type="float">
            <text:p>0.06353</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538461538461538" calcext:value-type="float">
            <text:p>0.538461538461538</text:p>
          </table:table-cell>
          <table:table-cell office:value-type="float" office:value="0.391236060892847" calcext:value-type="float">
            <text:p>0.391236060892847</text:p>
          </table:table-cell>
          <table:table-cell office:value-type="float" office:value="0.683115184307098" calcext:value-type="float">
            <text:p>0.683115184307098</text:p>
          </table:table-cell>
          <table:table-cell office:value-type="string" calcext:value-type="string">
            <text:p/>
          </table:table-cell>
          <table:table-cell office:value-type="string" calcext:value-type="string">
            <text:p>Und im Laufe seiner Kindheit hatte er 30 chirurgische Eingriffe.</text:p>
          </table:table-cell>
          <table:table-cell office:value-type="float" office:value="1" calcext:value-type="float">
            <text:p>1</text:p>
          </table:table-cell>
          <table:table-cell office:value-type="float" office:value="0.666666666666667" calcext:value-type="float">
            <text:p>0.666666666666667</text:p>
          </table:table-cell>
          <table:table-cell office:value-type="float" office:value="0.0971702834321306" calcext:value-type="float">
            <text:p>0.097170283432131</text:p>
          </table:table-cell>
          <table:table-cell office:value-type="float" office:value="0.456230521202087" calcext:value-type="float">
            <text:p>0.456230521202087</text:p>
          </table:table-cell>
          <table:table-cell office:value-type="string" calcext:value-type="string">
            <text:p/>
          </table:table-cell>
          <table:table-cell office:value-type="string" calcext:value-type="string">
            <text:p>And in the course of his childhood he had 30 surgical procedures.</text:p>
          </table:table-cell>
          <table:table-cell office:value-type="float" office:value="0.666666666666667" calcext:value-type="float">
            <text:p>0.666666666666667</text:p>
          </table:table-cell>
          <table:table-cell office:value-type="float" office:value="0.0971702834321306" calcext:value-type="float">
            <text:p>0.097170283432131</text:p>
          </table:table-cell>
          <table:table-cell office:value-type="float" office:value="0.456230521202087" calcext:value-type="float">
            <text:p>0.456230521202087</text:p>
          </table:table-cell>
        </table:table-row>
        <table:table-row table:style-name="ro1">
          <table:table-cell office:value-type="string" calcext:value-type="string">
            <text:p>000_1756</text:p>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12" calcext:value-type="float">
            <text:p>12</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48</text:p>
          </table:table-cell>
          <table:table-cell office:value-type="string" calcext:value-type="string">
            <text:p>['h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string" calcext:value-type="string">
            <text:p>Markable_1113</text:p>
          </table:table-cell>
          <table:table-cell office:value-type="string" calcext:value-type="string">
            <text:p>['Clinton']</text:p>
          </table:table-cell>
          <table:table-cell office:value-type="string" calcext:value-type="string">
            <text:p>Und er verbrachte diese ganze Zeit ausschließlich im Krankenhaus, <text:s/>während er sich diesen Behandlungen unterzog, <text:s/>aufgrund derer er heute gehen kann.Und er verbrachte diese ganze Zeit ausschließlich im Krankenhaus, <text:s/>während er sich diesen Behandlungen unterzog, <text:s/>aufgrund derer er heute gehen kann.</text:p>
          </table:table-cell>
          <table:table-cell office:value-type="string" calcext:value-type="string">
            <text:p>Markable_325</text:p>
          </table:table-cell>
          <table:table-cell office:value-type="string" calcext:value-type="string">
            <text:p>['er']</text:p>
          </table:table-cell>
          <table:table-cell office:value-type="string" calcext:value-type="string">
            <text:p>Und er verbrachte diese ganze Zeit ausschließlich im Krankenhaus , während er sich diesen Behandlungen unterzog , aufgrund derer er heute gehen kann .</text:p>
          </table:table-cell>
          <table:table-cell office:value-type="string" calcext:value-type="string">
            <text:p>['er']</text:p>
          </table:table-cell>
          <table:table-cell office:value-type="string" calcext:value-type="string">
            <text:p>And he spent all this time exclusively in the hospital while undergoing these treatments , because of which he can walk today .</text:p>
          </table:table-cell>
          <table:table-cell office:value-type="float" office:value="0.34633" calcext:value-type="float">
            <text:p>0.34633</text:p>
          </table:table-cell>
          <table:table-cell office:value-type="float" office:value="0.00636" calcext:value-type="float">
            <text:p>0.00636</text:p>
          </table:table-cell>
          <table:table-cell office:value-type="float" office:value="1" calcext:value-type="float">
            <text:p>1</text:p>
          </table:table-cell>
          <table:table-cell office:value-type="float" office:value="0.487804878048781" calcext:value-type="float">
            <text:p>0.487804878048781</text:p>
          </table:table-cell>
          <table:table-cell office:value-type="float" office:value="0.385821306829124" calcext:value-type="float">
            <text:p>0.385821306829124</text:p>
          </table:table-cell>
          <table:table-cell office:value-type="float" office:value="0.713625192642212" calcext:value-type="float">
            <text:p>0.713625192642212</text:p>
          </table:table-cell>
          <table:table-cell office:value-type="string" calcext:value-type="string">
            <text:p/>
          </table:table-cell>
          <table:table-cell office:value-type="float" office:value="0.44" calcext:value-type="float">
            <text:p>0.44</text:p>
          </table:table-cell>
          <table:table-cell office:value-type="float" office:value="0.350040976183202" calcext:value-type="float">
            <text:p>0.350040976183202</text:p>
          </table:table-cell>
          <table:table-cell office:value-type="float" office:value="0.721738755702972" calcext:value-type="float">
            <text:p>0.721738755702972</text:p>
          </table:table-cell>
          <table:table-cell office:value-type="string" calcext:value-type="string">
            <text:p/>
          </table:table-cell>
          <table:table-cell office:value-type="string" calcext:value-type="string">
            <text:p>Und er verbrachte die ganze Zeit im Krankenhaus, während er diese Prozeduren hatte, wodurch er jetzt gehen kann.</text:p>
          </table:table-cell>
          <table:table-cell office:value-type="float" office:value="1" calcext:value-type="float">
            <text:p>1</text:p>
          </table:table-cell>
          <table:table-cell office:value-type="float" office:value="0.682926829268293" calcext:value-type="float">
            <text:p>0.682926829268293</text:p>
          </table:table-cell>
          <table:table-cell office:value-type="float" office:value="0.0688058963258046" calcext:value-type="float">
            <text:p>0.068805896325805</text:p>
          </table:table-cell>
          <table:table-cell office:value-type="float" office:value="0.257133692502975" calcext:value-type="float">
            <text:p>0.257133692502975</text:p>
          </table:table-cell>
          <table:table-cell office:value-type="string" calcext:value-type="string">
            <text:p/>
          </table:table-cell>
          <table:table-cell office:value-type="string" calcext:value-type="string">
            <text:p>And he spent all that time in the hospital while he had those procedures, which now allows him to walk.</text:p>
          </table:table-cell>
          <table:table-cell office:value-type="float" office:value="0.682926829268293" calcext:value-type="float">
            <text:p>0.682926829268293</text:p>
          </table:table-cell>
          <table:table-cell office:value-type="float" office:value="0.0688058963258046" calcext:value-type="float">
            <text:p>0.068805896325805</text:p>
          </table:table-cell>
          <table:table-cell office:value-type="float" office:value="0.257133692502975" calcext:value-type="float">
            <text:p>0.257133692502975</text:p>
          </table:table-cell>
        </table:table-row>
        <table:table-row table:style-name="ro1">
          <table:table-cell office:value-type="string" calcext:value-type="string">
            <text:p>000_1756</text:p>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2" calcext:value-type="float">
            <text:p>2</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51</text:p>
          </table:table-cell>
          <table:table-cell office:value-type="string" calcext:value-type="string">
            <text:p>['h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string" calcext:value-type="string">
            <text:p>Markable_1113</text:p>
          </table:table-cell>
          <table:table-cell office:value-type="string" calcext:value-type="string">
            <text:p>['Clinton']</text:p>
          </table:table-cell>
          <table:table-cell office:value-type="string" calcext:value-type="string">
            <text:p>Und er verbrachte diese ganze Zeit ausschließlich im Krankenhaus, <text:s/>während er sich diesen Behandlungen unterzog, <text:s/>aufgrund derer er heute gehen kann.Und er verbrachte diese ganze Zeit ausschließlich im Krankenhaus, <text:s/>während er sich diesen Behandlungen unterzog, <text:s/>aufgrund derer er heute gehen kann.</text:p>
          </table:table-cell>
          <table:table-cell office:value-type="string" calcext:value-type="string">
            <text:p>Markable_325</text:p>
          </table:table-cell>
          <table:table-cell office:value-type="string" calcext:value-type="string">
            <text:p>['er']</text:p>
          </table:table-cell>
          <table:table-cell office:value-type="string" calcext:value-type="string">
            <text:p>Und er verbrachte diese ganze Zeit ausschließlich im Krankenhaus , während er sich diesen Behandlungen unterzog , aufgrund derer er heute gehen kann .</text:p>
          </table:table-cell>
          <table:table-cell office:value-type="string" calcext:value-type="string">
            <text:p>['er']</text:p>
          </table:table-cell>
          <table:table-cell office:value-type="string" calcext:value-type="string">
            <text:p>And he spent all this time exclusively in the hospital while undergoing these treatments , because of which he can walk today .</text:p>
          </table:table-cell>
          <table:table-cell office:value-type="float" office:value="0.26949" calcext:value-type="float">
            <text:p>0.26949</text:p>
          </table:table-cell>
          <table:table-cell office:value-type="float" office:value="0.00137" calcext:value-type="float">
            <text:p>0.00137</text:p>
          </table:table-cell>
          <table:table-cell office:value-type="float" office:value="1" calcext:value-type="float">
            <text:p>1</text:p>
          </table:table-cell>
          <table:table-cell office:value-type="float" office:value="0.487804878048781" calcext:value-type="float">
            <text:p>0.487804878048781</text:p>
          </table:table-cell>
          <table:table-cell office:value-type="float" office:value="0.385821306829124" calcext:value-type="float">
            <text:p>0.385821306829124</text:p>
          </table:table-cell>
          <table:table-cell office:value-type="float" office:value="0.713625192642212" calcext:value-type="float">
            <text:p>0.713625192642212</text:p>
          </table:table-cell>
          <table:table-cell office:value-type="string" calcext:value-type="string">
            <text:p/>
          </table:table-cell>
          <table:table-cell office:value-type="float" office:value="0.44" calcext:value-type="float">
            <text:p>0.44</text:p>
          </table:table-cell>
          <table:table-cell office:value-type="float" office:value="0.350040976183202" calcext:value-type="float">
            <text:p>0.350040976183202</text:p>
          </table:table-cell>
          <table:table-cell office:value-type="float" office:value="0.721738755702972" calcext:value-type="float">
            <text:p>0.721738755702972</text:p>
          </table:table-cell>
          <table:table-cell office:value-type="string" calcext:value-type="string">
            <text:p/>
          </table:table-cell>
          <table:table-cell office:value-type="string" calcext:value-type="string">
            <text:p>Und er verbrachte die ganze Zeit im Krankenhaus, während er diese Prozeduren hatte, wodurch er jetzt gehen kann.</text:p>
          </table:table-cell>
          <table:table-cell office:value-type="float" office:value="1" calcext:value-type="float">
            <text:p>1</text:p>
          </table:table-cell>
          <table:table-cell office:value-type="float" office:value="0.682926829268293" calcext:value-type="float">
            <text:p>0.682926829268293</text:p>
          </table:table-cell>
          <table:table-cell office:value-type="float" office:value="0.0688058963258046" calcext:value-type="float">
            <text:p>0.068805896325805</text:p>
          </table:table-cell>
          <table:table-cell office:value-type="float" office:value="0.257133692502975" calcext:value-type="float">
            <text:p>0.257133692502975</text:p>
          </table:table-cell>
          <table:table-cell office:value-type="string" calcext:value-type="string">
            <text:p/>
          </table:table-cell>
          <table:table-cell office:value-type="string" calcext:value-type="string">
            <text:p>And he spent all that time in the hospital while he had those procedures, which now allows him to walk.</text:p>
          </table:table-cell>
          <table:table-cell office:value-type="float" office:value="0.682926829268293" calcext:value-type="float">
            <text:p>0.682926829268293</text:p>
          </table:table-cell>
          <table:table-cell office:value-type="float" office:value="0.0688058963258046" calcext:value-type="float">
            <text:p>0.068805896325805</text:p>
          </table:table-cell>
          <table:table-cell office:value-type="float" office:value="0.257133692502975" calcext:value-type="float">
            <text:p>0.257133692502975</text:p>
          </table:table-cell>
        </table:table-row>
        <table:table-row table:style-name="ro1">
          <table:table-cell office:value-type="string" calcext:value-type="string">
            <text:p>000_1756</text:p>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3" calcext:value-type="float">
            <text:p>3</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55</text:p>
          </table:table-cell>
          <table:table-cell office:value-type="string" calcext:value-type="string">
            <text:p>['h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string" calcext:value-type="string">
            <text:p>Markable_1113</text:p>
          </table:table-cell>
          <table:table-cell office:value-type="string" calcext:value-type="string">
            <text:p>['Clinton']</text:p>
          </table:table-cell>
          <table:table-cell office:value-type="string" calcext:value-type="string">
            <text:p>Während er dort war, schickten sie Nachhilfelehrer, um ihm bei seinen Hausaufgaben zu helfen.</text:p>
          </table:table-cell>
          <table:table-cell office:value-type="string" calcext:value-type="string">
            <text:p>markable_334</text:p>
          </table:table-cell>
          <table:table-cell office:value-type="string" calcext:value-type="string">
            <text:p>['er']</text:p>
          </table:table-cell>
          <table:table-cell office:value-type="string" calcext:value-type="string">
            <text:p>Während er dort war , schickten sie Nachhilfelehrer , um ihm bei seinen Hausaufgaben zu helfen .</text:p>
          </table:table-cell>
          <table:table-cell office:value-type="string" calcext:value-type="string">
            <text:p>['er']</text:p>
          </table:table-cell>
          <table:table-cell office:value-type="string" calcext:value-type="string">
            <text:p>While he was there , they sent tutors to help him with his homework .</text:p>
          </table:table-cell>
          <table:table-cell office:value-type="float" office:value="0.24828" calcext:value-type="float">
            <text:p>0.24828</text:p>
          </table:table-cell>
          <table:table-cell office:value-type="float" office:value="0.00167" calcext:value-type="float">
            <text:p>0.00167</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3125" calcext:value-type="float">
            <text:p>0.3125</text:p>
          </table:table-cell>
          <table:table-cell office:value-type="float" office:value="0.532199773450401" calcext:value-type="float">
            <text:p>0.532199773450401</text:p>
          </table:table-cell>
          <table:table-cell office:value-type="float" office:value="0.812756717205048" calcext:value-type="float">
            <text:p>0.812756717205048</text:p>
          </table:table-cell>
          <table:table-cell office:value-type="string" calcext:value-type="string">
            <text:p/>
          </table:table-cell>
          <table:table-cell office:value-type="string" calcext:value-type="string">
            <text:p>Und während er dort war, schickten sie Tutoren herum, um ihm bei seiner Schularbeit zu helfen.</text:p>
          </table:table-cell>
          <table:table-cell office:value-type="float" office:value="1" calcext:value-type="float">
            <text:p>1</text:p>
          </table:table-cell>
          <table:table-cell office:value-type="float" office:value="0.428571428571429" calcext:value-type="float">
            <text:p>0.428571428571429</text:p>
          </table:table-cell>
          <table:table-cell office:value-type="float" office:value="0.336493244233015" calcext:value-type="float">
            <text:p>0.336493244233015</text:p>
          </table:table-cell>
          <table:table-cell office:value-type="float" office:value="0.4703089594841" calcext:value-type="float">
            <text:p>0.4703089594841</text:p>
          </table:table-cell>
          <table:table-cell office:value-type="string" calcext:value-type="string">
            <text:p/>
          </table:table-cell>
          <table:table-cell office:value-type="string" calcext:value-type="string">
            <text:p>And while he was there, they sent tutors around to help him with his school work.</text:p>
          </table:table-cell>
          <table:table-cell office:value-type="float" office:value="0.428571428571429" calcext:value-type="float">
            <text:p>0.428571428571429</text:p>
          </table:table-cell>
          <table:table-cell office:value-type="float" office:value="0.336493244233015" calcext:value-type="float">
            <text:p>0.336493244233015</text:p>
          </table:table-cell>
          <table:table-cell office:value-type="float" office:value="0.4703089594841" calcext:value-type="float">
            <text:p>0.4703089594841</text:p>
          </table:table-cell>
        </table:table-row>
        <table:table-row table:style-name="ro1">
          <table:table-cell office:value-type="string" calcext:value-type="string">
            <text:p>000_1756</text:p>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15" calcext:value-type="float">
            <text:p>15</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231</text:p>
          </table:table-cell>
          <table:table-cell office:value-type="string" calcext:value-type="string">
            <text:p>['his']</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string" calcext:value-type="string">
            <text:p>Markable_1113</text:p>
          </table:table-cell>
          <table:table-cell office:value-type="string" calcext:value-type="string">
            <text:p>['Clinton']</text:p>
          </table:table-cell>
          <table:table-cell office:value-type="string" calcext:value-type="string">
            <text:p>Während er dort war, schickten sie Nachhilfelehrer, um ihm bei seinen Hausaufgaben zu helfen.</text:p>
          </table:table-cell>
          <table:table-cell office:value-type="string" calcext:value-type="string">
            <text:p>Markable_336</text:p>
          </table:table-cell>
          <table:table-cell office:value-type="string" calcext:value-type="string">
            <text:p>['seinen']</text:p>
          </table:table-cell>
          <table:table-cell office:value-type="string" calcext:value-type="string">
            <text:p>Während er dort war , schickten sie Nachhilfelehrer , um ihm bei seinen Hausaufgaben zu helfen .</text:p>
          </table:table-cell>
          <table:table-cell office:value-type="string" calcext:value-type="string">
            <text:p>['seinen']</text:p>
          </table:table-cell>
          <table:table-cell office:value-type="string" calcext:value-type="string">
            <text:p>While he was there , they sent tutors to help him with his homework .</text:p>
          </table:table-cell>
          <table:table-cell office:value-type="float" office:value="0.14596" calcext:value-type="float">
            <text:p>0.14596</text:p>
          </table:table-cell>
          <table:table-cell office:value-type="float" office:value="0.00154" calcext:value-type="float">
            <text:p>0.00154</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3125" calcext:value-type="float">
            <text:p>0.3125</text:p>
          </table:table-cell>
          <table:table-cell office:value-type="float" office:value="0.532199773450401" calcext:value-type="float">
            <text:p>0.532199773450401</text:p>
          </table:table-cell>
          <table:table-cell office:value-type="float" office:value="0.812756717205048" calcext:value-type="float">
            <text:p>0.812756717205048</text:p>
          </table:table-cell>
          <table:table-cell office:value-type="string" calcext:value-type="string">
            <text:p/>
          </table:table-cell>
          <table:table-cell office:value-type="string" calcext:value-type="string">
            <text:p>Und während er dort war, schickten sie Tutoren herum, um ihm bei seiner Schularbeit zu helfen.</text:p>
          </table:table-cell>
          <table:table-cell office:value-type="float" office:value="1" calcext:value-type="float">
            <text:p>1</text:p>
          </table:table-cell>
          <table:table-cell office:value-type="float" office:value="0.428571428571429" calcext:value-type="float">
            <text:p>0.428571428571429</text:p>
          </table:table-cell>
          <table:table-cell office:value-type="float" office:value="0.336493244233015" calcext:value-type="float">
            <text:p>0.336493244233015</text:p>
          </table:table-cell>
          <table:table-cell office:value-type="float" office:value="0.4703089594841" calcext:value-type="float">
            <text:p>0.4703089594841</text:p>
          </table:table-cell>
          <table:table-cell office:value-type="string" calcext:value-type="string">
            <text:p/>
          </table:table-cell>
          <table:table-cell office:value-type="string" calcext:value-type="string">
            <text:p>And while he was there, they sent tutors around to help him with his school work.</text:p>
          </table:table-cell>
          <table:table-cell office:value-type="float" office:value="0.428571428571429" calcext:value-type="float">
            <text:p>0.428571428571429</text:p>
          </table:table-cell>
          <table:table-cell office:value-type="float" office:value="0.336493244233015" calcext:value-type="float">
            <text:p>0.336493244233015</text:p>
          </table:table-cell>
          <table:table-cell office:value-type="float" office:value="0.4703089594841" calcext:value-type="float">
            <text:p>0.4703089594841</text:p>
          </table:table-cell>
        </table:table-row>
        <table:table-row table:style-name="ro1">
          <table:table-cell office:value-type="string" calcext:value-type="string">
            <text:p>000_1756</text:p>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2" calcext:value-type="float">
            <text:p>2</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239</text:p>
          </table:table-cell>
          <table:table-cell office:value-type="string" calcext:value-type="string">
            <text:p>['his']</text:p>
          </table:table-cell>
          <table:table-cell office:value-type="string" calcext:value-type="string">
            <text:p>Clinton just always had that light in him.</text:p>
          </table:table-cell>
          <table:table-cell office:value-type="string" calcext:value-type="string">
            <text:p>Markable_1114</text:p>
          </table:table-cell>
          <table:table-cell office:value-type="string" calcext:value-type="string">
            <text:p>['Clinton']</text:p>
          </table:table-cell>
          <table:table-cell office:value-type="string" calcext:value-type="string">
            <text:p>Und sein Vater und ich hatten das große Glück, die ersten zu sein, die es zu sehen bekamen."</text:p>
          </table:table-cell>
          <table:table-cell office:value-type="string" calcext:value-type="string">
            <text:p>Markable_361</text:p>
          </table:table-cell>
          <table:table-cell office:value-type="string" calcext:value-type="string">
            <text:p>['sein']</text:p>
          </table:table-cell>
          <table:table-cell office:value-type="string" calcext:value-type="string">
            <text:p>Und sein Vater und ich hatten das große Glück , die ersten zu sein , die es zu sehen bekamen &amp;quot; .</text:p>
          </table:table-cell>
          <table:table-cell office:value-type="string" calcext:value-type="string">
            <text:p>['sein']</text:p>
          </table:table-cell>
          <table:table-cell office:value-type="string" calcext:value-type="string">
            <text:p>And his father and I were very lucky to be the first to see it.</text:p>
          </table:table-cell>
          <table:table-cell office:value-type="float" office:value="0.78362" calcext:value-type="float">
            <text:p>0.78362</text:p>
          </table:table-cell>
          <table:table-cell office:value-type="float" office:value="0.08741" calcext:value-type="float">
            <text:p>0.08741</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1875" calcext:value-type="float">
            <text:p>0.1875</text:p>
          </table:table-cell>
          <table:table-cell office:value-type="float" office:value="0.690122805006271" calcext:value-type="float">
            <text:p>0.690122805006271</text:p>
          </table:table-cell>
          <table:table-cell office:value-type="float" office:value="0.838093936443329" calcext:value-type="float">
            <text:p>0.838093936443329</text:p>
          </table:table-cell>
          <table:table-cell office:value-type="string" calcext:value-type="string">
            <text:p/>
          </table:table-cell>
          <table:table-cell office:value-type="string" calcext:value-type="string">
            <text:p>Und sein Vater und ich hatten das Glück, der Erste zu sein, der es dort gesehen hat."</text:p>
          </table:table-cell>
          <table:table-cell office:value-type="float" office:value="1" calcext:value-type="float">
            <text:p>1</text:p>
          </table:table-cell>
          <table:table-cell office:value-type="float" office:value="0.388888888888889" calcext:value-type="float">
            <text:p>0.388888888888889</text:p>
          </table:table-cell>
          <table:table-cell office:value-type="float" office:value="0.382064244646535" calcext:value-type="float">
            <text:p>0.382064244646535</text:p>
          </table:table-cell>
          <table:table-cell office:value-type="float" office:value="0.644942283630371" calcext:value-type="float">
            <text:p>0.644942283630371</text:p>
          </table:table-cell>
          <table:table-cell office:value-type="string" calcext:value-type="string">
            <text:p/>
          </table:table-cell>
          <table:table-cell office:value-type="string" calcext:value-type="string">
            <text:p>And his father and I were lucky enough to be the first to see it there."</text:p>
          </table:table-cell>
          <table:table-cell office:value-type="float" office:value="0.388888888888889" calcext:value-type="float">
            <text:p>0.388888888888889</text:p>
          </table:table-cell>
          <table:table-cell office:value-type="float" office:value="0.382064244646535" calcext:value-type="float">
            <text:p>0.382064244646535</text:p>
          </table:table-cell>
          <table:table-cell office:value-type="float" office:value="0.644942283630371" calcext:value-type="float">
            <text:p>0.644942283630371</text:p>
          </table:table-cell>
        </table:table-row>
        <table:table-row table:style-name="ro1">
          <table:table-cell office:value-type="string" calcext:value-type="string">
            <text:p>000_1756</text:p>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5" calcext:value-type="float">
            <text:p>15</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434</text:p>
          </table:table-cell>
          <table:table-cell office:value-type="string" calcext:value-type="string">
            <text:p>['it']</text:p>
          </table:table-cell>
          <table:table-cell office:value-type="string" calcext:value-type="string">
            <text:p>Clinton just always had that light in him.</text:p>
          </table:table-cell>
          <table:table-cell office:value-type="string" calcext:value-type="string">
            <text:p>Markable_1293</text:p>
          </table:table-cell>
          <table:table-cell office:value-type="string" calcext:value-type="string">
            <text:p>['that', 'light']</text:p>
          </table:table-cell>
          <table:table-cell office:value-type="string" calcext:value-type="string">
            <text:p>Und sein Vater und ich hatten das große Glück, die ersten zu sein, die es zu sehen bekamen."</text:p>
          </table:table-cell>
          <table:table-cell office:value-type="string" calcext:value-type="string">
            <text:p>Markable_379</text:p>
          </table:table-cell>
          <table:table-cell office:value-type="string" calcext:value-type="string">
            <text:p>['es']</text:p>
          </table:table-cell>
          <table:table-cell office:value-type="string" calcext:value-type="string">
            <text:p>Und sein Vater und ich hatten das große Glück , die ersten zu sein , die es zu sehen bekamen &amp;quot; .</text:p>
          </table:table-cell>
          <table:table-cell office:value-type="string" calcext:value-type="string">
            <text:p>['es']</text:p>
          </table:table-cell>
          <table:table-cell office:value-type="string" calcext:value-type="string">
            <text:p>And his father and I were very lucky to be the first to see it.</text:p>
          </table:table-cell>
          <table:table-cell office:value-type="float" office:value="1" calcext:value-type="float">
            <text:p>1</text:p>
          </table:table-cell>
          <table:table-cell office:value-type="float" office:value="0.97817" calcext:value-type="float">
            <text:p>0.97817</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1875" calcext:value-type="float">
            <text:p>0.1875</text:p>
          </table:table-cell>
          <table:table-cell office:value-type="float" office:value="0.690122805006271" calcext:value-type="float">
            <text:p>0.690122805006271</text:p>
          </table:table-cell>
          <table:table-cell office:value-type="float" office:value="0.838093936443329" calcext:value-type="float">
            <text:p>0.838093936443329</text:p>
          </table:table-cell>
          <table:table-cell office:value-type="string" calcext:value-type="string">
            <text:p/>
          </table:table-cell>
          <table:table-cell office:value-type="string" calcext:value-type="string">
            <text:p>Und sein Vater und ich hatten das Glück, der Erste zu sein, der es dort gesehen hat."</text:p>
          </table:table-cell>
          <table:table-cell office:value-type="float" office:value="1" calcext:value-type="float">
            <text:p>1</text:p>
          </table:table-cell>
          <table:table-cell office:value-type="float" office:value="0.388888888888889" calcext:value-type="float">
            <text:p>0.388888888888889</text:p>
          </table:table-cell>
          <table:table-cell office:value-type="float" office:value="0.382064244646535" calcext:value-type="float">
            <text:p>0.382064244646535</text:p>
          </table:table-cell>
          <table:table-cell office:value-type="float" office:value="0.644942283630371" calcext:value-type="float">
            <text:p>0.644942283630371</text:p>
          </table:table-cell>
          <table:table-cell office:value-type="string" calcext:value-type="string">
            <text:p/>
          </table:table-cell>
          <table:table-cell office:value-type="string" calcext:value-type="string">
            <text:p>And his father and I were lucky enough to be the first to see it there."</text:p>
          </table:table-cell>
          <table:table-cell office:value-type="float" office:value="0.388888888888889" calcext:value-type="float">
            <text:p>0.388888888888889</text:p>
          </table:table-cell>
          <table:table-cell office:value-type="float" office:value="0.382064244646535" calcext:value-type="float">
            <text:p>0.382064244646535</text:p>
          </table:table-cell>
          <table:table-cell office:value-type="float" office:value="0.644942283630371" calcext:value-type="float">
            <text:p>0.644942283630371</text:p>
          </table:table-cell>
        </table:table-row>
        <table:table-row table:style-name="ro1">
          <table:table-cell office:value-type="string" calcext:value-type="string">
            <text:p>000_1756</text:p>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1" calcext:value-type="float">
            <text:p>1</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684</text:p>
          </table:table-cell>
          <table:table-cell office:value-type="string" calcext:value-type="string">
            <text:p>['They']</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office:value-type="string" calcext:value-type="string">
            <text:p>Markable_679</text:p>
          </table:table-cell>
          <table:table-cell office:value-type="string" calcext:value-type="string">
            <text:p>['people']</text:p>
          </table:table-cell>
          <table:table-cell office:value-type="string" calcext:value-type="string">
            <text:p>Sie wollen die Person sein, zu der sie geworden sind.</text:p>
          </table:table-cell>
          <table:table-cell office:value-type="string" calcext:value-type="string">
            <text:p>Markable_477</text:p>
          </table:table-cell>
          <table:table-cell office:value-type="string" calcext:value-type="string">
            <text:p>['Sie']</text:p>
          </table:table-cell>
          <table:table-cell office:value-type="string" calcext:value-type="string">
            <text:p>Sie wollen die Person sein , zu der sie geworden sind .</text:p>
          </table:table-cell>
          <table:table-cell office:value-type="string" calcext:value-type="string">
            <text:p>['Sie']</text:p>
          </table:table-cell>
          <table:table-cell office:value-type="string" calcext:value-type="string">
            <text:p>They want to be the person they have become.</text:p>
          </table:table-cell>
          <table:table-cell office:value-type="float" office:value="0.50566" calcext:value-type="float">
            <text:p>0.50566</text:p>
          </table:table-cell>
          <table:table-cell office:value-type="float" office:value="0.15225" calcext:value-type="float">
            <text:p>0.15225</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string" calcext:value-type="string">
            <text:p/>
          </table:table-cell>
          <table:table-cell office:value-type="float" office:value="0.666666666666667" calcext:value-type="float">
            <text:p>0.666666666666667</text:p>
          </table:table-cell>
          <table:table-cell office:value-type="float" office:value="0.202355539266737" calcext:value-type="float">
            <text:p>0.202355539266737</text:p>
          </table:table-cell>
          <table:table-cell office:value-type="float" office:value="0.585779845714569" calcext:value-type="float">
            <text:p>0.585779845714569</text:p>
          </table:table-cell>
          <table:table-cell office:value-type="string" calcext:value-type="string">
            <text:p/>
          </table:table-cell>
          <table:table-cell office:value-type="string" calcext:value-type="string">
            <text:p>Sie wollen sein, wer immer es ist, zu dem sie gekommen sind.</text:p>
          </table:table-cell>
          <table:table-cell office:value-type="float" office:value="1" calcext:value-type="float">
            <text:p>1</text:p>
          </table:table-cell>
          <table:table-cell office:value-type="float" office:value="0.7" calcext:value-type="float">
            <text:p>0.7</text:p>
          </table:table-cell>
          <table:table-cell office:value-type="float" office:value="0.0474060425987814" calcext:value-type="float">
            <text:p>0.047406042598781</text:p>
          </table:table-cell>
          <table:table-cell office:value-type="float" office:value="0.411501139402389" calcext:value-type="float">
            <text:p>0.411501139402389</text:p>
          </table:table-cell>
          <table:table-cell office:value-type="string" calcext:value-type="string">
            <text:p/>
          </table:table-cell>
          <table:table-cell office:value-type="string" calcext:value-type="string">
            <text:p>They want to be whoever it is they came to.</text:p>
          </table:table-cell>
          <table:table-cell office:value-type="float" office:value="0.7" calcext:value-type="float">
            <text:p>0.7</text:p>
          </table:table-cell>
          <table:table-cell office:value-type="float" office:value="0.0474060425987814" calcext:value-type="float">
            <text:p>0.047406042598781</text:p>
          </table:table-cell>
          <table:table-cell office:value-type="float" office:value="0.411501139402389" calcext:value-type="float">
            <text:p>0.411501139402389</text:p>
          </table:table-cell>
        </table:table-row>
        <table:table-row table:style-name="ro1">
          <table:table-cell office:value-type="string" calcext:value-type="string">
            <text:p>000_1756</text:p>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5" calcext:value-type="float">
            <text:p>5</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771</text:p>
          </table:table-cell>
          <table:table-cell office:value-type="string" calcext:value-type="string">
            <text:p>['they']</text:p>
          </table:table-cell>
          <table:table-cell office:value-type="string" calcext:value-type="string">
            <text:p>But I've come to feel that I love the children I had so much that I don't want to imagine a life without them.</text:p>
          </table:table-cell>
          <table:table-cell office:value-type="string" calcext:value-type="string">
            <text:p>Markable_1296</text:p>
          </table:table-cell>
          <table:table-cell office:value-type="string" calcext:value-type="string">
            <text:p>['the', 'children', 'I', 'had']</text:p>
          </table:table-cell>
          <table:table-cell office:value-type="string" calcext:value-type="string">
            <text:p>Ich erkenne den Schmerz an, den sie anderen zugefügt haben, und für den es keine Vergebung gibt, <text:s/>aber für den Schmerz, den sie mir verursacht haben, gibt es Vergebung", sagte sie.</text:p>
          </table:table-cell>
          <table:table-cell office:value-type="string" calcext:value-type="string">
            <text:p>Markable_522</text:p>
          </table:table-cell>
          <table:table-cell office:value-type="string" calcext:value-type="string">
            <text:p>['den']</text:p>
          </table:table-cell>
          <table:table-cell office:value-type="string" calcext:value-type="string">
            <text:p>Ich erkenne den Schmerz an , den sie anderen zugefügt haben , und für den es keine Vergebung gibt , aber für den Schmerz , den sie mir verursacht haben , gibt es Vergebung &amp;quot; , sagte sie .</text:p>
          </table:table-cell>
          <table:table-cell office:value-type="string" calcext:value-type="string">
            <text:p>['den']</text:p>
          </table:table-cell>
          <table:table-cell office:value-type="string" calcext:value-type="string">
            <text:p>I acknowledge the pain they have caused others, and for which there is no forgiveness, but for the pain they have caused me, there is forgiveness &amp;quot; , she said.</text:p>
          </table:table-cell>
          <table:table-cell office:value-type="float" office:value="0.9243" calcext:value-type="float">
            <text:p>0.9243</text:p>
          </table:table-cell>
          <table:table-cell office:value-type="float" office:value="0.05566" calcext:value-type="float">
            <text:p>0.05566</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384615384615385" calcext:value-type="float">
            <text:p>0.384615384615385</text:p>
          </table:table-cell>
          <table:table-cell office:value-type="float" office:value="0.123818833449507" calcext:value-type="float">
            <text:p>0.123818833449507</text:p>
          </table:table-cell>
          <table:table-cell office:value-type="float" office:value="0.744492590427399" calcext:value-type="float">
            <text:p>0.744492590427399</text:p>
          </table:table-cell>
          <table:table-cell office:value-type="string" calcext:value-type="string">
            <text:p/>
          </table:table-cell>
          <table:table-cell office:value-type="string" calcext:value-type="string">
            <text:p>Ich erkenne den Schmerz, den sie anderen verursacht haben, für den es keine Vergebung geben kann, aber den Schmerz, den sie mir verursacht haben, gibt es", sagte sie.</text:p>
          </table:table-cell>
          <table:table-cell office:value-type="float" office:value="1" calcext:value-type="float">
            <text:p>1</text:p>
          </table:table-cell>
          <table:table-cell office:value-type="float" office:value="0.225806451612903" calcext:value-type="float">
            <text:p>0.225806451612903</text:p>
          </table:table-cell>
          <table:table-cell office:value-type="float" office:value="0.513995425938126" calcext:value-type="float">
            <text:p>0.513995425938126</text:p>
          </table:table-cell>
          <table:table-cell office:value-type="float" office:value="0.637160360813141" calcext:value-type="float">
            <text:p>0.637160360813141</text:p>
          </table:table-cell>
          <table:table-cell office:value-type="string" calcext:value-type="string">
            <text:p/>
          </table:table-cell>
          <table:table-cell office:value-type="string" calcext:value-type="string">
            <text:p>I recognise the pain they have caused others for which there can be no forgiveness, but the pain they have caused me exists," she said.</text:p>
          </table:table-cell>
          <table:table-cell office:value-type="float" office:value="0.225806451612903" calcext:value-type="float">
            <text:p>0.225806451612903</text:p>
          </table:table-cell>
          <table:table-cell office:value-type="float" office:value="0.513995425938126" calcext:value-type="float">
            <text:p>0.513995425938126</text:p>
          </table:table-cell>
          <table:table-cell office:value-type="float" office:value="0.637160360813141" calcext:value-type="float">
            <text:p>0.637160360813141</text:p>
          </table:table-cell>
        </table:table-row>
        <table:table-row table:style-name="ro1">
          <table:table-cell office:value-type="string" calcext:value-type="string">
            <text:p>000_1756</text:p>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21" calcext:value-type="float">
            <text:p>21</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776</text:p>
          </table:table-cell>
          <table:table-cell office:value-type="string" calcext:value-type="string">
            <text:p>['they']</text:p>
          </table:table-cell>
          <table:table-cell office:value-type="string" calcext:value-type="string">
            <text:p>But I've come to feel that I love the children I had so much that I don't want to imagine a life without them.</text:p>
          </table:table-cell>
          <table:table-cell office:value-type="string" calcext:value-type="string">
            <text:p>Markable_1297</text:p>
          </table:table-cell>
          <table:table-cell office:value-type="string" calcext:value-type="string">
            <text:p>['the', 'children', 'I', 'had']</text:p>
          </table:table-cell>
          <table:table-cell office:value-type="string" calcext:value-type="string">
            <text:p>Ich erkenne den Schmerz an, den sie anderen zugefügt haben, und für den es keine Vergebung gibt, <text:s/>aber für den Schmerz, den sie mir verursacht haben, gibt es Vergebung", sagte sie.</text:p>
          </table:table-cell>
          <table:table-cell office:value-type="string" calcext:value-type="string">
            <text:p>Markable_526</text:p>
          </table:table-cell>
          <table:table-cell office:value-type="string" calcext:value-type="string">
            <text:p>['den']</text:p>
          </table:table-cell>
          <table:table-cell office:value-type="string" calcext:value-type="string">
            <text:p>Ich erkenne den Schmerz an , den sie anderen zugefügt haben , und für den es keine Vergebung gibt , aber für den Schmerz , den sie mir verursacht haben , gibt es Vergebung &amp;quot; , sagte sie .</text:p>
          </table:table-cell>
          <table:table-cell office:value-type="string" calcext:value-type="string">
            <text:p>['den']</text:p>
          </table:table-cell>
          <table:table-cell office:value-type="string" calcext:value-type="string">
            <text:p>I acknowledge the pain they have caused others, and for which there is no forgiveness, but for the pain they have caused me, there is forgiveness &amp;quot; , she said.</text:p>
          </table:table-cell>
          <table:table-cell office:value-type="float" office:value="0.04535" calcext:value-type="float">
            <text:p>0.04535</text:p>
          </table:table-cell>
          <table:table-cell office:value-type="float" office:value="0.0551" calcext:value-type="float">
            <text:p>0.0551</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384615384615385" calcext:value-type="float">
            <text:p>0.384615384615385</text:p>
          </table:table-cell>
          <table:table-cell office:value-type="float" office:value="0.123818833449507" calcext:value-type="float">
            <text:p>0.123818833449507</text:p>
          </table:table-cell>
          <table:table-cell office:value-type="float" office:value="0.744492590427399" calcext:value-type="float">
            <text:p>0.744492590427399</text:p>
          </table:table-cell>
          <table:table-cell office:value-type="string" calcext:value-type="string">
            <text:p/>
          </table:table-cell>
          <table:table-cell office:value-type="string" calcext:value-type="string">
            <text:p>Ich erkenne den Schmerz, den sie anderen verursacht haben, für den es keine Vergebung geben kann, aber den Schmerz, den sie mir verursacht haben, gibt es", sagte sie.</text:p>
          </table:table-cell>
          <table:table-cell office:value-type="float" office:value="1" calcext:value-type="float">
            <text:p>1</text:p>
          </table:table-cell>
          <table:table-cell office:value-type="float" office:value="0.225806451612903" calcext:value-type="float">
            <text:p>0.225806451612903</text:p>
          </table:table-cell>
          <table:table-cell office:value-type="float" office:value="0.513995425938126" calcext:value-type="float">
            <text:p>0.513995425938126</text:p>
          </table:table-cell>
          <table:table-cell office:value-type="float" office:value="0.637160360813141" calcext:value-type="float">
            <text:p>0.637160360813141</text:p>
          </table:table-cell>
          <table:table-cell office:value-type="string" calcext:value-type="string">
            <text:p/>
          </table:table-cell>
          <table:table-cell office:value-type="string" calcext:value-type="string">
            <text:p>I recognise the pain they have caused others for which there can be no forgiveness, but the pain they have caused me exists," she said.</text:p>
          </table:table-cell>
          <table:table-cell office:value-type="float" office:value="0.225806451612903" calcext:value-type="float">
            <text:p>0.225806451612903</text:p>
          </table:table-cell>
          <table:table-cell office:value-type="float" office:value="0.513995425938126" calcext:value-type="float">
            <text:p>0.513995425938126</text:p>
          </table:table-cell>
          <table:table-cell office:value-type="float" office:value="0.637160360813141" calcext:value-type="float">
            <text:p>0.637160360813141</text:p>
          </table:table-cell>
        </table:table-row>
        <table:table-row table:style-name="ro1">
          <table:table-cell office:value-type="string" calcext:value-type="string">
            <text:p>000_1756</text:p>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8" calcext:value-type="float">
            <text:p>8</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967</text:p>
          </table:table-cell>
          <table:table-cell office:value-type="string" calcext:value-type="string">
            <text:p>['them']</text:p>
          </table:table-cell>
          <table:table-cell office:value-type="string" calcext:value-type="string">
            <text:p>He wasn't extending his legs appropriately.</text:p>
          </table:table-cell>
          <table:table-cell office:value-type="string" calcext:value-type="string">
            <text:p>Markable_962</text:p>
          </table:table-cell>
          <table:table-cell office:value-type="string" calcext:value-type="string">
            <text:p>['his', 'legs']</text:p>
          </table:table-cell>
          <table:table-cell office:value-type="string" calcext:value-type="string">
            <text:p>Soweit er sie überhaupt ausstreckte, tat er das so ungleichmäßig, <text:s/>dass sie dachte, ein Tumor könnte möglicherweise dafür verantwortlich sein.</text:p>
          </table:table-cell>
          <table:table-cell office:value-type="string" calcext:value-type="string">
            <text:p>Markable_596</text:p>
          </table:table-cell>
          <table:table-cell office:value-type="string" calcext:value-type="string">
            <text:p>['sie']</text:p>
          </table:table-cell>
          <table:table-cell office:value-type="string" calcext:value-type="string">
            <text:p>Soweit er sie überhaupt ausstreckte , tat er das so ungleichmäßig , dass sie dachte , ein Tumor könnte möglicherweise dafür verantwortlich sein .</text:p>
          </table:table-cell>
          <table:table-cell office:value-type="string" calcext:value-type="string">
            <text:p>['sie']</text:p>
          </table:table-cell>
          <table:table-cell office:value-type="string" calcext:value-type="string">
            <text:p>To the extent that he stretched it out at all, he did so so unevenly that she thought a tumor might possibly be responsible.</text:p>
          </table:table-cell>
          <table:table-cell office:value-type="float" office:value="0.13923" calcext:value-type="float">
            <text:p>0.13923</text:p>
          </table:table-cell>
          <table:table-cell office:value-type="float" office:value="0.33567" calcext:value-type="float">
            <text:p>0.33567</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821428571428571" calcext:value-type="float">
            <text:p>0.821428571428571</text:p>
          </table:table-cell>
          <table:table-cell office:value-type="float" office:value="0.0245352478393685" calcext:value-type="float">
            <text:p>0.024535247839369</text:p>
          </table:table-cell>
          <table:table-cell office:value-type="float" office:value="0.44278421998024" calcext:value-type="float">
            <text:p>0.44278421998024</text:p>
          </table:table-cell>
          <table:table-cell office:value-type="string" calcext:value-type="string">
            <text:p/>
          </table:table-cell>
          <table:table-cell office:value-type="string" calcext:value-type="string">
            <text:p>Soweit er sie ausdehnte, tat er so asymmetrisch, was sie dachte, dass es einen Tumor irgendeiner Art in Aktion geben könnte.</text:p>
          </table:table-cell>
          <table:table-cell office:value-type="float" office:value="1" calcext:value-type="float">
            <text:p>1</text:p>
          </table:table-cell>
          <table:table-cell office:value-type="float" office:value="0.7" calcext:value-type="float">
            <text:p>0.7</text:p>
          </table:table-cell>
          <table:table-cell office:value-type="float" office:value="0.0743950979670106" calcext:value-type="float">
            <text:p>0.074395097967011</text:p>
          </table:table-cell>
          <table:table-cell office:value-type="float" office:value="0.134502440690994" calcext:value-type="float">
            <text:p>0.134502440690994</text:p>
          </table:table-cell>
          <table:table-cell office:value-type="string" calcext:value-type="string">
            <text:p/>
          </table:table-cell>
          <table:table-cell office:value-type="string" calcext:value-type="string">
            <text:p>As far as he extended it, he did so asymmetrically, which she thought could mean there was a tumour of some kind in action.</text:p>
          </table:table-cell>
          <table:table-cell office:value-type="float" office:value="0.7" calcext:value-type="float">
            <text:p>0.7</text:p>
          </table:table-cell>
          <table:table-cell office:value-type="float" office:value="0.0743950979670106" calcext:value-type="float">
            <text:p>0.074395097967011</text:p>
          </table:table-cell>
          <table:table-cell office:value-type="float" office:value="0.134502440690994" calcext:value-type="float">
            <text:p>0.134502440690994</text:p>
          </table:table-cell>
        </table:table-row>
        <table:table-row table:style-name="ro1">
          <table:table-cell office:value-type="string" calcext:value-type="string">
            <text:p>000_1756</text:p>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963</text:p>
          </table:table-cell>
          <table:table-cell office:value-type="string" calcext:value-type="string">
            <text:p>['She']</text:p>
          </table:table-cell>
          <table:table-cell office:value-type="string" calcext:value-type="string">
            <text:p>The day after our son was born, the pediatrician came into the hospital room and said she was concerned.</text:p>
          </table:table-cell>
          <table:table-cell office:value-type="string" calcext:value-type="string">
            <text:p>Markable_957</text:p>
          </table:table-cell>
          <table:table-cell office:value-type="string" calcext:value-type="string">
            <text:p>['the', 'pediatrician']</text:p>
          </table:table-cell>
          <table:table-cell office:value-type="string" calcext:value-type="string">
            <text:p>Sie sagte, das könne bedeuten, dass er Hirnschäden davongetragen hatte.</text:p>
          </table:table-cell>
          <table:table-cell office:value-type="string" calcext:value-type="string">
            <text:p>Markable_592</text:p>
          </table:table-cell>
          <table:table-cell office:value-type="string" calcext:value-type="string">
            <text:p>['Sie']</text:p>
          </table:table-cell>
          <table:table-cell office:value-type="string" calcext:value-type="string">
            <text:p>Sie sagte , das könne bedeuten , dass er Hirnschäden davongetragen hatte .</text:p>
          </table:table-cell>
          <table:table-cell office:value-type="string" calcext:value-type="string">
            <text:p>['Sie']</text:p>
          </table:table-cell>
          <table:table-cell office:value-type="string" calcext:value-type="string">
            <text:p>She said that could mean that he had suffered brain damage.</text:p>
          </table:table-cell>
          <table:table-cell office:value-type="float" office:value="0.23087" calcext:value-type="float">
            <text:p>0.23087</text:p>
          </table:table-cell>
          <table:table-cell office:value-type="float" office:value="0.06671" calcext:value-type="float">
            <text:p>0.06671</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2" calcext:value-type="float">
            <text:p>0.2</text:p>
          </table:table-cell>
          <table:table-cell office:value-type="float" office:value="0.378179042765247" calcext:value-type="float">
            <text:p>0.378179042765247</text:p>
          </table:table-cell>
          <table:table-cell office:value-type="float" office:value="0.9017453789711" calcext:value-type="float">
            <text:p>0.9017453789711</text:p>
          </table:table-cell>
          <table:table-cell office:value-type="string" calcext:value-type="string">
            <text:p/>
          </table:table-cell>
          <table:table-cell office:value-type="string" calcext:value-type="string">
            <text:p>Sie sagte, das könnte bedeuten, dass er Hirnschäden hat.</text:p>
          </table:table-cell>
          <table:table-cell office:value-type="float" office:value="1" calcext:value-type="float">
            <text:p>1</text:p>
          </table:table-cell>
          <table:table-cell office:value-type="float" office:value="0.3" calcext:value-type="float">
            <text:p>0.3</text:p>
          </table:table-cell>
          <table:table-cell office:value-type="float" office:value="0.386275297450819" calcext:value-type="float">
            <text:p>0.386275297450819</text:p>
          </table:table-cell>
          <table:table-cell office:value-type="float" office:value="0.742446064949035" calcext:value-type="float">
            <text:p>0.742446064949035</text:p>
          </table:table-cell>
          <table:table-cell office:value-type="string" calcext:value-type="string">
            <text:p/>
          </table:table-cell>
          <table:table-cell office:value-type="string" calcext:value-type="string">
            <text:p>She said that could mean he had brain damage.</text:p>
          </table:table-cell>
          <table:table-cell office:value-type="float" office:value="0.3" calcext:value-type="float">
            <text:p>0.3</text:p>
          </table:table-cell>
          <table:table-cell office:value-type="float" office:value="0.386275297450819" calcext:value-type="float">
            <text:p>0.386275297450819</text:p>
          </table:table-cell>
          <table:table-cell office:value-type="float" office:value="0.742446064949035" calcext:value-type="float">
            <text:p>0.742446064949035</text:p>
          </table:table-cell>
        </table:table-row>
        <table:table-row table:style-name="ro1">
          <table:table-cell office:value-type="string" calcext:value-type="string">
            <text:p>000_1756</text:p>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7" calcext:value-type="float">
            <text:p>17</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969</text:p>
          </table:table-cell>
          <table:table-cell office:value-type="string" calcext:value-type="string">
            <text:p>['she']</text:p>
          </table:table-cell>
          <table:table-cell office:value-type="string" calcext:value-type="string">
            <text:p>The day after our son was born, the pediatrician came into the hospital room and said she was concerned.</text:p>
          </table:table-cell>
          <table:table-cell office:value-type="string" calcext:value-type="string">
            <text:p>Markable_957</text:p>
          </table:table-cell>
          <table:table-cell office:value-type="string" calcext:value-type="string">
            <text:p>['the', 'pediatrician']</text:p>
          </table:table-cell>
          <table:table-cell office:value-type="string" calcext:value-type="string">
            <text:p>Soweit er sie überhaupt ausstreckte, tat er das so ungleichmäßig, <text:s/>dass sie dachte, ein Tumor könnte möglicherweise dafür verantwortlich sein.</text:p>
          </table:table-cell>
          <table:table-cell office:value-type="string" calcext:value-type="string">
            <text:p>Markable_603</text:p>
          </table:table-cell>
          <table:table-cell office:value-type="string" calcext:value-type="string">
            <text:p>['sie']</text:p>
          </table:table-cell>
          <table:table-cell office:value-type="string" calcext:value-type="string">
            <text:p>Soweit er sie überhaupt ausstreckte , tat er das so ungleichmäßig , dass sie dachte , ein Tumor könnte möglicherweise dafür verantwortlich sein .</text:p>
          </table:table-cell>
          <table:table-cell office:value-type="string" calcext:value-type="string">
            <text:p>['sie']</text:p>
          </table:table-cell>
          <table:table-cell office:value-type="string" calcext:value-type="string">
            <text:p>To the extent that he stretched it out at all, he did so so unevenly that she thought a tumor might possibly be responsible.</text:p>
          </table:table-cell>
          <table:table-cell office:value-type="float" office:value="0.96565" calcext:value-type="float">
            <text:p>0.96565</text:p>
          </table:table-cell>
          <table:table-cell office:value-type="float" office:value="0.01945" calcext:value-type="float">
            <text:p>0.01945</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821428571428571" calcext:value-type="float">
            <text:p>0.821428571428571</text:p>
          </table:table-cell>
          <table:table-cell office:value-type="float" office:value="0.0245352478393685" calcext:value-type="float">
            <text:p>0.024535247839369</text:p>
          </table:table-cell>
          <table:table-cell office:value-type="float" office:value="0.44278421998024" calcext:value-type="float">
            <text:p>0.44278421998024</text:p>
          </table:table-cell>
          <table:table-cell office:value-type="string" calcext:value-type="string">
            <text:p/>
          </table:table-cell>
          <table:table-cell office:value-type="string" calcext:value-type="string">
            <text:p>Soweit er sie ausdehnte, tat er so asymmetrisch, was sie dachte, dass es einen Tumor irgendeiner Art in Aktion geben könnte.</text:p>
          </table:table-cell>
          <table:table-cell office:value-type="float" office:value="1" calcext:value-type="float">
            <text:p>1</text:p>
          </table:table-cell>
          <table:table-cell office:value-type="float" office:value="0.7" calcext:value-type="float">
            <text:p>0.7</text:p>
          </table:table-cell>
          <table:table-cell office:value-type="float" office:value="0.0743950979670106" calcext:value-type="float">
            <text:p>0.074395097967011</text:p>
          </table:table-cell>
          <table:table-cell office:value-type="float" office:value="0.134502440690994" calcext:value-type="float">
            <text:p>0.134502440690994</text:p>
          </table:table-cell>
          <table:table-cell office:value-type="string" calcext:value-type="string">
            <text:p/>
          </table:table-cell>
          <table:table-cell office:value-type="string" calcext:value-type="string">
            <text:p>As far as he extended it, he did so asymmetrically, which she thought could mean there was a tumour of some kind in action.</text:p>
          </table:table-cell>
          <table:table-cell office:value-type="float" office:value="0.7" calcext:value-type="float">
            <text:p>0.7</text:p>
          </table:table-cell>
          <table:table-cell office:value-type="float" office:value="0.0743950979670106" calcext:value-type="float">
            <text:p>0.074395097967011</text:p>
          </table:table-cell>
          <table:table-cell office:value-type="float" office:value="0.134502440690994" calcext:value-type="float">
            <text:p>0.134502440690994</text:p>
          </table:table-cell>
        </table:table-row>
        <table:table-row table:style-name="ro1">
          <table:table-cell office:value-type="string" calcext:value-type="string">
            <text:p>000_1756</text:p>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18" calcext:value-type="float">
            <text:p>18</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531</text:p>
          </table:table-cell>
          <table:table-cell office:value-type="string" calcext:value-type="string">
            <text:p>['it']</text:p>
          </table:table-cell>
          <table:table-cell office:value-type="string" calcext:value-type="string">
            <text:p>Do you wish your child didn't have Down syndrome?</text:p>
          </table:table-cell>
          <table:table-cell office:value-type="string" calcext:value-type="string">
            <text:p>Markable_524</text:p>
          </table:table-cell>
          <table:table-cell office:value-type="string" calcext:value-type="string">
            <text:p>['Down', 'syndrome']</text:p>
          </table:table-cell>
          <table:table-cell office:value-type="string" calcext:value-type="string">
            <text:p>Und interessanterweise sagte sein Vater: <text:s/>"Für David, unseren Sohn, bedauere ich es, <text:s/>denn für ihn ist es kein leichtes Dasein in dieser Welt, <text:s/>und ich würde ihm gerne ein leichteres Leben schenken.</text:p>
          </table:table-cell>
          <table:table-cell office:value-type="string" calcext:value-type="string">
            <text:p>Markable_419</text:p>
          </table:table-cell>
          <table:table-cell office:value-type="string" calcext:value-type="string">
            <text:p>['ihn']</text:p>
          </table:table-cell>
          <table:table-cell office:value-type="string" calcext:value-type="string">
            <text:p>Und interessanterweise sagte sein Vater : &amp;quot; Für David , unseren Sohn , bedauere ich es , denn für ihn ist es kein leichtes Dasein in dieser Welt , und ich würde ihm gerne ein leichteres Leben schenken .</text:p>
          </table:table-cell>
          <table:table-cell office:value-type="string" calcext:value-type="string">
            <text:p>['ihn']</text:p>
          </table:table-cell>
          <table:table-cell office:value-type="string" calcext:value-type="string">
            <text:p>And interestingly, his father said: "For David, our son, I regret it, because for him it is not an easy existence in this world, and I would like to give him an easier life.</text:p>
          </table:table-cell>
          <table:table-cell office:value-type="float" office:value="0.07662" calcext:value-type="float">
            <text:p>0.07662</text:p>
          </table:table-cell>
          <table:table-cell office:value-type="float" office:value="0.00458" calcext:value-type="float">
            <text:p>0.0045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284744263" calcext:value-type="float">
            <text:p>0.999999284744263</text:p>
          </table:table-cell>
          <table:table-cell office:value-type="string" calcext:value-type="string">
            <text:p/>
          </table:table-cell>
          <table:table-cell office:value-type="float" office:value="0.342857142857143" calcext:value-type="float">
            <text:p>0.342857142857143</text:p>
          </table:table-cell>
          <table:table-cell office:value-type="float" office:value="0.404762326473607" calcext:value-type="float">
            <text:p>0.404762326473607</text:p>
          </table:table-cell>
          <table:table-cell office:value-type="float" office:value="0.74596107006073" calcext:value-type="float">
            <text:p>0.74596107006073</text:p>
          </table:table-cell>
          <table:table-cell office:value-type="string" calcext:value-type="string">
            <text:p/>
          </table:table-cell>
          <table:table-cell office:value-type="string" calcext:value-type="string">
            <text:p>Und interessanterweise sagte sein Vater: "Nun, für David, unseren Sohn, bedauere ich es, denn für David ist es eine schwierige Art, in der Welt zu sein, und ich möchte David ein leichteres Leben geben.</text:p>
          </table:table-cell>
          <table:table-cell office:value-type="float" office:value="0" calcext:value-type="float">
            <text:p>0</text:p>
          </table:table-cell>
          <table:table-cell office:value-type="float" office:value="0.40625" calcext:value-type="float">
            <text:p>0.40625</text:p>
          </table:table-cell>
          <table:table-cell office:value-type="float" office:value="0.379556875346716" calcext:value-type="float">
            <text:p>0.379556875346716</text:p>
          </table:table-cell>
          <table:table-cell office:value-type="float" office:value="0.629669427871704" calcext:value-type="float">
            <text:p>0.629669427871704</text:p>
          </table:table-cell>
          <table:table-cell office:value-type="string" calcext:value-type="string">
            <text:p/>
          </table:table-cell>
          <table:table-cell office:value-type="string" calcext:value-type="string">
            <text:p>And interestingly, his father said, "Well, for David, our son, I'm sorry, because for David it's a difficult way to be in the world and I want to give David an easier life.</text:p>
          </table:table-cell>
          <table:table-cell office:value-type="float" office:value="0.40625" calcext:value-type="float">
            <text:p>0.40625</text:p>
          </table:table-cell>
          <table:table-cell office:value-type="float" office:value="0.379556875346716" calcext:value-type="float">
            <text:p>0.379556875346716</text:p>
          </table:table-cell>
          <table:table-cell office:value-type="float" office:value="0.629669427871704" calcext:value-type="float">
            <text:p>0.629669427871704</text:p>
          </table:table-cell>
        </table:table-row>
        <table:table-row table:style-name="ro1">
          <table:table-cell office:value-type="string" calcext:value-type="string">
            <text:p>000_1756</text:p>
          </table:table-cell>
          <table:table-cell office:value-type="string" calcext:value-type="string">
            <text:p>69_1</text:p>
          </table:table-cell>
          <table:table-cell office:value-type="string" calcext:value-type="string">
            <text:p>And she took her son home.</text:p>
          </table:table-cell>
          <table:table-cell office:value-type="float" office:value="2" calcext:value-type="float">
            <text:p>2</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31</text:p>
          </table:table-cell>
          <table:table-cell office:value-type="string" calcext:value-type="string">
            <text:p>['she']</text:p>
          </table:table-cell>
          <table:table-cell office:value-type="string" calcext:value-type="string">
            <text:p>And his mother said she wasn't going to do it.</text:p>
          </table:table-cell>
          <table:table-cell office:value-type="string" calcext:value-type="string">
            <text:p>Markable_331</text:p>
          </table:table-cell>
          <table:table-cell office:value-type="string" calcext:value-type="string">
            <text:p>['his', 'mother']</text:p>
          </table:table-cell>
          <table:table-cell office:value-type="string" calcext:value-type="string">
            <text:p>Sie nahm ihren Sohn mit nach Hause.</text:p>
          </table:table-cell>
          <table:table-cell office:value-type="string" calcext:value-type="string">
            <text:p>Markable_315</text:p>
          </table:table-cell>
          <table:table-cell office:value-type="string" calcext:value-type="string">
            <text:p>['Sie']</text:p>
          </table:table-cell>
          <table:table-cell office:value-type="string" calcext:value-type="string">
            <text:p>Sie nahm ihren Sohn mit nach Hause .</text:p>
          </table:table-cell>
          <table:table-cell office:value-type="string" calcext:value-type="string">
            <text:p>['Sie']</text:p>
          </table:table-cell>
          <table:table-cell office:value-type="string" calcext:value-type="string">
            <text:p>She took her son home with her .</text:p>
          </table:table-cell>
          <table:table-cell office:value-type="float" office:value="0.35234" calcext:value-type="float">
            <text:p>0.35234</text:p>
          </table:table-cell>
          <table:table-cell office:value-type="float" office:value="0.07528" calcext:value-type="float">
            <text:p>0.07528</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666666666666667" calcext:value-type="float">
            <text:p>0.666666666666667</text:p>
          </table:table-cell>
          <table:table-cell office:value-type="float" office:value="0.41113361690052" calcext:value-type="float">
            <text:p>0.41113361690052</text:p>
          </table:table-cell>
          <table:table-cell office:value-type="float" office:value="0.658365964889526" calcext:value-type="float">
            <text:p>0.658365964889526</text:p>
          </table:table-cell>
          <table:table-cell office:value-type="string" calcext:value-type="string">
            <text:p/>
          </table:table-cell>
          <table:table-cell office:value-type="string" calcext:value-type="string">
            <text:p>Und sie nahm ihren Sohn mit nach Hause.</text:p>
          </table:table-cell>
          <table:table-cell office:value-type="float" office:value="1" calcext:value-type="float">
            <text:p>1</text:p>
          </table:table-cell>
          <table:table-cell office:value-type="float" office:value="0.285714285714286" calcext:value-type="float">
            <text:p>0.285714285714286</text:p>
          </table:table-cell>
          <table:table-cell office:value-type="float" office:value="0.68037493331712" calcext:value-type="float">
            <text:p>0.68037493331712</text:p>
          </table:table-cell>
          <table:table-cell office:value-type="float" office:value="0.818260014057159" calcext:value-type="float">
            <text:p>0.818260014057159</text:p>
          </table:table-cell>
          <table:table-cell office:value-type="string" calcext:value-type="string">
            <text:p/>
          </table:table-cell>
          <table:table-cell office:value-type="string" calcext:value-type="string">
            <text:p>And she took her son home.</text:p>
          </table:table-cell>
          <table:table-cell office:value-type="float" office:value="0.285714285714286" calcext:value-type="float">
            <text:p>0.285714285714286</text:p>
          </table:table-cell>
          <table:table-cell office:value-type="float" office:value="0.68037493331712" calcext:value-type="float">
            <text:p>0.68037493331712</text:p>
          </table:table-cell>
          <table:table-cell office:value-type="float" office:value="0.818260014057159" calcext:value-type="float">
            <text:p>0.818260014057159</text:p>
          </table:table-cell>
        </table:table-row>
        <table:table-row table:style-name="ro1">
          <table:table-cell office:value-type="string" calcext:value-type="string">
            <text:p>000_1756</text:p>
          </table:table-cell>
          <table:table-cell office:value-type="string" calcext:value-type="string">
            <text:p>69_1</text:p>
          </table:table-cell>
          <table:table-cell office:value-type="string" calcext:value-type="string">
            <text:p>And she took her son home.</text:p>
          </table:table-cell>
          <table:table-cell office:value-type="float" office:value="4" calcext:value-type="float">
            <text:p>4</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229</text:p>
          </table:table-cell>
          <table:table-cell office:value-type="string" calcext:value-type="string">
            <text:p>['her']</text:p>
          </table:table-cell>
          <table:table-cell office:value-type="string" calcext:value-type="string">
            <text:p>And his mother said she wasn't going to do it.</text:p>
          </table:table-cell>
          <table:table-cell office:value-type="string" calcext:value-type="string">
            <text:p>Markable_331</text:p>
          </table:table-cell>
          <table:table-cell office:value-type="string" calcext:value-type="string">
            <text:p>['his', 'mother']</text:p>
          </table:table-cell>
          <table:table-cell office:value-type="string" calcext:value-type="string">
            <text:p>Sie nahm ihren Sohn mit nach Hause.</text:p>
          </table:table-cell>
          <table:table-cell office:value-type="string" calcext:value-type="string">
            <text:p>Markable_316</text:p>
          </table:table-cell>
          <table:table-cell office:value-type="string" calcext:value-type="string">
            <text:p>['ihren']</text:p>
          </table:table-cell>
          <table:table-cell office:value-type="string" calcext:value-type="string">
            <text:p>Sie nahm ihren Sohn mit nach Hause .</text:p>
          </table:table-cell>
          <table:table-cell office:value-type="string" calcext:value-type="string">
            <text:p>['ihren']</text:p>
          </table:table-cell>
          <table:table-cell office:value-type="string" calcext:value-type="string">
            <text:p>She took her son home with her .</text:p>
          </table:table-cell>
          <table:table-cell office:value-type="float" office:value="0.19005" calcext:value-type="float">
            <text:p>0.19005</text:p>
          </table:table-cell>
          <table:table-cell office:value-type="float" office:value="0.16838" calcext:value-type="float">
            <text:p>0.16838</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666666666666667" calcext:value-type="float">
            <text:p>0.666666666666667</text:p>
          </table:table-cell>
          <table:table-cell office:value-type="float" office:value="0.41113361690052" calcext:value-type="float">
            <text:p>0.41113361690052</text:p>
          </table:table-cell>
          <table:table-cell office:value-type="float" office:value="0.658365964889526" calcext:value-type="float">
            <text:p>0.658365964889526</text:p>
          </table:table-cell>
          <table:table-cell office:value-type="string" calcext:value-type="string">
            <text:p/>
          </table:table-cell>
          <table:table-cell office:value-type="string" calcext:value-type="string">
            <text:p>Und sie nahm ihren Sohn mit nach Hause.</text:p>
          </table:table-cell>
          <table:table-cell office:value-type="float" office:value="1" calcext:value-type="float">
            <text:p>1</text:p>
          </table:table-cell>
          <table:table-cell office:value-type="float" office:value="0.285714285714286" calcext:value-type="float">
            <text:p>0.285714285714286</text:p>
          </table:table-cell>
          <table:table-cell office:value-type="float" office:value="0.68037493331712" calcext:value-type="float">
            <text:p>0.68037493331712</text:p>
          </table:table-cell>
          <table:table-cell office:value-type="float" office:value="0.818260014057159" calcext:value-type="float">
            <text:p>0.818260014057159</text:p>
          </table:table-cell>
          <table:table-cell office:value-type="string" calcext:value-type="string">
            <text:p/>
          </table:table-cell>
          <table:table-cell office:value-type="string" calcext:value-type="string">
            <text:p>And she took her son home.</text:p>
          </table:table-cell>
          <table:table-cell office:value-type="float" office:value="0.285714285714286" calcext:value-type="float">
            <text:p>0.285714285714286</text:p>
          </table:table-cell>
          <table:table-cell office:value-type="float" office:value="0.68037493331712" calcext:value-type="float">
            <text:p>0.68037493331712</text:p>
          </table:table-cell>
          <table:table-cell office:value-type="float" office:value="0.818260014057159" calcext:value-type="float">
            <text:p>0.818260014057159</text:p>
          </table:table-cell>
        </table:table-row>
        <table:table-row table:style-name="ro1">
          <table:table-cell office:value-type="string" calcext:value-type="string">
            <text:p>000_1756</text:p>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4" calcext:value-type="float">
            <text:p>4</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34</text:p>
          </table:table-cell>
          <table:table-cell office:value-type="string" calcext:value-type="string">
            <text:p>['she']</text:p>
          </table:table-cell>
          <table:table-cell office:value-type="string" calcext:value-type="string">
            <text:p>And his mother said she wasn't going to do it.</text:p>
          </table:table-cell>
          <table:table-cell office:value-type="string" calcext:value-type="string">
            <text:p>Markable_331</text:p>
          </table:table-cell>
          <table:table-cell office:value-type="string" calcext:value-type="string">
            <text:p>['his', 'mother']</text:p>
          </table:table-cell>
          <table:table-cell office:value-type="string" calcext:value-type="string">
            <text:p>Und obwohl sie aus erzieherischer oder finanzieller Sicht nicht sehr begünstigt war, <text:s/>fand sie den besten Arzt im Land <text:s/>für die Behandlung von diastrophischem Zwergwuchs, <text:s/>und übergab ihn in seine medizinische Obhut.</text:p>
          </table:table-cell>
          <table:table-cell office:value-type="string" calcext:value-type="string">
            <text:p>Markable_317</text:p>
          </table:table-cell>
          <table:table-cell office:value-type="string" calcext:value-type="string">
            <text:p>['sie']</text:p>
          </table:table-cell>
          <table:table-cell office:value-type="string" calcext:value-type="string">
            <text:p>Und obwohl sie aus erzieherischer oder finanzieller Sicht nicht sehr begünstigt war , fand sie den besten Arzt im Land für die Behandlung von diastrophischem Zwergwuchs , und übergab ihn in seine medizinische Obhut .</text:p>
          </table:table-cell>
          <table:table-cell office:value-type="string" calcext:value-type="string">
            <text:p>['sie']</text:p>
          </table:table-cell>
          <table:table-cell office:value-type="string" calcext:value-type="string">
            <text:p>And although she was not very favored from an educational or financial point of view , she found the best doctor in the country for the treatment of diastrophic dwarfism , and placed him in his medical care .</text:p>
          </table:table-cell>
          <table:table-cell office:value-type="float" office:value="0.09366" calcext:value-type="float">
            <text:p>0.09366</text:p>
          </table:table-cell>
          <table:table-cell office:value-type="float" office:value="0.01771" calcext:value-type="float">
            <text:p>0.01771</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string" calcext:value-type="string">
            <text:p/>
          </table:table-cell>
          <table:table-cell office:value-type="float" office:value="0.558823529411765" calcext:value-type="float">
            <text:p>0.558823529411765</text:p>
          </table:table-cell>
          <table:table-cell office:value-type="float" office:value="0.30942856259316" calcext:value-type="float">
            <text:p>0.30942856259316</text:p>
          </table:table-cell>
          <table:table-cell office:value-type="float" office:value="0.576505124568939" calcext:value-type="float">
            <text:p>0.576505124568939</text:p>
          </table:table-cell>
          <table:table-cell office:value-type="string" calcext:value-type="string">
            <text:p/>
          </table:table-cell>
          <table:table-cell office:value-type="string" calcext:value-type="string">
            <text:p>Und obwohl sie nicht viele pädagogische oder finanzielle Vorteile hatte, fand sie den besten Arzt des Landes für den Umgang mit dem diastrophischen Zwergismus, und sie ließ Clinton bei ihm einschreiben.</text:p>
          </table:table-cell>
          <table:table-cell office:value-type="float" office:value="1" calcext:value-type="float">
            <text:p>1</text:p>
          </table:table-cell>
          <table:table-cell office:value-type="float" office:value="0.71875" calcext:value-type="float">
            <text:p>0.71875</text:p>
          </table:table-cell>
          <table:table-cell office:value-type="float" office:value="0.160911238302421" calcext:value-type="float">
            <text:p>0.160911238302421</text:p>
          </table:table-cell>
          <table:table-cell office:value-type="float" office:value="0.267502188682556" calcext:value-type="float">
            <text:p>0.267502188682556</text:p>
          </table:table-cell>
          <table:table-cell office:value-type="string" calcext:value-type="string">
            <text:p/>
          </table:table-cell>
          <table:table-cell office:value-type="string" calcext:value-type="string">
            <text:p>And although she didn't have many educational or financial advantages, she found the best doctor in the country for dealing with diastrophic dwarfism, and she had Clinton enrolled with him.</text:p>
          </table:table-cell>
          <table:table-cell office:value-type="float" office:value="0.71875" calcext:value-type="float">
            <text:p>0.71875</text:p>
          </table:table-cell>
          <table:table-cell office:value-type="float" office:value="0.160911238302421" calcext:value-type="float">
            <text:p>0.160911238302421</text:p>
          </table:table-cell>
          <table:table-cell office:value-type="float" office:value="0.267502188682556" calcext:value-type="float">
            <text:p>0.267502188682556</text:p>
          </table:table-cell>
        </table:table-row>
        <table:table-row table:style-name="ro1">
          <table:table-cell office:value-type="string" calcext:value-type="string">
            <text:p>000_1756</text:p>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15" calcext:value-type="float">
            <text:p>15</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38</text:p>
          </table:table-cell>
          <table:table-cell office:value-type="string" calcext:value-type="string">
            <text:p>['she']</text:p>
          </table:table-cell>
          <table:table-cell office:value-type="string" calcext:value-type="string">
            <text:p>And his mother said she wasn't going to do it.</text:p>
          </table:table-cell>
          <table:table-cell office:value-type="string" calcext:value-type="string">
            <text:p>Markable_331</text:p>
          </table:table-cell>
          <table:table-cell office:value-type="string" calcext:value-type="string">
            <text:p>['his', 'mother']</text:p>
          </table:table-cell>
          <table:table-cell office:value-type="string" calcext:value-type="string">
            <text:p>Und obwohl sie aus erzieherischer oder finanzieller Sicht nicht sehr begünstigt war, <text:s/>fand sie den besten Arzt im Land <text:s/>für die Behandlung von diastrophischem Zwergwuchs, <text:s/>und übergab ihn in seine medizinische Obhut.</text:p>
          </table:table-cell>
          <table:table-cell office:value-type="string" calcext:value-type="string">
            <text:p>Markable_318</text:p>
          </table:table-cell>
          <table:table-cell office:value-type="string" calcext:value-type="string">
            <text:p>['sie']</text:p>
          </table:table-cell>
          <table:table-cell office:value-type="string" calcext:value-type="string">
            <text:p>Und obwohl sie aus erzieherischer oder finanzieller Sicht nicht sehr begünstigt war , fand sie den besten Arzt im Land für die Behandlung von diastrophischem Zwergwuchs , und übergab ihn in seine medizinische Obhut .</text:p>
          </table:table-cell>
          <table:table-cell office:value-type="string" calcext:value-type="string">
            <text:p>['sie']</text:p>
          </table:table-cell>
          <table:table-cell office:value-type="string" calcext:value-type="string">
            <text:p>And although she was not very favored from an educational or financial point of view , she found the best doctor in the country for the treatment of diastrophic dwarfism , and placed him in his medical care .</text:p>
          </table:table-cell>
          <table:table-cell office:value-type="float" office:value="0.03755" calcext:value-type="float">
            <text:p>0.03755</text:p>
          </table:table-cell>
          <table:table-cell office:value-type="float" office:value="0.01138" calcext:value-type="float">
            <text:p>0.0113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string" calcext:value-type="string">
            <text:p/>
          </table:table-cell>
          <table:table-cell office:value-type="float" office:value="0.558823529411765" calcext:value-type="float">
            <text:p>0.558823529411765</text:p>
          </table:table-cell>
          <table:table-cell office:value-type="float" office:value="0.30942856259316" calcext:value-type="float">
            <text:p>0.30942856259316</text:p>
          </table:table-cell>
          <table:table-cell office:value-type="float" office:value="0.576505124568939" calcext:value-type="float">
            <text:p>0.576505124568939</text:p>
          </table:table-cell>
          <table:table-cell office:value-type="string" calcext:value-type="string">
            <text:p/>
          </table:table-cell>
          <table:table-cell office:value-type="string" calcext:value-type="string">
            <text:p>Und obwohl sie nicht viele pädagogische oder finanzielle Vorteile hatte, fand sie den besten Arzt des Landes für den Umgang mit dem diastrophischen Zwergismus, und sie ließ Clinton bei ihm einschreiben.</text:p>
          </table:table-cell>
          <table:table-cell office:value-type="float" office:value="1" calcext:value-type="float">
            <text:p>1</text:p>
          </table:table-cell>
          <table:table-cell office:value-type="float" office:value="0.71875" calcext:value-type="float">
            <text:p>0.71875</text:p>
          </table:table-cell>
          <table:table-cell office:value-type="float" office:value="0.160911238302421" calcext:value-type="float">
            <text:p>0.160911238302421</text:p>
          </table:table-cell>
          <table:table-cell office:value-type="float" office:value="0.267502188682556" calcext:value-type="float">
            <text:p>0.267502188682556</text:p>
          </table:table-cell>
          <table:table-cell office:value-type="string" calcext:value-type="string">
            <text:p/>
          </table:table-cell>
          <table:table-cell office:value-type="string" calcext:value-type="string">
            <text:p>And although she didn't have many educational or financial advantages, she found the best doctor in the country for dealing with diastrophic dwarfism, and she had Clinton enrolled with him.</text:p>
          </table:table-cell>
          <table:table-cell office:value-type="float" office:value="0.71875" calcext:value-type="float">
            <text:p>0.71875</text:p>
          </table:table-cell>
          <table:table-cell office:value-type="float" office:value="0.160911238302421" calcext:value-type="float">
            <text:p>0.160911238302421</text:p>
          </table:table-cell>
          <table:table-cell office:value-type="float" office:value="0.267502188682556" calcext:value-type="float">
            <text:p>0.267502188682556</text:p>
          </table:table-cell>
        </table:table-row>
        <table:table-row table:style-name="ro1">
          <table:table-cell office:value-type="string" calcext:value-type="string">
            <text:p>000_1756</text:p>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99</text:p>
          </table:table-cell>
          <table:table-cell office:value-type="string" calcext:value-type="string">
            <text:p>['She']</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office:value-type="string" calcext:value-type="string">
            <text:p>Markable_376</text:p>
          </table:table-cell>
          <table:table-cell office:value-type="string" calcext:value-type="string">
            <text:p>['his', 'mother']</text:p>
          </table:table-cell>
          <table:table-cell office:value-type="string" calcext:value-type="string">
            <text:p>Sie sagte: "Ich wusste, dass ich dort nicht reingehen konnte, um ihn zu stoppen, <text:s/>aber ich fuhr heim und hinterließ ihm acht Nachrichten auf seinem Handy."</text:p>
          </table:table-cell>
          <table:table-cell office:value-type="string" calcext:value-type="string">
            <text:p>Markable_356</text:p>
          </table:table-cell>
          <table:table-cell office:value-type="string" calcext:value-type="string">
            <text:p>['Sie']</text:p>
          </table:table-cell>
          <table:table-cell office:value-type="string" calcext:value-type="string">
            <text:p>Sie sagte : &amp;quot; Ich wusste , dass ich dort nicht reingehen konnte , um ihn zu stoppen , aber ich fuhr heim und hinterließ ihm acht Nachrichten auf seinem Handy &amp;quot; .</text:p>
          </table:table-cell>
          <table:table-cell office:value-type="string" calcext:value-type="string">
            <text:p>['Sie']</text:p>
          </table:table-cell>
          <table:table-cell office:value-type="string" calcext:value-type="string">
            <text:p>She said : &amp;quot; I knew I couldn't go in there to stop him, but I drove home and left him eight messages on his cell phone &amp;quot; .</text:p>
          </table:table-cell>
          <table:table-cell office:value-type="float" office:value="0.09999" calcext:value-type="float">
            <text:p>0.09999</text:p>
          </table:table-cell>
          <table:table-cell office:value-type="float" office:value="0.01057" calcext:value-type="float">
            <text:p>0.01057</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148148148148148" calcext:value-type="float">
            <text:p>0.148148148148148</text:p>
          </table:table-cell>
          <table:table-cell office:value-type="float" office:value="0.658448394417148" calcext:value-type="float">
            <text:p>0.658448394417148</text:p>
          </table:table-cell>
          <table:table-cell office:value-type="float" office:value="0.861479640007019" calcext:value-type="float">
            <text:p>0.861479640007019</text:p>
          </table:table-cell>
          <table:table-cell office:value-type="string" calcext:value-type="string">
            <text:p/>
          </table:table-cell>
          <table:table-cell office:value-type="string" calcext:value-type="string">
            <text:p>Sie sagte: "Ich wusste, dass ich nicht reingehen und ihn unterbrechen konnte, aber ich ging nach Hause und hinterließ ihm acht Nachrichten auf seinem Handy."</text:p>
          </table:table-cell>
          <table:table-cell office:value-type="float" office:value="1" calcext:value-type="float">
            <text:p>1</text:p>
          </table:table-cell>
          <table:table-cell office:value-type="float" office:value="0.307692307692308" calcext:value-type="float">
            <text:p>0.307692307692308</text:p>
          </table:table-cell>
          <table:table-cell office:value-type="float" office:value="0.500742880773231" calcext:value-type="float">
            <text:p>0.500742880773231</text:p>
          </table:table-cell>
          <table:table-cell office:value-type="float" office:value="0.723257005214691" calcext:value-type="float">
            <text:p>0.723257005214691</text:p>
          </table:table-cell>
          <table:table-cell office:value-type="string" calcext:value-type="string">
            <text:p/>
          </table:table-cell>
          <table:table-cell office:value-type="string" calcext:value-type="string">
            <text:p>She said, "I knew I couldn't go in and interrupt him, but I went home and left him eight messages on his mobile phone."</text:p>
          </table:table-cell>
          <table:table-cell office:value-type="float" office:value="0.307692307692308" calcext:value-type="float">
            <text:p>0.307692307692308</text:p>
          </table:table-cell>
          <table:table-cell office:value-type="float" office:value="0.500742880773231" calcext:value-type="float">
            <text:p>0.500742880773231</text:p>
          </table:table-cell>
          <table:table-cell office:value-type="float" office:value="0.723257005214691" calcext:value-type="float">
            <text:p>0.723257005214691</text:p>
          </table:table-cell>
        </table:table-row>
        <table:table-row table:style-name="ro1">
          <table:table-cell office:value-type="string" calcext:value-type="string">
            <text:p>000_1756</text:p>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410</text:p>
          </table:table-cell>
          <table:table-cell office:value-type="string" calcext:value-type="string">
            <text:p>['She']</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office:value-type="string" calcext:value-type="string">
            <text:p>Markable_376</text:p>
          </table:table-cell>
          <table:table-cell office:value-type="string" calcext:value-type="string">
            <text:p>['his', 'mother']</text:p>
          </table:table-cell>
          <table:table-cell office:value-type="string" calcext:value-type="string">
            <text:p>Sie sagte: "Und dann dachte ich, <text:s/>wenn mir jemand, als er geboren wurde, gesagt hätte, <text:s/>dass meine zukünftige Sorge wäre, dass er angeheitert mit seinen College-Freunden rumfährt –" <text:s text:c="3"/>Und ich fragte sie: "Was denkst du hast du gemacht, <text:s/>das ihn zu dieser charmanten, versierten und wunderbaren Person heranwachsen ließ?"</text:p>
          </table:table-cell>
          <table:table-cell office:value-type="string" calcext:value-type="string">
            <text:p>Markable_357</text:p>
          </table:table-cell>
          <table:table-cell office:value-type="string" calcext:value-type="string">
            <text:p>['Sie']</text:p>
          </table:table-cell>
          <table:table-cell office:value-type="string" calcext:value-type="string">
            <text:p>Sie sagte : &amp;quot; Und dann dachte ich , wenn mir jemand , als er geboren wurde , gesagt hätte , dass meine zukünftige Sorge wäre , dass er angeheitert mit seinen College @-@ Freunden rumfährt - &amp;quot; Und ich fragte sie : &amp;quot; Was denkst du hast du gemacht , das ihn zu dieser charmanten , versierten und wunderbaren Person heranwachsen ließ ? &amp;quot;</text:p>
          </table:table-cell>
          <table:table-cell office:value-type="string" calcext:value-type="string">
            <text:p>['Sie']</text:p>
          </table:table-cell>
          <table:table-cell office:value-type="string" calcext:value-type="string">
            <text:p>She said : &amp;quot; I knew I couldn't go in there to stop him, but I drove home and left him eight messages on his cell phone &amp;quot; .</text:p>
          </table:table-cell>
          <table:table-cell office:value-type="float" office:value="0.04027" calcext:value-type="float">
            <text:p>0.04027</text:p>
          </table:table-cell>
          <table:table-cell office:value-type="float" office:value="0.01143" calcext:value-type="float">
            <text:p>0.01143</text:p>
          </table:table-cell>
          <table:table-cell office:value-type="float" office:value="1" calcext:value-type="float">
            <text:p>1</text:p>
          </table:table-cell>
          <table:table-cell office:value-type="float" office:value="0.0612244897959184" calcext:value-type="float">
            <text:p>0.061224489795918</text:p>
          </table:table-cell>
          <table:table-cell office:value-type="float" office:value="0.909162893764666" calcext:value-type="float">
            <text:p>0.909162893764666</text:p>
          </table:table-cell>
          <table:table-cell office:value-type="float" office:value="0.95462292432785" calcext:value-type="float">
            <text:p>0.95462292432785</text:p>
          </table:table-cell>
          <table:table-cell office:value-type="string" calcext:value-type="string">
            <text:p/>
          </table:table-cell>
          <table:table-cell office:value-type="float" office:value="0.888888888888889" calcext:value-type="float">
            <text:p>0.888888888888889</text:p>
          </table:table-cell>
          <table:table-cell office:value-type="float" office:value="0.00733570967759318" calcext:value-type="float">
            <text:p>0.007335709677593</text:p>
          </table:table-cell>
          <table:table-cell office:value-type="float" office:value="0.002398322802037" calcext:value-type="float">
            <text:p>0.002398322802037</text:p>
          </table:table-cell>
          <table:table-cell office:value-type="string" calcext:value-type="string">
            <text:p/>
          </table:table-cell>
          <table:table-cell office:value-type="string" calcext:value-type="string">
            <text:p>Sie sagte: "Und dann dachte ich, wenn jemand zu mir gesagt hätte, als er geboren wurde, dass meine Zukunftssorge sein würde, dass er mit seinen College-Freunden trinken und fahren würde -" Und ich sagte zu ihr: "Was glaubst du, was du getan hast, das ihm geholfen hat, als diese charmante, vollendete, wunderbare Person hervorzutreten?"</text:p>
          </table:table-cell>
          <table:table-cell office:value-type="float" office:value="1" calcext:value-type="float">
            <text:p>1</text:p>
          </table:table-cell>
          <table:table-cell office:value-type="float" office:value="0.63265306122449" calcext:value-type="float">
            <text:p>0.63265306122449</text:p>
          </table:table-cell>
          <table:table-cell office:value-type="float" office:value="0.228623283993731" calcext:value-type="float">
            <text:p>0.228623283993731</text:p>
          </table:table-cell>
          <table:table-cell office:value-type="float" office:value="0.409620195627212" calcext:value-type="float">
            <text:p>0.409620195627212</text:p>
          </table:table-cell>
          <table:table-cell office:value-type="string" calcext:value-type="string">
            <text:p/>
          </table:table-cell>
          <table:table-cell office:value-type="string" calcext:value-type="string">
            <text:p>She said, "And then I thought if someone had said to me when he was born that my future concern would be that he would be drinking and driving with his college friends -" And I said to her, "What do you think you did that helped him emerge as this charming, accomplished, wonderful person?"</text:p>
          </table:table-cell>
          <table:table-cell office:value-type="float" office:value="0.63265306122449" calcext:value-type="float">
            <text:p>0.63265306122449</text:p>
          </table:table-cell>
          <table:table-cell office:value-type="float" office:value="0.228623283993731" calcext:value-type="float">
            <text:p>0.228623283993731</text:p>
          </table:table-cell>
          <table:table-cell office:value-type="float" office:value="0.409620195627212" calcext:value-type="float">
            <text:p>0.409620195627212</text:p>
          </table:table-cell>
        </table:table-row>
        <table:table-row table:style-name="ro1">
          <table:table-cell office:value-type="string" calcext:value-type="string">
            <text:p>000_1756</text:p>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 calcext:value-type="float">
            <text:p>1</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485</text:p>
          </table:table-cell>
          <table:table-cell office:value-type="string" calcext:value-type="string">
            <text:p>['They']</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office:value-type="string" calcext:value-type="string">
            <text:p>Markable_1118</text:p>
          </table:table-cell>
          <table:table-cell office:value-type="string" calcext:value-type="string">
            <text:p>['Tom', 'and', 'Karen', 'Robards']</text:p>
          </table:table-cell>
          <table:table-cell office:value-type="string" calcext:value-type="string">
            <text:p>Sie waren der Meinung, die Bildungschancen für ihn waren nicht so, wie sie sein sollten, <text:s/>und so beschlossen sie, ein kleines Zentrum zu bauen – <text:s/>zwei Klassenzimmer, die sie zusammen mit ein paar Eltern gründeten, <text:s/>um Kinder mit Down Syndrom zu unterrichten.</text:p>
          </table:table-cell>
          <table:table-cell office:value-type="string" calcext:value-type="string">
            <text:p>Markable_402</text:p>
          </table:table-cell>
          <table:table-cell office:value-type="string" calcext:value-type="string">
            <text:p>['Sie']</text:p>
          </table:table-cell>
          <table:table-cell office:value-type="string" calcext:value-type="string">
            <text:p>Sie waren der Meinung , die Bildungschancen für ihn waren nicht so , wie sie sein sollten , und so beschlossen sie , ein kleines Zentrum zu bauen - zwei Klassenzimmer , die sie zusammen mit ein paar Eltern gründeten , um Kinder mit Down Syndrom zu unterrichten .</text:p>
          </table:table-cell>
          <table:table-cell office:value-type="string" calcext:value-type="string">
            <text:p>['Sie']</text:p>
          </table:table-cell>
          <table:table-cell office:value-type="string" calcext:value-type="string">
            <text:p>They felt that the educational opportunities for him were not as they should be, and so they decided to build a small center - two classrooms, which they founded together with a few parents to teach children with Down syndrome.</text:p>
          </table:table-cell>
          <table:table-cell office:value-type="float" office:value="0.17907" calcext:value-type="float">
            <text:p>0.17907</text:p>
          </table:table-cell>
          <table:table-cell office:value-type="float" office:value="0.07842" calcext:value-type="float">
            <text:p>0.07842</text:p>
          </table:table-cell>
          <table:table-cell office:value-type="float" office:value="1" calcext:value-type="float">
            <text:p>1</text:p>
          </table:table-cell>
          <table:table-cell office:value-type="float" office:value="0.0238095238095238" calcext:value-type="float">
            <text:p>0.023809523809524</text:p>
          </table:table-cell>
          <table:table-cell office:value-type="float" office:value="0.937592223887516" calcext:value-type="float">
            <text:p>0.937592223887516</text:p>
          </table:table-cell>
          <table:table-cell office:value-type="float" office:value="0.92564457654953" calcext:value-type="float">
            <text:p>0.92564457654953</text:p>
          </table:table-cell>
          <table:table-cell office:value-type="string" calcext:value-type="string">
            <text:p/>
          </table:table-cell>
          <table:table-cell office:value-type="float" office:value="0.368421052631579" calcext:value-type="float">
            <text:p>0.368421052631579</text:p>
          </table:table-cell>
          <table:table-cell office:value-type="float" office:value="0.39567383767019" calcext:value-type="float">
            <text:p>0.39567383767019</text:p>
          </table:table-cell>
          <table:table-cell office:value-type="float" office:value="0.746720731258392" calcext:value-type="float">
            <text:p>0.746720731258392</text:p>
          </table:table-cell>
          <table:table-cell office:value-type="string" calcext:value-type="string">
            <text:p/>
          </table:table-cell>
          <table:table-cell office:value-type="string" calcext:value-type="string">
            <text:p>Sie dachten, die Bildungschancen für ihn seien nicht das, was sie sein sollten, und so beschlossen sie, ein kleines Zentrum zu bauen - zwei Klassenzimmer, die sie mit ein paar anderen Eltern begannen -, um Kinder mit D.S. zu erziehen.</text:p>
          </table:table-cell>
          <table:table-cell office:value-type="float" office:value="1" calcext:value-type="float">
            <text:p>1</text:p>
          </table:table-cell>
          <table:table-cell office:value-type="float" office:value="0.30952380952381" calcext:value-type="float">
            <text:p>0.30952380952381</text:p>
          </table:table-cell>
          <table:table-cell office:value-type="float" office:value="0.450203771855179" calcext:value-type="float">
            <text:p>0.450203771855179</text:p>
          </table:table-cell>
          <table:table-cell office:value-type="float" office:value="0.564456641674042" calcext:value-type="float">
            <text:p>0.564456641674042</text:p>
          </table:table-cell>
          <table:table-cell office:value-type="string" calcext:value-type="string">
            <text:p/>
          </table:table-cell>
          <table:table-cell office:value-type="string" calcext:value-type="string">
            <text:p>They thought the educational opportunities for him were not what they should be, and so they decided to build a small centre - two classrooms they started with a few other parents - to educate children with D.S. They decided to build a small centre to educate children with D.S. They decided to build a small centre to educate children with D.S. They decided to build a small centre with two classrooms they started with a few other parents.</text:p>
          </table:table-cell>
          <table:table-cell office:value-type="float" office:value="0.30952380952381" calcext:value-type="float">
            <text:p>0.30952380952381</text:p>
          </table:table-cell>
          <table:table-cell office:value-type="float" office:value="0.450203771855179" calcext:value-type="float">
            <text:p>0.450203771855179</text:p>
          </table:table-cell>
          <table:table-cell office:value-type="float" office:value="0.564456641674042" calcext:value-type="float">
            <text:p>0.564456641674042</text:p>
          </table:table-cell>
        </table:table-row>
        <table:table-row table:style-name="ro1">
          <table:table-cell office:value-type="string" calcext:value-type="string">
            <text:p>000_1756</text:p>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7" calcext:value-type="float">
            <text:p>7</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487</text:p>
          </table:table-cell>
          <table:table-cell office:value-type="string" calcext:value-type="string">
            <text:p>['him']</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office:value-type="string" calcext:value-type="string">
            <text:p>Markable_483</text:p>
          </table:table-cell>
          <table:table-cell office:value-type="string" calcext:value-type="string">
            <text:p>['their', 'first', 'child']</text:p>
          </table:table-cell>
          <table:table-cell office:value-type="string" calcext:value-type="string">
            <text:p>Sie waren der Meinung, die Bildungschancen für ihn waren nicht so, wie sie sein sollten, <text:s/>und so beschlossen sie, ein kleines Zentrum zu bauen – <text:s/>zwei Klassenzimmer, die sie zusammen mit ein paar Eltern gründeten, <text:s/>um Kinder mit Down Syndrom zu unterrichten.</text:p>
          </table:table-cell>
          <table:table-cell office:value-type="string" calcext:value-type="string">
            <text:p>Markable_404</text:p>
          </table:table-cell>
          <table:table-cell office:value-type="string" calcext:value-type="string">
            <text:p>['ihn']</text:p>
          </table:table-cell>
          <table:table-cell office:value-type="string" calcext:value-type="string">
            <text:p>Sie waren der Meinung , die Bildungschancen für ihn waren nicht so , wie sie sein sollten , und so beschlossen sie , ein kleines Zentrum zu bauen - zwei Klassenzimmer , die sie zusammen mit ein paar Eltern gründeten , um Kinder mit Down Syndrom zu unterrichten .</text:p>
          </table:table-cell>
          <table:table-cell office:value-type="string" calcext:value-type="string">
            <text:p>['ihn']</text:p>
          </table:table-cell>
          <table:table-cell office:value-type="string" calcext:value-type="string">
            <text:p>They felt that the educational opportunities for him were not as they should be, and so they decided to build a small center - two classrooms, which they founded together with a few parents to teach children with Down syndrome.</text:p>
          </table:table-cell>
          <table:table-cell office:value-type="float" office:value="0.27115" calcext:value-type="float">
            <text:p>0.27115</text:p>
          </table:table-cell>
          <table:table-cell office:value-type="float" office:value="0.65078" calcext:value-type="float">
            <text:p>0.65078</text:p>
          </table:table-cell>
          <table:table-cell office:value-type="float" office:value="1" calcext:value-type="float">
            <text:p>1</text:p>
          </table:table-cell>
          <table:table-cell office:value-type="float" office:value="0.0238095238095238" calcext:value-type="float">
            <text:p>0.023809523809524</text:p>
          </table:table-cell>
          <table:table-cell office:value-type="float" office:value="0.937592223887516" calcext:value-type="float">
            <text:p>0.937592223887516</text:p>
          </table:table-cell>
          <table:table-cell office:value-type="float" office:value="0.92564457654953" calcext:value-type="float">
            <text:p>0.92564457654953</text:p>
          </table:table-cell>
          <table:table-cell office:value-type="string" calcext:value-type="string">
            <text:p/>
          </table:table-cell>
          <table:table-cell office:value-type="float" office:value="0.368421052631579" calcext:value-type="float">
            <text:p>0.368421052631579</text:p>
          </table:table-cell>
          <table:table-cell office:value-type="float" office:value="0.39567383767019" calcext:value-type="float">
            <text:p>0.39567383767019</text:p>
          </table:table-cell>
          <table:table-cell office:value-type="float" office:value="0.746720731258392" calcext:value-type="float">
            <text:p>0.746720731258392</text:p>
          </table:table-cell>
          <table:table-cell office:value-type="string" calcext:value-type="string">
            <text:p/>
          </table:table-cell>
          <table:table-cell office:value-type="string" calcext:value-type="string">
            <text:p>Sie dachten, die Bildungschancen für ihn seien nicht das, was sie sein sollten, und so beschlossen sie, ein kleines Zentrum zu bauen - zwei Klassenzimmer, die sie mit ein paar anderen Eltern begannen -, um Kinder mit D.S. zu erziehen.</text:p>
          </table:table-cell>
          <table:table-cell office:value-type="float" office:value="1" calcext:value-type="float">
            <text:p>1</text:p>
          </table:table-cell>
          <table:table-cell office:value-type="float" office:value="0.30952380952381" calcext:value-type="float">
            <text:p>0.30952380952381</text:p>
          </table:table-cell>
          <table:table-cell office:value-type="float" office:value="0.450203771855179" calcext:value-type="float">
            <text:p>0.450203771855179</text:p>
          </table:table-cell>
          <table:table-cell office:value-type="float" office:value="0.564456641674042" calcext:value-type="float">
            <text:p>0.564456641674042</text:p>
          </table:table-cell>
          <table:table-cell office:value-type="string" calcext:value-type="string">
            <text:p/>
          </table:table-cell>
          <table:table-cell office:value-type="string" calcext:value-type="string">
            <text:p>They thought the educational opportunities for him were not what they should be, so they decided to build a small centre - two classrooms they started with a few other parents - to educate children with D.S. It took a long time.</text:p>
          </table:table-cell>
          <table:table-cell office:value-type="float" office:value="0.30952380952381" calcext:value-type="float">
            <text:p>0.30952380952381</text:p>
          </table:table-cell>
          <table:table-cell office:value-type="float" office:value="0.450203771855179" calcext:value-type="float">
            <text:p>0.450203771855179</text:p>
          </table:table-cell>
          <table:table-cell office:value-type="float" office:value="0.564456641674042" calcext:value-type="float">
            <text:p>0.564456641674042</text:p>
          </table:table-cell>
        </table:table-row>
        <table:table-row table:style-name="ro1">
          <table:table-cell office:value-type="string" calcext:value-type="string">
            <text:p>000_1756</text:p>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16" calcext:value-type="float">
            <text:p>16</text:p>
          </table:table-cell>
          <table:table-cell table:number-columns-repeated="9" office:value-type="string" calcext:value-type="string">
            <text:p/>
          </table:table-cell>
          <table:table-cell office:value-type="string" calcext:value-type="string">
            <text:p>markable_1252</text:p>
          </table:table-cell>
          <table:table-cell office:value-type="string" calcext:value-type="string">
            <text:p>['their']</text:p>
          </table:table-cell>
          <table:table-cell office:value-type="string" calcext:value-type="string">
            <text:p>One of the families I interviewed for this project was the family of Dylan Klebold who was one of the perpetrators of the Columbine massacre.</text:p>
          </table:table-cell>
          <table:table-cell office:value-type="string" calcext:value-type="string">
            <text:p>markable_1295</text:p>
          </table:table-cell>
          <table:table-cell office:value-type="string" calcext:value-type="string">
            <text:p>['the', 'family', 'of', 'Dylan', 'Klebold']</text:p>
          </table:table-cell>
          <table:table-cell office:value-type="string" calcext:value-type="string">
            <text:p>Es dauerte lange, bis ich sie davon überzeugen konnte, mit mir zu sprechen, <text:s/>und als sie es taten, hatte sich ihre Geschichte so in ihnen angestaut, <text:s/>dass sie nicht aufhören konnten, sie zu erzählen.</text:p>
          </table:table-cell>
          <table:table-cell office:value-type="string" calcext:value-type="string">
            <text:p>markable_493</text:p>
          </table:table-cell>
          <table:table-cell office:value-type="string" calcext:value-type="string">
            <text:p>['ihre']</text:p>
          </table:table-cell>
          <table:table-cell office:value-type="string" calcext:value-type="string">
            <text:p>Es dauerte lange , bis ich sie davon überzeugen konnte , mit mir zu sprechen , und als sie es taten , hatte sich ihre Geschichte so in ihnen angestaut , dass sie nicht aufhören konnten , sie zu erzählen .</text:p>
          </table:table-cell>
          <table:table-cell office:value-type="string" calcext:value-type="string">
            <text:p>['ihre']</text:p>
          </table:table-cell>
          <table:table-cell office:value-type="string" calcext:value-type="string">
            <text:p>It took me a long time to convince them to talk to me, and when they did, their story had built up inside them so much that they couldn't stop telling it.</text:p>
          </table:table-cell>
          <table:table-cell office:value-type="float" office:value="0.04929" calcext:value-type="float">
            <text:p>0.04929</text:p>
          </table:table-cell>
          <table:table-cell office:value-type="float" office:value="0.02808" calcext:value-type="float">
            <text:p>0.0280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string" calcext:value-type="string">
            <text:p/>
          </table:table-cell>
          <table:table-cell office:value-type="float" office:value="0.433333333333333" calcext:value-type="float">
            <text:p>0.433333333333333</text:p>
          </table:table-cell>
          <table:table-cell office:value-type="float" office:value="0.42613372460771" calcext:value-type="float">
            <text:p>0.42613372460771</text:p>
          </table:table-cell>
          <table:table-cell office:value-type="float" office:value="0.737149298191071" calcext:value-type="float">
            <text:p>0.737149298191071</text:p>
          </table:table-cell>
          <table:table-cell office:value-type="string" calcext:value-type="string">
            <text:p/>
          </table:table-cell>
          <table:table-cell office:value-type="string" calcext:value-type="string">
            <text:p>Es dauerte eine lange Zeit, um sie zu überzeugen, mit mir zu reden, und sobald sie einverstanden waren, waren sie so voll von ihrer Geschichte, dass sie nicht aufhören konnten, es zu erzählen.</text:p>
          </table:table-cell>
          <table:table-cell office:value-type="float" office:value="0" calcext:value-type="float">
            <text:p>0</text:p>
          </table:table-cell>
          <table:table-cell office:value-type="float" office:value="0.529411764705882" calcext:value-type="float">
            <text:p>0.529411764705882</text:p>
          </table:table-cell>
          <table:table-cell office:value-type="float" office:value="0.192172301886823" calcext:value-type="float">
            <text:p>0.192172301886823</text:p>
          </table:table-cell>
          <table:table-cell office:value-type="float" office:value="0.5201775431633" calcext:value-type="float">
            <text:p>0.5201775431633</text:p>
          </table:table-cell>
          <table:table-cell office:value-type="string" calcext:value-type="string">
            <text:p/>
          </table:table-cell>
          <table:table-cell office:value-type="string" calcext:value-type="string">
            <text:p>It took a long time to convince them to talk to me, and once they agreed, they were so full of their story they couldn't stop telling it.</text:p>
          </table:table-cell>
          <table:table-cell office:value-type="float" office:value="0.529411764705882" calcext:value-type="float">
            <text:p>0.529411764705882</text:p>
          </table:table-cell>
          <table:table-cell office:value-type="float" office:value="0.192172301886823" calcext:value-type="float">
            <text:p>0.192172301886823</text:p>
          </table:table-cell>
          <table:table-cell office:value-type="float" office:value="0.5201775431633" calcext:value-type="float">
            <text:p>0.5201775431633</text:p>
          </table:table-cell>
        </table:table-row>
        <table:table-row table:style-name="ro1">
          <table:table-cell office:value-type="string" calcext:value-type="string">
            <text:p>000_1756</text:p>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3" calcext:value-type="float">
            <text:p>3</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263</text:p>
          </table:table-cell>
          <table:table-cell office:value-type="string" calcext:value-type="string">
            <text:p>['his']</text:p>
          </table:table-cell>
          <table:table-cell office:value-type="string" calcext:value-type="string">
            <text:p>I thought a lot about the mother of one disabled child I had seen, a severely disabled child who died through caregiver neglect.</text:p>
          </table:table-cell>
          <table:table-cell office:value-type="string" calcext:value-type="string">
            <text:p>markable_1307</text:p>
          </table:table-cell>
          <table:table-cell office:value-type="string" calcext:value-type="string">
            <text:p>['a', 'severely', 'disabled', 'child', 'who', 'died', 'through', 'caregiver', 'neglect']</text:p>
          </table:table-cell>
          <table:table-cell office:value-type="string" calcext:value-type="string">
            <text:p>Und als seine Asche beigesetzt wurde, sagte seine Mutter: <text:s/>"Ich bitte hier um Vergebung darum, dass ich zweimal beraubt wurde, <text:s/>einmal des Kindes, das ich wollte, und einmal des geliebten Sohnes."</text:p>
          </table:table-cell>
          <table:table-cell office:value-type="string" calcext:value-type="string">
            <text:p>markable_564</text:p>
          </table:table-cell>
          <table:table-cell office:value-type="string" calcext:value-type="string">
            <text:p>['seine']</text:p>
          </table:table-cell>
          <table:table-cell office:value-type="string" calcext:value-type="string">
            <text:p>Und als seine Asche beigesetzt wurde , sagte seine Mutter : &amp;quot; Ich bitte hier um Vergebung darum , dass ich zweimal beraubt wurde , einmal des Kindes , das ich wollte , und einmal des geliebten Sohnes &amp;quot; .</text:p>
          </table:table-cell>
          <table:table-cell office:value-type="string" calcext:value-type="string">
            <text:p>['seine']</text:p>
          </table:table-cell>
          <table:table-cell office:value-type="string" calcext:value-type="string">
            <text:p>And when his ashes were buried, his mother said: "I ask forgiveness here for being twice deprived, once of the child I wanted, and once of the beloved son".</text:p>
          </table:table-cell>
          <table:table-cell office:value-type="float" office:value="0.60625" calcext:value-type="float">
            <text:p>0.60625</text:p>
          </table:table-cell>
          <table:table-cell office:value-type="float" office:value="0.04984" calcext:value-type="float">
            <text:p>0.04984</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34375" calcext:value-type="float">
            <text:p>0.34375</text:p>
          </table:table-cell>
          <table:table-cell office:value-type="float" office:value="0.498024350934543" calcext:value-type="float">
            <text:p>0.498024350934543</text:p>
          </table:table-cell>
          <table:table-cell office:value-type="float" office:value="0.862551808357239" calcext:value-type="float">
            <text:p>0.862551808357239</text:p>
          </table:table-cell>
          <table:table-cell office:value-type="string" calcext:value-type="string">
            <text:p/>
          </table:table-cell>
          <table:table-cell office:value-type="string" calcext:value-type="string">
            <text:p>Und als seine Asche beigesetzt wurde, sagte seine Mutter: "Ich bitte hier um Vergebung dafür, dass ich zweimal ausgeraubt worden bin, einmal von dem Kind, das ich wollte und einmal von dem Sohn, den ich liebte."</text:p>
          </table:table-cell>
          <table:table-cell office:value-type="float" office:value="1" calcext:value-type="float">
            <text:p>1</text:p>
          </table:table-cell>
          <table:table-cell office:value-type="float" office:value="0.419354838709678" calcext:value-type="float">
            <text:p>0.419354838709678</text:p>
          </table:table-cell>
          <table:table-cell office:value-type="float" office:value="0.503553179465107" calcext:value-type="float">
            <text:p>0.503553179465107</text:p>
          </table:table-cell>
          <table:table-cell office:value-type="float" office:value="0.729438364505768" calcext:value-type="float">
            <text:p>0.729438364505768</text:p>
          </table:table-cell>
          <table:table-cell office:value-type="string" calcext:value-type="string">
            <text:p/>
          </table:table-cell>
          <table:table-cell office:value-type="string" calcext:value-type="string">
            <text:p>And when his ashes were buried, his mother said, "I ask forgiveness here for being robbed twice, once by the child I wanted and once by the son I loved."</text:p>
          </table:table-cell>
          <table:table-cell office:value-type="float" office:value="0.419354838709678" calcext:value-type="float">
            <text:p>0.419354838709678</text:p>
          </table:table-cell>
          <table:table-cell office:value-type="float" office:value="0.503553179465107" calcext:value-type="float">
            <text:p>0.503553179465107</text:p>
          </table:table-cell>
          <table:table-cell office:value-type="float" office:value="0.729438364505768" calcext:value-type="float">
            <text:p>0.729438364505768</text:p>
          </table:table-cell>
        </table:table-row>
        <table:table-row table:style-name="ro1">
          <table:table-cell office:value-type="string" calcext:value-type="string">
            <text:p>000_1756</text:p>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8" calcext:value-type="float">
            <text:p>8</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264</text:p>
          </table:table-cell>
          <table:table-cell office:value-type="string" calcext:value-type="string">
            <text:p>['his']</text:p>
          </table:table-cell>
          <table:table-cell office:value-type="string" calcext:value-type="string">
            <text:p>I thought a lot about the mother of one disabled child I had seen, a severely disabled child who died through caregiver neglect.</text:p>
          </table:table-cell>
          <table:table-cell office:value-type="string" calcext:value-type="string">
            <text:p>markable_1307</text:p>
          </table:table-cell>
          <table:table-cell office:value-type="string" calcext:value-type="string">
            <text:p>['a', 'severely', 'disabled', 'child', 'who', 'died', 'through', 'caregiver', 'neglect']</text:p>
          </table:table-cell>
          <table:table-cell office:value-type="string" calcext:value-type="string">
            <text:p>Und als seine Asche beigesetzt wurde, sagte seine Mutter: <text:s/>"Ich bitte hier um Vergebung darum, dass ich zweimal beraubt wurde, <text:s/>einmal des Kindes, das ich wollte, und einmal des geliebten Sohnes."</text:p>
          </table:table-cell>
          <table:table-cell office:value-type="string" calcext:value-type="string">
            <text:p>Markable_565</text:p>
          </table:table-cell>
          <table:table-cell office:value-type="string" calcext:value-type="string">
            <text:p>['seine']</text:p>
          </table:table-cell>
          <table:table-cell office:value-type="string" calcext:value-type="string">
            <text:p>Und als seine Asche beigesetzt wurde , sagte seine Mutter : &amp;quot; Ich bitte hier um Vergebung darum , dass ich zweimal beraubt wurde , einmal des Kindes , das ich wollte , und einmal des geliebten Sohnes &amp;quot; .</text:p>
          </table:table-cell>
          <table:table-cell office:value-type="string" calcext:value-type="string">
            <text:p>['seine']</text:p>
          </table:table-cell>
          <table:table-cell office:value-type="string" calcext:value-type="string">
            <text:p>And when his ashes were buried, his mother said: "I ask forgiveness here for being twice deprived, once of the child I wanted, and once of the beloved son".</text:p>
          </table:table-cell>
          <table:table-cell office:value-type="float" office:value="0.1769" calcext:value-type="float">
            <text:p>0.1769</text:p>
          </table:table-cell>
          <table:table-cell office:value-type="float" office:value="0.0245" calcext:value-type="float">
            <text:p>0.0245</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34375" calcext:value-type="float">
            <text:p>0.34375</text:p>
          </table:table-cell>
          <table:table-cell office:value-type="float" office:value="0.498024350934543" calcext:value-type="float">
            <text:p>0.498024350934543</text:p>
          </table:table-cell>
          <table:table-cell office:value-type="float" office:value="0.862551808357239" calcext:value-type="float">
            <text:p>0.862551808357239</text:p>
          </table:table-cell>
          <table:table-cell office:value-type="string" calcext:value-type="string">
            <text:p/>
          </table:table-cell>
          <table:table-cell office:value-type="string" calcext:value-type="string">
            <text:p>Und als seine Asche beigesetzt wurde, sagte seine Mutter: "Ich bitte hier um Vergebung dafür, dass ich zweimal ausgeraubt worden bin, einmal von dem Kind, das ich wollte und einmal von dem Sohn, den ich liebte."</text:p>
          </table:table-cell>
          <table:table-cell office:value-type="float" office:value="1" calcext:value-type="float">
            <text:p>1</text:p>
          </table:table-cell>
          <table:table-cell office:value-type="float" office:value="0.419354838709678" calcext:value-type="float">
            <text:p>0.419354838709678</text:p>
          </table:table-cell>
          <table:table-cell office:value-type="float" office:value="0.503553179465107" calcext:value-type="float">
            <text:p>0.503553179465107</text:p>
          </table:table-cell>
          <table:table-cell office:value-type="float" office:value="0.729438364505768" calcext:value-type="float">
            <text:p>0.729438364505768</text:p>
          </table:table-cell>
          <table:table-cell office:value-type="string" calcext:value-type="string">
            <text:p/>
          </table:table-cell>
          <table:table-cell office:value-type="string" calcext:value-type="string">
            <text:p>And when his ashes were buried, his mother said, "I ask forgiveness here for being robbed twice, once by the child I wanted and once by the son I loved."</text:p>
          </table:table-cell>
          <table:table-cell office:value-type="float" office:value="0.419354838709678" calcext:value-type="float">
            <text:p>0.419354838709678</text:p>
          </table:table-cell>
          <table:table-cell office:value-type="float" office:value="0.503553179465107" calcext:value-type="float">
            <text:p>0.503553179465107</text:p>
          </table:table-cell>
          <table:table-cell office:value-type="float" office:value="0.729438364505768" calcext:value-type="float">
            <text:p>0.729438364505768</text:p>
          </table:table-cell>
        </table:table-row>
        <table:table-row table:style-name="ro1">
          <table:table-cell office:value-type="string" calcext:value-type="string">
            <text:p>000_1756</text:p>
          </table:table-cell>
          <table:table-cell office:value-type="string" calcext:value-type="string">
            <text:p>163_1</text:p>
          </table:table-cell>
          <table:table-cell office:value-type="string" calcext:value-type="string">
            <text:p>He wasn't extending his legs appropriately.</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960</text:p>
          </table:table-cell>
          <table:table-cell office:value-type="string" calcext:value-type="string">
            <text:p>['He']</text:p>
          </table:table-cell>
          <table:table-cell office:value-type="string" calcext:value-type="string">
            <text:p>The day after our son was born, the pediatrician came into the hospital room and said she was concerned.</text:p>
          </table:table-cell>
          <table:table-cell office:value-type="string" calcext:value-type="string">
            <text:p>markable_956</text:p>
          </table:table-cell>
          <table:table-cell office:value-type="string" calcext:value-type="string">
            <text:p>['our', 'son']</text:p>
          </table:table-cell>
          <table:table-cell office:value-type="string" calcext:value-type="string">
            <text:p>Er würde seine Beine nicht richtig ausstrecken.</text:p>
          </table:table-cell>
          <table:table-cell office:value-type="string" calcext:value-type="string">
            <text:p>markable_590</text:p>
          </table:table-cell>
          <table:table-cell office:value-type="string" calcext:value-type="string">
            <text:p>['Er']</text:p>
          </table:table-cell>
          <table:table-cell office:value-type="string" calcext:value-type="string">
            <text:p>Er würde seine Beine nicht richtig ausstrecken .</text:p>
          </table:table-cell>
          <table:table-cell office:value-type="string" calcext:value-type="string">
            <text:p>['Er']</text:p>
          </table:table-cell>
          <table:table-cell office:value-type="string" calcext:value-type="string">
            <text:p>He would not stretch his legs properly .</text:p>
          </table:table-cell>
          <table:table-cell office:value-type="float" office:value="0.06209" calcext:value-type="float">
            <text:p>0.06209</text:p>
          </table:table-cell>
          <table:table-cell office:value-type="float" office:value="0.14854" calcext:value-type="float">
            <text:p>0.14854</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string" calcext:value-type="string">
            <text:p/>
          </table:table-cell>
          <table:table-cell office:value-type="float" office:value="0.428571428571429" calcext:value-type="float">
            <text:p>0.428571428571429</text:p>
          </table:table-cell>
          <table:table-cell office:value-type="float" office:value="0.0830701847441279" calcext:value-type="float">
            <text:p>0.083070184744128</text:p>
          </table:table-cell>
          <table:table-cell office:value-type="float" office:value="0.741161227226257" calcext:value-type="float">
            <text:p>0.741161227226257</text:p>
          </table:table-cell>
          <table:table-cell office:value-type="string" calcext:value-type="string">
            <text:p/>
          </table:table-cell>
          <table:table-cell office:value-type="string" calcext:value-type="string">
            <text:p>Er streckte seine Beine nicht angemessen aus.</text:p>
          </table:table-cell>
          <table:table-cell office:value-type="float" office:value="1" calcext:value-type="float">
            <text:p>1</text:p>
          </table:table-cell>
          <table:table-cell office:value-type="float" office:value="0.428571428571429" calcext:value-type="float">
            <text:p>0.428571428571429</text:p>
          </table:table-cell>
          <table:table-cell office:value-type="float" office:value="0.175672052394279" calcext:value-type="float">
            <text:p>0.175672052394279</text:p>
          </table:table-cell>
          <table:table-cell office:value-type="float" office:value="0.465032368898392" calcext:value-type="float">
            <text:p>0.465032368898392</text:p>
          </table:table-cell>
          <table:table-cell office:value-type="string" calcext:value-type="string">
            <text:p/>
          </table:table-cell>
          <table:table-cell office:value-type="string" calcext:value-type="string">
            <text:p>He did not stretch his legs appropriately.</text:p>
          </table:table-cell>
          <table:table-cell office:value-type="float" office:value="0.428571428571429" calcext:value-type="float">
            <text:p>0.428571428571429</text:p>
          </table:table-cell>
          <table:table-cell office:value-type="float" office:value="0.175672052394279" calcext:value-type="float">
            <text:p>0.175672052394279</text:p>
          </table:table-cell>
          <table:table-cell office:value-type="float" office:value="0.465032368898392" calcext:value-type="float">
            <text:p>0.465032368898392</text:p>
          </table:table-cell>
        </table:table-row>
        <table:table-row table:style-name="ro1">
          <table:table-cell office:value-type="string" calcext:value-type="string">
            <text:p>000_1756</text:p>
          </table:table-cell>
          <table:table-cell office:value-type="string" calcext:value-type="string">
            <text:p>163_1</text:p>
          </table:table-cell>
          <table:table-cell office:value-type="string" calcext:value-type="string">
            <text:p>He wasn't extending his legs appropriately.</text:p>
          </table:table-cell>
          <table:table-cell office:value-type="float" office:value="4" calcext:value-type="float">
            <text:p>4</text:p>
          </table:table-cell>
          <table:table-cell table:number-columns-repeated="9" office:value-type="string" calcext:value-type="string">
            <text:p/>
          </table:table-cell>
          <table:table-cell office:value-type="string" calcext:value-type="string">
            <text:p>markable_1272</text:p>
          </table:table-cell>
          <table:table-cell office:value-type="string" calcext:value-type="string">
            <text:p>['his']</text:p>
          </table:table-cell>
          <table:table-cell office:value-type="string" calcext:value-type="string">
            <text:p>The day after our son was born, the pediatrician came into the hospital room and said she was concerned.</text:p>
          </table:table-cell>
          <table:table-cell office:value-type="string" calcext:value-type="string">
            <text:p>markable_956</text:p>
          </table:table-cell>
          <table:table-cell office:value-type="string" calcext:value-type="string">
            <text:p>['our', 'son']</text:p>
          </table:table-cell>
          <table:table-cell office:value-type="string" calcext:value-type="string">
            <text:p>Er würde seine Beine nicht richtig ausstrecken.</text:p>
          </table:table-cell>
          <table:table-cell office:value-type="string" calcext:value-type="string">
            <text:p>markable_591</text:p>
          </table:table-cell>
          <table:table-cell office:value-type="string" calcext:value-type="string">
            <text:p>['seine']</text:p>
          </table:table-cell>
          <table:table-cell office:value-type="string" calcext:value-type="string">
            <text:p>Er würde seine Beine nicht richtig ausstrecken .</text:p>
          </table:table-cell>
          <table:table-cell office:value-type="string" calcext:value-type="string">
            <text:p>['seine']</text:p>
          </table:table-cell>
          <table:table-cell office:value-type="string" calcext:value-type="string">
            <text:p>He would not stretch his legs properly .</text:p>
          </table:table-cell>
          <table:table-cell office:value-type="float" office:value="0.13988" calcext:value-type="float">
            <text:p>0.13988</text:p>
          </table:table-cell>
          <table:table-cell office:value-type="float" office:value="0.07397" calcext:value-type="float">
            <text:p>0.07397</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string" calcext:value-type="string">
            <text:p/>
          </table:table-cell>
          <table:table-cell office:value-type="float" office:value="0.428571428571429" calcext:value-type="float">
            <text:p>0.428571428571429</text:p>
          </table:table-cell>
          <table:table-cell office:value-type="float" office:value="0.0830701847441279" calcext:value-type="float">
            <text:p>0.083070184744128</text:p>
          </table:table-cell>
          <table:table-cell office:value-type="float" office:value="0.741161227226257" calcext:value-type="float">
            <text:p>0.741161227226257</text:p>
          </table:table-cell>
          <table:table-cell office:value-type="string" calcext:value-type="string">
            <text:p/>
          </table:table-cell>
          <table:table-cell office:value-type="string" calcext:value-type="string">
            <text:p>Er streckte seine Beine nicht angemessen aus.</text:p>
          </table:table-cell>
          <table:table-cell office:value-type="float" office:value="1" calcext:value-type="float">
            <text:p>1</text:p>
          </table:table-cell>
          <table:table-cell office:value-type="float" office:value="0.428571428571429" calcext:value-type="float">
            <text:p>0.428571428571429</text:p>
          </table:table-cell>
          <table:table-cell office:value-type="float" office:value="0.175672052394279" calcext:value-type="float">
            <text:p>0.175672052394279</text:p>
          </table:table-cell>
          <table:table-cell office:value-type="float" office:value="0.465032368898392" calcext:value-type="float">
            <text:p>0.465032368898392</text:p>
          </table:table-cell>
          <table:table-cell office:value-type="string" calcext:value-type="string">
            <text:p/>
          </table:table-cell>
          <table:table-cell office:value-type="string" calcext:value-type="string">
            <text:p>He did not stretch his legs appropriately.</text:p>
          </table:table-cell>
          <table:table-cell office:value-type="float" office:value="0.428571428571429" calcext:value-type="float">
            <text:p>0.428571428571429</text:p>
          </table:table-cell>
          <table:table-cell office:value-type="float" office:value="0.175672052394279" calcext:value-type="float">
            <text:p>0.175672052394279</text:p>
          </table:table-cell>
          <table:table-cell office:value-type="float" office:value="0.465032368898392" calcext:value-type="float">
            <text:p>0.465032368898392</text:p>
          </table:table-cell>
        </table:table-row>
        <table:table-row table:style-name="ro1">
          <table:table-cell office:value-type="string" calcext:value-type="string">
            <text:p>000_1756</text:p>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7" calcext:value-type="float">
            <text:p>7</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964</text:p>
          </table:table-cell>
          <table:table-cell office:value-type="string" calcext:value-type="string">
            <text:p>['he']</text:p>
          </table:table-cell>
          <table:table-cell office:value-type="string" calcext:value-type="string">
            <text:p>The day after our son was born, the pediatrician came into the hospital room and said she was concerned.</text:p>
          </table:table-cell>
          <table:table-cell office:value-type="string" calcext:value-type="string">
            <text:p>markable_956</text:p>
          </table:table-cell>
          <table:table-cell office:value-type="string" calcext:value-type="string">
            <text:p>['our', 'son']</text:p>
          </table:table-cell>
          <table:table-cell office:value-type="string" calcext:value-type="string">
            <text:p>Sie sagte, das könne bedeuten, dass er Hirnschäden davongetragen hatte.</text:p>
          </table:table-cell>
          <table:table-cell office:value-type="string" calcext:value-type="string">
            <text:p>markable_595</text:p>
          </table:table-cell>
          <table:table-cell office:value-type="string" calcext:value-type="string">
            <text:p>['er']</text:p>
          </table:table-cell>
          <table:table-cell office:value-type="string" calcext:value-type="string">
            <text:p>Sie sagte , das könne bedeuten , dass er Hirnschäden davongetragen hatte .</text:p>
          </table:table-cell>
          <table:table-cell office:value-type="string" calcext:value-type="string">
            <text:p>['er']</text:p>
          </table:table-cell>
          <table:table-cell office:value-type="string" calcext:value-type="string">
            <text:p>She said that could mean that he had suffered brain damage.</text:p>
          </table:table-cell>
          <table:table-cell office:value-type="float" office:value="0.22997" calcext:value-type="float">
            <text:p>0.22997</text:p>
          </table:table-cell>
          <table:table-cell office:value-type="float" office:value="0.07943" calcext:value-type="float">
            <text:p>0.07943</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2" calcext:value-type="float">
            <text:p>0.2</text:p>
          </table:table-cell>
          <table:table-cell office:value-type="float" office:value="0.378179042765247" calcext:value-type="float">
            <text:p>0.378179042765247</text:p>
          </table:table-cell>
          <table:table-cell office:value-type="float" office:value="0.9017453789711" calcext:value-type="float">
            <text:p>0.9017453789711</text:p>
          </table:table-cell>
          <table:table-cell office:value-type="string" calcext:value-type="string">
            <text:p/>
          </table:table-cell>
          <table:table-cell office:value-type="string" calcext:value-type="string">
            <text:p>Sie sagte, das könnte bedeuten, dass er Hirnschäden hat.</text:p>
          </table:table-cell>
          <table:table-cell office:value-type="float" office:value="1" calcext:value-type="float">
            <text:p>1</text:p>
          </table:table-cell>
          <table:table-cell office:value-type="float" office:value="0.3" calcext:value-type="float">
            <text:p>0.3</text:p>
          </table:table-cell>
          <table:table-cell office:value-type="float" office:value="0.386275297450819" calcext:value-type="float">
            <text:p>0.386275297450819</text:p>
          </table:table-cell>
          <table:table-cell office:value-type="float" office:value="0.742446064949035" calcext:value-type="float">
            <text:p>0.742446064949035</text:p>
          </table:table-cell>
          <table:table-cell office:value-type="string" calcext:value-type="string">
            <text:p/>
          </table:table-cell>
          <table:table-cell office:value-type="string" calcext:value-type="string">
            <text:p>She said that could mean he had brain damage.</text:p>
          </table:table-cell>
          <table:table-cell office:value-type="float" office:value="0.3" calcext:value-type="float">
            <text:p>0.3</text:p>
          </table:table-cell>
          <table:table-cell office:value-type="float" office:value="0.386275297450819" calcext:value-type="float">
            <text:p>0.386275297450819</text:p>
          </table:table-cell>
          <table:table-cell office:value-type="float" office:value="0.742446064949035" calcext:value-type="float">
            <text:p>0.742446064949035</text:p>
          </table:table-cell>
        </table:table-row>
        <table:table-row table:style-name="ro1">
          <table:table-cell office:value-type="string" calcext:value-type="string">
            <text:p>000_1756</text:p>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5" calcext:value-type="float">
            <text:p>5</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966</text:p>
          </table:table-cell>
          <table:table-cell office:value-type="string" calcext:value-type="string">
            <text:p>['he']</text:p>
          </table:table-cell>
          <table:table-cell office:value-type="string" calcext:value-type="string">
            <text:p>The day after our son was born, the pediatrician came into the hospital room and said she was concerned.</text:p>
          </table:table-cell>
          <table:table-cell office:value-type="string" calcext:value-type="string">
            <text:p>markable_956</text:p>
          </table:table-cell>
          <table:table-cell office:value-type="string" calcext:value-type="string">
            <text:p>['our', 'son']</text:p>
          </table:table-cell>
          <table:table-cell office:value-type="string" calcext:value-type="string">
            <text:p>Soweit er sie überhaupt ausstreckte, tat er das so ungleichmäßig, <text:s/>dass sie dachte, ein Tumor könnte möglicherweise dafür verantwortlich sein.</text:p>
          </table:table-cell>
          <table:table-cell office:value-type="string" calcext:value-type="string">
            <text:p>markable_597</text:p>
          </table:table-cell>
          <table:table-cell office:value-type="string" calcext:value-type="string">
            <text:p>['er']</text:p>
          </table:table-cell>
          <table:table-cell office:value-type="string" calcext:value-type="string">
            <text:p>Soweit er sie überhaupt ausstreckte , tat er das so ungleichmäßig , dass sie dachte , ein Tumor könnte möglicherweise dafür verantwortlich sein .</text:p>
          </table:table-cell>
          <table:table-cell office:value-type="string" calcext:value-type="string">
            <text:p>['er']</text:p>
          </table:table-cell>
          <table:table-cell office:value-type="string" calcext:value-type="string">
            <text:p>To the extent that he stretched it out at all, he did so so unevenly that she thought a tumor might possibly be responsible.</text:p>
          </table:table-cell>
          <table:table-cell office:value-type="float" office:value="0.11225" calcext:value-type="float">
            <text:p>0.11225</text:p>
          </table:table-cell>
          <table:table-cell office:value-type="float" office:value="0.02573" calcext:value-type="float">
            <text:p>0.02573</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821428571428571" calcext:value-type="float">
            <text:p>0.821428571428571</text:p>
          </table:table-cell>
          <table:table-cell office:value-type="float" office:value="0.0245352478393685" calcext:value-type="float">
            <text:p>0.024535247839369</text:p>
          </table:table-cell>
          <table:table-cell office:value-type="float" office:value="0.44278421998024" calcext:value-type="float">
            <text:p>0.44278421998024</text:p>
          </table:table-cell>
          <table:table-cell office:value-type="string" calcext:value-type="string">
            <text:p/>
          </table:table-cell>
          <table:table-cell office:value-type="string" calcext:value-type="string">
            <text:p>Soweit er sie ausdehnte, tat er so asymmetrisch, was sie dachte, dass es einen Tumor irgendeiner Art in Aktion geben könnte.</text:p>
          </table:table-cell>
          <table:table-cell office:value-type="float" office:value="1" calcext:value-type="float">
            <text:p>1</text:p>
          </table:table-cell>
          <table:table-cell office:value-type="float" office:value="0.7" calcext:value-type="float">
            <text:p>0.7</text:p>
          </table:table-cell>
          <table:table-cell office:value-type="float" office:value="0.0743950979670106" calcext:value-type="float">
            <text:p>0.074395097967011</text:p>
          </table:table-cell>
          <table:table-cell office:value-type="float" office:value="0.134502440690994" calcext:value-type="float">
            <text:p>0.134502440690994</text:p>
          </table:table-cell>
          <table:table-cell office:value-type="string" calcext:value-type="string">
            <text:p/>
          </table:table-cell>
          <table:table-cell office:value-type="string" calcext:value-type="string">
            <text:p>As far as him extending them, he was doing so asymmetrically, which she thought could mean there was a tumour of some kind in action.</text:p>
          </table:table-cell>
          <table:table-cell office:value-type="float" office:value="0.7" calcext:value-type="float">
            <text:p>0.7</text:p>
          </table:table-cell>
          <table:table-cell office:value-type="float" office:value="0.0743950979670106" calcext:value-type="float">
            <text:p>0.074395097967011</text:p>
          </table:table-cell>
          <table:table-cell office:value-type="float" office:value="0.134502440690994" calcext:value-type="float">
            <text:p>0.134502440690994</text:p>
          </table:table-cell>
        </table:table-row>
        <table:table-row table:style-name="ro1">
          <table:table-cell office:value-type="string" calcext:value-type="string">
            <text:p>000_1756</text:p>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0" calcext:value-type="float">
            <text:p>10</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968</text:p>
          </table:table-cell>
          <table:table-cell office:value-type="string" calcext:value-type="string">
            <text:p>['he']</text:p>
          </table:table-cell>
          <table:table-cell office:value-type="string" calcext:value-type="string">
            <text:p>The day after our son was born, the pediatrician came into the hospital room and said she was concerned.</text:p>
          </table:table-cell>
          <table:table-cell office:value-type="string" calcext:value-type="string">
            <text:p>markable_956</text:p>
          </table:table-cell>
          <table:table-cell office:value-type="string" calcext:value-type="string">
            <text:p>['our', 'son']</text:p>
          </table:table-cell>
          <table:table-cell office:value-type="string" calcext:value-type="string">
            <text:p>Soweit er sie überhaupt ausstreckte, tat er das so ungleichmäßig, <text:s/>dass sie dachte, ein Tumor könnte möglicherweise dafür verantwortlich sein.</text:p>
          </table:table-cell>
          <table:table-cell office:value-type="string" calcext:value-type="string">
            <text:p>markable_599</text:p>
          </table:table-cell>
          <table:table-cell office:value-type="string" calcext:value-type="string">
            <text:p>['er']</text:p>
          </table:table-cell>
          <table:table-cell office:value-type="string" calcext:value-type="string">
            <text:p>Soweit er sie überhaupt ausstreckte , tat er das so ungleichmäßig , dass sie dachte , ein Tumor könnte möglicherweise dafür verantwortlich sein .</text:p>
          </table:table-cell>
          <table:table-cell office:value-type="string" calcext:value-type="string">
            <text:p>['er']</text:p>
          </table:table-cell>
          <table:table-cell office:value-type="string" calcext:value-type="string">
            <text:p>To the extent that he stretched it out at all, he did so so unevenly that she thought a tumor might possibly be responsible.</text:p>
          </table:table-cell>
          <table:table-cell office:value-type="float" office:value="0.121" calcext:value-type="float">
            <text:p>0.121</text:p>
          </table:table-cell>
          <table:table-cell office:value-type="float" office:value="0.01395" calcext:value-type="float">
            <text:p>0.01395</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821428571428571" calcext:value-type="float">
            <text:p>0.821428571428571</text:p>
          </table:table-cell>
          <table:table-cell office:value-type="float" office:value="0.0245352478393685" calcext:value-type="float">
            <text:p>0.024535247839369</text:p>
          </table:table-cell>
          <table:table-cell office:value-type="float" office:value="0.44278421998024" calcext:value-type="float">
            <text:p>0.44278421998024</text:p>
          </table:table-cell>
          <table:table-cell office:value-type="string" calcext:value-type="string">
            <text:p/>
          </table:table-cell>
          <table:table-cell office:value-type="string" calcext:value-type="string">
            <text:p>Soweit er sie ausdehnte, tat er so asymmetrisch, was sie dachte, dass es einen Tumor irgendeiner Art in Aktion geben könnte.</text:p>
          </table:table-cell>
          <table:table-cell office:value-type="float" office:value="1" calcext:value-type="float">
            <text:p>1</text:p>
          </table:table-cell>
          <table:table-cell office:value-type="float" office:value="0.7" calcext:value-type="float">
            <text:p>0.7</text:p>
          </table:table-cell>
          <table:table-cell office:value-type="float" office:value="0.0743950979670106" calcext:value-type="float">
            <text:p>0.074395097967011</text:p>
          </table:table-cell>
          <table:table-cell office:value-type="float" office:value="0.134502440690994" calcext:value-type="float">
            <text:p>0.134502440690994</text:p>
          </table:table-cell>
          <table:table-cell office:value-type="string" calcext:value-type="string">
            <text:p/>
          </table:table-cell>
          <table:table-cell office:value-type="string" calcext:value-type="string">
            <text:p>As far as he was extending it, he was doing so asymmetrically, which she thought there might be a tumour of some kind in action.</text:p>
          </table:table-cell>
          <table:table-cell office:value-type="float" office:value="0.7" calcext:value-type="float">
            <text:p>0.7</text:p>
          </table:table-cell>
          <table:table-cell office:value-type="float" office:value="0.0743950979670106" calcext:value-type="float">
            <text:p>0.074395097967011</text:p>
          </table:table-cell>
          <table:table-cell office:value-type="float" office:value="0.134502440690994" calcext:value-type="float">
            <text:p>0.134502440690994</text:p>
          </table:table-cell>
        </table:table-row>
        <table:table-row table:style-name="ro1">
          <table:table-cell office:value-type="string" calcext:value-type="string">
            <text:p>000_1756</text:p>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14" calcext:value-type="float">
            <text:p>14</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010</text:p>
          </table:table-cell>
          <table:table-cell office:value-type="string" calcext:value-type="string">
            <text:p>['he']</text:p>
          </table:table-cell>
          <table:table-cell office:value-type="string" calcext:value-type="string">
            <text:p>And like all parents since the dawn of time, I wanted to protect my child from illness.</text:p>
          </table:table-cell>
          <table:table-cell office:value-type="string" calcext:value-type="string">
            <text:p>markable_1002</text:p>
          </table:table-cell>
          <table:table-cell office:value-type="string" calcext:value-type="string">
            <text:p>['my', 'child']</text:p>
          </table:table-cell>
          <table:table-cell office:value-type="string" calcext:value-type="string">
            <text:p>Und doch wusste ich von meiner Arbeit her, <text:s/>dass wenn er eines dieser Dinge hätte, auf die wir ihn testen lassen wollten, <text:s/>diese letztendlich zu seiner Identität werden würden, <text:s/>und wenn sie seine Identität wären, würden sie auch zu meiner Identität werden, <text:s/>und dass die Krankheit während ihres Verlaufs unterschiedliche Formen annehmen würde.</text:p>
          </table:table-cell>
          <table:table-cell office:value-type="string" calcext:value-type="string">
            <text:p>markable_613</text:p>
          </table:table-cell>
          <table:table-cell office:value-type="string" calcext:value-type="string">
            <text:p>['er']</text:p>
          </table:table-cell>
          <table:table-cell office:value-type="string" calcext:value-type="string">
            <text:p>Und doch wusste ich von meiner Arbeit her , dass wenn er eines dieser Dinge hätte , auf die wir ihn testen lassen wollten , diese letztendlich zu seiner Identität werden würden , und wenn sie seine Identität wären , würden sie auch zu meiner Identität werden , und dass die Krankheit während ihres Verlaufs unterschiedliche Formen annehmen würde .</text:p>
          </table:table-cell>
          <table:table-cell office:value-type="string" calcext:value-type="string">
            <text:p>['er']</text:p>
          </table:table-cell>
          <table:table-cell office:value-type="string" calcext:value-type="string">
            <text:p>And yet I knew from my work that if he had any of these things that we wanted him to be tested for, they would eventually become his identity, and if they were his identity, they would become my identity as well, and that the disease would take different forms during its course .</text:p>
          </table:table-cell>
          <table:table-cell office:value-type="float" office:value="0.2594" calcext:value-type="float">
            <text:p>0.2594</text:p>
          </table:table-cell>
          <table:table-cell office:value-type="float" office:value="0.03359" calcext:value-type="float">
            <text:p>0.03359</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473684210526316" calcext:value-type="float">
            <text:p>0.473684210526316</text:p>
          </table:table-cell>
          <table:table-cell office:value-type="float" office:value="0.385446765214512" calcext:value-type="float">
            <text:p>0.385446765214512</text:p>
          </table:table-cell>
          <table:table-cell office:value-type="float" office:value="0.644106328487396" calcext:value-type="float">
            <text:p>0.644106328487396</text:p>
          </table:table-cell>
          <table:table-cell office:value-type="string" calcext:value-type="string">
            <text:p/>
          </table:table-cell>
          <table:table-cell office:value-type="string" calcext:value-type="string">
            <text:p>Und doch wusste ich von der Arbeit, die ich getan hatte, dass, wenn er etwas von den Dingen hätte, auf die wir zu testen beginnen würden, dass das letztendlich seine Identität sein würde, und wenn es seine Identität wäre, würden sie meine Identität werden, dass diese Krankheit eine ganz andere Form annehmen würde, als sie sich entfaltete.</text:p>
          </table:table-cell>
          <table:table-cell office:value-type="float" office:value="1" calcext:value-type="float">
            <text:p>1</text:p>
          </table:table-cell>
          <table:table-cell office:value-type="float" office:value="0.641509433962264" calcext:value-type="float">
            <text:p>0.641509433962264</text:p>
          </table:table-cell>
          <table:table-cell office:value-type="float" office:value="0.172097193143743" calcext:value-type="float">
            <text:p>0.172097193143743</text:p>
          </table:table-cell>
          <table:table-cell office:value-type="float" office:value="0.489744186401367" calcext:value-type="float">
            <text:p>0.489744186401367</text:p>
          </table:table-cell>
          <table:table-cell office:value-type="string" calcext:value-type="string">
            <text:p/>
          </table:table-cell>
          <table:table-cell office:value-type="string" calcext:value-type="string">
            <text:p>And yet I knew from the work that I had done that if he had any of the things that we would begin to test for, that that would eventually be his identity, and if it was his identity they would become my identity, that this disease would take a very different form as it unfolded.</text:p>
          </table:table-cell>
          <table:table-cell office:value-type="float" office:value="0.641509433962264" calcext:value-type="float">
            <text:p>0.641509433962264</text:p>
          </table:table-cell>
          <table:table-cell office:value-type="float" office:value="0.172097193143743" calcext:value-type="float">
            <text:p>0.172097193143743</text:p>
          </table:table-cell>
          <table:table-cell office:value-type="float" office:value="0.489744186401367" calcext:value-type="float">
            <text:p>0.489744186401367</text:p>
          </table:table-cell>
        </table:table-row>
        <table:table-row table:style-name="ro1">
          <table:table-cell office:value-type="string" calcext:value-type="string">
            <text:p>000_1756</text:p>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32" calcext:value-type="float">
            <text:p>32</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275</text:p>
          </table:table-cell>
          <table:table-cell office:value-type="string" calcext:value-type="string">
            <text:p>['his']</text:p>
          </table:table-cell>
          <table:table-cell office:value-type="string" calcext:value-type="string">
            <text:p>And like all parents since the dawn of time, I wanted to protect my child from illness.</text:p>
          </table:table-cell>
          <table:table-cell office:value-type="string" calcext:value-type="string">
            <text:p>markable_1002</text:p>
          </table:table-cell>
          <table:table-cell office:value-type="string" calcext:value-type="string">
            <text:p>['my', 'child']</text:p>
          </table:table-cell>
          <table:table-cell office:value-type="string" calcext:value-type="string">
            <text:p>Und doch wusste ich von meiner Arbeit her, <text:s/>dass wenn er eines dieser Dinge hätte, auf die wir ihn testen lassen wollten, <text:s/>diese letztendlich zu seiner Identität werden würden, <text:s/>und wenn sie seine Identität wären, würden sie auch zu meiner Identität werden, <text:s/>und dass die Krankheit während ihres Verlaufs unterschiedliche Formen annehmen würde.</text:p>
          </table:table-cell>
          <table:table-cell office:value-type="string" calcext:value-type="string">
            <text:p>markable_620</text:p>
          </table:table-cell>
          <table:table-cell office:value-type="string" calcext:value-type="string">
            <text:p>['seiner']</text:p>
          </table:table-cell>
          <table:table-cell office:value-type="string" calcext:value-type="string">
            <text:p>Und doch wusste ich von meiner Arbeit her , dass wenn er eines dieser Dinge hätte , auf die wir ihn testen lassen wollten , diese letztendlich zu seiner Identität werden würden , und wenn sie seine Identität wären , würden sie auch zu meiner Identität werden , und dass die Krankheit während ihres Verlaufs unterschiedliche Formen annehmen würde .</text:p>
          </table:table-cell>
          <table:table-cell office:value-type="string" calcext:value-type="string">
            <text:p>['seiner']</text:p>
          </table:table-cell>
          <table:table-cell office:value-type="string" calcext:value-type="string">
            <text:p>And yet I knew from my work that if he had any of these things that we wanted him to be tested for, they would eventually become his identity, and if they were his identity, they would become my identity as well, and that the disease would take different forms during its course .</text:p>
          </table:table-cell>
          <table:table-cell office:value-type="float" office:value="0.20167" calcext:value-type="float">
            <text:p>0.20167</text:p>
          </table:table-cell>
          <table:table-cell office:value-type="float" office:value="0.04984" calcext:value-type="float">
            <text:p>0.04984</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473684210526316" calcext:value-type="float">
            <text:p>0.473684210526316</text:p>
          </table:table-cell>
          <table:table-cell office:value-type="float" office:value="0.385446765214512" calcext:value-type="float">
            <text:p>0.385446765214512</text:p>
          </table:table-cell>
          <table:table-cell office:value-type="float" office:value="0.644106328487396" calcext:value-type="float">
            <text:p>0.644106328487396</text:p>
          </table:table-cell>
          <table:table-cell office:value-type="string" calcext:value-type="string">
            <text:p/>
          </table:table-cell>
          <table:table-cell office:value-type="string" calcext:value-type="string">
            <text:p>Und doch wusste ich von der Arbeit, die ich getan hatte, dass, wenn er etwas von den Dingen hätte, auf die wir zu testen beginnen würden, dass das letztendlich seine Identität sein würde, und wenn es seine Identität wäre, würden sie meine Identität werden, dass diese Krankheit eine ganz andere Form annehmen würde, als sie sich entfaltete.</text:p>
          </table:table-cell>
          <table:table-cell office:value-type="float" office:value="0" calcext:value-type="float">
            <text:p>0</text:p>
          </table:table-cell>
          <table:table-cell office:value-type="float" office:value="0.641509433962264" calcext:value-type="float">
            <text:p>0.641509433962264</text:p>
          </table:table-cell>
          <table:table-cell office:value-type="float" office:value="0.172097193143743" calcext:value-type="float">
            <text:p>0.172097193143743</text:p>
          </table:table-cell>
          <table:table-cell office:value-type="float" office:value="0.489744186401367" calcext:value-type="float">
            <text:p>0.489744186401367</text:p>
          </table:table-cell>
          <table:table-cell office:value-type="string" calcext:value-type="string">
            <text:p/>
          </table:table-cell>
          <table:table-cell office:value-type="string" calcext:value-type="string">
            <text:p>And yet I knew from the work that I had done that if he had any of the things that we would begin to test for, that that would eventually be his identity, and if it was his identity they would become my identity, that this disease would take a very different form than it unfolded.</text:p>
          </table:table-cell>
          <table:table-cell office:value-type="float" office:value="0.641509433962264" calcext:value-type="float">
            <text:p>0.641509433962264</text:p>
          </table:table-cell>
          <table:table-cell office:value-type="float" office:value="0.172097193143743" calcext:value-type="float">
            <text:p>0.172097193143743</text:p>
          </table:table-cell>
          <table:table-cell office:value-type="float" office:value="0.489744186401367" calcext:value-type="float">
            <text:p>0.489744186401367</text:p>
          </table:table-cell>
        </table:table-row>
        <table:table-row table:style-name="ro1">
          <table:table-cell office:value-type="string" calcext:value-type="string">
            <text:p>000_1756</text:p>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39" calcext:value-type="float">
            <text:p>39</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308</text:p>
          </table:table-cell>
          <table:table-cell office:value-type="string" calcext:value-type="string">
            <text:p>['his']</text:p>
          </table:table-cell>
          <table:table-cell office:value-type="string" calcext:value-type="string">
            <text:p>And like all parents since the dawn of time, I wanted to protect my child from illness.</text:p>
          </table:table-cell>
          <table:table-cell office:value-type="string" calcext:value-type="string">
            <text:p>markable_1002</text:p>
          </table:table-cell>
          <table:table-cell office:value-type="string" calcext:value-type="string">
            <text:p>['my', 'child']</text:p>
          </table:table-cell>
          <table:table-cell office:value-type="string" calcext:value-type="string">
            <text:p>Und doch wusste ich von meiner Arbeit her, <text:s/>dass wenn er eines dieser Dinge hätte, auf die wir ihn testen lassen wollten, <text:s/>diese letztendlich zu seiner Identität werden würden, <text:s/>und wenn sie seine Identität wären, würden sie auch zu meiner Identität werden, <text:s/>und dass die Krankheit während ihres Verlaufs unterschiedliche Formen annehmen würde.</text:p>
          </table:table-cell>
          <table:table-cell office:value-type="string" calcext:value-type="string">
            <text:p>markable_622</text:p>
          </table:table-cell>
          <table:table-cell office:value-type="string" calcext:value-type="string">
            <text:p>['seine']</text:p>
          </table:table-cell>
          <table:table-cell office:value-type="string" calcext:value-type="string">
            <text:p>Und doch wusste ich von meiner Arbeit her , dass wenn er eines dieser Dinge hätte , auf die wir ihn testen lassen wollten , diese letztendlich zu seiner Identität werden würden , und wenn sie seine Identität wären , würden sie auch zu meiner Identität werden , und dass die Krankheit während ihres Verlaufs unterschiedliche Formen annehmen würde .</text:p>
          </table:table-cell>
          <table:table-cell office:value-type="string" calcext:value-type="string">
            <text:p>['seine']</text:p>
          </table:table-cell>
          <table:table-cell office:value-type="string" calcext:value-type="string">
            <text:p>And yet I knew from my work that if he had any of these things that we wanted him to be tested for, they would eventually become his identity, and if they were his identity, they would become my identity as well, and that the disease would take different forms during its course .</text:p>
          </table:table-cell>
          <table:table-cell office:value-type="float" office:value="0.10831" calcext:value-type="float">
            <text:p>0.10831</text:p>
          </table:table-cell>
          <table:table-cell office:value-type="float" office:value="0.01997" calcext:value-type="float">
            <text:p>0.01997</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473684210526316" calcext:value-type="float">
            <text:p>0.473684210526316</text:p>
          </table:table-cell>
          <table:table-cell office:value-type="float" office:value="0.385446765214512" calcext:value-type="float">
            <text:p>0.385446765214512</text:p>
          </table:table-cell>
          <table:table-cell office:value-type="float" office:value="0.644106328487396" calcext:value-type="float">
            <text:p>0.644106328487396</text:p>
          </table:table-cell>
          <table:table-cell office:value-type="string" calcext:value-type="string">
            <text:p/>
          </table:table-cell>
          <table:table-cell office:value-type="string" calcext:value-type="string">
            <text:p>Und doch wusste ich von der Arbeit, die ich getan hatte, dass, wenn er etwas von den Dingen hätte, auf die wir zu testen beginnen würden, dass das letztendlich seine Identität sein würde, und wenn es seine Identität wäre, würden sie meine Identität werden, dass diese Krankheit eine ganz andere Form annehmen würde, als sie sich entfaltete.</text:p>
          </table:table-cell>
          <table:table-cell office:value-type="float" office:value="1" calcext:value-type="float">
            <text:p>1</text:p>
          </table:table-cell>
          <table:table-cell office:value-type="float" office:value="0.641509433962264" calcext:value-type="float">
            <text:p>0.641509433962264</text:p>
          </table:table-cell>
          <table:table-cell office:value-type="float" office:value="0.172097193143743" calcext:value-type="float">
            <text:p>0.172097193143743</text:p>
          </table:table-cell>
          <table:table-cell office:value-type="float" office:value="0.489744186401367" calcext:value-type="float">
            <text:p>0.489744186401367</text:p>
          </table:table-cell>
          <table:table-cell office:value-type="string" calcext:value-type="string">
            <text:p/>
          </table:table-cell>
          <table:table-cell office:value-type="string" calcext:value-type="string">
            <text:p>And yet I knew from the work that I had done that if he had any of the things that we would begin to test for, that that would eventually be his identity, and if it was his identity they would become my identity, that this disease would take a very different form than it unfolded.</text:p>
          </table:table-cell>
          <table:table-cell office:value-type="float" office:value="0.641509433962264" calcext:value-type="float">
            <text:p>0.641509433962264</text:p>
          </table:table-cell>
          <table:table-cell office:value-type="float" office:value="0.172097193143743" calcext:value-type="float">
            <text:p>0.172097193143743</text:p>
          </table:table-cell>
          <table:table-cell office:value-type="float" office:value="0.489744186401367" calcext:value-type="float">
            <text:p>0.489744186401367</text:p>
          </table:table-cell>
        </table:table-row>
        <table:table-row table:style-name="ro1">
          <table:table-cell office:value-type="string" calcext:value-type="string">
            <text:p>000_1756</text:p>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12" calcext:value-type="float">
            <text:p>12</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277</text:p>
          </table:table-cell>
          <table:table-cell office:value-type="string" calcext:value-type="string">
            <text:p>['his']</text:p>
          </table:table-cell>
          <table:table-cell office:value-type="string" calcext:value-type="string">
            <text:p>We took him to the MRI machine, we took him to the CAT scanner, we took this day-old child and gave him over for an arterial blood draw.</text:p>
          </table:table-cell>
          <table:table-cell office:value-type="string" calcext:value-type="string">
            <text:p>markable_1029</text:p>
          </table:table-cell>
          <table:table-cell office:value-type="string" calcext:value-type="string">
            <text:p>['this', 'day-old', 'child']</text:p>
          </table:table-cell>
          <table:table-cell office:value-type="string" calcext:value-type="string">
            <text:p>Und nach fünf langen Stunden, <text:s/>teilten sie uns mit, dass sein Gehirn völlig unauffällig sei, <text:s/>und er seine Beine mittlerweile richtig ausstrecken würde.</text:p>
          </table:table-cell>
          <table:table-cell office:value-type="string" calcext:value-type="string">
            <text:p>markable_627</text:p>
          </table:table-cell>
          <table:table-cell office:value-type="string" calcext:value-type="string">
            <text:p>['sie']</text:p>
          </table:table-cell>
          <table:table-cell office:value-type="string" calcext:value-type="string">
            <text:p>Und nach fünf langen Stunden , teilten sie uns mit , dass sein Gehirn völlig unauffällig sei , und er seine Beine mittlerweile richtig ausstrecken würde .</text:p>
          </table:table-cell>
          <table:table-cell office:value-type="string" calcext:value-type="string">
            <text:p>['sie']</text:p>
          </table:table-cell>
          <table:table-cell office:value-type="string" calcext:value-type="string">
            <text:p>And after five long hours, they told us that his brain was completely unremarkable, and he was stretching his legs properly by now.</text:p>
          </table:table-cell>
          <table:table-cell office:value-type="float" office:value="0.73049" calcext:value-type="float">
            <text:p>0.73049</text:p>
          </table:table-cell>
          <table:table-cell office:value-type="float" office:value="0.00792" calcext:value-type="float">
            <text:p>0.0079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6" calcext:value-type="float">
            <text:p>0.6</text:p>
          </table:table-cell>
          <table:table-cell office:value-type="float" office:value="0.213904759511867" calcext:value-type="float">
            <text:p>0.213904759511867</text:p>
          </table:table-cell>
          <table:table-cell office:value-type="float" office:value="0.624760448932648" calcext:value-type="float">
            <text:p>0.624760448932648</text:p>
          </table:table-cell>
          <table:table-cell office:value-type="string" calcext:value-type="string">
            <text:p/>
          </table:table-cell>
          <table:table-cell office:value-type="string" calcext:value-type="string">
            <text:p>Und am Ende von fünf Stunden sagten sie, dass sein Gehirn völlig klar war und dass er dann seine Beine richtig ausdehnte.</text:p>
          </table:table-cell>
          <table:table-cell office:value-type="float" office:value="1" calcext:value-type="float">
            <text:p>1</text:p>
          </table:table-cell>
          <table:table-cell office:value-type="float" office:value="0.608695652173913" calcext:value-type="float">
            <text:p>0.608695652173913</text:p>
          </table:table-cell>
          <table:table-cell office:value-type="float" office:value="0.149077219348702" calcext:value-type="float">
            <text:p>0.149077219348702</text:p>
          </table:table-cell>
          <table:table-cell office:value-type="float" office:value="0.528778433799744" calcext:value-type="float">
            <text:p>0.528778433799744</text:p>
          </table:table-cell>
          <table:table-cell office:value-type="string" calcext:value-type="string">
            <text:p/>
          </table:table-cell>
          <table:table-cell office:value-type="string" calcext:value-type="string">
            <text:p>And at the end of five hours they said that his brain was completely clear and that he then extended his legs properly.</text:p>
          </table:table-cell>
          <table:table-cell office:value-type="float" office:value="0.608695652173913" calcext:value-type="float">
            <text:p>0.608695652173913</text:p>
          </table:table-cell>
          <table:table-cell office:value-type="float" office:value="0.149077219348702" calcext:value-type="float">
            <text:p>0.149077219348702</text:p>
          </table:table-cell>
          <table:table-cell office:value-type="float" office:value="0.528778433799744" calcext:value-type="float">
            <text:p>0.528778433799744</text:p>
          </table:table-cell>
        </table:table-row>
        <table:table-row table:style-name="ro1">
          <table:table-cell office:value-type="string" calcext:value-type="string">
            <text:p>000_1756</text:p>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24" calcext:value-type="float">
            <text:p>24</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037</text:p>
          </table:table-cell>
          <table:table-cell office:value-type="string" calcext:value-type="string">
            <text:p>['he']</text:p>
          </table:table-cell>
          <table:table-cell office:value-type="string" calcext:value-type="string">
            <text:p>We took him to the MRI machine, we took him to the CAT scanner, we took this day-old child and gave him over for an arterial blood draw.</text:p>
          </table:table-cell>
          <table:table-cell office:value-type="string" calcext:value-type="string">
            <text:p>markable_1029</text:p>
          </table:table-cell>
          <table:table-cell office:value-type="string" calcext:value-type="string">
            <text:p>['this', 'day-old', 'child']</text:p>
          </table:table-cell>
          <table:table-cell office:value-type="string" calcext:value-type="string">
            <text:p>Und nach fünf langen Stunden, <text:s/>teilten sie uns mit, dass sein Gehirn völlig unauffällig sei, <text:s/>und er seine Beine mittlerweile richtig ausstrecken würde.</text:p>
          </table:table-cell>
          <table:table-cell office:value-type="string" calcext:value-type="string">
            <text:p>markable_630</text:p>
          </table:table-cell>
          <table:table-cell office:value-type="string" calcext:value-type="string">
            <text:p>['er']</text:p>
          </table:table-cell>
          <table:table-cell office:value-type="string" calcext:value-type="string">
            <text:p>Und nach fünf langen Stunden , teilten sie uns mit , dass sein Gehirn völlig unauffällig sei , und er seine Beine mittlerweile richtig ausstrecken würde .</text:p>
          </table:table-cell>
          <table:table-cell office:value-type="string" calcext:value-type="string">
            <text:p>['er']</text:p>
          </table:table-cell>
          <table:table-cell office:value-type="string" calcext:value-type="string">
            <text:p>And after five long hours, they told us that his brain was completely unremarkable, and he was stretching his legs properly by now.</text:p>
          </table:table-cell>
          <table:table-cell office:value-type="float" office:value="0.30001" calcext:value-type="float">
            <text:p>0.30001</text:p>
          </table:table-cell>
          <table:table-cell office:value-type="float" office:value="0.00957" calcext:value-type="float">
            <text:p>0.00957</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6" calcext:value-type="float">
            <text:p>0.6</text:p>
          </table:table-cell>
          <table:table-cell office:value-type="float" office:value="0.213904759511867" calcext:value-type="float">
            <text:p>0.213904759511867</text:p>
          </table:table-cell>
          <table:table-cell office:value-type="float" office:value="0.624760448932648" calcext:value-type="float">
            <text:p>0.624760448932648</text:p>
          </table:table-cell>
          <table:table-cell office:value-type="string" calcext:value-type="string">
            <text:p/>
          </table:table-cell>
          <table:table-cell office:value-type="string" calcext:value-type="string">
            <text:p>Und am Ende von fünf Stunden sagten sie, dass sein Gehirn völlig klar war und dass er dann seine Beine richtig ausdehnte.</text:p>
          </table:table-cell>
          <table:table-cell office:value-type="float" office:value="1" calcext:value-type="float">
            <text:p>1</text:p>
          </table:table-cell>
          <table:table-cell office:value-type="float" office:value="0.608695652173913" calcext:value-type="float">
            <text:p>0.608695652173913</text:p>
          </table:table-cell>
          <table:table-cell office:value-type="float" office:value="0.149077219348702" calcext:value-type="float">
            <text:p>0.149077219348702</text:p>
          </table:table-cell>
          <table:table-cell office:value-type="float" office:value="0.528778433799744" calcext:value-type="float">
            <text:p>0.528778433799744</text:p>
          </table:table-cell>
          <table:table-cell office:value-type="string" calcext:value-type="string">
            <text:p/>
          </table:table-cell>
          <table:table-cell office:value-type="string" calcext:value-type="string">
            <text:p>And at the end of five hours they said that his brain was completely clear and that he then stretched his legs properly.</text:p>
          </table:table-cell>
          <table:table-cell office:value-type="float" office:value="0.608695652173913" calcext:value-type="float">
            <text:p>0.608695652173913</text:p>
          </table:table-cell>
          <table:table-cell office:value-type="float" office:value="0.149077219348702" calcext:value-type="float">
            <text:p>0.149077219348702</text:p>
          </table:table-cell>
          <table:table-cell office:value-type="float" office:value="0.528778433799744" calcext:value-type="float">
            <text:p>0.528778433799744</text:p>
          </table:table-cell>
        </table:table-row>
        <table:table-row table:style-name="ro1">
          <table:table-cell office:value-type="string" calcext:value-type="string">
            <text:p>000_1756</text:p>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29" calcext:value-type="float">
            <text:p>29</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278</text:p>
          </table:table-cell>
          <table:table-cell office:value-type="string" calcext:value-type="string">
            <text:p>['his']</text:p>
          </table:table-cell>
          <table:table-cell office:value-type="string" calcext:value-type="string">
            <text:p>We took him to the MRI machine, we took him to the CAT scanner, we took this day-old child and gave him over for an arterial blood draw.</text:p>
          </table:table-cell>
          <table:table-cell office:value-type="string" calcext:value-type="string">
            <text:p>markable_1029</text:p>
          </table:table-cell>
          <table:table-cell office:value-type="string" calcext:value-type="string">
            <text:p>['this', 'day-old', 'child']</text:p>
          </table:table-cell>
          <table:table-cell office:value-type="string" calcext:value-type="string">
            <text:p>Und nach fünf langen Stunden, <text:s/>teilten sie uns mit, dass sein Gehirn völlig unauffällig sei, <text:s/>und er seine Beine mittlerweile richtig ausstrecken würde.</text:p>
          </table:table-cell>
          <table:table-cell office:value-type="string" calcext:value-type="string">
            <text:p>markable_631</text:p>
          </table:table-cell>
          <table:table-cell office:value-type="string" calcext:value-type="string">
            <text:p>['seine']</text:p>
          </table:table-cell>
          <table:table-cell office:value-type="string" calcext:value-type="string">
            <text:p>Und nach fünf langen Stunden , teilten sie uns mit , dass sein Gehirn völlig unauffällig sei , und er seine Beine mittlerweile richtig ausstrecken würde .</text:p>
          </table:table-cell>
          <table:table-cell office:value-type="string" calcext:value-type="string">
            <text:p>['seine']</text:p>
          </table:table-cell>
          <table:table-cell office:value-type="string" calcext:value-type="string">
            <text:p>And after five long hours, they told us that his brain was completely unremarkable, and he was stretching his legs properly by now.</text:p>
          </table:table-cell>
          <table:table-cell office:value-type="float" office:value="0.22939" calcext:value-type="float">
            <text:p>0.22939</text:p>
          </table:table-cell>
          <table:table-cell office:value-type="float" office:value="0.01137" calcext:value-type="float">
            <text:p>0.01137</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6" calcext:value-type="float">
            <text:p>0.6</text:p>
          </table:table-cell>
          <table:table-cell office:value-type="float" office:value="0.213904759511867" calcext:value-type="float">
            <text:p>0.213904759511867</text:p>
          </table:table-cell>
          <table:table-cell office:value-type="float" office:value="0.624760448932648" calcext:value-type="float">
            <text:p>0.624760448932648</text:p>
          </table:table-cell>
          <table:table-cell office:value-type="string" calcext:value-type="string">
            <text:p/>
          </table:table-cell>
          <table:table-cell office:value-type="string" calcext:value-type="string">
            <text:p>Und am Ende von fünf Stunden sagten sie, dass sein Gehirn völlig klar war und dass er dann seine Beine richtig ausdehnte.</text:p>
          </table:table-cell>
          <table:table-cell office:value-type="float" office:value="1" calcext:value-type="float">
            <text:p>1</text:p>
          </table:table-cell>
          <table:table-cell office:value-type="float" office:value="0.608695652173913" calcext:value-type="float">
            <text:p>0.608695652173913</text:p>
          </table:table-cell>
          <table:table-cell office:value-type="float" office:value="0.149077219348702" calcext:value-type="float">
            <text:p>0.149077219348702</text:p>
          </table:table-cell>
          <table:table-cell office:value-type="float" office:value="0.528778433799744" calcext:value-type="float">
            <text:p>0.528778433799744</text:p>
          </table:table-cell>
          <table:table-cell office:value-type="string" calcext:value-type="string">
            <text:p/>
          </table:table-cell>
          <table:table-cell office:value-type="string" calcext:value-type="string">
            <text:p>And at the end of five hours they said that his brain was completely clear and that he then stretched his legs properly.</text:p>
          </table:table-cell>
          <table:table-cell office:value-type="float" office:value="0.608695652173913" calcext:value-type="float">
            <text:p>0.608695652173913</text:p>
          </table:table-cell>
          <table:table-cell office:value-type="float" office:value="0.149077219348702" calcext:value-type="float">
            <text:p>0.149077219348702</text:p>
          </table:table-cell>
          <table:table-cell office:value-type="float" office:value="0.528778433799744" calcext:value-type="float">
            <text:p>0.528778433799744</text:p>
          </table:table-cell>
        </table:table-row>
        <table:table-row table:style-name="ro1">
          <table:table-cell office:value-type="string" calcext:value-type="string">
            <text:p>000_1756</text:p>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20" calcext:value-type="float">
            <text:p>20</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044</text:p>
          </table:table-cell>
          <table:table-cell office:value-type="string" calcext:value-type="string">
            <text:p>['he']</text:p>
          </table:table-cell>
          <table:table-cell office:value-type="string" calcext:value-type="string">
            <text:p>We took him to the MRI machine, we took him to the CAT scanner, we took this day-old child and gave him over for an arterial blood draw.</text:p>
          </table:table-cell>
          <table:table-cell office:value-type="string" calcext:value-type="string">
            <text:p>markable_1029</text:p>
          </table:table-cell>
          <table:table-cell office:value-type="string" calcext:value-type="string">
            <text:p>['this', 'day-old', 'child']</text:p>
          </table:table-cell>
          <table:table-cell office:value-type="string" calcext:value-type="string">
            <text:p>Und als ich die Kinderärztin fragte, was mit ihm los war, <text:s/>sagte sie, sie glaube, er hätte am Morgen wahrscheinlich einen Krampf gehabt.</text:p>
          </table:table-cell>
          <table:table-cell office:value-type="string" calcext:value-type="string">
            <text:p>markable_636</text:p>
          </table:table-cell>
          <table:table-cell office:value-type="string" calcext:value-type="string">
            <text:p>['er']</text:p>
          </table:table-cell>
          <table:table-cell office:value-type="string" calcext:value-type="string">
            <text:p>Und als ich die Kinderärztin fragte , was mit ihm los war , sagte sie , sie glaube , er hätte am Morgen wahrscheinlich einen Krampf gehabt .</text:p>
          </table:table-cell>
          <table:table-cell office:value-type="string" calcext:value-type="string">
            <text:p>['er']</text:p>
          </table:table-cell>
          <table:table-cell office:value-type="string" calcext:value-type="string">
            <text:p>And when I asked the pediatrician what was wrong with him, she said she thought he probably had a cramp that morning.</text:p>
          </table:table-cell>
          <table:table-cell office:value-type="float" office:value="0.17006" calcext:value-type="float">
            <text:p>0.17006</text:p>
          </table:table-cell>
          <table:table-cell office:value-type="float" office:value="0.00634" calcext:value-type="float">
            <text:p>0.00634</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416666666666667" calcext:value-type="float">
            <text:p>0.416666666666667</text:p>
          </table:table-cell>
          <table:table-cell office:value-type="float" office:value="0.457002180503205" calcext:value-type="float">
            <text:p>0.457002180503205</text:p>
          </table:table-cell>
          <table:table-cell office:value-type="float" office:value="0.820275545120239" calcext:value-type="float">
            <text:p>0.820275545120239</text:p>
          </table:table-cell>
          <table:table-cell office:value-type="string" calcext:value-type="string">
            <text:p/>
          </table:table-cell>
          <table:table-cell office:value-type="string" calcext:value-type="string">
            <text:p>Und als ich den Kinderarzt fragte, was los war, sagte sie, dass sie am Morgen dachte, er hätte wahrscheinlich einen Krampf gehabt.</text:p>
          </table:table-cell>
          <table:table-cell office:value-type="float" office:value="1" calcext:value-type="float">
            <text:p>1</text:p>
          </table:table-cell>
          <table:table-cell office:value-type="float" office:value="0.434782608695652" calcext:value-type="float">
            <text:p>0.434782608695652</text:p>
          </table:table-cell>
          <table:table-cell office:value-type="float" office:value="0.311400457477857" calcext:value-type="float">
            <text:p>0.311400457477857</text:p>
          </table:table-cell>
          <table:table-cell office:value-type="float" office:value="0.692894220352173" calcext:value-type="float">
            <text:p>0.692894220352173</text:p>
          </table:table-cell>
          <table:table-cell office:value-type="string" calcext:value-type="string">
            <text:p/>
          </table:table-cell>
          <table:table-cell office:value-type="string" calcext:value-type="string">
            <text:p>And when I asked the paediatrician what was wrong, she said that in the morning she thought he probably had a cramp.</text:p>
          </table:table-cell>
          <table:table-cell office:value-type="float" office:value="0.434782608695652" calcext:value-type="float">
            <text:p>0.434782608695652</text:p>
          </table:table-cell>
          <table:table-cell office:value-type="float" office:value="0.311400457477857" calcext:value-type="float">
            <text:p>0.311400457477857</text:p>
          </table:table-cell>
          <table:table-cell office:value-type="float" office:value="0.692894220352173" calcext:value-type="float">
            <text:p>0.692894220352173</text:p>
          </table:table-cell>
        </table:table-row>
        <table:table-row table:style-name="ro1">
          <table:table-cell office:value-type="string" calcext:value-type="string">
            <text:p>000_1756</text:p>
          </table:table-cell>
          <table:table-cell office:value-type="string" calcext:value-type="string">
            <text:p>11_2</text:p>
          </table:table-cell>
          <table:table-cell office:value-type="string" calcext:value-type="string">
            <text:p>But I said that I definitely wanted the pink one.</text:p>
          </table:table-cell>
          <table:table-cell office:value-type="float" office:value="10" calcext:value-type="float">
            <text:p>10</text:p>
          </table:table-cell>
          <table:table-cell table:number-columns-repeated="2" office:value-type="string" calcext:value-type="string">
            <text:p/>
          </table:table-cell>
          <table:table-cell office:value-type="string" calcext:value-type="string">
            <text:p>demonstrative</text:p>
          </table:table-cell>
          <table:table-cell office:value-type="string" calcext:value-type="string">
            <text:p>simple antecedent</text:p>
          </table:table-cell>
          <table:table-cell table:number-columns-repeated="3" office:value-type="string" calcext:value-type="string">
            <text:p/>
          </table:table-cell>
          <table:table-cell office:value-type="string" calcext:value-type="string">
            <text:p>entity</text:p>
          </table:table-cell>
          <table:table-cell office:value-type="string" calcext:value-type="string">
            <text:p>anaphoric</text:p>
          </table:table-cell>
          <table:table-cell office:value-type="string" calcext:value-type="string">
            <text:p>markable_1316</text:p>
          </table:table-cell>
          <table:table-cell office:value-type="string" calcext:value-type="string">
            <text:p>['the', 'pink', 'one']</text:p>
          </table:table-cell>
          <table:table-cell office:value-type="string" calcext:value-type="string">
            <text:p>My brother wanted a red balloon, and I wanted a pink balloon.</text:p>
          </table:table-cell>
          <table:table-cell office:value-type="string" calcext:value-type="string">
            <text:p>Markable_1315</text:p>
          </table:table-cell>
          <table:table-cell office:value-type="string" calcext:value-type="string">
            <text:p>['a', 'pink', 'balloon']</text:p>
          </table:table-cell>
          <table:table-cell office:value-type="string" calcext:value-type="string">
            <text:p>Aber ich sagte ihr, dass ich ganz bestimmt den rosafarbenen wollte.</text:p>
          </table:table-cell>
          <table:table-cell office:value-type="string" calcext:value-type="string">
            <text:p>markable_197</text:p>
          </table:table-cell>
          <table:table-cell office:value-type="string" calcext:value-type="string">
            <text:p>['den', 'rosafarbenen']</text:p>
          </table:table-cell>
          <table:table-cell office:value-type="string" calcext:value-type="string">
            <text:p>Aber ich sagte ihr , dass ich ganz bestimmt den rosafarbenen wollte .</text:p>
          </table:table-cell>
          <table:table-cell office:value-type="string" calcext:value-type="string">
            <text:p>['den', 'rosafarbenen']</text:p>
          </table:table-cell>
          <table:table-cell office:value-type="string" calcext:value-type="string">
            <text:p>But I told her that I definitely wanted the pink one.</text:p>
          </table:table-cell>
          <table:table-cell office:value-type="float" office:value="0.08086" calcext:value-type="float">
            <text:p>0.08086</text:p>
          </table:table-cell>
          <table:table-cell office:value-type="float" office:value="0.55378" calcext:value-type="float">
            <text:p>0.55378</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2" calcext:value-type="float">
            <text:p>0.2</text:p>
          </table:table-cell>
          <table:table-cell office:value-type="float" office:value="0.631555237179404" calcext:value-type="float">
            <text:p>0.631555237179404</text:p>
          </table:table-cell>
          <table:table-cell office:value-type="float" office:value="0.817216098308563" calcext:value-type="float">
            <text:p>0.817216098308563</text:p>
          </table:table-cell>
          <table:table-cell office:value-type="string" calcext:value-type="string">
            <text:p/>
          </table:table-cell>
          <table:table-cell office:value-type="string" calcext:value-type="string">
            <text:p>Aber ich sagte, dass ich auf jeden Fall die rosa wollte.</text:p>
          </table:table-cell>
          <table:table-cell office:value-type="float" office:value="0" calcext:value-type="float">
            <text:p>0</text:p>
          </table:table-cell>
          <table:table-cell office:value-type="float" office:value="0.545454545454545" calcext:value-type="float">
            <text:p>0.545454545454545</text:p>
          </table:table-cell>
          <table:table-cell office:value-type="float" office:value="0.122782601490961" calcext:value-type="float">
            <text:p>0.122782601490961</text:p>
          </table:table-cell>
          <table:table-cell office:value-type="float" office:value="0.418387800455093" calcext:value-type="float">
            <text:p>0.418387800455093</text:p>
          </table:table-cell>
          <table:table-cell office:value-type="string" calcext:value-type="string">
            <text:p/>
          </table:table-cell>
          <table:table-cell office:value-type="string" calcext:value-type="string">
            <text:p>But I said that I definitely wanted the pink one.</text:p>
          </table:table-cell>
          <table:table-cell office:value-type="float" office:value="0.545454545454545" calcext:value-type="float">
            <text:p>0.545454545454545</text:p>
          </table:table-cell>
          <table:table-cell office:value-type="float" office:value="0.122782601490961" calcext:value-type="float">
            <text:p>0.122782601490961</text:p>
          </table:table-cell>
          <table:table-cell office:value-type="float" office:value="0.418387800455093" calcext:value-type="float">
            <text:p>0.418387800455093</text:p>
          </table:table-cell>
        </table:table-row>
        <table:table-row table:style-name="ro1">
          <table:table-cell office:value-type="string" calcext:value-type="string">
            <text:p>000_1756</text:p>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3" calcext:value-type="float">
            <text:p>3</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219</text:p>
          </table:table-cell>
          <table:table-cell office:value-type="string" calcext:value-type="string">
            <text:p>['her']</text:p>
          </table:table-cell>
          <table:table-cell office:value-type="string" calcext:value-type="string">
            <text:p>Then a friend of a friend of mine had a daughter who was a dwarf.</text:p>
          </table:table-cell>
          <table:table-cell office:value-type="string" calcext:value-type="string">
            <text:p>markable_1287</text:p>
          </table:table-cell>
          <table:table-cell office:value-type="string" calcext:value-type="string">
            <text:p>['a', 'friend', 'of', 'a', 'friend', 'of', 'mine']</text:p>
          </table:table-cell>
          <table:table-cell office:value-type="string" calcext:value-type="string">
            <text:p>Und mit der Geburt ihrer Tochter, <text:s/>musste sie sich plötzlich mit Fragen auseinandersetzen, <text:s/>die nun auch für mich anfingen von großer Bedeutung zu sein.</text:p>
          </table:table-cell>
          <table:table-cell office:value-type="string" calcext:value-type="string">
            <text:p>markable_224</text:p>
          </table:table-cell>
          <table:table-cell office:value-type="string" calcext:value-type="string">
            <text:p>['ihrer']</text:p>
          </table:table-cell>
          <table:table-cell office:value-type="string" calcext:value-type="string">
            <text:p>Und mit der Geburt ihrer Tochter , musste sie sich plötzlich mit Fragen auseinandersetzen , die nun auch für mich anfingen von großer Bedeutung zu sein .</text:p>
          </table:table-cell>
          <table:table-cell office:value-type="string" calcext:value-type="string">
            <text:p>['ihrer']</text:p>
          </table:table-cell>
          <table:table-cell office:value-type="string" calcext:value-type="string">
            <text:p>And with the birth of her daughter, she suddenly had to deal with questions that now began to be of great importance to me as well.</text:p>
          </table:table-cell>
          <table:table-cell office:value-type="float" office:value="0.07485" calcext:value-type="float">
            <text:p>0.07485</text:p>
          </table:table-cell>
          <table:table-cell office:value-type="float" office:value="0.16468" calcext:value-type="float">
            <text:p>0.1646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string" calcext:value-type="string">
            <text:p/>
          </table:table-cell>
          <table:table-cell office:value-type="float" office:value="0.761904761904762" calcext:value-type="float">
            <text:p>0.761904761904762</text:p>
          </table:table-cell>
          <table:table-cell office:value-type="float" office:value="0.193595173392587" calcext:value-type="float">
            <text:p>0.193595173392587</text:p>
          </table:table-cell>
          <table:table-cell office:value-type="float" office:value="0.587906956672668" calcext:value-type="float">
            <text:p>0.587906956672668</text:p>
          </table:table-cell>
          <table:table-cell office:value-type="string" calcext:value-type="string">
            <text:p/>
          </table:table-cell>
          <table:table-cell office:value-type="string" calcext:value-type="string">
            <text:p>Und als ihre Tochter geboren wurde, stellte sie sich plötzlich Fragen, die mir jetzt ziemlich resonant schienen.</text:p>
          </table:table-cell>
          <table:table-cell office:value-type="float" office:value="0" calcext:value-type="float">
            <text:p>0</text:p>
          </table:table-cell>
          <table:table-cell office:value-type="float" office:value="0.75" calcext:value-type="float">
            <text:p>0.75</text:p>
          </table:table-cell>
          <table:table-cell office:value-type="float" office:value="0.0466130820770781" calcext:value-type="float">
            <text:p>0.046613082077078</text:p>
          </table:table-cell>
          <table:table-cell office:value-type="float" office:value="0.201940134167671" calcext:value-type="float">
            <text:p>0.201940134167671</text:p>
          </table:table-cell>
          <table:table-cell office:value-type="string" calcext:value-type="string">
            <text:p/>
          </table:table-cell>
          <table:table-cell office:value-type="string" calcext:value-type="string">
            <text:p>And when her daughter was born, she suddenly asked herself questions that seemed quite resonant to me now.</text:p>
          </table:table-cell>
          <table:table-cell office:value-type="float" office:value="0.75" calcext:value-type="float">
            <text:p>0.75</text:p>
          </table:table-cell>
          <table:table-cell office:value-type="float" office:value="0.0466130820770781" calcext:value-type="float">
            <text:p>0.046613082077078</text:p>
          </table:table-cell>
          <table:table-cell office:value-type="float" office:value="0.201940134167671" calcext:value-type="float">
            <text:p>0.201940134167671</text:p>
          </table:table-cell>
        </table:table-row>
        <table:table-row table:style-name="ro1">
          <table:table-cell office:value-type="string" calcext:value-type="string">
            <text:p>000_1756</text:p>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71</text:p>
          </table:table-cell>
          <table:table-cell office:value-type="string" calcext:value-type="string">
            <text:p>['She']</text:p>
          </table:table-cell>
          <table:table-cell office:value-type="string" calcext:value-type="string">
            <text:p>Then a friend of a friend of mine had a daughter who was a dwarf.</text:p>
          </table:table-cell>
          <table:table-cell office:value-type="string" calcext:value-type="string">
            <text:p>markable_1288</text:p>
          </table:table-cell>
          <table:table-cell office:value-type="string" calcext:value-type="string">
            <text:p>['a', 'friend', 'of', 'a', 'friend', 'of', 'mine']</text:p>
          </table:table-cell>
          <table:table-cell office:value-type="string" calcext:value-type="string">
            <text:p>Sie stand vor der Entscheidung, was sie mit diesem Kind tun sollte.</text:p>
          </table:table-cell>
          <table:table-cell office:value-type="string" calcext:value-type="string">
            <text:p>markable_228</text:p>
          </table:table-cell>
          <table:table-cell office:value-type="string" calcext:value-type="string">
            <text:p>['Sie']</text:p>
          </table:table-cell>
          <table:table-cell office:value-type="string" calcext:value-type="string">
            <text:p>Sie stand vor der Entscheidung , was sie mit diesem Kind tun sollte .</text:p>
          </table:table-cell>
          <table:table-cell office:value-type="string" calcext:value-type="string">
            <text:p>['Sie']</text:p>
          </table:table-cell>
          <table:table-cell office:value-type="string" calcext:value-type="string">
            <text:p>She was faced with the decision of what to do with this child.</text:p>
          </table:table-cell>
          <table:table-cell office:value-type="float" office:value="0.01957" calcext:value-type="float">
            <text:p>0.01957</text:p>
          </table:table-cell>
          <table:table-cell office:value-type="float" office:value="0.00632" calcext:value-type="float">
            <text:p>0.0063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25" calcext:value-type="float">
            <text:p>0.25</text:p>
          </table:table-cell>
          <table:table-cell office:value-type="float" office:value="0.534444593479055" calcext:value-type="float">
            <text:p>0.534444593479055</text:p>
          </table:table-cell>
          <table:table-cell office:value-type="float" office:value="0.848906338214874" calcext:value-type="float">
            <text:p>0.848906338214874</text:p>
          </table:table-cell>
          <table:table-cell office:value-type="string" calcext:value-type="string">
            <text:p/>
          </table:table-cell>
          <table:table-cell office:value-type="string" calcext:value-type="string">
            <text:p>Sie stand vor der Frage, was mit diesem Kind zu tun sei.</text:p>
          </table:table-cell>
          <table:table-cell office:value-type="float" office:value="1" calcext:value-type="float">
            <text:p>1</text:p>
          </table:table-cell>
          <table:table-cell office:value-type="float" office:value="0.333333333333333" calcext:value-type="float">
            <text:p>0.333333333333333</text:p>
          </table:table-cell>
          <table:table-cell office:value-type="float" office:value="0.326497102862805" calcext:value-type="float">
            <text:p>0.326497102862805</text:p>
          </table:table-cell>
          <table:table-cell office:value-type="float" office:value="0.539377927780151" calcext:value-type="float">
            <text:p>0.539377927780151</text:p>
          </table:table-cell>
          <table:table-cell office:value-type="string" calcext:value-type="string">
            <text:p/>
          </table:table-cell>
          <table:table-cell office:value-type="string" calcext:value-type="string">
            <text:p>She was faced with the question of what to do with this child.</text:p>
          </table:table-cell>
          <table:table-cell office:value-type="float" office:value="0.333333333333333" calcext:value-type="float">
            <text:p>0.333333333333333</text:p>
          </table:table-cell>
          <table:table-cell office:value-type="float" office:value="0.326497102862805" calcext:value-type="float">
            <text:p>0.326497102862805</text:p>
          </table:table-cell>
          <table:table-cell office:value-type="float" office:value="0.539377927780151" calcext:value-type="float">
            <text:p>0.539377927780151</text:p>
          </table:table-cell>
        </table:table-row>
        <table:table-row table:style-name="ro1">
          <table:table-cell office:value-type="string" calcext:value-type="string">
            <text:p>000_1756</text:p>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2" calcext:value-type="float">
            <text:p>2</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74</text:p>
          </table:table-cell>
          <table:table-cell office:value-type="string" calcext:value-type="string">
            <text:p>['she']</text:p>
          </table:table-cell>
          <table:table-cell office:value-type="string" calcext:value-type="string">
            <text:p>Then a friend of a friend of mine had a daughter who was a dwarf.</text:p>
          </table:table-cell>
          <table:table-cell office:value-type="string" calcext:value-type="string">
            <text:p>markable_1288</text:p>
          </table:table-cell>
          <table:table-cell office:value-type="string" calcext:value-type="string">
            <text:p>['a', 'friend', 'of', 'a', 'friend', 'of', 'mine']</text:p>
          </table:table-cell>
          <table:table-cell office:value-type="string" calcext:value-type="string">
            <text:p>Sollte sie sagen: "Du bist genauso wie alle anderen, nur ein bisschen kleiner?"</text:p>
          </table:table-cell>
          <table:table-cell office:value-type="string" calcext:value-type="string">
            <text:p>Markable_231</text:p>
          </table:table-cell>
          <table:table-cell office:value-type="string" calcext:value-type="string">
            <text:p>['sie']</text:p>
          </table:table-cell>
          <table:table-cell office:value-type="string" calcext:value-type="string">
            <text:p>Sollte sie sagen : &amp;quot; Du bist genauso wie alle anderen , nur ein bisschen kleiner ? &amp;quot;</text:p>
          </table:table-cell>
          <table:table-cell office:value-type="string" calcext:value-type="string">
            <text:p>['sie']</text:p>
          </table:table-cell>
          <table:table-cell office:value-type="string" calcext:value-type="string">
            <text:p>Should she say : &amp;quot; You are just like everyone else , only a little smaller ? &amp;quot;</text:p>
          </table:table-cell>
          <table:table-cell office:value-type="float" office:value="0.01758" calcext:value-type="float">
            <text:p>0.01758</text:p>
          </table:table-cell>
          <table:table-cell office:value-type="float" office:value="0.03272" calcext:value-type="float">
            <text:p>0.0327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384615384615385" calcext:value-type="float">
            <text:p>0.384615384615385</text:p>
          </table:table-cell>
          <table:table-cell office:value-type="float" office:value="0.393559516210097" calcext:value-type="float">
            <text:p>0.393559516210097</text:p>
          </table:table-cell>
          <table:table-cell office:value-type="float" office:value="0.895444273948669" calcext:value-type="float">
            <text:p>0.895444273948669</text:p>
          </table:table-cell>
          <table:table-cell office:value-type="string" calcext:value-type="string">
            <text:p/>
          </table:table-cell>
          <table:table-cell office:value-type="string" calcext:value-type="string">
            <text:p>Sollte sie sagen: "Du bist wie jeder andere, aber etwas kürzer?"</text:p>
          </table:table-cell>
          <table:table-cell office:value-type="float" office:value="1" calcext:value-type="float">
            <text:p>1</text:p>
          </table:table-cell>
          <table:table-cell office:value-type="float" office:value="0.538461538461538" calcext:value-type="float">
            <text:p>0.538461538461538</text:p>
          </table:table-cell>
          <table:table-cell office:value-type="float" office:value="0.306158763036004" calcext:value-type="float">
            <text:p>0.306158763036004</text:p>
          </table:table-cell>
          <table:table-cell office:value-type="float" office:value="0.41963341832161" calcext:value-type="float">
            <text:p>0.41963341832161</text:p>
          </table:table-cell>
          <table:table-cell office:value-type="string" calcext:value-type="string">
            <text:p/>
          </table:table-cell>
          <table:table-cell office:value-type="string" calcext:value-type="string">
            <text:p>Should she say, "You're like everyone else, but a little shorter?"</text:p>
          </table:table-cell>
          <table:table-cell office:value-type="float" office:value="0.538461538461538" calcext:value-type="float">
            <text:p>0.538461538461538</text:p>
          </table:table-cell>
          <table:table-cell office:value-type="float" office:value="0.306158763036004" calcext:value-type="float">
            <text:p>0.306158763036004</text:p>
          </table:table-cell>
          <table:table-cell office:value-type="float" office:value="0.41963341832161" calcext:value-type="float">
            <text:p>0.41963341832161</text:p>
          </table:table-cell>
        </table:table-row>
        <table:table-row table:style-name="ro1">
          <table:table-cell office:value-type="string" calcext:value-type="string">
            <text:p>000_1756</text:p>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4" calcext:value-type="float">
            <text:p>4</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254</text:p>
          </table:table-cell>
          <table:table-cell office:value-type="string" calcext:value-type="string">
            <text:p>['them']</text:p>
          </table:table-cell>
          <table:table-cell office:value-type="string" calcext:value-type="string">
            <text:p>There are these other identities which you have to learn from a peer group.</text:p>
          </table:table-cell>
          <table:table-cell office:value-type="string" calcext:value-type="string">
            <text:p>markable_250</text:p>
          </table:table-cell>
          <table:table-cell office:value-type="string" calcext:value-type="string">
            <text:p>['these', 'other', 'identities']</text:p>
          </table:table-cell>
          <table:table-cell office:value-type="string" calcext:value-type="string">
            <text:p>Diese bezeichne ich als horizontale Identitäten, <text:s/>denn der Kontakt zu Gleichgesinnten stellt eine horizontale Erfahrung dar.</text:p>
          </table:table-cell>
          <table:table-cell office:value-type="string" calcext:value-type="string">
            <text:p>markable_269</text:p>
          </table:table-cell>
          <table:table-cell office:value-type="string" calcext:value-type="string">
            <text:p>['Diese']</text:p>
          </table:table-cell>
          <table:table-cell office:value-type="string" calcext:value-type="string">
            <text:p>Diese bezeichne ich als horizontale Identitäten , denn der Kontakt zu Gleichgesinnten stellt eine horizontale Erfahrung dar .</text:p>
          </table:table-cell>
          <table:table-cell office:value-type="string" calcext:value-type="string">
            <text:p>['Diese']</text:p>
          </table:table-cell>
          <table:table-cell office:value-type="string" calcext:value-type="string">
            <text:p>These I call horizontal identities , because contact with like-minded people represents a horizontal experience .</text:p>
          </table:table-cell>
          <table:table-cell office:value-type="float" office:value="0.72705" calcext:value-type="float">
            <text:p>0.72705</text:p>
          </table:table-cell>
          <table:table-cell office:value-type="float" office:value="0.31841" calcext:value-type="float">
            <text:p>0.31841</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571428571428571" calcext:value-type="float">
            <text:p>0.571428571428571</text:p>
          </table:table-cell>
          <table:table-cell office:value-type="float" office:value="0.103903021742336" calcext:value-type="float">
            <text:p>0.103903021742336</text:p>
          </table:table-cell>
          <table:table-cell office:value-type="float" office:value="0.561028182506561" calcext:value-type="float">
            <text:p>0.561028182506561</text:p>
          </table:table-cell>
          <table:table-cell office:value-type="string" calcext:value-type="string">
            <text:p/>
          </table:table-cell>
          <table:table-cell office:value-type="string" calcext:value-type="string">
            <text:p>Und ich nenne sie horizontale Identitäten, weil die Peer-Gruppe die horizontale Erfahrung ist.</text:p>
          </table:table-cell>
          <table:table-cell office:value-type="float" office:value="0" calcext:value-type="float">
            <text:p>0</text:p>
          </table:table-cell>
          <table:table-cell office:value-type="float" office:value="0.75" calcext:value-type="float">
            <text:p>0.75</text:p>
          </table:table-cell>
          <table:table-cell office:value-type="float" office:value="0.0390075681216148" calcext:value-type="float">
            <text:p>0.039007568121615</text:p>
          </table:table-cell>
          <table:table-cell office:value-type="float" office:value="0.247856482863426" calcext:value-type="float">
            <text:p>0.247856482863426</text:p>
          </table:table-cell>
          <table:table-cell office:value-type="string" calcext:value-type="string">
            <text:p/>
          </table:table-cell>
          <table:table-cell office:value-type="string" calcext:value-type="string">
            <text:p>And I call them horizontal identities because the peer group is the horizontal experience.</text:p>
          </table:table-cell>
          <table:table-cell office:value-type="float" office:value="0.75" calcext:value-type="float">
            <text:p>0.75</text:p>
          </table:table-cell>
          <table:table-cell office:value-type="float" office:value="0.0390075681216148" calcext:value-type="float">
            <text:p>0.039007568121615</text:p>
          </table:table-cell>
          <table:table-cell office:value-type="float" office:value="0.247856482863426" calcext:value-type="float">
            <text:p>0.247856482863426</text:p>
          </table:table-cell>
        </table:table-row>
        <table:table-row table:style-name="ro1">
          <table:table-cell office:value-type="string" calcext:value-type="string">
            <text:p>000_1756</text:p>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1" calcext:value-type="float">
            <text:p>1</text:p>
          </table:table-cell>
          <table:table-cell table:number-columns-repeated="3" office:value-type="string" calcext:value-type="string">
            <text:p/>
          </table:table-cell>
          <table:table-cell office:value-type="string" calcext:value-type="string">
            <text:p>simple antecedent</text:p>
          </table:table-cell>
          <table:table-cell table:number-columns-repeated="2" office:value-type="string" calcext:value-type="string">
            <text:p/>
          </table:table-cell>
          <table:table-cell office:value-type="string" calcext:value-type="string">
            <text:p>nom substitution</text:p>
          </table:table-cell>
          <table:table-cell office:value-type="string" calcext:value-type="string">
            <text:p>entity</text:p>
          </table:table-cell>
          <table:table-cell office:value-type="string" calcext:value-type="string">
            <text:p/>
          </table:table-cell>
          <table:table-cell office:value-type="string" calcext:value-type="string">
            <text:p>markable_1351</text:p>
          </table:table-cell>
          <table:table-cell office:value-type="string" calcext:value-type="string">
            <text:p>['This', 'one']</text:p>
          </table:table-cell>
          <table:table-cell office:value-type="string" calcext:value-type="string">
            <text:p>I'm going to quote from another magazine of the '60s.</text:p>
          </table:table-cell>
          <table:table-cell office:value-type="string" calcext:value-type="string">
            <text:p>markable_1350</text:p>
          </table:table-cell>
          <table:table-cell office:value-type="string" calcext:value-type="string">
            <text:p>['another', 'magazine', 'of', 'the', "'60s"]</text:p>
          </table:table-cell>
          <table:table-cell office:value-type="string" calcext:value-type="string">
            <text:p>Dieses stammt von 1968 – aus dem Atlantic Monthly, der Stimme des Liberalen Amerikas – <text:s/>geschrieben von einem bedeutenden Bioethiker.</text:p>
          </table:table-cell>
          <table:table-cell office:value-type="string" calcext:value-type="string">
            <text:p>Markable_381</text:p>
          </table:table-cell>
          <table:table-cell office:value-type="string" calcext:value-type="string">
            <text:p>['Dieses']</text:p>
          </table:table-cell>
          <table:table-cell office:value-type="string" calcext:value-type="string">
            <text:p>Dieses stammt von 1968 - aus dem Atlantic Monthly , der Stimme des Liberalen Amerikas - geschrieben von einem bedeutenden Bioethiker .</text:p>
          </table:table-cell>
          <table:table-cell office:value-type="string" calcext:value-type="string">
            <text:p>['Dieses']</text:p>
          </table:table-cell>
          <table:table-cell office:value-type="string" calcext:value-type="string">
            <text:p>This is from 1968 - from the Atlantic Monthly , the voice of Liberal America - written by an eminent bioethicist .</text:p>
          </table:table-cell>
          <table:table-cell table:number-columns-repeated="3" office:value-type="float" office:value="1" calcext:value-type="float">
            <text:p>1</text:p>
          </table:table-cell>
          <table:table-cell office:value-type="float" office:value="0.1" calcext:value-type="float">
            <text:p>0.1</text:p>
          </table:table-cell>
          <table:table-cell office:value-type="float" office:value="0.710327732126744" calcext:value-type="float">
            <text:p>0.710327732126744</text:p>
          </table:table-cell>
          <table:table-cell office:value-type="float" office:value="0.928542256355285" calcext:value-type="float">
            <text:p>0.928542256355285</text:p>
          </table:table-cell>
          <table:table-cell office:value-type="string" calcext:value-type="string">
            <text:p/>
          </table:table-cell>
          <table:table-cell office:value-type="float" office:value="0.352941176470588" calcext:value-type="float">
            <text:p>0.352941176470588</text:p>
          </table:table-cell>
          <table:table-cell office:value-type="float" office:value="0.246920697285555" calcext:value-type="float">
            <text:p>0.246920697285555</text:p>
          </table:table-cell>
          <table:table-cell office:value-type="float" office:value="0.729812026023865" calcext:value-type="float">
            <text:p>0.729812026023865</text:p>
          </table:table-cell>
          <table:table-cell office:value-type="string" calcext:value-type="string">
            <text:p/>
          </table:table-cell>
          <table:table-cell office:value-type="string" calcext:value-type="string">
            <text:p>Diese stammt von 1968 -- The Atlantic Monthly, Stimme des liberalen Amerika -- geschrieben von einem wichtigen Bioethiker.</text:p>
          </table:table-cell>
          <table:table-cell office:value-type="float" office:value="0" calcext:value-type="float">
            <text:p>0</text:p>
          </table:table-cell>
          <table:table-cell office:value-type="float" office:value="0.45" calcext:value-type="float">
            <text:p>0.45</text:p>
          </table:table-cell>
          <table:table-cell office:value-type="float" office:value="0.102683155176164" calcext:value-type="float">
            <text:p>0.102683155176164</text:p>
          </table:table-cell>
          <table:table-cell office:value-type="float" office:value="0.619004964828491" calcext:value-type="float">
            <text:p>0.619004964828491</text:p>
          </table:table-cell>
          <table:table-cell office:value-type="string" calcext:value-type="string">
            <text:p/>
          </table:table-cell>
          <table:table-cell office:value-type="string" calcext:value-type="string">
            <text:p>This is from 1968 -- The Atlantic Monthly, Voice of Liberal America -- written by an important bioethicist.</text:p>
          </table:table-cell>
          <table:table-cell office:value-type="float" office:value="0.45" calcext:value-type="float">
            <text:p>0.45</text:p>
          </table:table-cell>
          <table:table-cell office:value-type="float" office:value="0.102683155176164" calcext:value-type="float">
            <text:p>0.102683155176164</text:p>
          </table:table-cell>
          <table:table-cell office:value-type="float" office:value="0.619004964828491" calcext:value-type="float">
            <text:p>0.619004964828491</text:p>
          </table:table-cell>
        </table:table-row>
        <table:table-row table:style-name="ro1">
          <table:table-cell office:value-type="string" calcext:value-type="string">
            <text:p>000_1756</text:p>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1" calcext:value-type="float">
            <text:p>1</text:p>
          </table:table-cell>
          <table:table-cell office:value-type="string" calcext:value-type="string">
            <text:p>personal</text:p>
          </table:table-cell>
          <table:table-cell office:value-type="string" calcext:value-type="string">
            <text:p>none</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vent</text:p>
          </table:table-cell>
          <table:table-cell office:value-type="string" calcext:value-type="string">
            <text:p/>
          </table:table-cell>
          <table:table-cell office:value-type="string" calcext:value-type="string">
            <text:p>markable_450</text:p>
          </table:table-cell>
          <table:table-cell office:value-type="string" calcext:value-type="string">
            <text:p>['It']</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office:value-type="string" calcext:value-type="string">
            <text:p>markable_1352</text:p>
          </table:table-cell>
          <table:table-cell office:value-type="string" calcext:value-type="string">
            <text:p>['putting', 'a', 'Down', 'syndrome', 'child', 'away']</text:p>
          </table:table-cell>
          <table:table-cell office:value-type="string" calcext:value-type="string">
            <text:p>Es ist traurig, ja – und schrecklich. Aber es entbehrt jeder Schuld.</text:p>
          </table:table-cell>
          <table:table-cell office:value-type="string" calcext:value-type="string">
            <text:p>markable_384</text:p>
          </table:table-cell>
          <table:table-cell office:value-type="string" calcext:value-type="string">
            <text:p>['Es']</text:p>
          </table:table-cell>
          <table:table-cell office:value-type="string" calcext:value-type="string">
            <text:p>Es ist traurig , ja - und schrecklich . Aber es entbehrt jeder Schuld .</text:p>
          </table:table-cell>
          <table:table-cell office:value-type="string" calcext:value-type="string">
            <text:p>['Es']</text:p>
          </table:table-cell>
          <table:table-cell office:value-type="string" calcext:value-type="string">
            <text:p>It is sad , yes - and terrible . But it lacks any guilt.</text:p>
          </table:table-cell>
          <table:table-cell office:value-type="float" office:value="0.14083" calcext:value-type="float">
            <text:p>0.14083</text:p>
          </table:table-cell>
          <table:table-cell office:value-type="float" office:value="0.10665" calcext:value-type="float">
            <text:p>0.10665</text:p>
          </table:table-cell>
          <table:table-cell office:value-type="float" office:value="1" calcext:value-type="float">
            <text:p>1</text:p>
          </table:table-cell>
          <table:table-cell office:value-type="float" office:value="0.0833333333333333" calcext:value-type="float">
            <text:p>0.083333333333333</text:p>
          </table:table-cell>
          <table:table-cell office:value-type="float" office:value="0.742614111787094" calcext:value-type="float">
            <text:p>0.742614111787094</text:p>
          </table:table-cell>
          <table:table-cell office:value-type="float" office:value="0.936022937297821" calcext:value-type="float">
            <text:p>0.936022937297821</text:p>
          </table:table-cell>
          <table:table-cell office:value-type="string" calcext:value-type="string">
            <text:p/>
          </table:table-cell>
          <table:table-cell office:value-type="float" office:value="0.4" calcext:value-type="float">
            <text:p>0.4</text:p>
          </table:table-cell>
          <table:table-cell office:value-type="float" office:value="0.289978441471521" calcext:value-type="float">
            <text:p>0.289978441471521</text:p>
          </table:table-cell>
          <table:table-cell office:value-type="float" office:value="0.732236862182617" calcext:value-type="float">
            <text:p>0.732236862182617</text:p>
          </table:table-cell>
          <table:table-cell office:value-type="string" calcext:value-type="string">
            <text:p/>
          </table:table-cell>
          <table:table-cell office:value-type="string" calcext:value-type="string">
            <text:p>Es ist traurig, ja - schrecklich. Aber es trägt keine Schuld.</text:p>
          </table:table-cell>
          <table:table-cell office:value-type="float" office:value="1" calcext:value-type="float">
            <text:p>1</text:p>
          </table:table-cell>
          <table:table-cell office:value-type="float" office:value="0.333333333333333" calcext:value-type="float">
            <text:p>0.333333333333333</text:p>
          </table:table-cell>
          <table:table-cell office:value-type="float" office:value="0.321609434951842" calcext:value-type="float">
            <text:p>0.321609434951842</text:p>
          </table:table-cell>
          <table:table-cell office:value-type="float" office:value="0.603805243968964" calcext:value-type="float">
            <text:p>0.603805243968964</text:p>
          </table:table-cell>
          <table:table-cell office:value-type="string" calcext:value-type="string">
            <text:p/>
          </table:table-cell>
          <table:table-cell office:value-type="string" calcext:value-type="string">
            <text:p>It is sad, yes - terrible. But it bears no blame.</text:p>
          </table:table-cell>
          <table:table-cell office:value-type="float" office:value="0.333333333333333" calcext:value-type="float">
            <text:p>0.333333333333333</text:p>
          </table:table-cell>
          <table:table-cell office:value-type="float" office:value="0.321609434951842" calcext:value-type="float">
            <text:p>0.321609434951842</text:p>
          </table:table-cell>
          <table:table-cell office:value-type="float" office:value="0.603805243968964" calcext:value-type="float">
            <text:p>0.603805243968964</text:p>
          </table:table-cell>
        </table:table-row>
        <table:table-row table:style-name="ro1">
          <table:table-cell office:value-type="string" calcext:value-type="string">
            <text:p>000_1756</text:p>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10" calcext:value-type="float">
            <text:p>10</text:p>
          </table:table-cell>
          <table:table-cell office:value-type="string" calcext:value-type="string">
            <text:p>personal</text:p>
          </table:table-cell>
          <table:table-cell office:value-type="string" calcext:value-type="string">
            <text:p>none</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vent</text:p>
          </table:table-cell>
          <table:table-cell office:value-type="string" calcext:value-type="string">
            <text:p/>
          </table:table-cell>
          <table:table-cell office:value-type="string" calcext:value-type="string">
            <text:p>markable_451</text:p>
          </table:table-cell>
          <table:table-cell office:value-type="string" calcext:value-type="string">
            <text:p>['it']</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office:value-type="string" calcext:value-type="string">
            <text:p>markable_1352</text:p>
          </table:table-cell>
          <table:table-cell office:value-type="string" calcext:value-type="string">
            <text:p>['putting', 'a', 'Down', 'syndrome', 'child', 'away']</text:p>
          </table:table-cell>
          <table:table-cell office:value-type="string" calcext:value-type="string">
            <text:p>Es ist traurig, ja – und schrecklich. Aber es entbehrt jeder Schuld.</text:p>
          </table:table-cell>
          <table:table-cell office:value-type="string" calcext:value-type="string">
            <text:p>Markable_385</text:p>
          </table:table-cell>
          <table:table-cell office:value-type="string" calcext:value-type="string">
            <text:p>['es']</text:p>
          </table:table-cell>
          <table:table-cell office:value-type="string" calcext:value-type="string">
            <text:p>Es ist traurig , ja - und schrecklich . Aber es entbehrt jeder Schuld .</text:p>
          </table:table-cell>
          <table:table-cell office:value-type="string" calcext:value-type="string">
            <text:p>['es']</text:p>
          </table:table-cell>
          <table:table-cell office:value-type="string" calcext:value-type="string">
            <text:p>It is sad , yes - and terrible . But it lacks any guilt.</text:p>
          </table:table-cell>
          <table:table-cell office:value-type="float" office:value="0.10255" calcext:value-type="float">
            <text:p>0.10255</text:p>
          </table:table-cell>
          <table:table-cell office:value-type="float" office:value="0.04731" calcext:value-type="float">
            <text:p>0.04731</text:p>
          </table:table-cell>
          <table:table-cell office:value-type="float" office:value="1" calcext:value-type="float">
            <text:p>1</text:p>
          </table:table-cell>
          <table:table-cell office:value-type="float" office:value="0.0833333333333333" calcext:value-type="float">
            <text:p>0.083333333333333</text:p>
          </table:table-cell>
          <table:table-cell office:value-type="float" office:value="0.742614111787094" calcext:value-type="float">
            <text:p>0.742614111787094</text:p>
          </table:table-cell>
          <table:table-cell office:value-type="float" office:value="0.936022937297821" calcext:value-type="float">
            <text:p>0.936022937297821</text:p>
          </table:table-cell>
          <table:table-cell office:value-type="string" calcext:value-type="string">
            <text:p/>
          </table:table-cell>
          <table:table-cell office:value-type="float" office:value="0.4" calcext:value-type="float">
            <text:p>0.4</text:p>
          </table:table-cell>
          <table:table-cell office:value-type="float" office:value="0.289978441471521" calcext:value-type="float">
            <text:p>0.289978441471521</text:p>
          </table:table-cell>
          <table:table-cell office:value-type="float" office:value="0.732236862182617" calcext:value-type="float">
            <text:p>0.732236862182617</text:p>
          </table:table-cell>
          <table:table-cell office:value-type="string" calcext:value-type="string">
            <text:p/>
          </table:table-cell>
          <table:table-cell office:value-type="string" calcext:value-type="string">
            <text:p>Es ist traurig, ja - schrecklich. Aber es trägt keine Schuld.</text:p>
          </table:table-cell>
          <table:table-cell office:value-type="float" office:value="1" calcext:value-type="float">
            <text:p>1</text:p>
          </table:table-cell>
          <table:table-cell office:value-type="float" office:value="0.333333333333333" calcext:value-type="float">
            <text:p>0.333333333333333</text:p>
          </table:table-cell>
          <table:table-cell office:value-type="float" office:value="0.321609434951842" calcext:value-type="float">
            <text:p>0.321609434951842</text:p>
          </table:table-cell>
          <table:table-cell office:value-type="float" office:value="0.603805243968964" calcext:value-type="float">
            <text:p>0.603805243968964</text:p>
          </table:table-cell>
          <table:table-cell office:value-type="string" calcext:value-type="string">
            <text:p/>
          </table:table-cell>
          <table:table-cell office:value-type="string" calcext:value-type="string">
            <text:p>It is sad, yes - terrible. But it bears no blame.</text:p>
          </table:table-cell>
          <table:table-cell office:value-type="float" office:value="0.333333333333333" calcext:value-type="float">
            <text:p>0.333333333333333</text:p>
          </table:table-cell>
          <table:table-cell office:value-type="float" office:value="0.321609434951842" calcext:value-type="float">
            <text:p>0.321609434951842</text:p>
          </table:table-cell>
          <table:table-cell office:value-type="float" office:value="0.603805243968964" calcext:value-type="float">
            <text:p>0.603805243968964</text:p>
          </table:table-cell>
        </table:table-row>
        <table:table-row table:style-name="ro1">
          <table:table-cell office:value-type="string" calcext:value-type="string">
            <text:p>000_1756</text:p>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16" calcext:value-type="float">
            <text:p>16</text:p>
          </table:table-cell>
          <table:table-cell table:number-columns-repeated="2" office:value-type="string" calcext:value-type="string">
            <text:p/>
          </table:table-cell>
          <table:table-cell office:value-type="string" calcext:value-type="string">
            <text:p>demonstrative</text:p>
          </table:table-cell>
          <table:table-cell office:value-type="string" calcext:value-type="string">
            <text:p>simple antecedent</text:p>
          </table:table-cell>
          <table:table-cell table:number-columns-repeated="3" office:value-type="string" calcext:value-type="string">
            <text:p/>
          </table:table-cell>
          <table:table-cell office:value-type="string" calcext:value-type="string">
            <text:p>entity</text:p>
          </table:table-cell>
          <table:table-cell office:value-type="string" calcext:value-type="string">
            <text:p>anaphoric</text:p>
          </table:table-cell>
          <table:table-cell office:value-type="string" calcext:value-type="string">
            <text:p>markable_1375</text:p>
          </table:table-cell>
          <table:table-cell office:value-type="string" calcext:value-type="string">
            <text:p>['that', 'substance']</text:p>
          </table:table-cell>
          <table:table-cell office:value-type="string" calcext:value-type="string">
            <text:p>A compound that has been tested in mice, BMN-111, is useful in preventing the action of the achondroplasia gene.</text:p>
          </table:table-cell>
          <table:table-cell office:value-type="string" calcext:value-type="string">
            <text:p>markable_1374</text:p>
          </table:table-cell>
          <table:table-cell office:value-type="string" calcext:value-type="string">
            <text:p>['BMN-111']</text:p>
          </table:table-cell>
          <table:table-cell office:value-type="string" calcext:value-type="string">
            <text:p>Achondroplasie ist die häufigste Form des Zwergwuchses, <text:s/>und Mäuse, die diesen Wirkstoff erhalten haben, und das Achondroplasie-Gen aufweisen, <text:s/>wachsen zu voller Größe heran.</text:p>
          </table:table-cell>
          <table:table-cell office:value-type="string" calcext:value-type="string">
            <text:p>markable_447</text:p>
          </table:table-cell>
          <table:table-cell office:value-type="string" calcext:value-type="string">
            <text:p>['diesen', 'Wirkstoff']</text:p>
          </table:table-cell>
          <table:table-cell office:value-type="string" calcext:value-type="string">
            <text:p>Achondroplasie ist die häufigste Form des Zwergwuchses , und Mäuse , die diesen Wirkstoff erhalten haben , und das Achondroplasie @-@ Gen aufweisen , wachsen zu voller Größe heran .</text:p>
          </table:table-cell>
          <table:table-cell office:value-type="string" calcext:value-type="string">
            <text:p>['diesen', 'Wirkstoff']</text:p>
          </table:table-cell>
          <table:table-cell office:value-type="string" calcext:value-type="string">
            <text:p>Achondroplasia is the most common form of dwarfism , and mice that have received this agent , and have the achondroplasia @-@ gene , grow to full size .</text:p>
          </table:table-cell>
          <table:table-cell office:value-type="float" office:value="0.03091" calcext:value-type="float">
            <text:p>0.03091</text:p>
          </table:table-cell>
          <table:table-cell office:value-type="float" office:value="0.00377" calcext:value-type="float">
            <text:p>0.00377</text:p>
          </table:table-cell>
          <table:table-cell office:value-type="float" office:value="1" calcext:value-type="float">
            <text:p>1</text:p>
          </table:table-cell>
          <table:table-cell office:value-type="float" office:value="0.0869565217391304" calcext:value-type="float">
            <text:p>0.086956521739131</text:p>
          </table:table-cell>
          <table:table-cell office:value-type="float" office:value="0.839587623092576" calcext:value-type="float">
            <text:p>0.839587623092576</text:p>
          </table:table-cell>
          <table:table-cell office:value-type="float" office:value="0.99640941619873" calcext:value-type="float">
            <text:p>0.99640941619873</text:p>
          </table:table-cell>
          <table:table-cell office:value-type="string" calcext:value-type="string">
            <text:p/>
          </table:table-cell>
          <table:table-cell office:value-type="float" office:value="0.230769230769231" calcext:value-type="float">
            <text:p>0.230769230769231</text:p>
          </table:table-cell>
          <table:table-cell office:value-type="float" office:value="0.631067289395185" calcext:value-type="float">
            <text:p>0.631067289395185</text:p>
          </table:table-cell>
          <table:table-cell office:value-type="float" office:value="0.82008022069931" calcext:value-type="float">
            <text:p>0.82008022069931</text:p>
          </table:table-cell>
          <table:table-cell office:value-type="string" calcext:value-type="string">
            <text:p/>
          </table:table-cell>
          <table:table-cell office:value-type="string" calcext:value-type="string">
            <text:p>Achondroplasia ist die häufigste Form des Zwergismus, und Mäuse, die diese Substanz erhalten haben und die das Achondroplasia-Gen haben, wachsen zur vollen Größe heran.</text:p>
          </table:table-cell>
          <table:table-cell office:value-type="float" office:value="0" calcext:value-type="float">
            <text:p>0</text:p>
          </table:table-cell>
          <table:table-cell office:value-type="float" office:value="0.391304347826087" calcext:value-type="float">
            <text:p>0.391304347826087</text:p>
          </table:table-cell>
          <table:table-cell office:value-type="float" office:value="0.269735544043094" calcext:value-type="float">
            <text:p>0.269735544043094</text:p>
          </table:table-cell>
          <table:table-cell office:value-type="float" office:value="0.602353394031525" calcext:value-type="float">
            <text:p>0.602353394031525</text:p>
          </table:table-cell>
          <table:table-cell office:value-type="string" calcext:value-type="string">
            <text:p/>
          </table:table-cell>
          <table:table-cell office:value-type="string" calcext:value-type="string">
            <text:p>Achondroplasia is the most common form of dwarfism, and mice that have been given it and have the achondroplasia gene grow to full size.</text:p>
          </table:table-cell>
          <table:table-cell office:value-type="float" office:value="0.391304347826087" calcext:value-type="float">
            <text:p>0.391304347826087</text:p>
          </table:table-cell>
          <table:table-cell office:value-type="float" office:value="0.269735544043094" calcext:value-type="float">
            <text:p>0.269735544043094</text:p>
          </table:table-cell>
          <table:table-cell office:value-type="float" office:value="0.602353394031525" calcext:value-type="float">
            <text:p>0.602353394031525</text:p>
          </table:table-cell>
        </table:table-row>
        <table:table-row table:style-name="ro1">
          <table:table-cell office:value-type="string" calcext:value-type="string">
            <text:p>000_1756</text:p>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3" calcext:value-type="float">
            <text:p>3</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912</text:p>
          </table:table-cell>
          <table:table-cell office:value-type="string" calcext:value-type="string">
            <text:p>['she']</text:p>
          </table:table-cell>
          <table:table-cell office:value-type="string" calcext:value-type="string">
            <text:p>I had a close friend from college who'd gone through a divorce and wanted to have children.</text:p>
          </table:table-cell>
          <table:table-cell office:value-type="string" calcext:value-type="string">
            <text:p>markable_908</text:p>
          </table:table-cell>
          <table:table-cell office:value-type="string" calcext:value-type="string">
            <text:p>['a', 'close', 'friend']</text:p>
          </table:table-cell>
          <table:table-cell office:value-type="string" calcext:value-type="string">
            <text:p>Mit ihr habe ich also eine Tochter, <text:s/>und Mutter und Tochter leben in Texas.</text:p>
          </table:table-cell>
          <table:table-cell office:value-type="string" calcext:value-type="string">
            <text:p>markable_578</text:p>
          </table:table-cell>
          <table:table-cell office:value-type="string" calcext:value-type="string">
            <text:p>['ihr']</text:p>
          </table:table-cell>
          <table:table-cell office:value-type="string" calcext:value-type="string">
            <text:p>Mit ihr habe ich also eine Tochter , und Mutter und Tochter leben in Texas .</text:p>
          </table:table-cell>
          <table:table-cell office:value-type="string" calcext:value-type="string">
            <text:p>['ihr']</text:p>
          </table:table-cell>
          <table:table-cell office:value-type="string" calcext:value-type="string">
            <text:p>So with her I have a daughter , and mother and daughter live in Texas .</text:p>
          </table:table-cell>
          <table:table-cell office:value-type="float" office:value="0.08952" calcext:value-type="float">
            <text:p>0.08952</text:p>
          </table:table-cell>
          <table:table-cell office:value-type="float" office:value="0.04246" calcext:value-type="float">
            <text:p>0.04246</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266666666666667" calcext:value-type="float">
            <text:p>0.266666666666667</text:p>
          </table:table-cell>
          <table:table-cell office:value-type="float" office:value="0.70550310776752" calcext:value-type="float">
            <text:p>0.70550310776752</text:p>
          </table:table-cell>
          <table:table-cell office:value-type="float" office:value="0.745562016963959" calcext:value-type="float">
            <text:p>0.745562016963959</text:p>
          </table:table-cell>
          <table:table-cell office:value-type="string" calcext:value-type="string">
            <text:p/>
          </table:table-cell>
          <table:table-cell office:value-type="string" calcext:value-type="string">
            <text:p>Und so haben sie und ich eine Tochter, und Mutter und Tochter leben in Texas.</text:p>
          </table:table-cell>
          <table:table-cell office:value-type="float" office:value="0" calcext:value-type="float">
            <text:p>0</text:p>
          </table:table-cell>
          <table:table-cell office:value-type="float" office:value="0.428571428571429" calcext:value-type="float">
            <text:p>0.428571428571429</text:p>
          </table:table-cell>
          <table:table-cell office:value-type="float" office:value="0.56591192566527" calcext:value-type="float">
            <text:p>0.56591192566527</text:p>
          </table:table-cell>
          <table:table-cell office:value-type="float" office:value="0.678603887557983" calcext:value-type="float">
            <text:p>0.678603887557983</text:p>
          </table:table-cell>
          <table:table-cell office:value-type="string" calcext:value-type="string">
            <text:p/>
          </table:table-cell>
          <table:table-cell office:value-type="string" calcext:value-type="string">
            <text:p>And so she and I have a daughter, and mother and daughter live in Texas.</text:p>
          </table:table-cell>
          <table:table-cell office:value-type="float" office:value="0.428571428571429" calcext:value-type="float">
            <text:p>0.428571428571429</text:p>
          </table:table-cell>
          <table:table-cell office:value-type="float" office:value="0.56591192566527" calcext:value-type="float">
            <text:p>0.56591192566527</text:p>
          </table:table-cell>
          <table:table-cell office:value-type="float" office:value="0.678603887557983" calcext:value-type="float">
            <text:p>0.678603887557983</text:p>
          </table:table-cell>
        </table:table-row>
        <table:table-row table:style-name="ro1">
          <table:table-cell office:value-type="string" calcext:value-type="string">
            <text:p>000_1756</text:p>
          </table:table-cell>
          <table:table-cell office:value-type="string" calcext:value-type="string">
            <text:p>68_1</text:p>
          </table:table-cell>
          <table:table-cell office:value-type="string" calcext:value-type="string">
            <text:p>And his mother said she wasn't going to do it.</text:p>
          </table:table-cell>
          <table:table-cell office:value-type="float" office:value="11" calcext:value-type="float">
            <text:p>11</text:p>
          </table:table-cell>
          <table:table-cell office:value-type="string" calcext:value-type="string">
            <text:p>personal</text:p>
          </table:table-cell>
          <table:table-cell office:value-type="string" calcext:value-type="string">
            <text:p>none</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vent</text:p>
          </table:table-cell>
          <table:table-cell office:value-type="string" calcext:value-type="string">
            <text:p/>
          </table:table-cell>
          <table:table-cell office:value-type="string" calcext:value-type="string">
            <text:p>Markable_330</text:p>
          </table:table-cell>
          <table:table-cell office:value-type="string" calcext:value-type="string">
            <text:p>['it']</text:p>
          </table:table-cell>
          <table:table-cell office:value-type="string" calcext:value-type="string">
            <text:p>And it was suggested to them that they leave him at the hospital so that he could die there quietly.</text:p>
          </table:table-cell>
          <table:table-cell office:value-type="string" calcext:value-type="string">
            <text:p>Markable_1413</text:p>
          </table:table-cell>
          <table:table-cell office:value-type="string" calcext:value-type="string">
            <text:p>['leave', 'him', 'at', 'the', 'hospital']</text:p>
          </table:table-cell>
          <table:table-cell office:value-type="string" calcext:value-type="string">
            <text:p>Und seine Mutter sagte, dass sie das nicht tun würde.</text:p>
          </table:table-cell>
          <table:table-cell office:value-type="string" calcext:value-type="string">
            <text:p>Markable_313</text:p>
          </table:table-cell>
          <table:table-cell office:value-type="string" calcext:value-type="string">
            <text:p>['das']</text:p>
          </table:table-cell>
          <table:table-cell office:value-type="string" calcext:value-type="string">
            <text:p>Und seine Mutter sagte , dass sie das nicht tun würde .</text:p>
          </table:table-cell>
          <table:table-cell office:value-type="string" calcext:value-type="string">
            <text:p>['das']</text:p>
          </table:table-cell>
          <table:table-cell office:value-type="string" calcext:value-type="string">
            <text:p>And his mother said that she would not do that .</text:p>
          </table:table-cell>
          <table:table-cell office:value-type="float" office:value="0.14203" calcext:value-type="float">
            <text:p>0.14203</text:p>
          </table:table-cell>
          <table:table-cell office:value-type="float" office:value="0.01497" calcext:value-type="float">
            <text:p>0.01497</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454545454545455" calcext:value-type="float">
            <text:p>0.454545454545455</text:p>
          </table:table-cell>
          <table:table-cell office:value-type="float" office:value="0.273385351346167" calcext:value-type="float">
            <text:p>0.273385351346167</text:p>
          </table:table-cell>
          <table:table-cell office:value-type="float" office:value="0.724025130271912" calcext:value-type="float">
            <text:p>0.724025130271912</text:p>
          </table:table-cell>
          <table:table-cell office:value-type="string" calcext:value-type="string">
            <text:p/>
          </table:table-cell>
          <table:table-cell office:value-type="string" calcext:value-type="string">
            <text:p>Und seine Mutter sagte, sie würde es nicht tun.</text:p>
          </table:table-cell>
          <table:table-cell office:value-type="float" office:value="1" calcext:value-type="float">
            <text:p>1</text:p>
          </table:table-cell>
          <table:table-cell office:value-type="float" office:value="0.4" calcext:value-type="float">
            <text:p>0.4</text:p>
          </table:table-cell>
          <table:table-cell office:value-type="float" office:value="0.341306535436552" calcext:value-type="float">
            <text:p>0.341306535436552</text:p>
          </table:table-cell>
          <table:table-cell office:value-type="float" office:value="0.719032108783722" calcext:value-type="float">
            <text:p>0.719032108783722</text:p>
          </table:table-cell>
          <table:table-cell office:value-type="string" calcext:value-type="string">
            <text:p/>
          </table:table-cell>
          <table:table-cell office:value-type="string" calcext:value-type="string">
            <text:p>And his mother said she wouldn't do it.</text:p>
          </table:table-cell>
          <table:table-cell office:value-type="float" office:value="0.4" calcext:value-type="float">
            <text:p>0.4</text:p>
          </table:table-cell>
          <table:table-cell office:value-type="float" office:value="0.341306535436552" calcext:value-type="float">
            <text:p>0.341306535436552</text:p>
          </table:table-cell>
          <table:table-cell office:value-type="float" office:value="0.719032108783722" calcext:value-type="float">
            <text:p>0.719032108783722</text:p>
          </table:table-cell>
        </table:table-row>
        <table:table-row table:style-name="ro1">
          <table:table-cell office:value-type="string" calcext:value-type="string">
            <text:p>000_1756</text:p>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6" calcext:value-type="float">
            <text:p>6</text:p>
          </table:table-cell>
          <table:table-cell table:number-columns-repeated="2" office:value-type="string" calcext:value-type="string">
            <text:p/>
          </table:table-cell>
          <table:table-cell office:value-type="string" calcext:value-type="string">
            <text:p>demonstrative</text:p>
          </table:table-cell>
          <table:table-cell office:value-type="string" calcext:value-type="string">
            <text:p>simple antecedent</text:p>
          </table:table-cell>
          <table:table-cell table:number-columns-repeated="3" office:value-type="string" calcext:value-type="string">
            <text:p/>
          </table:table-cell>
          <table:table-cell office:value-type="string" calcext:value-type="string">
            <text:p>entity</text:p>
          </table:table-cell>
          <table:table-cell office:value-type="string" calcext:value-type="string">
            <text:p>anaphoric</text:p>
          </table:table-cell>
          <table:table-cell office:value-type="string" calcext:value-type="string">
            <text:p>markable_1414</text:p>
          </table:table-cell>
          <table:table-cell office:value-type="string" calcext:value-type="string">
            <text:p>['that', 'center']</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string" calcext:value-type="string">
            <text:p>markable_1364</text:p>
          </table:table-cell>
          <table:table-cell office:value-type="string" calcext:value-type="string">
            <text:p>['a', 'little', 'center']</text:p>
          </table:table-cell>
          <table:table-cell office:value-type="string" calcext:value-type="string">
            <text:p>Und über die Jahre entwickelte sich dieses Zentrum zum sogenannten Cooke-Center, <text:s/>wo heute Tausende und Abertausende <text:s/>von Kindern mit geistiger Behinderung unterrichtet werden.</text:p>
          </table:table-cell>
          <table:table-cell office:value-type="string" calcext:value-type="string">
            <text:p>markable_412</text:p>
          </table:table-cell>
          <table:table-cell office:value-type="string" calcext:value-type="string">
            <text:p>['dieses', 'Zentrum']</text:p>
          </table:table-cell>
          <table:table-cell office:value-type="string" calcext:value-type="string">
            <text:p>Und über die Jahre entwickelte sich dieses Zentrum zum sogenannten Cooke @-@ Center , wo heute Tausende und Abertausende von Kindern mit geistiger Behinderung unterrichtet werden .</text:p>
          </table:table-cell>
          <table:table-cell office:value-type="string" calcext:value-type="string">
            <text:p>['dieses', 'Zentrum']</text:p>
          </table:table-cell>
          <table:table-cell office:value-type="string" calcext:value-type="string">
            <text:p>And over the years, this center evolved into what is known as the Cooke @-@ Center , where today thousands upon thousands of children with intellectual disabilities are educated .</text:p>
          </table:table-cell>
          <table:table-cell office:value-type="float" office:value="0.09879" calcext:value-type="float">
            <text:p>0.09879</text:p>
          </table:table-cell>
          <table:table-cell table:number-columns-repeated="2" office:value-type="float" office:value="1" calcext:value-type="float">
            <text:p>1</text:p>
          </table:table-cell>
          <table:table-cell office:value-type="float" office:value="0.0869565217391304" calcext:value-type="float">
            <text:p>0.086956521739131</text:p>
          </table:table-cell>
          <table:table-cell office:value-type="float" office:value="0.839587623092576" calcext:value-type="float">
            <text:p>0.839587623092576</text:p>
          </table:table-cell>
          <table:table-cell office:value-type="float" office:value="0.960296452045441" calcext:value-type="float">
            <text:p>0.960296452045441</text:p>
          </table:table-cell>
          <table:table-cell office:value-type="string" calcext:value-type="string">
            <text:p/>
          </table:table-cell>
          <table:table-cell office:value-type="float" office:value="0.413793103448276" calcext:value-type="float">
            <text:p>0.413793103448276</text:p>
          </table:table-cell>
          <table:table-cell office:value-type="float" office:value="0.417981149562279" calcext:value-type="float">
            <text:p>0.417981149562279</text:p>
          </table:table-cell>
          <table:table-cell office:value-type="float" office:value="0.821626365184784" calcext:value-type="float">
            <text:p>0.821626365184784</text:p>
          </table:table-cell>
          <table:table-cell office:value-type="string" calcext:value-type="string">
            <text:p/>
          </table:table-cell>
          <table:table-cell office:value-type="string" calcext:value-type="string">
            <text:p>Und im Laufe der Jahre wuchs dieses Zentrum zu etwas, das Cooke Center genannt wird, wo es jetzt Tausende und Tausende von Kindern mit intellektuellen Behinderungen gibt, die gelehrt werden.</text:p>
          </table:table-cell>
          <table:table-cell office:value-type="float" office:value="1" calcext:value-type="float">
            <text:p>1</text:p>
          </table:table-cell>
          <table:table-cell office:value-type="float" office:value="0.869565217391304" calcext:value-type="float">
            <text:p>0.869565217391304</text:p>
          </table:table-cell>
          <table:table-cell office:value-type="float" office:value="0.0519756641282921" calcext:value-type="float">
            <text:p>0.051975664128292</text:p>
          </table:table-cell>
          <table:table-cell office:value-type="float" office:value="0.270254373550415" calcext:value-type="float">
            <text:p>0.270254373550415</text:p>
          </table:table-cell>
          <table:table-cell office:value-type="string" calcext:value-type="string">
            <text:p/>
          </table:table-cell>
          <table:table-cell office:value-type="string" calcext:value-type="string">
            <text:p>And over the years, that centre grew into something called the Cooke Centre, where there are now thousands and thousands of children with intellectual disabilities being taught.</text:p>
          </table:table-cell>
          <table:table-cell office:value-type="float" office:value="0.869565217391304" calcext:value-type="float">
            <text:p>0.869565217391304</text:p>
          </table:table-cell>
          <table:table-cell office:value-type="float" office:value="0.0519756641282921" calcext:value-type="float">
            <text:p>0.051975664128292</text:p>
          </table:table-cell>
          <table:table-cell office:value-type="float" office:value="0.270254373550415" calcext:value-type="float">
            <text:p>0.270254373550415</text:p>
          </table:table-cell>
        </table:table-row>
        <table:table-row table:style-name="ro1">
          <table:table-cell office:value-type="string" calcext:value-type="string">
            <text:p>000_1756</text:p>
          </table:table-cell>
          <table:table-cell office:value-type="string" calcext:value-type="string">
            <text:p>115_1</text:p>
          </table:table-cell>
          <table:table-cell office:value-type="string" calcext:value-type="string">
            <text:p>And I believe in both of them.</text:p>
          </table:table-cell>
          <table:table-cell office:value-type="float" office:value="7" calcext:value-type="float">
            <text:p>7</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plit reference</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table:number-columns-repeated="2" office:value-type="string" calcext:value-type="string">
            <text:p/>
          </table:table-cell>
          <table:table-cell office:value-type="string" calcext:value-type="string">
            <text:p>markable_611</text:p>
          </table:table-cell>
          <table:table-cell office:value-type="string" calcext:value-type="string">
            <text:p>['them']</text:p>
          </table:table-cell>
          <table:table-cell office:value-type="string" calcext:value-type="string">
            <text:p>And so we have both social progress and medical progress.</text:p>
          </table:table-cell>
          <table:table-cell office:value-type="string" calcext:value-type="string">
            <text:p>markable_1417</text:p>
          </table:table-cell>
          <table:table-cell office:value-type="string" calcext:value-type="string">
            <text:p>['and', 'medical', 'progress']</text:p>
          </table:table-cell>
          <table:table-cell office:value-type="string" calcext:value-type="string">
            <text:p>Und ich glaube an beide.</text:p>
          </table:table-cell>
          <table:table-cell office:value-type="string" calcext:value-type="string">
            <text:p>markable_454</text:p>
          </table:table-cell>
          <table:table-cell office:value-type="string" calcext:value-type="string">
            <text:p>['beide']</text:p>
          </table:table-cell>
          <table:table-cell office:value-type="string" calcext:value-type="string">
            <text:p>Und ich glaube an beide .</text:p>
          </table:table-cell>
          <table:table-cell office:value-type="string" calcext:value-type="string">
            <text:p>['beide']</text:p>
          </table:table-cell>
          <table:table-cell office:value-type="string" calcext:value-type="string">
            <text:p>And I believe in both .</text:p>
          </table:table-cell>
          <table:table-cell office:value-type="float" office:value="0.42183" calcext:value-type="float">
            <text:p>0.42183</text:p>
          </table:table-cell>
          <table:table-cell office:value-type="float" office:value="0.10759" calcext:value-type="float">
            <text:p>0.10759</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285714285714286" calcext:value-type="float">
            <text:p>0.285714285714286</text:p>
          </table:table-cell>
          <table:table-cell office:value-type="float" office:value="0.670320046035639" calcext:value-type="float">
            <text:p>0.670320046035639</text:p>
          </table:table-cell>
          <table:table-cell office:value-type="float" office:value="0.77922785282135" calcext:value-type="float">
            <text:p>0.77922785282135</text:p>
          </table:table-cell>
          <table:table-cell office:value-type="string" calcext:value-type="string">
            <text:p/>
          </table:table-cell>
          <table:table-cell office:value-type="string" calcext:value-type="string">
            <text:p>Und ich glaube an beide.</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string" calcext:value-type="string">
            <text:p>And I believe in both of them.</text:p>
          </table:table-cell>
          <table:table-cell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000_1756</text:p>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3" calcext:value-type="float">
            <text:p>3</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733</text:p>
          </table:table-cell>
          <table:table-cell office:value-type="string" calcext:value-type="string">
            <text:p>['she']</text:p>
          </table:table-cell>
          <table:table-cell office:value-type="string" calcext:value-type="string">
            <text:p>And Sue looked at the floor, and she thought for a minute.</text:p>
          </table:table-cell>
          <table:table-cell office:value-type="string" calcext:value-type="string">
            <text:p>markable_729</text:p>
          </table:table-cell>
          <table:table-cell office:value-type="string" calcext:value-type="string">
            <text:p>['Sue']</text:p>
          </table:table-cell>
          <table:table-cell office:value-type="string" calcext:value-type="string">
            <text:p>Dann schaute sie auf und sagte: <text:s/>"Ich würde ihn bitten, mir zu verzeihen, seine Mutter gewesen zu sein, <text:s/>und keine Ahnung davon gehabt zu haben, was in seinem Kopf vor sich ging."</text:p>
          </table:table-cell>
          <table:table-cell office:value-type="string" calcext:value-type="string">
            <text:p>markable_506</text:p>
          </table:table-cell>
          <table:table-cell office:value-type="string" calcext:value-type="string">
            <text:p>['sie']</text:p>
          </table:table-cell>
          <table:table-cell office:value-type="string" calcext:value-type="string">
            <text:p>Dann schaute sie auf und sagte : &amp;quot; Ich würde ihn bitten , mir zu verzeihen , seine Mutter gewesen zu sein , und keine Ahnung davon gehabt zu haben , was in seinem Kopf vor sich ging &amp;quot; .</text:p>
          </table:table-cell>
          <table:table-cell office:value-type="string" calcext:value-type="string">
            <text:p>['sie']</text:p>
          </table:table-cell>
          <table:table-cell office:value-type="string" calcext:value-type="string">
            <text:p>Then she looked up and said: "I would ask him to forgive me for having been his mother and having no idea of what was going on in his head.</text:p>
          </table:table-cell>
          <table:table-cell office:value-type="float" office:value="0.20943" calcext:value-type="float">
            <text:p>0.20943</text:p>
          </table:table-cell>
          <table:table-cell office:value-type="float" office:value="0.20197" calcext:value-type="float">
            <text:p>0.20197</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344827586206897" calcext:value-type="float">
            <text:p>0.344827586206897</text:p>
          </table:table-cell>
          <table:table-cell office:value-type="float" office:value="0.497809955216592" calcext:value-type="float">
            <text:p>0.497809955216592</text:p>
          </table:table-cell>
          <table:table-cell office:value-type="float" office:value="0.796781063079834" calcext:value-type="float">
            <text:p>0.796781063079834</text:p>
          </table:table-cell>
          <table:table-cell office:value-type="string" calcext:value-type="string">
            <text:p/>
          </table:table-cell>
          <table:table-cell office:value-type="string" calcext:value-type="string">
            <text:p>Und dann schaute sie wieder auf und sagte: "Ich würde ihn bitten, mir zu vergeben, dass ich seine Mutter war und nie wusste, was in seinem Kopf vorging."</text:p>
          </table:table-cell>
          <table:table-cell office:value-type="float" office:value="1" calcext:value-type="float">
            <text:p>1</text:p>
          </table:table-cell>
          <table:table-cell office:value-type="float" office:value="0.5625" calcext:value-type="float">
            <text:p>0.5625</text:p>
          </table:table-cell>
          <table:table-cell office:value-type="float" office:value="0.360776503162377" calcext:value-type="float">
            <text:p>0.360776503162377</text:p>
          </table:table-cell>
          <table:table-cell office:value-type="float" office:value="0.43592369556427" calcext:value-type="float">
            <text:p>0.43592369556427</text:p>
          </table:table-cell>
          <table:table-cell office:value-type="string" calcext:value-type="string">
            <text:p/>
          </table:table-cell>
          <table:table-cell office:value-type="string" calcext:value-type="string">
            <text:p>And then she looked up again and said, "I would ask him to forgive me for being his mother and never knowing what was going on in his head."</text:p>
          </table:table-cell>
          <table:table-cell office:value-type="float" office:value="0.5625" calcext:value-type="float">
            <text:p>0.5625</text:p>
          </table:table-cell>
          <table:table-cell office:value-type="float" office:value="0.360776503162377" calcext:value-type="float">
            <text:p>0.360776503162377</text:p>
          </table:table-cell>
          <table:table-cell office:value-type="float" office:value="0.43592369556427" calcext:value-type="float">
            <text:p>0.43592369556427</text:p>
          </table:table-cell>
        </table:table-row>
        <table:table-row table:style-name="ro1">
          <table:table-cell office:value-type="string" calcext:value-type="string">
            <text:p>000_1756</text:p>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22" calcext:value-type="float">
            <text:p>22</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747</text:p>
          </table:table-cell>
          <table:table-cell office:value-type="string" calcext:value-type="string">
            <text:p>['she']</text:p>
          </table:table-cell>
          <table:table-cell office:value-type="string" calcext:value-type="string">
            <text:p>And Sue looked at the floor, and she thought for a minute.</text:p>
          </table:table-cell>
          <table:table-cell office:value-type="string" calcext:value-type="string">
            <text:p>markable_729</text:p>
          </table:table-cell>
          <table:table-cell office:value-type="string" calcext:value-type="string">
            <text:p>['Sue']</text:p>
          </table:table-cell>
          <table:table-cell office:value-type="string" calcext:value-type="string">
            <text:p>Als ich mich ein paar Jahre später erneut mit ihr zum Abendessen traf – <text:s/>eines von vielen Abendessen, die wir gemeinsam verbrachten – <text:s/>sagte sie: "Weißt du, als es zuerst passiert ist, <text:s/>wünschte ich, dass ich nie geheiratet und nie Kinder gehabt hätte.</text:p>
          </table:table-cell>
          <table:table-cell office:value-type="string" calcext:value-type="string">
            <text:p>markable_513</text:p>
          </table:table-cell>
          <table:table-cell office:value-type="string" calcext:value-type="string">
            <text:p>['sie']</text:p>
          </table:table-cell>
          <table:table-cell office:value-type="string" calcext:value-type="string">
            <text:p>Als ich mich ein paar Jahre später erneut mit ihr zum Abendessen traf - eines von vielen Abendessen , die wir gemeinsam verbrachten - sagte sie : &amp;quot; Weißt du , als es zuerst passiert ist , wünschte ich , dass ich nie geheiratet und nie Kinder gehabt hätte .</text:p>
          </table:table-cell>
          <table:table-cell office:value-type="string" calcext:value-type="string">
            <text:p>['sie']</text:p>
          </table:table-cell>
          <table:table-cell office:value-type="string" calcext:value-type="string">
            <text:p>When I met her again for dinner a few years later - one of many dinners we spent together - she said, "You know, when it first happened, I wish I had never married and never had children.</text:p>
          </table:table-cell>
          <table:table-cell office:value-type="float" office:value="0.06601" calcext:value-type="float">
            <text:p>0.06601</text:p>
          </table:table-cell>
          <table:table-cell office:value-type="float" office:value="0.07115" calcext:value-type="float">
            <text:p>0.07115</text:p>
          </table:table-cell>
          <table:table-cell office:value-type="float" office:value="1" calcext:value-type="float">
            <text:p>1</text:p>
          </table:table-cell>
          <table:table-cell office:value-type="float" office:value="0.0465116279069767" calcext:value-type="float">
            <text:p>0.046511627906977</text:p>
          </table:table-cell>
          <table:table-cell office:value-type="float" office:value="0.876674268000092" calcext:value-type="float">
            <text:p>0.876674268000092</text:p>
          </table:table-cell>
          <table:table-cell office:value-type="float" office:value="0.918446063995361" calcext:value-type="float">
            <text:p>0.918446063995361</text:p>
          </table:table-cell>
          <table:table-cell office:value-type="string" calcext:value-type="string">
            <text:p/>
          </table:table-cell>
          <table:table-cell office:value-type="float" office:value="0.357142857142857" calcext:value-type="float">
            <text:p>0.357142857142857</text:p>
          </table:table-cell>
          <table:table-cell office:value-type="float" office:value="0.435447232266328" calcext:value-type="float">
            <text:p>0.435447232266328</text:p>
          </table:table-cell>
          <table:table-cell office:value-type="float" office:value="0.781724333763123" calcext:value-type="float">
            <text:p>0.781724333763123</text:p>
          </table:table-cell>
          <table:table-cell office:value-type="string" calcext:value-type="string">
            <text:p/>
          </table:table-cell>
          <table:table-cell office:value-type="string" calcext:value-type="string">
            <text:p>Als ich ein paar Jahre später mit ihr zu Abend aß -- eines von vielen Abendessen, die wir zusammen hatten -- sagte sie: "Als es zum ersten Mal passierte, wünschte ich mir, ich hätte nie geheiratet, dass ich nie Kinder gehabt hätte.</text:p>
          </table:table-cell>
          <table:table-cell office:value-type="float" office:value="1" calcext:value-type="float">
            <text:p>1</text:p>
          </table:table-cell>
          <table:table-cell office:value-type="float" office:value="0.465116279069767" calcext:value-type="float">
            <text:p>0.465116279069767</text:p>
          </table:table-cell>
          <table:table-cell office:value-type="float" office:value="0.295842931093754" calcext:value-type="float">
            <text:p>0.295842931093754</text:p>
          </table:table-cell>
          <table:table-cell office:value-type="float" office:value="0.561478435993195" calcext:value-type="float">
            <text:p>0.561478435993195</text:p>
          </table:table-cell>
          <table:table-cell office:value-type="string" calcext:value-type="string">
            <text:p/>
          </table:table-cell>
          <table:table-cell office:value-type="string" calcext:value-type="string">
            <text:p>When I had dinner with her a few years later -- one of many dinners we had together -- she said, "When it first happened, I wished I had never married, that I had never had children.</text:p>
          </table:table-cell>
          <table:table-cell office:value-type="float" office:value="0.465116279069767" calcext:value-type="float">
            <text:p>0.465116279069767</text:p>
          </table:table-cell>
          <table:table-cell office:value-type="float" office:value="0.295842931093754" calcext:value-type="float">
            <text:p>0.295842931093754</text:p>
          </table:table-cell>
          <table:table-cell office:value-type="float" office:value="0.561478435993195" calcext:value-type="float">
            <text:p>0.561478435993195</text:p>
          </table:table-cell>
        </table:table-row>
        <table:table-row table:style-name="ro1">
          <table:table-cell office:value-type="string" calcext:value-type="string">
            <text:p>000_1756</text:p>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6" calcext:value-type="float">
            <text:p>6</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741</text:p>
          </table:table-cell>
          <table:table-cell office:value-type="string" calcext:value-type="string">
            <text:p>['her']</text:p>
          </table:table-cell>
          <table:table-cell office:value-type="string" calcext:value-type="string">
            <text:p>And Sue looked at the floor, and she thought for a minute.</text:p>
          </table:table-cell>
          <table:table-cell office:value-type="string" calcext:value-type="string">
            <text:p>markable_729</text:p>
          </table:table-cell>
          <table:table-cell office:value-type="string" calcext:value-type="string">
            <text:p>['Sue']</text:p>
          </table:table-cell>
          <table:table-cell office:value-type="string" calcext:value-type="string">
            <text:p>Als ich mich ein paar Jahre später erneut mit ihr zum Abendessen traf – <text:s/>eines von vielen Abendessen, die wir gemeinsam verbrachten – <text:s/>sagte sie: "Weißt du, als es zuerst passiert ist, <text:s/>wünschte ich, dass ich nie geheiratet und nie Kinder gehabt hätte.</text:p>
          </table:table-cell>
          <table:table-cell office:value-type="string" calcext:value-type="string">
            <text:p>markable_510</text:p>
          </table:table-cell>
          <table:table-cell office:value-type="string" calcext:value-type="string">
            <text:p>['ihr']</text:p>
          </table:table-cell>
          <table:table-cell office:value-type="string" calcext:value-type="string">
            <text:p>Als ich mich ein paar Jahre später erneut mit ihr zum Abendessen traf - eines von vielen Abendessen , die wir gemeinsam verbrachten - sagte sie : &amp;quot; Weißt du , als es zuerst passiert ist , wünschte ich , dass ich nie geheiratet und nie Kinder gehabt hätte .</text:p>
          </table:table-cell>
          <table:table-cell office:value-type="string" calcext:value-type="string">
            <text:p>['ihr']</text:p>
          </table:table-cell>
          <table:table-cell office:value-type="string" calcext:value-type="string">
            <text:p>When I met her again for dinner a few years later - one of many dinners we spent together - she said, "You know, when it first happened, I wish I had never married and never had children.</text:p>
          </table:table-cell>
          <table:table-cell office:value-type="float" office:value="0.18221" calcext:value-type="float">
            <text:p>0.18221</text:p>
          </table:table-cell>
          <table:table-cell office:value-type="float" office:value="0.00048" calcext:value-type="float">
            <text:p>0.00048</text:p>
          </table:table-cell>
          <table:table-cell office:value-type="float" office:value="1" calcext:value-type="float">
            <text:p>1</text:p>
          </table:table-cell>
          <table:table-cell office:value-type="float" office:value="0.0465116279069767" calcext:value-type="float">
            <text:p>0.046511627906977</text:p>
          </table:table-cell>
          <table:table-cell office:value-type="float" office:value="0.876674268000092" calcext:value-type="float">
            <text:p>0.876674268000092</text:p>
          </table:table-cell>
          <table:table-cell office:value-type="float" office:value="0.918446063995361" calcext:value-type="float">
            <text:p>0.918446063995361</text:p>
          </table:table-cell>
          <table:table-cell office:value-type="string" calcext:value-type="string">
            <text:p/>
          </table:table-cell>
          <table:table-cell office:value-type="float" office:value="0.357142857142857" calcext:value-type="float">
            <text:p>0.357142857142857</text:p>
          </table:table-cell>
          <table:table-cell office:value-type="float" office:value="0.435447232266328" calcext:value-type="float">
            <text:p>0.435447232266328</text:p>
          </table:table-cell>
          <table:table-cell office:value-type="float" office:value="0.781724333763123" calcext:value-type="float">
            <text:p>0.781724333763123</text:p>
          </table:table-cell>
          <table:table-cell office:value-type="string" calcext:value-type="string">
            <text:p/>
          </table:table-cell>
          <table:table-cell office:value-type="string" calcext:value-type="string">
            <text:p>Als ich ein paar Jahre später mit ihr zu Abend aß -- eines von vielen Abendessen, die wir zusammen hatten -- sagte sie: "Als es zum ersten Mal passierte, wünschte ich mir, ich hätte nie geheiratet, dass ich nie Kinder gehabt hätte.</text:p>
          </table:table-cell>
          <table:table-cell office:value-type="float" office:value="1" calcext:value-type="float">
            <text:p>1</text:p>
          </table:table-cell>
          <table:table-cell office:value-type="float" office:value="0.465116279069767" calcext:value-type="float">
            <text:p>0.465116279069767</text:p>
          </table:table-cell>
          <table:table-cell office:value-type="float" office:value="0.295842931093754" calcext:value-type="float">
            <text:p>0.295842931093754</text:p>
          </table:table-cell>
          <table:table-cell office:value-type="float" office:value="0.561478435993195" calcext:value-type="float">
            <text:p>0.561478435993195</text:p>
          </table:table-cell>
          <table:table-cell office:value-type="string" calcext:value-type="string">
            <text:p/>
          </table:table-cell>
          <table:table-cell office:value-type="string" calcext:value-type="string">
            <text:p>When I had dinner with her a few years later -- one of many dinners we had together -- she said, "When it first happened, I wished I had never married, that I had never had children.</text:p>
          </table:table-cell>
          <table:table-cell office:value-type="float" office:value="0.465116279069767" calcext:value-type="float">
            <text:p>0.465116279069767</text:p>
          </table:table-cell>
          <table:table-cell office:value-type="float" office:value="0.295842931093754" calcext:value-type="float">
            <text:p>0.295842931093754</text:p>
          </table:table-cell>
          <table:table-cell office:value-type="float" office:value="0.561478435993195" calcext:value-type="float">
            <text:p>0.561478435993195</text:p>
          </table:table-cell>
        </table:table-row>
        <table:table-row table:style-name="ro1">
          <table:table-cell office:value-type="string" calcext:value-type="string">
            <text:p>000_1756</text:p>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13" calcext:value-type="float">
            <text:p>13</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547</text:p>
          </table:table-cell>
          <table:table-cell office:value-type="string" calcext:value-type="string">
            <text:p>['him']</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string" calcext:value-type="string">
            <text:p>markable_1423</text:p>
          </table:table-cell>
          <table:table-cell office:value-type="string" calcext:value-type="string">
            <text:p>['David']</text:p>
          </table:table-cell>
          <table:table-cell office:value-type="string" calcext:value-type="string">
            <text:p>Für David, würde ich diese Krankheit sofort heilen, um ihm ein leichteres Leben zu ermöglichen.</text:p>
          </table:table-cell>
          <table:table-cell office:value-type="string" calcext:value-type="string">
            <text:p>markable_424</text:p>
          </table:table-cell>
          <table:table-cell office:value-type="string" calcext:value-type="string">
            <text:p>['ihm']</text:p>
          </table:table-cell>
          <table:table-cell office:value-type="string" calcext:value-type="string">
            <text:p>Für David , würde ich diese Krankheit sofort heilen , um ihm ein leichteres Leben zu ermöglichen .</text:p>
          </table:table-cell>
          <table:table-cell office:value-type="string" calcext:value-type="string">
            <text:p>['ihm']</text:p>
          </table:table-cell>
          <table:table-cell office:value-type="string" calcext:value-type="string">
            <text:p>For David , I would cure this disease immediately to give him an easier life .</text:p>
          </table:table-cell>
          <table:table-cell office:value-type="float" office:value="0.14237" calcext:value-type="float">
            <text:p>0.14237</text:p>
          </table:table-cell>
          <table:table-cell office:value-type="float" office:value="0.00971" calcext:value-type="float">
            <text:p>0.00971</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00000071525574" calcext:value-type="float">
            <text:p>1.00000071525574</text:p>
          </table:table-cell>
          <table:table-cell office:value-type="string" calcext:value-type="string">
            <text:p/>
          </table:table-cell>
          <table:table-cell office:value-type="float" office:value="0.266666666666667" calcext:value-type="float">
            <text:p>0.266666666666667</text:p>
          </table:table-cell>
          <table:table-cell office:value-type="float" office:value="0.573777409649797" calcext:value-type="float">
            <text:p>0.573777409649797</text:p>
          </table:table-cell>
          <table:table-cell office:value-type="float" office:value="0.819892346858978" calcext:value-type="float">
            <text:p>0.819892346858978</text:p>
          </table:table-cell>
          <table:table-cell office:value-type="string" calcext:value-type="string">
            <text:p/>
          </table:table-cell>
          <table:table-cell office:value-type="string" calcext:value-type="string">
            <text:p>Für David würde ich es sofort heilen, um ihm ein leichteres Leben zu geben.</text:p>
          </table:table-cell>
          <table:table-cell office:value-type="float" office:value="1" calcext:value-type="float">
            <text:p>1</text:p>
          </table:table-cell>
          <table:table-cell office:value-type="float" office:value="0.2" calcext:value-type="float">
            <text:p>0.2</text:p>
          </table:table-cell>
          <table:table-cell office:value-type="float" office:value="0.651513256202338" calcext:value-type="float">
            <text:p>0.651513256202338</text:p>
          </table:table-cell>
          <table:table-cell office:value-type="float" office:value="0.708744525909424" calcext:value-type="float">
            <text:p>0.708744525909424</text:p>
          </table:table-cell>
          <table:table-cell office:value-type="string" calcext:value-type="string">
            <text:p/>
          </table:table-cell>
          <table:table-cell office:value-type="string" calcext:value-type="string">
            <text:p>For David, I would cure it in a heartbeat to give him an easier life.</text:p>
          </table:table-cell>
          <table:table-cell office:value-type="float" office:value="0.2" calcext:value-type="float">
            <text:p>0.2</text:p>
          </table:table-cell>
          <table:table-cell office:value-type="float" office:value="0.651513256202338" calcext:value-type="float">
            <text:p>0.651513256202338</text:p>
          </table:table-cell>
          <table:table-cell office:value-type="float" office:value="0.708744525909424" calcext:value-type="float">
            <text:p>0.708744525909424</text:p>
          </table:table-cell>
        </table:table-row>
        <table:table-row table:style-name="ro1">
          <table:table-cell office:value-type="string" calcext:value-type="string">
            <text:p>000_1756</text:p>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17" calcext:value-type="float">
            <text:p>17</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552</text:p>
          </table:table-cell>
          <table:table-cell office:value-type="string" calcext:value-type="string">
            <text:p>['he']</text:p>
          </table:table-cell>
          <table:table-cell office:value-type="string" calcext:value-type="string">
            <text:p>For David, I would cure it in an instant to give him an easier life.</text:p>
          </table:table-cell>
          <table:table-cell office:value-type="string" calcext:value-type="string">
            <text:p>markable_1127</text:p>
          </table:table-cell>
          <table:table-cell office:value-type="string" calcext:value-type="string">
            <text:p>['David']</text:p>
          </table:table-cell>
          <table:table-cell office:value-type="string" calcext:value-type="string">
            <text:p>Aber wenn ich für mich spreche, dann hätte ich vor 23 Jahren, als er geboren wurde, nicht geglaubt, <text:s/>dass ich je an so weit kommen könnte – <text:s/>Mich persönlich hat es zu einer soviel besseren und liebenswürdigeren Person gemacht <text:s/>und meinem Leben so viel mehr Sinn gegeben, <text:s/>dass ich persönlich, es um nichts in der Welt aufgeben würde."</text:p>
          </table:table-cell>
          <table:table-cell office:value-type="string" calcext:value-type="string">
            <text:p>markable_425</text:p>
          </table:table-cell>
          <table:table-cell office:value-type="string" calcext:value-type="string">
            <text:p>['er']</text:p>
          </table:table-cell>
          <table:table-cell office:value-type="string" calcext:value-type="string">
            <text:p>Aber wenn ich für mich spreche , dann hätte ich vor 23 Jahren , als er geboren wurde , nicht geglaubt , dass ich je an so weit kommen könnte - Mich persönlich hat es zu einer soviel besseren und liebenswürdigeren Person gemacht und meinem Leben so viel mehr Sinn gegeben , dass ich persönlich , es um nichts in der Welt aufgeben würde &amp;quot; .</text:p>
          </table:table-cell>
          <table:table-cell office:value-type="string" calcext:value-type="string">
            <text:p>['er']</text:p>
          </table:table-cell>
          <table:table-cell office:value-type="string" calcext:value-type="string">
            <text:p>But speaking for myself , 23 years ago when he was born , I would not have believed that I could ever get to this point - Personally , it has made me so much better and kinder person and given my life so much more meaning that I personally , would not give it up for anything in the world &amp;quot; .</text:p>
          </table:table-cell>
          <table:table-cell office:value-type="float" office:value="0.35552" calcext:value-type="float">
            <text:p>0.35552</text:p>
          </table:table-cell>
          <table:table-cell office:value-type="float" office:value="0.08099" calcext:value-type="float">
            <text:p>0.08099</text:p>
          </table:table-cell>
          <table:table-cell office:value-type="float" office:value="1" calcext:value-type="float">
            <text:p>1</text:p>
          </table:table-cell>
          <table:table-cell office:value-type="float" office:value="0.0172413793103448" calcext:value-type="float">
            <text:p>0.017241379310345</text:p>
          </table:table-cell>
          <table:table-cell office:value-type="float" office:value="0.955425576994048" calcext:value-type="float">
            <text:p>0.955425576994048</text:p>
          </table:table-cell>
          <table:table-cell office:value-type="float" office:value="0.971293926239014" calcext:value-type="float">
            <text:p>0.971293926239014</text:p>
          </table:table-cell>
          <table:table-cell office:value-type="string" calcext:value-type="string">
            <text:p/>
          </table:table-cell>
          <table:table-cell office:value-type="float" office:value="0.53968253968254" calcext:value-type="float">
            <text:p>0.53968253968254</text:p>
          </table:table-cell>
          <table:table-cell office:value-type="float" office:value="0.417181984469979" calcext:value-type="float">
            <text:p>0.417181984469979</text:p>
          </table:table-cell>
          <table:table-cell office:value-type="float" office:value="0.617173492908478" calcext:value-type="float">
            <text:p>0.617173492908478</text:p>
          </table:table-cell>
          <table:table-cell office:value-type="string" calcext:value-type="string">
            <text:p/>
          </table:table-cell>
          <table:table-cell office:value-type="string" calcext:value-type="string">
            <text:p>Aber für mich selbst zu sprechen -- nun, ich hätte vor 23 Jahren nie geglaubt, als er geboren wurde, dass ich zu einem solchen Punkt kommen könnte -- für mich selbst zu sprechen, es hat mich so viel besser und freundlicher und so viel sinnvoller in meinem ganzen Leben gemacht, dass ich es nicht für irgendetwas in der Welt aufgeben würde."</text:p>
          </table:table-cell>
          <table:table-cell office:value-type="float" office:value="1" calcext:value-type="float">
            <text:p>1</text:p>
          </table:table-cell>
          <table:table-cell office:value-type="float" office:value="0.672413793103448" calcext:value-type="float">
            <text:p>0.672413793103448</text:p>
          </table:table-cell>
          <table:table-cell office:value-type="float" office:value="0.17092864278656" calcext:value-type="float">
            <text:p>0.17092864278656</text:p>
          </table:table-cell>
          <table:table-cell office:value-type="float" office:value="0.370374381542206" calcext:value-type="float">
            <text:p>0.370374381542206</text:p>
          </table:table-cell>
          <table:table-cell office:value-type="string" calcext:value-type="string">
            <text:p/>
          </table:table-cell>
          <table:table-cell office:value-type="string" calcext:value-type="string">
            <text:p>But for myself to speak -- well, I never would have believed 23 years ago when he was born that I could get to such a point -- to speak for myself, it's made me so much better and kinder and so much more meaningful in my whole life that I wouldn't give it up for anything in the world."</text:p>
          </table:table-cell>
          <table:table-cell office:value-type="float" office:value="0.672413793103448" calcext:value-type="float">
            <text:p>0.672413793103448</text:p>
          </table:table-cell>
          <table:table-cell office:value-type="float" office:value="0.17092864278656" calcext:value-type="float">
            <text:p>0.17092864278656</text:p>
          </table:table-cell>
          <table:table-cell office:value-type="float" office:value="0.370374381542206" calcext:value-type="float">
            <text:p>0.370374381542206</text:p>
          </table:table-cell>
        </table:table-row>
        <table:table-row table:style-name="ro1">
          <table:table-cell office:value-type="string" calcext:value-type="string">
            <text:p>001_1819</text:p>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844</text:p>
          </table:table-cell>
          <table:table-cell office:value-type="string" calcext:value-type="string">
            <text:p>['It']</text:p>
          </table:table-cell>
          <table:table-cell office:value-type="string" calcext:value-type="string">
            <text:p>So say you came up with some great drug that worked against one stage of the parasite's life cycle.</text:p>
          </table:table-cell>
          <table:table-cell office:value-type="string" calcext:value-type="string">
            <text:p>markable_843</text:p>
          </table:table-cell>
          <table:table-cell office:value-type="string" calcext:value-type="string">
            <text:p>['some', 'great', 'drug', 'that', 'worked', 'against', 'one', 'stage', 'of', 'the', 'parasite', "'s", 'life', 'cycle']</text:p>
          </table:table-cell>
          <table:table-cell office:value-type="string" calcext:value-type="string">
            <text:p>Möglicherweise würde es aber in keinster Weise in den anderen Stadien wirken.</text:p>
          </table:table-cell>
          <table:table-cell office:value-type="string" calcext:value-type="string">
            <text:p>markable_202</text:p>
          </table:table-cell>
          <table:table-cell office:value-type="string" calcext:value-type="string">
            <text:p>['es']</text:p>
          </table:table-cell>
          <table:table-cell office:value-type="string" calcext:value-type="string">
            <text:p>Möglicherweise würde es aber in keinster Weise in den anderen Stadien wirken .</text:p>
          </table:table-cell>
          <table:table-cell office:value-type="string" calcext:value-type="string">
            <text:p>['es']</text:p>
          </table:table-cell>
          <table:table-cell office:value-type="string" calcext:value-type="string">
            <text:p>Possibly, however, it would not work in any way in the other stages .</text:p>
          </table:table-cell>
          <table:table-cell office:value-type="float" office:value="0.76875" calcext:value-type="float">
            <text:p>0.76875</text:p>
          </table:table-cell>
          <table:table-cell office:value-type="float" office:value="0.13117" calcext:value-type="float">
            <text:p>0.13117</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75" calcext:value-type="float">
            <text:p>0.75</text:p>
          </table:table-cell>
          <table:table-cell office:value-type="float" office:value="0.0826310318221259" calcext:value-type="float">
            <text:p>0.082631031822126</text:p>
          </table:table-cell>
          <table:table-cell office:value-type="float" office:value="0.36535769701004" calcext:value-type="float">
            <text:p>0.36535769701004</text:p>
          </table:table-cell>
          <table:table-cell office:value-type="string" calcext:value-type="string">
            <text:p/>
          </table:table-cell>
          <table:table-cell office:value-type="string" calcext:value-type="string">
            <text:p>Es könnte überhaupt nichts mit einer der anderen Phasen tun.</text:p>
          </table:table-cell>
          <table:table-cell office:value-type="float" office:value="1" calcext:value-type="float">
            <text:p>1</text:p>
          </table:table-cell>
          <table:table-cell office:value-type="float" office:value="0.916666666666667" calcext:value-type="float">
            <text:p>0.916666666666667</text:p>
          </table:table-cell>
          <table:table-cell office:value-type="float" office:value="0.0172795914295004" calcext:value-type="float">
            <text:p>0.017279591429501</text:p>
          </table:table-cell>
          <table:table-cell office:value-type="float" office:value="-0.0579891949892044" calcext:value-type="float">
            <text:p>-0.057989194989205</text:p>
          </table:table-cell>
          <table:table-cell office:value-type="string" calcext:value-type="string">
            <text:p/>
          </table:table-cell>
          <table:table-cell office:value-type="string" calcext:value-type="string">
            <text:p>It could have nothing at all to do with any of the other phases.</text:p>
          </table:table-cell>
          <table:table-cell office:value-type="float" office:value="0.916666666666667" calcext:value-type="float">
            <text:p>0.916666666666667</text:p>
          </table:table-cell>
          <table:table-cell office:value-type="float" office:value="0.0172795914295004" calcext:value-type="float">
            <text:p>0.017279591429501</text:p>
          </table:table-cell>
          <table:table-cell office:value-type="float" office:value="-0.0579891949892044" calcext:value-type="float">
            <text:p>-0.057989194989205</text:p>
          </table:table-cell>
        </table:table-row>
        <table:table-row table:style-name="ro1">
          <table:table-cell office:value-type="string" calcext:value-type="string">
            <text:p>001_1819</text:p>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6" calcext:value-type="float">
            <text:p>6</text:p>
          </table:table-cell>
          <table:table-cell table:number-columns-repeated="2" office:value-type="string" calcext:value-type="string">
            <text:p/>
          </table:table-cell>
          <table:table-cell office:value-type="string" calcext:value-type="string">
            <text:p>demonstrative</text:p>
          </table:table-cell>
          <table:table-cell office:value-type="string" calcext:value-type="string">
            <text:p>simple antecedent</text:p>
          </table:table-cell>
          <table:table-cell table:number-columns-repeated="3" office:value-type="string" calcext:value-type="string">
            <text:p/>
          </table:table-cell>
          <table:table-cell office:value-type="string" calcext:value-type="string">
            <text:p>entity</text:p>
          </table:table-cell>
          <table:table-cell office:value-type="string" calcext:value-type="string">
            <text:p>anaphoric</text:p>
          </table:table-cell>
          <table:table-cell office:value-type="string" calcext:value-type="string">
            <text:p>markable_888</text:p>
          </table:table-cell>
          <table:table-cell office:value-type="string" calcext:value-type="string">
            <text:p>['this', 'little', 'insect']</text:p>
          </table:table-cell>
          <table:table-cell office:value-type="string" calcext:value-type="string">
            <text:p>We're certainly not supposed to swat mosquitos.</text:p>
          </table:table-cell>
          <table:table-cell office:value-type="string" calcext:value-type="string">
            <text:p>markable_887</text:p>
          </table:table-cell>
          <table:table-cell office:value-type="string" calcext:value-type="string">
            <text:p>['mosquitos']</text:p>
          </table:table-cell>
          <table:table-cell office:value-type="string" calcext:value-type="string">
            <text:p>Also war mir die furchterregende Macht dieses kleinen Insekts <text:s/>schon frühzeitig offensichtlich und es ist ein Grund, <text:s/>warum ich 5 Jahre als Journalistin damit verbracht habe, zu verstehen, <text:s/>warum Malaria so lange so eine schlimme Plage für uns alle gewesen ist.</text:p>
          </table:table-cell>
          <table:table-cell office:value-type="string" calcext:value-type="string">
            <text:p>Markable_173</text:p>
          </table:table-cell>
          <table:table-cell office:value-type="string" calcext:value-type="string">
            <text:p>['dieses', 'kleinen', 'Insekts']</text:p>
          </table:table-cell>
          <table:table-cell office:value-type="string" calcext:value-type="string">
            <text:p>Also war mir die furchterregende Macht dieses kleinen Insekts schon frühzeitig offensichtlich und es ist ein Grund , warum ich 5 Jahre als Journalistin damit verbracht habe , zu verstehen , warum Malaria so lange so eine schlimme Plage für uns alle gewesen ist .</text:p>
          </table:table-cell>
          <table:table-cell office:value-type="string" calcext:value-type="string">
            <text:p>['dieses', 'kleinen', 'Insekts']</text:p>
          </table:table-cell>
          <table:table-cell office:value-type="string" calcext:value-type="string">
            <text:p>So the fearsome power of this little insect was obvious to me early on, and it's one reason I spent 5 years as a journalist trying to understand why malaria has been such a terrible plague on all of us for so long .</text:p>
          </table:table-cell>
          <table:table-cell office:value-type="float" office:value="0.17513" calcext:value-type="float">
            <text:p>0.17513</text:p>
          </table:table-cell>
          <table:table-cell office:value-type="float" office:value="0.06979" calcext:value-type="float">
            <text:p>0.06979</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285714285714286" calcext:value-type="float">
            <text:p>0.285714285714286</text:p>
          </table:table-cell>
          <table:table-cell office:value-type="float" office:value="0.491565585434186" calcext:value-type="float">
            <text:p>0.491565585434186</text:p>
          </table:table-cell>
          <table:table-cell office:value-type="float" office:value="0.847864508628845" calcext:value-type="float">
            <text:p>0.847864508628845</text:p>
          </table:table-cell>
          <table:table-cell office:value-type="string" calcext:value-type="string">
            <text:p/>
          </table:table-cell>
          <table:table-cell office:value-type="string" calcext:value-type="string">
            <text:p>Die furchteinflößende Kraft dieses kleinen Insekts zeigte sich mir also schon in sehr jungen Jahren, und das ist ein Grund, warum ich fünf Jahre als Journalistin damit verbracht habe, zu verstehen, warum Malaria für uns alle so lange eine schreckliche Geißel war?</text:p>
          </table:table-cell>
          <table:table-cell office:value-type="float" office:value="1" calcext:value-type="float">
            <text:p>1</text:p>
          </table:table-cell>
          <table:table-cell office:value-type="float" office:value="0.658536585365854" calcext:value-type="float">
            <text:p>0.658536585365854</text:p>
          </table:table-cell>
          <table:table-cell office:value-type="float" office:value="0.38491484707327" calcext:value-type="float">
            <text:p>0.38491484707327</text:p>
          </table:table-cell>
          <table:table-cell office:value-type="float" office:value="0.491643488407135" calcext:value-type="float">
            <text:p>0.491643488407135</text:p>
          </table:table-cell>
          <table:table-cell office:value-type="string" calcext:value-type="string">
            <text:p/>
          </table:table-cell>
          <table:table-cell office:value-type="string" calcext:value-type="string">
            <text:p>So the terrifying power of this little insect showed itself to me at a very young age, and that's one reason why I spent five years as a journalist trying to understand why malaria was such a terrible scourge for all of us for so long?</text:p>
          </table:table-cell>
          <table:table-cell office:value-type="float" office:value="0.658536585365854" calcext:value-type="float">
            <text:p>0.658536585365854</text:p>
          </table:table-cell>
          <table:table-cell office:value-type="float" office:value="0.38491484707327" calcext:value-type="float">
            <text:p>0.38491484707327</text:p>
          </table:table-cell>
          <table:table-cell office:value-type="float" office:value="0.491643488407135" calcext:value-type="float">
            <text:p>0.491643488407135</text:p>
          </table:table-cell>
        </table:table-row>
        <table:table-row table:style-name="ro1">
          <table:table-cell office:value-type="string" calcext:value-type="string">
            <text:p>001_1819</text:p>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1" calcext:value-type="float">
            <text:p>1</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39</text:p>
          </table:table-cell>
          <table:table-cell office:value-type="string" calcext:value-type="string">
            <text:p>['They']</text:p>
          </table:table-cell>
          <table:table-cell office:value-type="string" calcext:value-type="string">
            <text:p>This has been the finding of medical anthropologists again and again.</text:p>
          </table:table-cell>
          <table:table-cell office:value-type="string" calcext:value-type="string">
            <text:p>markable_338</text:p>
          </table:table-cell>
          <table:table-cell office:value-type="string" calcext:value-type="string">
            <text:p>['medical', 'anthropologists']</text:p>
          </table:table-cell>
          <table:table-cell office:value-type="string" calcext:value-type="string">
            <text:p>Sie fragen Leute in malariainfizierten Gebieten: <text:s/>"Was denken Sie über Malaria?"</text:p>
          </table:table-cell>
          <table:table-cell office:value-type="string" calcext:value-type="string">
            <text:p>markable_272</text:p>
          </table:table-cell>
          <table:table-cell office:value-type="string" calcext:value-type="string">
            <text:p>['Sie']</text:p>
          </table:table-cell>
          <table:table-cell office:value-type="string" calcext:value-type="string">
            <text:p>Sie fragen Leute in malariainfizierten Gebieten : &amp;quot; Was denken Sie über Malaria ? &amp;quot;</text:p>
          </table:table-cell>
          <table:table-cell office:value-type="string" calcext:value-type="string">
            <text:p>['Sie']</text:p>
          </table:table-cell>
          <table:table-cell office:value-type="string" calcext:value-type="string">
            <text:p>You ask people in malaria-infected areas : &amp;quot; What do you think about malaria ? &amp;quot;</text:p>
          </table:table-cell>
          <table:table-cell office:value-type="float" office:value="0.35599" calcext:value-type="float">
            <text:p>0.35599</text:p>
          </table:table-cell>
          <table:table-cell office:value-type="float" office:value="0.51214" calcext:value-type="float">
            <text:p>0.51214</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4" calcext:value-type="float">
            <text:p>0.4</text:p>
          </table:table-cell>
          <table:table-cell office:value-type="float" office:value="0.41359970610926" calcext:value-type="float">
            <text:p>0.41359970610926</text:p>
          </table:table-cell>
          <table:table-cell office:value-type="float" office:value="0.615417540073395" calcext:value-type="float">
            <text:p>0.615417540073395</text:p>
          </table:table-cell>
          <table:table-cell office:value-type="string" calcext:value-type="string">
            <text:p/>
          </table:table-cell>
          <table:table-cell office:value-type="string" calcext:value-type="string">
            <text:p>Sie fragen die Menschen in böswilligen Teilen der Welt: "Was halten Sie von Malaria?"</text:p>
          </table:table-cell>
          <table:table-cell office:value-type="float" office:value="1" calcext:value-type="float">
            <text:p>1</text:p>
          </table:table-cell>
          <table:table-cell office:value-type="float" office:value="0.727272727272727" calcext:value-type="float">
            <text:p>0.727272727272727</text:p>
          </table:table-cell>
          <table:table-cell office:value-type="float" office:value="0.0397536017626395" calcext:value-type="float">
            <text:p>0.03975360176264</text:p>
          </table:table-cell>
          <table:table-cell office:value-type="float" office:value="0.152941033244133" calcext:value-type="float">
            <text:p>0.152941033244133</text:p>
          </table:table-cell>
          <table:table-cell office:value-type="string" calcext:value-type="string">
            <text:p/>
          </table:table-cell>
          <table:table-cell office:value-type="string" calcext:value-type="string">
            <text:p>You ask people in malevolent parts of the world, "What do you think of malaria?"</text:p>
          </table:table-cell>
          <table:table-cell office:value-type="float" office:value="0.727272727272727" calcext:value-type="float">
            <text:p>0.727272727272727</text:p>
          </table:table-cell>
          <table:table-cell office:value-type="float" office:value="0.0397536017626395" calcext:value-type="float">
            <text:p>0.03975360176264</text:p>
          </table:table-cell>
          <table:table-cell office:value-type="float" office:value="0.152941033244133" calcext:value-type="float">
            <text:p>0.152941033244133</text:p>
          </table:table-cell>
        </table:table-row>
        <table:table-row table:style-name="ro1">
          <table:table-cell office:value-type="string" calcext:value-type="string">
            <text:p>001_1819</text:p>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4" calcext:value-type="float">
            <text:p>4</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829</text:p>
          </table:table-cell>
          <table:table-cell office:value-type="string" calcext:value-type="string">
            <text:p>['her']</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office:value-type="string" calcext:value-type="string">
            <text:p>markable_853</text:p>
          </table:table-cell>
          <table:table-cell office:value-type="string" calcext:value-type="string">
            <text:p>['A', 'child', 'in', 'Malawi']</text:p>
          </table:table-cell>
          <table:table-cell office:value-type="string" calcext:value-type="string">
            <text:p>Und seiner Lebenserfahrung nach ist Malaria also etwas, das kommt und geht.</text:p>
          </table:table-cell>
          <table:table-cell office:value-type="string" calcext:value-type="string">
            <text:p>markable_284</text:p>
          </table:table-cell>
          <table:table-cell office:value-type="string" calcext:value-type="string">
            <text:p>['seiner']</text:p>
          </table:table-cell>
          <table:table-cell office:value-type="string" calcext:value-type="string">
            <text:p>Und seiner Lebenserfahrung nach ist Malaria also etwas , das kommt und geht .</text:p>
          </table:table-cell>
          <table:table-cell office:value-type="string" calcext:value-type="string">
            <text:p>['seiner']</text:p>
          </table:table-cell>
          <table:table-cell office:value-type="string" calcext:value-type="string">
            <text:p>And according to his life experience, malaria is something that comes and goes.</text:p>
          </table:table-cell>
          <table:table-cell office:value-type="float" office:value="1" calcext:value-type="float">
            <text:p>1</text:p>
          </table:table-cell>
          <table:table-cell office:value-type="float" office:value="0.06166" calcext:value-type="float">
            <text:p>0.06166</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00000071525574" calcext:value-type="float">
            <text:p>1.00000071525574</text:p>
          </table:table-cell>
          <table:table-cell office:value-type="string" calcext:value-type="string">
            <text:p/>
          </table:table-cell>
          <table:table-cell office:value-type="float" office:value="0.307692307692308" calcext:value-type="float">
            <text:p>0.307692307692308</text:p>
          </table:table-cell>
          <table:table-cell office:value-type="float" office:value="0.57608442016039" calcext:value-type="float">
            <text:p>0.57608442016039</text:p>
          </table:table-cell>
          <table:table-cell office:value-type="float" office:value="0.731725096702576" calcext:value-type="float">
            <text:p>0.731725096702576</text:p>
          </table:table-cell>
          <table:table-cell office:value-type="string" calcext:value-type="string">
            <text:p/>
          </table:table-cell>
          <table:table-cell office:value-type="string" calcext:value-type="string">
            <text:p>Und so ist Malaria in ihrer gelebten Erfahrung etwas, das kommt und geht.</text:p>
          </table:table-cell>
          <table:table-cell office:value-type="float" office:value="0" calcext:value-type="float">
            <text:p>0</text:p>
          </table:table-cell>
          <table:table-cell office:value-type="float" office:value="0.583333333333333" calcext:value-type="float">
            <text:p>0.583333333333333</text:p>
          </table:table-cell>
          <table:table-cell office:value-type="float" office:value="0.343893121765784" calcext:value-type="float">
            <text:p>0.343893121765784</text:p>
          </table:table-cell>
          <table:table-cell office:value-type="float" office:value="0.519539415836334" calcext:value-type="float">
            <text:p>0.519539415836334</text:p>
          </table:table-cell>
          <table:table-cell office:value-type="string" calcext:value-type="string">
            <text:p/>
          </table:table-cell>
          <table:table-cell office:value-type="string" calcext:value-type="string">
            <text:p>And so, in their lived experience, malaria is something that comes and goes.</text:p>
          </table:table-cell>
          <table:table-cell office:value-type="float" office:value="0.583333333333333" calcext:value-type="float">
            <text:p>0.583333333333333</text:p>
          </table:table-cell>
          <table:table-cell office:value-type="float" office:value="0.343893121765784" calcext:value-type="float">
            <text:p>0.343893121765784</text:p>
          </table:table-cell>
          <table:table-cell office:value-type="float" office:value="0.519539415836334" calcext:value-type="float">
            <text:p>0.519539415836334</text:p>
          </table:table-cell>
        </table:table-row>
        <table:table-row table:style-name="ro1">
          <table:table-cell office:value-type="string" calcext:value-type="string">
            <text:p>001_1819</text:p>
          </table:table-cell>
          <table:table-cell office:value-type="string" calcext:value-type="string">
            <text:p>277_1</text:p>
          </table:table-cell>
          <table:table-cell office:value-type="string" calcext:value-type="string">
            <text:p>It was the brainchild of the U.S. State Department.</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478</text:p>
          </table:table-cell>
          <table:table-cell office:value-type="string" calcext:value-type="string">
            <text:p>['It']</text:p>
          </table:table-cell>
          <table:table-cell office:value-type="string" calcext:value-type="string">
            <text:p>The first concerted attack against malaria started in the 1950s.</text:p>
          </table:table-cell>
          <table:table-cell office:value-type="string" calcext:value-type="string">
            <text:p>markable_857</text:p>
          </table:table-cell>
          <table:table-cell office:value-type="string" calcext:value-type="string">
            <text:p>['The', 'first', 'concerted', 'attack', 'against', 'malaria']</text:p>
          </table:table-cell>
          <table:table-cell office:value-type="string" calcext:value-type="string">
            <text:p>Es war das Geistesprodukt des U.S.-Außenministeriums.</text:p>
          </table:table-cell>
          <table:table-cell office:value-type="string" calcext:value-type="string">
            <text:p>Markable_309</text:p>
          </table:table-cell>
          <table:table-cell office:value-type="string" calcext:value-type="string">
            <text:p>['Es']</text:p>
          </table:table-cell>
          <table:table-cell office:value-type="string" calcext:value-type="string">
            <text:p>Es war das Geistesprodukt des U.S.-Außenministeriums .</text:p>
          </table:table-cell>
          <table:table-cell office:value-type="string" calcext:value-type="string">
            <text:p>['Es']</text:p>
          </table:table-cell>
          <table:table-cell office:value-type="string" calcext:value-type="string">
            <text:p>It was the brainchild of the U.S. State Department .</text:p>
          </table:table-cell>
          <table:table-cell office:value-type="float" office:value="0.22231" calcext:value-type="float">
            <text:p>0.22231</text:p>
          </table:table-cell>
          <table:table-cell office:value-type="float" office:value="0.2231" calcext:value-type="float">
            <text:p>0.2231</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 calcext:value-type="float">
            <text:p>0</text:p>
          </table:table-cell>
          <table:table-cell office:value-type="float" office:value="1" calcext:value-type="float">
            <text:p>1</text:p>
          </table:table-cell>
          <table:table-cell office:value-type="float" office:value="1.00000071525574" calcext:value-type="float">
            <text:p>1.00000071525574</text:p>
          </table:table-cell>
          <table:table-cell office:value-type="string" calcext:value-type="string">
            <text:p/>
          </table:table-cell>
          <table:table-cell office:value-type="string" calcext:value-type="string">
            <text:p>Es war das Gehirn des US-Außenministeriums.</text:p>
          </table:table-cell>
          <table:table-cell office:value-type="float" office:value="1" calcext:value-type="float">
            <text:p>1</text:p>
          </table:table-cell>
          <table:table-cell office:value-type="float" office:value="0.333333333333333" calcext:value-type="float">
            <text:p>0.333333333333333</text:p>
          </table:table-cell>
          <table:table-cell office:value-type="float" office:value="0.217118520810877" calcext:value-type="float">
            <text:p>0.217118520810877</text:p>
          </table:table-cell>
          <table:table-cell office:value-type="float" office:value="0.474180340766907" calcext:value-type="float">
            <text:p>0.474180340766907</text:p>
          </table:table-cell>
          <table:table-cell office:value-type="string" calcext:value-type="string">
            <text:p/>
          </table:table-cell>
          <table:table-cell office:value-type="string" calcext:value-type="string">
            <text:p>It was the brain of the US State Department.</text:p>
          </table:table-cell>
          <table:table-cell office:value-type="float" office:value="0.333333333333333" calcext:value-type="float">
            <text:p>0.333333333333333</text:p>
          </table:table-cell>
          <table:table-cell office:value-type="float" office:value="0.217118520810877" calcext:value-type="float">
            <text:p>0.217118520810877</text:p>
          </table:table-cell>
          <table:table-cell office:value-type="float" office:value="0.474180340766907" calcext:value-type="float">
            <text:p>0.474180340766907</text:p>
          </table:table-cell>
        </table:table-row>
        <table:table-row table:style-name="ro1">
          <table:table-cell office:value-type="string" calcext:value-type="string">
            <text:p>001_1819</text:p>
          </table:table-cell>
          <table:table-cell office:value-type="string" calcext:value-type="string">
            <text:p>282_1</text:p>
          </table:table-cell>
          <table:table-cell office:value-type="string" calcext:value-type="string">
            <text:p>Everything should be done to them and for them.</text:p>
          </table:table-cell>
          <table:table-cell office:value-type="float" office:value="6" calcext:value-type="float">
            <text:p>6</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495</text:p>
          </table:table-cell>
          <table:table-cell office:value-type="string" calcext:value-type="string">
            <text:p>['them']</text:p>
          </table:table-cell>
          <table:table-cell office:value-type="string" calcext:value-type="string">
            <text:p>In fact, their rather patronizing view was that people at risk of malaria shouldn't be asked to do anything at all.</text:p>
          </table:table-cell>
          <table:table-cell office:value-type="string" calcext:value-type="string">
            <text:p>markable_858</text:p>
          </table:table-cell>
          <table:table-cell office:value-type="string" calcext:value-type="string">
            <text:p>['people', 'at', 'risk', 'of', 'malaria']</text:p>
          </table:table-cell>
          <table:table-cell office:value-type="string" calcext:value-type="string">
            <text:p>Alles sollte ihnen angetan und für sie getan werden.</text:p>
          </table:table-cell>
          <table:table-cell office:value-type="string" calcext:value-type="string">
            <text:p>Markable_316</text:p>
          </table:table-cell>
          <table:table-cell office:value-type="string" calcext:value-type="string">
            <text:p>['ihnen']</text:p>
          </table:table-cell>
          <table:table-cell office:value-type="string" calcext:value-type="string">
            <text:p>Alles sollte ihnen angetan und für sie getan werden .</text:p>
          </table:table-cell>
          <table:table-cell office:value-type="string" calcext:value-type="string">
            <text:p>['ihnen']</text:p>
          </table:table-cell>
          <table:table-cell office:value-type="string" calcext:value-type="string">
            <text:p>Everything should be done to them and for them .</text:p>
          </table:table-cell>
          <table:table-cell office:value-type="float" office:value="1" calcext:value-type="float">
            <text:p>1</text:p>
          </table:table-cell>
          <table:table-cell office:value-type="float" office:value="0.03978" calcext:value-type="float">
            <text:p>0.03978</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 calcext:value-type="float">
            <text:p>0</text:p>
          </table:table-cell>
          <table:table-cell office:value-type="float" office:value="1" calcext:value-type="float">
            <text:p>1</text:p>
          </table:table-cell>
          <table:table-cell office:value-type="float" office:value="1.00000071525574" calcext:value-type="float">
            <text:p>1.00000071525574</text:p>
          </table:table-cell>
          <table:table-cell office:value-type="string" calcext:value-type="string">
            <text:p/>
          </table:table-cell>
          <table:table-cell office:value-type="string" calcext:value-type="string">
            <text:p>Alles sollte ihnen und für sie getan werden.</text:p>
          </table:table-cell>
          <table:table-cell office:value-type="float" office:value="1" calcext:value-type="float">
            <text:p>1</text:p>
          </table:table-cell>
          <table:table-cell office:value-type="float" office:value="0.111111111111111" calcext:value-type="float">
            <text:p>0.111111111111111</text:p>
          </table:table-cell>
          <table:table-cell office:value-type="float" office:value="0.610195043211258" calcext:value-type="float">
            <text:p>0.610195043211258</text:p>
          </table:table-cell>
          <table:table-cell office:value-type="float" office:value="0.866914808750153" calcext:value-type="float">
            <text:p>0.866914808750153</text:p>
          </table:table-cell>
          <table:table-cell office:value-type="string" calcext:value-type="string">
            <text:p/>
          </table:table-cell>
          <table:table-cell office:value-type="string" calcext:value-type="string">
            <text:p>Everything should be done to them and for them.</text:p>
          </table:table-cell>
          <table:table-cell office:value-type="float" office:value="0.111111111111111" calcext:value-type="float">
            <text:p>0.111111111111111</text:p>
          </table:table-cell>
          <table:table-cell office:value-type="float" office:value="0.610195043211258" calcext:value-type="float">
            <text:p>0.610195043211258</text:p>
          </table:table-cell>
          <table:table-cell office:value-type="float" office:value="0.866914808750153" calcext:value-type="float">
            <text:p>0.866914808750153</text:p>
          </table:table-cell>
        </table:table-row>
        <table:table-row table:style-name="ro1">
          <table:table-cell office:value-type="string" calcext:value-type="string">
            <text:p>001_1819</text:p>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2" calcext:value-type="float">
            <text:p>2</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567</text:p>
          </table:table-cell>
          <table:table-cell office:value-type="string" calcext:value-type="string">
            <text:p>['they']</text:p>
          </table:table-cell>
          <table:table-cell office:value-type="string" calcext:value-type="string">
            <text:p>And yet we're asking people to use these nets every night. They have to sleep under them every night.</text:p>
          </table:table-cell>
          <table:table-cell office:value-type="string" calcext:value-type="string">
            <text:p>Markable_559</text:p>
          </table:table-cell>
          <table:table-cell office:value-type="string" calcext:value-type="string">
            <text:p>['people']</text:p>
          </table:table-cell>
          <table:table-cell office:value-type="string" calcext:value-type="string">
            <text:p>Und sie sollen dies selbst dann tun, wenn das Netz die Brise aufhält, <text:s/>oder wenn sie mitten in der Nacht auf die Toilette müssen, <text:s/>oder wenn sie ihr Mobiliar umstellen müssen, <text:s/>um das Netz aufzuhängen, <text:s/>auch wenn sie vielleicht in einer runden Hütte leben, <text:s/>in der es schwierig ist, ein viereckiges Netz zu montieren.</text:p>
          </table:table-cell>
          <table:table-cell office:value-type="string" calcext:value-type="string">
            <text:p>Markable_346</text:p>
          </table:table-cell>
          <table:table-cell office:value-type="string" calcext:value-type="string">
            <text:p>['sie']</text:p>
          </table:table-cell>
          <table:table-cell office:value-type="string" calcext:value-type="string">
            <text:p>Und sie sollen dies selbst dann tun , wenn das Netz die Brise aufhält , oder wenn sie mitten in der Nacht auf die Toilette müssen , oder wenn sie ihr Mobiliar umstellen müssen , um das Netz aufzuhängen , auch wenn sie vielleicht in einer runden Hütte leben , in der es schwierig ist , ein viereckiges Netz zu montieren .</text:p>
          </table:table-cell>
          <table:table-cell office:value-type="string" calcext:value-type="string">
            <text:p>['sie']</text:p>
          </table:table-cell>
          <table:table-cell office:value-type="string" calcext:value-type="string">
            <text:p>And they should do this even if the net stops the breeze , or if they have to go to the bathroom in the middle of the night , or if they have to move their furniture to hang the net , even if they may live in a round hut where it is difficult to mount a square net .</text:p>
          </table:table-cell>
          <table:table-cell office:value-type="float" office:value="0.83196" calcext:value-type="float">
            <text:p>0.83196</text:p>
          </table:table-cell>
          <table:table-cell office:value-type="float" office:value="0.02726" calcext:value-type="float">
            <text:p>0.02726</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417910447761194" calcext:value-type="float">
            <text:p>0.417910447761194</text:p>
          </table:table-cell>
          <table:table-cell office:value-type="float" office:value="0.279905175215797" calcext:value-type="float">
            <text:p>0.279905175215797</text:p>
          </table:table-cell>
          <table:table-cell office:value-type="float" office:value="0.650416970252991" calcext:value-type="float">
            <text:p>0.650416970252991</text:p>
          </table:table-cell>
          <table:table-cell office:value-type="string" calcext:value-type="string">
            <text:p/>
          </table:table-cell>
          <table:table-cell office:value-type="string" calcext:value-type="string">
            <text:p>Und sie müssen das tun, auch wenn das Netz die Brise blockiert, selbst wenn sie mitten in der Nacht aufstehen und sich entlasten müssen, auch wenn sie vielleicht alle ihre Möbel bewegen müssen, um dieses Ding aufzustellen, auch wenn sie vielleicht in einer runden Hütte leben, in der es schwierig ist, ein quadratisches Netz aufzustellen.</text:p>
          </table:table-cell>
          <table:table-cell office:value-type="float" office:value="1" calcext:value-type="float">
            <text:p>1</text:p>
          </table:table-cell>
          <table:table-cell office:value-type="float" office:value="0.425925925925926" calcext:value-type="float">
            <text:p>0.425925925925926</text:p>
          </table:table-cell>
          <table:table-cell office:value-type="float" office:value="0.447099909162079" calcext:value-type="float">
            <text:p>0.447099909162079</text:p>
          </table:table-cell>
          <table:table-cell office:value-type="float" office:value="0.540499925613403" calcext:value-type="float">
            <text:p>0.540499925613403</text:p>
          </table:table-cell>
          <table:table-cell office:value-type="string" calcext:value-type="string">
            <text:p/>
          </table:table-cell>
          <table:table-cell office:value-type="string" calcext:value-type="string">
            <text:p>And they have to do that even if the net blocks the breeze, even if they have to get up in the middle of the night and relieve themselves, even if they might have to move all their furniture to put this thing up, even if they might live in a round hut where it is difficult to put up a square net.</text:p>
          </table:table-cell>
          <table:table-cell office:value-type="float" office:value="0.425925925925926" calcext:value-type="float">
            <text:p>0.425925925925926</text:p>
          </table:table-cell>
          <table:table-cell office:value-type="float" office:value="0.447099909162079" calcext:value-type="float">
            <text:p>0.447099909162079</text:p>
          </table:table-cell>
          <table:table-cell office:value-type="float" office:value="0.540499925613403" calcext:value-type="float">
            <text:p>0.540499925613403</text:p>
          </table:table-cell>
        </table:table-row>
        <table:table-row table:style-name="ro1">
          <table:table-cell office:value-type="string" calcext:value-type="string">
            <text:p>001_1819</text:p>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17" calcext:value-type="float">
            <text:p>17</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570</text:p>
          </table:table-cell>
          <table:table-cell office:value-type="string" calcext:value-type="string">
            <text:p>['they']</text:p>
          </table:table-cell>
          <table:table-cell office:value-type="string" calcext:value-type="string">
            <text:p>And yet we're asking people to use these nets every night. They have to sleep under them every night.</text:p>
          </table:table-cell>
          <table:table-cell office:value-type="string" calcext:value-type="string">
            <text:p>Markable_559</text:p>
          </table:table-cell>
          <table:table-cell office:value-type="string" calcext:value-type="string">
            <text:p>['people']</text:p>
          </table:table-cell>
          <table:table-cell office:value-type="string" calcext:value-type="string">
            <text:p>Und sie sollen dies selbst dann tun, wenn das Netz die Brise aufhält, <text:s/>oder wenn sie mitten in der Nacht auf die Toilette müssen, <text:s/>oder wenn sie ihr Mobiliar umstellen müssen, <text:s/>um das Netz aufzuhängen, <text:s/>auch wenn sie vielleicht in einer runden Hütte leben, <text:s/>in der es schwierig ist, ein viereckiges Netz zu montieren.</text:p>
          </table:table-cell>
          <table:table-cell office:value-type="string" calcext:value-type="string">
            <text:p>markable_349</text:p>
          </table:table-cell>
          <table:table-cell office:value-type="string" calcext:value-type="string">
            <text:p>['sie']</text:p>
          </table:table-cell>
          <table:table-cell office:value-type="string" calcext:value-type="string">
            <text:p>Und sie sollen dies selbst dann tun , wenn das Netz die Brise aufhält , oder wenn sie mitten in der Nacht auf die Toilette müssen , oder wenn sie ihr Mobiliar umstellen müssen , um das Netz aufzuhängen , auch wenn sie vielleicht in einer runden Hütte leben , in der es schwierig ist , ein viereckiges Netz zu montieren .</text:p>
          </table:table-cell>
          <table:table-cell office:value-type="string" calcext:value-type="string">
            <text:p>['sie']</text:p>
          </table:table-cell>
          <table:table-cell office:value-type="string" calcext:value-type="string">
            <text:p>And they should do this even if the net stops the breeze , or if they have to go to the bathroom in the middle of the night , or if they have to move their furniture to hang the net , even if they may live in a round hut where it is difficult to mount a square net .</text:p>
          </table:table-cell>
          <table:table-cell office:value-type="float" office:value="0.64951" calcext:value-type="float">
            <text:p>0.64951</text:p>
          </table:table-cell>
          <table:table-cell office:value-type="float" office:value="0.06704" calcext:value-type="float">
            <text:p>0.06704</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417910447761194" calcext:value-type="float">
            <text:p>0.417910447761194</text:p>
          </table:table-cell>
          <table:table-cell office:value-type="float" office:value="0.279905175215797" calcext:value-type="float">
            <text:p>0.279905175215797</text:p>
          </table:table-cell>
          <table:table-cell office:value-type="float" office:value="0.650416970252991" calcext:value-type="float">
            <text:p>0.650416970252991</text:p>
          </table:table-cell>
          <table:table-cell office:value-type="string" calcext:value-type="string">
            <text:p/>
          </table:table-cell>
          <table:table-cell office:value-type="string" calcext:value-type="string">
            <text:p>Und sie müssen das tun, auch wenn das Netz die Brise blockiert, selbst wenn sie mitten in der Nacht aufstehen und sich entlasten müssen, auch wenn sie vielleicht alle ihre Möbel bewegen müssen, um dieses Ding aufzustellen, auch wenn sie vielleicht in einer runden Hütte leben, in der es schwierig ist, ein quadratisches Netz aufzustellen.</text:p>
          </table:table-cell>
          <table:table-cell office:value-type="float" office:value="1" calcext:value-type="float">
            <text:p>1</text:p>
          </table:table-cell>
          <table:table-cell office:value-type="float" office:value="0.425925925925926" calcext:value-type="float">
            <text:p>0.425925925925926</text:p>
          </table:table-cell>
          <table:table-cell office:value-type="float" office:value="0.447099909162079" calcext:value-type="float">
            <text:p>0.447099909162079</text:p>
          </table:table-cell>
          <table:table-cell office:value-type="float" office:value="0.540499925613403" calcext:value-type="float">
            <text:p>0.540499925613403</text:p>
          </table:table-cell>
          <table:table-cell office:value-type="string" calcext:value-type="string">
            <text:p/>
          </table:table-cell>
          <table:table-cell office:value-type="string" calcext:value-type="string">
            <text:p>And they have to do that even if the net blocks the breeze, even if they have to get up in the middle of the night and relieve themselves, even if they might have to move all their furniture to put this thing up, even if they might live in a round hut where it is difficult to put up a square net.</text:p>
          </table:table-cell>
          <table:table-cell office:value-type="float" office:value="0.425925925925926" calcext:value-type="float">
            <text:p>0.425925925925926</text:p>
          </table:table-cell>
          <table:table-cell office:value-type="float" office:value="0.447099909162079" calcext:value-type="float">
            <text:p>0.447099909162079</text:p>
          </table:table-cell>
          <table:table-cell office:value-type="float" office:value="0.540499925613403" calcext:value-type="float">
            <text:p>0.540499925613403</text:p>
          </table:table-cell>
        </table:table-row>
        <table:table-row table:style-name="ro1">
          <table:table-cell office:value-type="string" calcext:value-type="string">
            <text:p>001_1819</text:p>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35" calcext:value-type="float">
            <text:p>35</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574</text:p>
          </table:table-cell>
          <table:table-cell office:value-type="string" calcext:value-type="string">
            <text:p>['they']</text:p>
          </table:table-cell>
          <table:table-cell office:value-type="string" calcext:value-type="string">
            <text:p>And yet we're asking people to use these nets every night. They have to sleep under them every night.</text:p>
          </table:table-cell>
          <table:table-cell office:value-type="string" calcext:value-type="string">
            <text:p>Markable_559</text:p>
          </table:table-cell>
          <table:table-cell office:value-type="string" calcext:value-type="string">
            <text:p>['people']</text:p>
          </table:table-cell>
          <table:table-cell office:value-type="string" calcext:value-type="string">
            <text:p>Und sie sollen dies selbst dann tun, wenn das Netz die Brise aufhält, <text:s/>oder wenn sie mitten in der Nacht auf die Toilette müssen, <text:s/>oder wenn sie ihr Mobiliar umstellen müssen, <text:s/>um das Netz aufzuhängen, <text:s/>auch wenn sie vielleicht in einer runden Hütte leben, <text:s/>in der es schwierig ist, ein viereckiges Netz zu montieren.</text:p>
          </table:table-cell>
          <table:table-cell office:value-type="string" calcext:value-type="string">
            <text:p>markable_350</text:p>
          </table:table-cell>
          <table:table-cell office:value-type="string" calcext:value-type="string">
            <text:p>['sie']</text:p>
          </table:table-cell>
          <table:table-cell office:value-type="string" calcext:value-type="string">
            <text:p>Und sie sollen dies selbst dann tun , wenn das Netz die Brise aufhält , oder wenn sie mitten in der Nacht auf die Toilette müssen , oder wenn sie ihr Mobiliar umstellen müssen , um das Netz aufzuhängen , auch wenn sie vielleicht in einer runden Hütte leben , in der es schwierig ist , ein viereckiges Netz zu montieren .</text:p>
          </table:table-cell>
          <table:table-cell office:value-type="string" calcext:value-type="string">
            <text:p>['sie']</text:p>
          </table:table-cell>
          <table:table-cell office:value-type="string" calcext:value-type="string">
            <text:p>And they should do this even if the net stops the breeze , or if they have to go to the bathroom in the middle of the night , or if they have to move their furniture to hang the net , even if they may live in a round hut where it is difficult to mount a square net .</text:p>
          </table:table-cell>
          <table:table-cell office:value-type="float" office:value="0.30956" calcext:value-type="float">
            <text:p>0.30956</text:p>
          </table:table-cell>
          <table:table-cell office:value-type="float" office:value="0.09796" calcext:value-type="float">
            <text:p>0.09796</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417910447761194" calcext:value-type="float">
            <text:p>0.417910447761194</text:p>
          </table:table-cell>
          <table:table-cell office:value-type="float" office:value="0.279905175215797" calcext:value-type="float">
            <text:p>0.279905175215797</text:p>
          </table:table-cell>
          <table:table-cell office:value-type="float" office:value="0.650416970252991" calcext:value-type="float">
            <text:p>0.650416970252991</text:p>
          </table:table-cell>
          <table:table-cell office:value-type="string" calcext:value-type="string">
            <text:p/>
          </table:table-cell>
          <table:table-cell office:value-type="string" calcext:value-type="string">
            <text:p>Und sie müssen das tun, auch wenn das Netz die Brise blockiert, selbst wenn sie mitten in der Nacht aufstehen und sich entlasten müssen, auch wenn sie vielleicht alle ihre Möbel bewegen müssen, um dieses Ding aufzustellen, auch wenn sie vielleicht in einer runden Hütte leben, in der es schwierig ist, ein quadratisches Netz aufzustellen.</text:p>
          </table:table-cell>
          <table:table-cell office:value-type="float" office:value="1" calcext:value-type="float">
            <text:p>1</text:p>
          </table:table-cell>
          <table:table-cell office:value-type="float" office:value="0.425925925925926" calcext:value-type="float">
            <text:p>0.425925925925926</text:p>
          </table:table-cell>
          <table:table-cell office:value-type="float" office:value="0.447099909162079" calcext:value-type="float">
            <text:p>0.447099909162079</text:p>
          </table:table-cell>
          <table:table-cell office:value-type="float" office:value="0.540499925613403" calcext:value-type="float">
            <text:p>0.540499925613403</text:p>
          </table:table-cell>
          <table:table-cell office:value-type="string" calcext:value-type="string">
            <text:p/>
          </table:table-cell>
          <table:table-cell office:value-type="string" calcext:value-type="string">
            <text:p>And they have to do that even if the net blocks the breeze, even if they have to get up in the middle of the night and relieve themselves, even if they might have to move all their furniture to put this thing up, even if they might live in a round hut where it is difficult to put up a square net.</text:p>
          </table:table-cell>
          <table:table-cell office:value-type="float" office:value="0.425925925925926" calcext:value-type="float">
            <text:p>0.425925925925926</text:p>
          </table:table-cell>
          <table:table-cell office:value-type="float" office:value="0.447099909162079" calcext:value-type="float">
            <text:p>0.447099909162079</text:p>
          </table:table-cell>
          <table:table-cell office:value-type="float" office:value="0.540499925613403" calcext:value-type="float">
            <text:p>0.540499925613403</text:p>
          </table:table-cell>
        </table:table-row>
        <table:table-row table:style-name="ro1">
          <table:table-cell office:value-type="string" calcext:value-type="string">
            <text:p>001_1819</text:p>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55" calcext:value-type="float">
            <text:p>55</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578</text:p>
          </table:table-cell>
          <table:table-cell office:value-type="string" calcext:value-type="string">
            <text:p>['they']</text:p>
          </table:table-cell>
          <table:table-cell office:value-type="string" calcext:value-type="string">
            <text:p>And yet we're asking people to use these nets every night. They have to sleep under them every night.</text:p>
          </table:table-cell>
          <table:table-cell office:value-type="string" calcext:value-type="string">
            <text:p>Markable_559</text:p>
          </table:table-cell>
          <table:table-cell office:value-type="string" calcext:value-type="string">
            <text:p>['people']</text:p>
          </table:table-cell>
          <table:table-cell office:value-type="string" calcext:value-type="string">
            <text:p>Und sie sollen dies selbst dann tun, wenn das Netz die Brise aufhält, <text:s/>oder wenn sie mitten in der Nacht auf die Toilette müssen, <text:s/>oder wenn sie ihr Mobiliar umstellen müssen, <text:s/>um das Netz aufzuhängen, <text:s/>auch wenn sie vielleicht in einer runden Hütte leben, <text:s/>in der es schwierig ist, ein viereckiges Netz zu montieren.</text:p>
          </table:table-cell>
          <table:table-cell office:value-type="string" calcext:value-type="string">
            <text:p>markable_353</text:p>
          </table:table-cell>
          <table:table-cell office:value-type="string" calcext:value-type="string">
            <text:p>['sie']</text:p>
          </table:table-cell>
          <table:table-cell office:value-type="string" calcext:value-type="string">
            <text:p>Und sie sollen dies selbst dann tun , wenn das Netz die Brise aufhält , oder wenn sie mitten in der Nacht auf die Toilette müssen , oder wenn sie ihr Mobiliar umstellen müssen , um das Netz aufzuhängen , auch wenn sie vielleicht in einer runden Hütte leben , in der es schwierig ist , ein viereckiges Netz zu montieren .</text:p>
          </table:table-cell>
          <table:table-cell office:value-type="string" calcext:value-type="string">
            <text:p>['sie']</text:p>
          </table:table-cell>
          <table:table-cell office:value-type="string" calcext:value-type="string">
            <text:p>And they should do this even if the net stops the breeze , or if they have to go to the bathroom in the middle of the night , or if they have to move their furniture to hang the net , even if they may live in a round hut where it is difficult to mount a square net .</text:p>
          </table:table-cell>
          <table:table-cell office:value-type="float" office:value="0.15646" calcext:value-type="float">
            <text:p>0.15646</text:p>
          </table:table-cell>
          <table:table-cell office:value-type="float" office:value="0.04661" calcext:value-type="float">
            <text:p>0.04661</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417910447761194" calcext:value-type="float">
            <text:p>0.417910447761194</text:p>
          </table:table-cell>
          <table:table-cell office:value-type="float" office:value="0.279905175215797" calcext:value-type="float">
            <text:p>0.279905175215797</text:p>
          </table:table-cell>
          <table:table-cell office:value-type="float" office:value="0.650416970252991" calcext:value-type="float">
            <text:p>0.650416970252991</text:p>
          </table:table-cell>
          <table:table-cell office:value-type="string" calcext:value-type="string">
            <text:p/>
          </table:table-cell>
          <table:table-cell office:value-type="string" calcext:value-type="string">
            <text:p>Und sie müssen das tun, auch wenn das Netz die Brise blockiert, selbst wenn sie mitten in der Nacht aufstehen und sich entlasten müssen, auch wenn sie vielleicht alle ihre Möbel bewegen müssen, um dieses Ding aufzustellen, auch wenn sie vielleicht in einer runden Hütte leben, in der es schwierig ist, ein quadratisches Netz aufzustellen.</text:p>
          </table:table-cell>
          <table:table-cell office:value-type="float" office:value="1" calcext:value-type="float">
            <text:p>1</text:p>
          </table:table-cell>
          <table:table-cell office:value-type="float" office:value="0.425925925925926" calcext:value-type="float">
            <text:p>0.425925925925926</text:p>
          </table:table-cell>
          <table:table-cell office:value-type="float" office:value="0.447099909162079" calcext:value-type="float">
            <text:p>0.447099909162079</text:p>
          </table:table-cell>
          <table:table-cell office:value-type="float" office:value="0.540499925613403" calcext:value-type="float">
            <text:p>0.540499925613403</text:p>
          </table:table-cell>
          <table:table-cell office:value-type="string" calcext:value-type="string">
            <text:p/>
          </table:table-cell>
          <table:table-cell office:value-type="string" calcext:value-type="string">
            <text:p>And they have to do that even if the net blocks the breeze, even if they have to get up in the middle of the night and relieve themselves, even if they might have to move all their furniture to put this thing up, even if they might live in a round hut where it is difficult to put up a square net.</text:p>
          </table:table-cell>
          <table:table-cell office:value-type="float" office:value="0.425925925925926" calcext:value-type="float">
            <text:p>0.425925925925926</text:p>
          </table:table-cell>
          <table:table-cell office:value-type="float" office:value="0.447099909162079" calcext:value-type="float">
            <text:p>0.447099909162079</text:p>
          </table:table-cell>
          <table:table-cell office:value-type="float" office:value="0.540499925613403" calcext:value-type="float">
            <text:p>0.540499925613403</text:p>
          </table:table-cell>
        </table:table-row>
        <table:table-row table:style-name="ro1">
          <table:table-cell office:value-type="string" calcext:value-type="string">
            <text:p>001_1819</text:p>
          </table:table-cell>
          <table:table-cell office:value-type="string" calcext:value-type="string">
            <text:p>306_1</text:p>
          </table:table-cell>
          <table:table-cell office:value-type="string" calcext:value-type="string">
            <text:p>So for them, the calculus must be quite different.</text:p>
          </table:table-cell>
          <table:table-cell office:value-type="float" office:value="3" calcext:value-type="float">
            <text:p>3</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592</text:p>
          </table:table-cell>
          <table:table-cell office:value-type="string" calcext:value-type="string">
            <text:p>['them']</text:p>
          </table:table-cell>
          <table:table-cell office:value-type="string" calcext:value-type="string">
            <text:p>But that's not how people with malaria think of malaria.</text:p>
          </table:table-cell>
          <table:table-cell office:value-type="string" calcext:value-type="string">
            <text:p>markable_860</text:p>
          </table:table-cell>
          <table:table-cell office:value-type="string" calcext:value-type="string">
            <text:p>['people', 'with', 'malaria']</text:p>
          </table:table-cell>
          <table:table-cell office:value-type="string" calcext:value-type="string">
            <text:p>Also müsste für sie die Rechnung ganz anders lauten.</text:p>
          </table:table-cell>
          <table:table-cell office:value-type="string" calcext:value-type="string">
            <text:p>markable_357</text:p>
          </table:table-cell>
          <table:table-cell office:value-type="string" calcext:value-type="string">
            <text:p>['sie']</text:p>
          </table:table-cell>
          <table:table-cell office:value-type="string" calcext:value-type="string">
            <text:p>Also müsste für sie die Rechnung ganz anders lauten .</text:p>
          </table:table-cell>
          <table:table-cell office:value-type="string" calcext:value-type="string">
            <text:p>['sie']</text:p>
          </table:table-cell>
          <table:table-cell office:value-type="string" calcext:value-type="string">
            <text:p>So for them the calculation would have to be completely different .</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555555555555556" calcext:value-type="float">
            <text:p>0.555555555555556</text:p>
          </table:table-cell>
          <table:table-cell office:value-type="float" office:value="0.259653588934034" calcext:value-type="float">
            <text:p>0.259653588934034</text:p>
          </table:table-cell>
          <table:table-cell office:value-type="float" office:value="0.666026711463928" calcext:value-type="float">
            <text:p>0.666026711463928</text:p>
          </table:table-cell>
          <table:table-cell office:value-type="string" calcext:value-type="string">
            <text:p/>
          </table:table-cell>
          <table:table-cell office:value-type="string" calcext:value-type="string">
            <text:p>Für sie muss die Berechnung also ganz anders sein.</text:p>
          </table:table-cell>
          <table:table-cell office:value-type="float" office:value="1" calcext:value-type="float">
            <text:p>1</text:p>
          </table:table-cell>
          <table:table-cell office:value-type="float" office:value="0.777777777777778" calcext:value-type="float">
            <text:p>0.777777777777778</text:p>
          </table:table-cell>
          <table:table-cell office:value-type="float" office:value="0.0603072536040777" calcext:value-type="float">
            <text:p>0.060307253604078</text:p>
          </table:table-cell>
          <table:table-cell office:value-type="float" office:value="0.575882494449616" calcext:value-type="float">
            <text:p>0.575882494449616</text:p>
          </table:table-cell>
          <table:table-cell office:value-type="string" calcext:value-type="string">
            <text:p/>
          </table:table-cell>
          <table:table-cell office:value-type="string" calcext:value-type="string">
            <text:p>So for them, the calculation has to be quite different.</text:p>
          </table:table-cell>
          <table:table-cell office:value-type="float" office:value="0.777777777777778" calcext:value-type="float">
            <text:p>0.777777777777778</text:p>
          </table:table-cell>
          <table:table-cell office:value-type="float" office:value="0.0603072536040777" calcext:value-type="float">
            <text:p>0.060307253604078</text:p>
          </table:table-cell>
          <table:table-cell office:value-type="float" office:value="0.575882494449616" calcext:value-type="float">
            <text:p>0.575882494449616</text:p>
          </table:table-cell>
        </table:table-row>
        <table:table-row table:style-name="ro1">
          <table:table-cell office:value-type="string" calcext:value-type="string">
            <text:p>001_1819</text:p>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609</text:p>
          </table:table-cell>
          <table:table-cell office:value-type="string" calcext:value-type="string">
            <text:p>['It']</text:p>
          </table:table-cell>
          <table:table-cell office:value-type="string" calcext:value-type="string">
            <text:p>We've designed this great, easy-to-use, cheap tool, we're going to give it to you for free.</text:p>
          </table:table-cell>
          <table:table-cell office:value-type="string" calcext:value-type="string">
            <text:p>markable_605</text:p>
          </table:table-cell>
          <table:table-cell office:value-type="string" calcext:value-type="string">
            <text:p>['this', 'great', ',', 'easy-to-use', ',', 'cheap', 'tool']</text:p>
          </table:table-cell>
          <table:table-cell office:value-type="string" calcext:value-type="string">
            <text:p>Es nennt sich Gesichtsmaske, <text:s/>und ihr müsst es nur jeden Tag während der Grippezeit tragen, <text:s/>auch wenn ihr zur Schule und zur Arbeit geht."</text:p>
          </table:table-cell>
          <table:table-cell office:value-type="string" calcext:value-type="string">
            <text:p>markable_361</text:p>
          </table:table-cell>
          <table:table-cell office:value-type="string" calcext:value-type="string">
            <text:p>['Es']</text:p>
          </table:table-cell>
          <table:table-cell office:value-type="string" calcext:value-type="string">
            <text:p>Es nennt sich Gesichtsmaske , und ihr müsst es nur jeden Tag während der Grippezeit tragen , auch wenn ihr zur Schule und zur Arbeit geht &amp;quot; .</text:p>
          </table:table-cell>
          <table:table-cell office:value-type="string" calcext:value-type="string">
            <text:p>['Es']</text:p>
          </table:table-cell>
          <table:table-cell office:value-type="string" calcext:value-type="string">
            <text:p>It's called a face mask , and you just need to wear it every day during flu season , even when you go to school and work &amp;quot; .</text:p>
          </table:table-cell>
          <table:table-cell office:value-type="float" office:value="0.26029" calcext:value-type="float">
            <text:p>0.26029</text:p>
          </table:table-cell>
          <table:table-cell office:value-type="float" office:value="0.16502" calcext:value-type="float">
            <text:p>0.1650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string" calcext:value-type="string">
            <text:p/>
          </table:table-cell>
          <table:table-cell office:value-type="float" office:value="0.34375" calcext:value-type="float">
            <text:p>0.34375</text:p>
          </table:table-cell>
          <table:table-cell office:value-type="float" office:value="0.452254017610734" calcext:value-type="float">
            <text:p>0.452254017610734</text:p>
          </table:table-cell>
          <table:table-cell office:value-type="float" office:value="0.750520050525665" calcext:value-type="float">
            <text:p>0.750520050525665</text:p>
          </table:table-cell>
          <table:table-cell office:value-type="string" calcext:value-type="string">
            <text:p/>
          </table:table-cell>
          <table:table-cell office:value-type="string" calcext:value-type="string">
            <text:p>Es wird eine Gesichtsmaske genannt, und alles, was Sie tun müssen, ist es jeden Tag während der kalten und Grippe-Saison zu tragen, wenn Sie zur Schule gehen und wenn Sie zur Arbeit gehen."</text:p>
          </table:table-cell>
          <table:table-cell office:value-type="float" office:value="1" calcext:value-type="float">
            <text:p>1</text:p>
          </table:table-cell>
          <table:table-cell office:value-type="float" office:value="0.833333333333333" calcext:value-type="float">
            <text:p>0.833333333333333</text:p>
          </table:table-cell>
          <table:table-cell office:value-type="float" office:value="0.111169614091502" calcext:value-type="float">
            <text:p>0.111169614091502</text:p>
          </table:table-cell>
          <table:table-cell office:value-type="float" office:value="0.415250658988953" calcext:value-type="float">
            <text:p>0.415250658988953</text:p>
          </table:table-cell>
          <table:table-cell office:value-type="string" calcext:value-type="string">
            <text:p/>
          </table:table-cell>
          <table:table-cell office:value-type="string" calcext:value-type="string">
            <text:p>It's called a face mask, and all you have to do is wear it every day during the cold and flu season, when you go to school and when you go to work."</text:p>
          </table:table-cell>
          <table:table-cell office:value-type="float" office:value="0.833333333333333" calcext:value-type="float">
            <text:p>0.833333333333333</text:p>
          </table:table-cell>
          <table:table-cell office:value-type="float" office:value="0.111169614091502" calcext:value-type="float">
            <text:p>0.111169614091502</text:p>
          </table:table-cell>
          <table:table-cell office:value-type="float" office:value="0.415250658988953" calcext:value-type="float">
            <text:p>0.415250658988953</text:p>
          </table:table-cell>
        </table:table-row>
        <table:table-row table:style-name="ro1">
          <table:table-cell office:value-type="string" calcext:value-type="string">
            <text:p>001_1819</text:p>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6</text:p>
          </table:table-cell>
          <table:table-cell office:value-type="string" calcext:value-type="string">
            <text:p>['It']</text:p>
          </table:table-cell>
          <table:table-cell office:value-type="string" calcext:value-type="string">
            <text:p>So over the long course of human history, the infectious disease that's killed more humans than any other is malaria.</text:p>
          </table:table-cell>
          <table:table-cell office:value-type="string" calcext:value-type="string">
            <text:p>markable_5</text:p>
          </table:table-cell>
          <table:table-cell office:value-type="string" calcext:value-type="string">
            <text:p>['malaria']</text:p>
          </table:table-cell>
          <table:table-cell office:value-type="string" calcext:value-type="string">
            <text:p>Sie wird über die Stiche von infizierten Moskitos übertragen <text:s/>und ist wahrscheinlich unsere älteste Plage.</text:p>
          </table:table-cell>
          <table:table-cell office:value-type="string" calcext:value-type="string">
            <text:p>markable_153</text:p>
          </table:table-cell>
          <table:table-cell office:value-type="string" calcext:value-type="string">
            <text:p>['Sie']</text:p>
          </table:table-cell>
          <table:table-cell office:value-type="string" calcext:value-type="string">
            <text:p>Sie wird über die Stiche von infizierten Moskitos übertragen und ist wahrscheinlich unsere älteste Plage .</text:p>
          </table:table-cell>
          <table:table-cell office:value-type="string" calcext:value-type="string">
            <text:p>['Sie']</text:p>
          </table:table-cell>
          <table:table-cell office:value-type="string" calcext:value-type="string">
            <text:p>It is transmitted via the bites of infected mosquitoes and is probably our oldest plague .</text:p>
          </table:table-cell>
          <table:table-cell office:value-type="float" office:value="0.51971" calcext:value-type="float">
            <text:p>0.51971</text:p>
          </table:table-cell>
          <table:table-cell office:value-type="float" office:value="0.07238" calcext:value-type="float">
            <text:p>0.0723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string" calcext:value-type="string">
            <text:p/>
          </table:table-cell>
          <table:table-cell office:value-type="float" office:value="0.466666666666667" calcext:value-type="float">
            <text:p>0.466666666666667</text:p>
          </table:table-cell>
          <table:table-cell office:value-type="float" office:value="0.32547779910216" calcext:value-type="float">
            <text:p>0.32547779910216</text:p>
          </table:table-cell>
          <table:table-cell office:value-type="float" office:value="0.712461531162262" calcext:value-type="float">
            <text:p>0.712461531162262</text:p>
          </table:table-cell>
          <table:table-cell office:value-type="string" calcext:value-type="string">
            <text:p/>
          </table:table-cell>
          <table:table-cell office:value-type="string" calcext:value-type="string">
            <text:p>Es wird in den Bissen infizierter Mücken getragen, und es ist wahrscheinlich unsere älteste Geißel.</text:p>
          </table:table-cell>
          <table:table-cell office:value-type="float" office:value="1" calcext:value-type="float">
            <text:p>1</text:p>
          </table:table-cell>
          <table:table-cell office:value-type="float" office:value="0.666666666666667" calcext:value-type="float">
            <text:p>0.666666666666667</text:p>
          </table:table-cell>
          <table:table-cell office:value-type="float" office:value="0.182070528110921" calcext:value-type="float">
            <text:p>0.182070528110921</text:p>
          </table:table-cell>
          <table:table-cell office:value-type="float" office:value="0.393103867769241" calcext:value-type="float">
            <text:p>0.393103867769241</text:p>
          </table:table-cell>
          <table:table-cell office:value-type="string" calcext:value-type="string">
            <text:p/>
          </table:table-cell>
          <table:table-cell office:value-type="string" calcext:value-type="string">
            <text:p>It is carried in the bites of infected mosquitoes, and it is probably our oldest scourge.</text:p>
          </table:table-cell>
          <table:table-cell office:value-type="float" office:value="0.666666666666667" calcext:value-type="float">
            <text:p>0.666666666666667</text:p>
          </table:table-cell>
          <table:table-cell office:value-type="float" office:value="0.182070528110921" calcext:value-type="float">
            <text:p>0.182070528110921</text:p>
          </table:table-cell>
          <table:table-cell office:value-type="float" office:value="0.393103867769241" calcext:value-type="float">
            <text:p>0.393103867769241</text:p>
          </table:table-cell>
        </table:table-row>
        <table:table-row table:style-name="ro1">
          <table:table-cell office:value-type="string" calcext:value-type="string">
            <text:p>001_1819</text:p>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5" calcext:value-type="float">
            <text:p>5</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257</text:p>
          </table:table-cell>
          <table:table-cell office:value-type="string" calcext:value-type="string">
            <text:p>['it']</text:p>
          </table:table-cell>
          <table:table-cell office:value-type="string" calcext:value-type="string">
            <text:p>So poverty causes malaria, but what we also know now is that malaria itself causes poverty.</text:p>
          </table:table-cell>
          <table:table-cell office:value-type="string" calcext:value-type="string">
            <text:p>Markable_995</text:p>
          </table:table-cell>
          <table:table-cell office:value-type="string" calcext:value-type="string">
            <text:p>['malaria']</text:p>
          </table:table-cell>
          <table:table-cell office:value-type="string" calcext:value-type="string">
            <text:p>Zum einen schlägt sie am härtesten zur Erntezeit zu – <text:s/>also genau dann, wenn Bauern auf den Feldern sein und ernten müssen, <text:s/>sind sie zuhause und haben Fieber.</text:p>
          </table:table-cell>
          <table:table-cell office:value-type="string" calcext:value-type="string">
            <text:p>markable_249</text:p>
          </table:table-cell>
          <table:table-cell office:value-type="string" calcext:value-type="string">
            <text:p>['sie']</text:p>
          </table:table-cell>
          <table:table-cell office:value-type="string" calcext:value-type="string">
            <text:p>Zum einen schlägt sie am härtesten zur Erntezeit zu - also genau dann , wenn Bauern auf den Feldern sein und ernten müssen , sind sie zuhause und haben Fieber .</text:p>
          </table:table-cell>
          <table:table-cell office:value-type="string" calcext:value-type="string">
            <text:p>['sie']</text:p>
          </table:table-cell>
          <table:table-cell office:value-type="string" calcext:value-type="string">
            <text:p>For one thing, it hits hardest at harvest time - which is exactly when farmers need to be in the fields harvesting, they are at home and have a fever.</text:p>
          </table:table-cell>
          <table:table-cell office:value-type="float" office:value="0.16552" calcext:value-type="float">
            <text:p>0.16552</text:p>
          </table:table-cell>
          <table:table-cell office:value-type="float" office:value="0.00747" calcext:value-type="float">
            <text:p>0.00747</text:p>
          </table:table-cell>
          <table:table-cell office:value-type="float" office:value="1" calcext:value-type="float">
            <text:p>1</text:p>
          </table:table-cell>
          <table:table-cell office:value-type="float" office:value="0.0357142857142857" calcext:value-type="float">
            <text:p>0.035714285714286</text:p>
          </table:table-cell>
          <table:table-cell office:value-type="float" office:value="0.903869338841409" calcext:value-type="float">
            <text:p>0.903869338841409</text:p>
          </table:table-cell>
          <table:table-cell office:value-type="float" office:value="0.934499382972717" calcext:value-type="float">
            <text:p>0.934499382972717</text:p>
          </table:table-cell>
          <table:table-cell office:value-type="string" calcext:value-type="string">
            <text:p/>
          </table:table-cell>
          <table:table-cell office:value-type="float" office:value="0.4" calcext:value-type="float">
            <text:p>0.4</text:p>
          </table:table-cell>
          <table:table-cell office:value-type="float" office:value="0.318341575370562" calcext:value-type="float">
            <text:p>0.318341575370562</text:p>
          </table:table-cell>
          <table:table-cell office:value-type="float" office:value="0.624126553535461" calcext:value-type="float">
            <text:p>0.624126553535461</text:p>
          </table:table-cell>
          <table:table-cell office:value-type="string" calcext:value-type="string">
            <text:p/>
          </table:table-cell>
          <table:table-cell office:value-type="string" calcext:value-type="string">
            <text:p>Zum einen fällt es während der Erntesaison schwer, also genau dann, wenn die Bauern auf den Feldern ihre Ernte sammeln müssen, sind sie zu Hause krank mit Fieber.</text:p>
          </table:table-cell>
          <table:table-cell office:value-type="float" office:value="1" calcext:value-type="float">
            <text:p>1</text:p>
          </table:table-cell>
          <table:table-cell office:value-type="float" office:value="0.571428571428571" calcext:value-type="float">
            <text:p>0.571428571428571</text:p>
          </table:table-cell>
          <table:table-cell office:value-type="float" office:value="0.228941568606699" calcext:value-type="float">
            <text:p>0.228941568606699</text:p>
          </table:table-cell>
          <table:table-cell office:value-type="float" office:value="0.43135803937912" calcext:value-type="float">
            <text:p>0.43135803937912</text:p>
          </table:table-cell>
          <table:table-cell office:value-type="string" calcext:value-type="string">
            <text:p/>
          </table:table-cell>
          <table:table-cell office:value-type="string" calcext:value-type="string">
            <text:p>For one thing, it falls hard during the harvest season, which is exactly when farmers need to be out in the fields gathering their crops, sick with fever at home.</text:p>
          </table:table-cell>
          <table:table-cell office:value-type="float" office:value="0.571428571428571" calcext:value-type="float">
            <text:p>0.571428571428571</text:p>
          </table:table-cell>
          <table:table-cell office:value-type="float" office:value="0.228941568606699" calcext:value-type="float">
            <text:p>0.228941568606699</text:p>
          </table:table-cell>
          <table:table-cell office:value-type="float" office:value="0.43135803937912" calcext:value-type="float">
            <text:p>0.43135803937912</text:p>
          </table:table-cell>
        </table:table-row>
        <table:table-row table:style-name="ro1">
          <table:table-cell office:value-type="string" calcext:value-type="string">
            <text:p>001_1819</text:p>
          </table:table-cell>
          <table:table-cell office:value-type="string" calcext:value-type="string">
            <text:p>240_2</text:p>
          </table:table-cell>
          <table:table-cell office:value-type="string" calcext:value-type="string">
            <text:p>But it also predisposes people to death from all other causes.</text:p>
          </table:table-cell>
          <table:table-cell office:value-type="float" office:value="2" calcext:value-type="float">
            <text:p>2</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264</text:p>
          </table:table-cell>
          <table:table-cell office:value-type="string" calcext:value-type="string">
            <text:p>['it']</text:p>
          </table:table-cell>
          <table:table-cell office:value-type="string" calcext:value-type="string">
            <text:p>So poverty causes malaria, but what we also know now is that malaria itself causes poverty.</text:p>
          </table:table-cell>
          <table:table-cell office:value-type="string" calcext:value-type="string">
            <text:p>Markable_995</text:p>
          </table:table-cell>
          <table:table-cell office:value-type="string" calcext:value-type="string">
            <text:p>['malaria']</text:p>
          </table:table-cell>
          <table:table-cell office:value-type="string" calcext:value-type="string">
            <text:p>Aber sie macht Leute auch empfänglicher für andere Todesursachen.</text:p>
          </table:table-cell>
          <table:table-cell office:value-type="string" calcext:value-type="string">
            <text:p>markable_252</text:p>
          </table:table-cell>
          <table:table-cell office:value-type="string" calcext:value-type="string">
            <text:p>['sie']</text:p>
          </table:table-cell>
          <table:table-cell office:value-type="string" calcext:value-type="string">
            <text:p>Aber sie macht Leute auch empfänglicher für andere Todesursachen .</text:p>
          </table:table-cell>
          <table:table-cell office:value-type="string" calcext:value-type="string">
            <text:p>['sie']</text:p>
          </table:table-cell>
          <table:table-cell office:value-type="string" calcext:value-type="string">
            <text:p>But it also makes people more susceptible to other causes of death .</text:p>
          </table:table-cell>
          <table:table-cell office:value-type="float" office:value="0.20154" calcext:value-type="float">
            <text:p>0.20154</text:p>
          </table:table-cell>
          <table:table-cell office:value-type="float" office:value="0.01561" calcext:value-type="float">
            <text:p>0.01561</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636363636363636" calcext:value-type="float">
            <text:p>0.636363636363636</text:p>
          </table:table-cell>
          <table:table-cell office:value-type="float" office:value="0.119219885465362" calcext:value-type="float">
            <text:p>0.119219885465362</text:p>
          </table:table-cell>
          <table:table-cell office:value-type="float" office:value="0.75860321521759" calcext:value-type="float">
            <text:p>0.75860321521759</text:p>
          </table:table-cell>
          <table:table-cell office:value-type="string" calcext:value-type="string">
            <text:p/>
          </table:table-cell>
          <table:table-cell office:value-type="string" calcext:value-type="string">
            <text:p>Aber es prädisponiert auch Menschen zum Tod von allen anderen Ursachen.</text:p>
          </table:table-cell>
          <table:table-cell office:value-type="float" office:value="0" calcext:value-type="float">
            <text:p>0</text:p>
          </table:table-cell>
          <table:table-cell office:value-type="float" office:value="1.11111111111111" calcext:value-type="float">
            <text:p>1.11111111111111</text:p>
          </table:table-cell>
          <table:table-cell office:value-type="float" office:value="0.0224169335019223" calcext:value-type="float">
            <text:p>0.022416933501922</text:p>
          </table:table-cell>
          <table:table-cell office:value-type="float" office:value="0.145961135625839" calcext:value-type="float">
            <text:p>0.145961135625839</text:p>
          </table:table-cell>
          <table:table-cell office:value-type="string" calcext:value-type="string">
            <text:p/>
          </table:table-cell>
          <table:table-cell office:value-type="string" calcext:value-type="string">
            <text:p>But it also predisposes people to death from all other causes.</text:p>
          </table:table-cell>
          <table:table-cell office:value-type="float" office:value="1.11111111111111" calcext:value-type="float">
            <text:p>1.11111111111111</text:p>
          </table:table-cell>
          <table:table-cell office:value-type="float" office:value="0.0224169335019223" calcext:value-type="float">
            <text:p>0.022416933501922</text:p>
          </table:table-cell>
          <table:table-cell office:value-type="float" office:value="0.145961135625839" calcext:value-type="float">
            <text:p>0.145961135625839</text:p>
          </table:table-cell>
        </table:table-row>
        <table:table-row table:style-name="ro1">
          <table:table-cell office:value-type="string" calcext:value-type="string">
            <text:p>001_1819</text:p>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7" calcext:value-type="float">
            <text:p>7</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47</text:p>
          </table:table-cell>
          <table:table-cell office:value-type="string" calcext:value-type="string">
            <text:p>['It']</text:p>
          </table:table-cell>
          <table:table-cell office:value-type="string" calcext:value-type="string">
            <text:p>They ask people in malarious parts of the world, "What do you think about malaria?"</text:p>
          </table:table-cell>
          <table:table-cell office:value-type="string" calcext:value-type="string">
            <text:p>markable_344</text:p>
          </table:table-cell>
          <table:table-cell office:value-type="string" calcext:value-type="string">
            <text:p>['malaria']</text:p>
          </table:table-cell>
          <table:table-cell office:value-type="string" calcext:value-type="string">
            <text:p>Und anstelle: "Es ist eine tödliche Krankheit. Wir haben davor Angst."</text:p>
          </table:table-cell>
          <table:table-cell office:value-type="string" calcext:value-type="string">
            <text:p>markable_434</text:p>
          </table:table-cell>
          <table:table-cell office:value-type="string" calcext:value-type="string">
            <text:p>['Es']</text:p>
          </table:table-cell>
          <table:table-cell office:value-type="string" calcext:value-type="string">
            <text:p>Und anstelle : &amp;quot; Es ist eine tödliche Krankheit . Wir haben davor Angst &amp;quot; .</text:p>
          </table:table-cell>
          <table:table-cell office:value-type="string" calcext:value-type="string">
            <text:p>['Es']</text:p>
          </table:table-cell>
          <table:table-cell office:value-type="string" calcext:value-type="string">
            <text:p>And instead : &amp;quot; It is a deadly disease . We are afraid of it &amp;quot; .</text:p>
          </table:table-cell>
          <table:table-cell office:value-type="float" office:value="1" calcext:value-type="float">
            <text:p>1</text:p>
          </table:table-cell>
          <table:table-cell office:value-type="float" office:value="0.6982" calcext:value-type="float">
            <text:p>0.698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692307692307692" calcext:value-type="float">
            <text:p>0.692307692307692</text:p>
          </table:table-cell>
          <table:table-cell office:value-type="float" office:value="0.04563040025536" calcext:value-type="float">
            <text:p>0.04563040025536</text:p>
          </table:table-cell>
          <table:table-cell office:value-type="float" office:value="0.594946563243866" calcext:value-type="float">
            <text:p>0.594946563243866</text:p>
          </table:table-cell>
          <table:table-cell office:value-type="string" calcext:value-type="string">
            <text:p/>
          </table:table-cell>
          <table:table-cell office:value-type="string" calcext:value-type="string">
            <text:p>Und sie sagen nicht: "Es ist eine Killerkrankheit. Wir haben Angst davor."</text:p>
          </table:table-cell>
          <table:table-cell office:value-type="float" office:value="1" calcext:value-type="float">
            <text:p>1</text:p>
          </table:table-cell>
          <table:table-cell office:value-type="float" office:value="0.636363636363636" calcext:value-type="float">
            <text:p>0.636363636363636</text:p>
          </table:table-cell>
          <table:table-cell office:value-type="float" office:value="0.119219885465362" calcext:value-type="float">
            <text:p>0.119219885465362</text:p>
          </table:table-cell>
          <table:table-cell office:value-type="float" office:value="0.414558112621307" calcext:value-type="float">
            <text:p>0.414558112621307</text:p>
          </table:table-cell>
          <table:table-cell office:value-type="string" calcext:value-type="string">
            <text:p/>
          </table:table-cell>
          <table:table-cell office:value-type="string" calcext:value-type="string">
            <text:p>And they don't say, "It's a killer disease. We are afraid of it."</text:p>
          </table:table-cell>
          <table:table-cell office:value-type="float" office:value="0.636363636363636" calcext:value-type="float">
            <text:p>0.636363636363636</text:p>
          </table:table-cell>
          <table:table-cell office:value-type="float" office:value="0.119219885465362" calcext:value-type="float">
            <text:p>0.119219885465362</text:p>
          </table:table-cell>
          <table:table-cell office:value-type="float" office:value="0.414558112621307" calcext:value-type="float">
            <text:p>0.414558112621307</text:p>
          </table:table-cell>
        </table:table-row>
        <table:table-row table:style-name="ro1">
          <table:table-cell office:value-type="string" calcext:value-type="string">
            <text:p>001_1819</text:p>
          </table:table-cell>
          <table:table-cell office:value-type="string" calcext:value-type="string">
            <text:p>267_1</text:p>
          </table:table-cell>
          <table:table-cell office:value-type="string" calcext:value-type="string">
            <text:p>This is a huge cultural challenge in taming this disease.</text:p>
          </table:table-cell>
          <table:table-cell office:value-type="float" office:value="9" calcext:value-type="float">
            <text:p>9</text:p>
          </table:table-cell>
          <table:table-cell table:number-columns-repeated="2" office:value-type="string" calcext:value-type="string">
            <text:p/>
          </table:table-cell>
          <table:table-cell office:value-type="string" calcext:value-type="string">
            <text:p>demonstrative</text:p>
          </table:table-cell>
          <table:table-cell office:value-type="string" calcext:value-type="string">
            <text:p>simple antecedent</text:p>
          </table:table-cell>
          <table:table-cell table:number-columns-repeated="3" office:value-type="string" calcext:value-type="string">
            <text:p/>
          </table:table-cell>
          <table:table-cell office:value-type="string" calcext:value-type="string">
            <text:p>entity</text:p>
          </table:table-cell>
          <table:table-cell office:value-type="string" calcext:value-type="string">
            <text:p>anaphoric</text:p>
          </table:table-cell>
          <table:table-cell office:value-type="string" calcext:value-type="string">
            <text:p>markable_931</text:p>
          </table:table-cell>
          <table:table-cell office:value-type="string" calcext:value-type="string">
            <text:p>['this', 'disease']</text:p>
          </table:table-cell>
          <table:table-cell office:value-type="string" calcext:value-type="string">
            <text:p>And so this poses a huge cultural challenge in taming malaria, because if people think it's normal to have malaria, then how do you get them to run to the doctor to get diagnosed, to pick up their prescription, to get it filled, to take the drugs, to put on the repellents, to tuck in the bed nets?</text:p>
          </table:table-cell>
          <table:table-cell office:value-type="string" calcext:value-type="string">
            <text:p>markable_932</text:p>
          </table:table-cell>
          <table:table-cell office:value-type="string" calcext:value-type="string">
            <text:p>['malaria']</text:p>
          </table:table-cell>
          <table:table-cell office:value-type="string" calcext:value-type="string">
            <text:p>Im Bändigen der Krankheit besteht eine riesige kulturelle Herausforderung.</text:p>
          </table:table-cell>
          <table:table-cell office:value-type="string" calcext:value-type="string">
            <text:p>markable_449</text:p>
          </table:table-cell>
          <table:table-cell office:value-type="string" calcext:value-type="string">
            <text:p>['der', 'Krankheit']</text:p>
          </table:table-cell>
          <table:table-cell office:value-type="string" calcext:value-type="string">
            <text:p>Im Bändigen der Krankheit besteht eine riesige kulturelle Herausforderung .</text:p>
          </table:table-cell>
          <table:table-cell office:value-type="string" calcext:value-type="string">
            <text:p>['der', 'Krankheit']</text:p>
          </table:table-cell>
          <table:table-cell office:value-type="string" calcext:value-type="string">
            <text:p>There is a huge cultural challenge in taming the disease .</text:p>
          </table:table-cell>
          <table:table-cell office:value-type="float" office:value="0.3573" calcext:value-type="float">
            <text:p>0.3573</text:p>
          </table:table-cell>
          <table:table-cell office:value-type="float" office:value="0.04729" calcext:value-type="float">
            <text:p>0.04729</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2" calcext:value-type="float">
            <text:p>0.2</text:p>
          </table:table-cell>
          <table:table-cell office:value-type="float" office:value="0.660632863602761" calcext:value-type="float">
            <text:p>0.660632863602761</text:p>
          </table:table-cell>
          <table:table-cell office:value-type="float" office:value="0.924591422080994" calcext:value-type="float">
            <text:p>0.924591422080994</text:p>
          </table:table-cell>
          <table:table-cell office:value-type="string" calcext:value-type="string">
            <text:p/>
          </table:table-cell>
          <table:table-cell office:value-type="string" calcext:value-type="string">
            <text:p>Dies ist eine große kulturelle Herausforderung bei der Zähmung dieser Krankheit.</text:p>
          </table:table-cell>
          <table:table-cell office:value-type="float" office:value="0" calcext:value-type="float">
            <text:p>0</text:p>
          </table:table-cell>
          <table:table-cell office:value-type="float" office:value="1.22222222222222" calcext:value-type="float">
            <text:p>1.22222222222222</text:p>
          </table:table-cell>
          <table:table-cell office:value-type="float" office:value="0.0501257871573907" calcext:value-type="float">
            <text:p>0.050125787157391</text:p>
          </table:table-cell>
          <table:table-cell office:value-type="float" office:value="0.419630587100983" calcext:value-type="float">
            <text:p>0.419630587100983</text:p>
          </table:table-cell>
          <table:table-cell office:value-type="string" calcext:value-type="string">
            <text:p/>
          </table:table-cell>
          <table:table-cell office:value-type="string" calcext:value-type="string">
            <text:p>This is a big cultural challenge in taming this disease.</text:p>
          </table:table-cell>
          <table:table-cell office:value-type="float" office:value="1.22222222222222" calcext:value-type="float">
            <text:p>1.22222222222222</text:p>
          </table:table-cell>
          <table:table-cell office:value-type="float" office:value="0.0501257871573907" calcext:value-type="float">
            <text:p>0.050125787157391</text:p>
          </table:table-cell>
          <table:table-cell office:value-type="float" office:value="0.419630587100983" calcext:value-type="float">
            <text:p>0.419630587100983</text:p>
          </table:table-cell>
        </table:table-row>
        <table:table-row table:style-name="ro1">
          <table:table-cell office:value-type="string" calcext:value-type="string">
            <text:p>001_1819</text:p>
          </table:table-cell>
          <table:table-cell office:value-type="string" calcext:value-type="string">
            <text:p>254_2</text:p>
          </table:table-cell>
          <table:table-cell office:value-type="string" calcext:value-type="string">
            <text:p>They say, "Malaria is a normal problem of life."</text:p>
          </table:table-cell>
          <table:table-cell office:value-type="float" office:value="1" calcext:value-type="float">
            <text:p>1</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51</text:p>
          </table:table-cell>
          <table:table-cell office:value-type="string" calcext:value-type="string">
            <text:p>['They']</text:p>
          </table:table-cell>
          <table:table-cell office:value-type="string" calcext:value-type="string">
            <text:p>They ask people in malarious parts of the world, "What do you think about malaria?"</text:p>
          </table:table-cell>
          <table:table-cell office:value-type="string" calcext:value-type="string">
            <text:p>markable_852</text:p>
          </table:table-cell>
          <table:table-cell office:value-type="string" calcext:value-type="string">
            <text:p>['people', 'in', 'malarious', 'parts', 'of', 'the', 'world']</text:p>
          </table:table-cell>
          <table:table-cell office:value-type="string" calcext:value-type="string">
            <text:p>sagen sie: "Malaria ist ein alltägliches Problem im Leben."</text:p>
          </table:table-cell>
          <table:table-cell office:value-type="string" calcext:value-type="string">
            <text:p>Markable_274</text:p>
          </table:table-cell>
          <table:table-cell office:value-type="string" calcext:value-type="string">
            <text:p>['sie']</text:p>
          </table:table-cell>
          <table:table-cell office:value-type="string" calcext:value-type="string">
            <text:p>sagen sie : &amp;quot; Malaria ist ein alltägliches Problem im Leben &amp;quot; .</text:p>
          </table:table-cell>
          <table:table-cell office:value-type="string" calcext:value-type="string">
            <text:p>['sie']</text:p>
          </table:table-cell>
          <table:table-cell office:value-type="string" calcext:value-type="string">
            <text:p>they say : &amp;quot; Malaria is an everyday problem in life &amp;quot; .</text:p>
          </table:table-cell>
          <table:table-cell office:value-type="float" office:value="0.17508" calcext:value-type="float">
            <text:p>0.17508</text:p>
          </table:table-cell>
          <table:table-cell office:value-type="float" office:value="0.0537" calcext:value-type="float">
            <text:p>0.0537</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444444444444444" calcext:value-type="float">
            <text:p>0.444444444444444</text:p>
          </table:table-cell>
          <table:table-cell office:value-type="float" office:value="0.134851118595037" calcext:value-type="float">
            <text:p>0.134851118595037</text:p>
          </table:table-cell>
          <table:table-cell office:value-type="float" office:value="0.73717474937439" calcext:value-type="float">
            <text:p>0.73717474937439</text:p>
          </table:table-cell>
          <table:table-cell office:value-type="string" calcext:value-type="string">
            <text:p/>
          </table:table-cell>
          <table:table-cell office:value-type="string" calcext:value-type="string">
            <text:p>Sie sagen: "Malaria ist ein normales Problem des Lebens."</text:p>
          </table:table-cell>
          <table:table-cell office:value-type="float" office:value="0" calcext:value-type="float">
            <text:p>0</text:p>
          </table:table-cell>
          <table:table-cell office:value-type="float" office:value="0.555555555555556" calcext:value-type="float">
            <text:p>0.555555555555556</text:p>
          </table:table-cell>
          <table:table-cell office:value-type="float" office:value="0.134851118595037" calcext:value-type="float">
            <text:p>0.134851118595037</text:p>
          </table:table-cell>
          <table:table-cell office:value-type="float" office:value="0.432522743940353" calcext:value-type="float">
            <text:p>0.432522743940353</text:p>
          </table:table-cell>
          <table:table-cell office:value-type="string" calcext:value-type="string">
            <text:p/>
          </table:table-cell>
          <table:table-cell office:value-type="string" calcext:value-type="string">
            <text:p>They say, "Malaria is a normal problem of life."</text:p>
          </table:table-cell>
          <table:table-cell office:value-type="float" office:value="0.555555555555556" calcext:value-type="float">
            <text:p>0.555555555555556</text:p>
          </table:table-cell>
          <table:table-cell office:value-type="float" office:value="0.134851118595037" calcext:value-type="float">
            <text:p>0.134851118595037</text:p>
          </table:table-cell>
          <table:table-cell office:value-type="float" office:value="0.432522743940353" calcext:value-type="float">
            <text:p>0.432522743940353</text:p>
          </table:table-cell>
        </table:table-row>
        <table:table-row table:style-name="ro1">
          <table:table-cell office:value-type="string" calcext:value-type="string">
            <text:p>001_1819</text:p>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demonstrative</text:p>
          </table:table-cell>
          <table:table-cell office:value-type="string" calcext:value-type="string">
            <text:p>simple antecedent</text:p>
          </table:table-cell>
          <table:table-cell table:number-columns-repeated="3" office:value-type="string" calcext:value-type="string">
            <text:p/>
          </table:table-cell>
          <table:table-cell office:value-type="string" calcext:value-type="string">
            <text:p>entity</text:p>
          </table:table-cell>
          <table:table-cell office:value-type="string" calcext:value-type="string">
            <text:p>anaphoric</text:p>
          </table:table-cell>
          <table:table-cell office:value-type="string" calcext:value-type="string">
            <text:p>markable_891</text:p>
          </table:table-cell>
          <table:table-cell office:value-type="string" calcext:value-type="string">
            <text:p>['Those', 'three', 'reasons']</text:p>
          </table:table-cell>
          <table:table-cell office:value-type="string" calcext:value-type="string">
            <text:p>And I think there's three main reasons why.</text:p>
          </table:table-cell>
          <table:table-cell office:value-type="string" calcext:value-type="string">
            <text:p>markable_890</text:p>
          </table:table-cell>
          <table:table-cell office:value-type="string" calcext:value-type="string">
            <text:p>['three', 'main', 'reasons']</text:p>
          </table:table-cell>
          <table:table-cell office:value-type="string" calcext:value-type="string">
            <text:p>Diese 3 Gründe summieren sich zu einem vierten Grund, <text:s/>der wahrscheinlich der wichtigste Grund von allen ist.</text:p>
          </table:table-cell>
          <table:table-cell office:value-type="string" calcext:value-type="string">
            <text:p>Markable_176</text:p>
          </table:table-cell>
          <table:table-cell office:value-type="string" calcext:value-type="string">
            <text:p>['Diese', '3', 'Gründe']</text:p>
          </table:table-cell>
          <table:table-cell office:value-type="string" calcext:value-type="string">
            <text:p>Diese 3 Gründe summieren sich zu einem vierten Grund , der wahrscheinlich der wichtigste Grund von allen ist .</text:p>
          </table:table-cell>
          <table:table-cell office:value-type="string" calcext:value-type="string">
            <text:p>['Diese', '3', 'Gründe']</text:p>
          </table:table-cell>
          <table:table-cell office:value-type="string" calcext:value-type="string">
            <text:p>These 3 reasons add up to a fourth reason , which is probably the most important reason of all .</text:p>
          </table:table-cell>
          <table:table-cell office:value-type="float" office:value="0.1187" calcext:value-type="float">
            <text:p>0.1187</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294117647058824" calcext:value-type="float">
            <text:p>0.294117647058824</text:p>
          </table:table-cell>
          <table:table-cell office:value-type="float" office:value="0.47183720093512" calcext:value-type="float">
            <text:p>0.47183720093512</text:p>
          </table:table-cell>
          <table:table-cell office:value-type="float" office:value="0.905939877033233" calcext:value-type="float">
            <text:p>0.905939877033233</text:p>
          </table:table-cell>
          <table:table-cell office:value-type="string" calcext:value-type="string">
            <text:p/>
          </table:table-cell>
          <table:table-cell office:value-type="string" calcext:value-type="string">
            <text:p>Diese drei Gründe summieren sich auf den vierten Grund, der wahrscheinlich der größte Grund für alle ist.</text:p>
          </table:table-cell>
          <table:table-cell office:value-type="float" office:value="1" calcext:value-type="float">
            <text:p>1</text:p>
          </table:table-cell>
          <table:table-cell office:value-type="float" office:value="0.352941176470588" calcext:value-type="float">
            <text:p>0.352941176470588</text:p>
          </table:table-cell>
          <table:table-cell office:value-type="float" office:value="0.31007120066002" calcext:value-type="float">
            <text:p>0.31007120066002</text:p>
          </table:table-cell>
          <table:table-cell office:value-type="float" office:value="0.703654408454895" calcext:value-type="float">
            <text:p>0.703654408454895</text:p>
          </table:table-cell>
          <table:table-cell office:value-type="string" calcext:value-type="string">
            <text:p/>
          </table:table-cell>
          <table:table-cell office:value-type="string" calcext:value-type="string">
            <text:p>These three reasons add up to the fourth reason, which is probably the biggest reason of all.</text:p>
          </table:table-cell>
          <table:table-cell office:value-type="float" office:value="0.352941176470588" calcext:value-type="float">
            <text:p>0.352941176470588</text:p>
          </table:table-cell>
          <table:table-cell office:value-type="float" office:value="0.31007120066002" calcext:value-type="float">
            <text:p>0.31007120066002</text:p>
          </table:table-cell>
          <table:table-cell office:value-type="float" office:value="0.703654408454895" calcext:value-type="float">
            <text:p>0.703654408454895</text:p>
          </table:table-cell>
        </table:table-row>
        <table:table-row table:style-name="ro1">
          <table:table-cell office:value-type="string" calcext:value-type="string">
            <text:p>001_1819</text:p>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33</text:p>
          </table:table-cell>
          <table:table-cell office:value-type="string" calcext:value-type="string">
            <text:p>['It']</text:p>
          </table:table-cell>
          <table:table-cell office:value-type="string" calcext:value-type="string">
            <text:p>This little creature survives under siege like that, but not only does it survive, it has thrived.</text:p>
          </table:table-cell>
          <table:table-cell office:value-type="string" calcext:value-type="string">
            <text:p>markable_129</text:p>
          </table:table-cell>
          <table:table-cell office:value-type="string" calcext:value-type="string">
            <text:p>['This', 'little', 'creature']</text:p>
          </table:table-cell>
          <table:table-cell office:value-type="string" calcext:value-type="string">
            <text:p>Es hat sich ausgebreitet. Es hat ungeahnte Möglichkeiten, einen Angriff zu überleben.</text:p>
          </table:table-cell>
          <table:table-cell office:value-type="string" calcext:value-type="string">
            <text:p>markable_195</text:p>
          </table:table-cell>
          <table:table-cell office:value-type="string" calcext:value-type="string">
            <text:p>['Es']</text:p>
          </table:table-cell>
          <table:table-cell office:value-type="string" calcext:value-type="string">
            <text:p>Es hat sich ausgebreitet . Es hat ungeahnte Möglichkeiten , einen Angriff zu überleben .</text:p>
          </table:table-cell>
          <table:table-cell office:value-type="string" calcext:value-type="string">
            <text:p>['Es']</text:p>
          </table:table-cell>
          <table:table-cell office:value-type="string" calcext:value-type="string">
            <text:p>It has spread. It has unimagined possibilities to survive an attack.</text:p>
          </table:table-cell>
          <table:table-cell office:value-type="float" office:value="0.1577" calcext:value-type="float">
            <text:p>0.1577</text:p>
          </table:table-cell>
          <table:table-cell office:value-type="float" office:value="0.16759" calcext:value-type="float">
            <text:p>0.16759</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538461538461538" calcext:value-type="float">
            <text:p>0.538461538461538</text:p>
          </table:table-cell>
          <table:table-cell office:value-type="float" office:value="0.318187703369637" calcext:value-type="float">
            <text:p>0.318187703369637</text:p>
          </table:table-cell>
          <table:table-cell office:value-type="float" office:value="0.542057693004608" calcext:value-type="float">
            <text:p>0.542057693004608</text:p>
          </table:table-cell>
          <table:table-cell office:value-type="string" calcext:value-type="string">
            <text:p/>
          </table:table-cell>
          <table:table-cell office:value-type="string" calcext:value-type="string">
            <text:p>Es hat sich ausgebreitet, es hat mehr Möglichkeiten, sich dem Angriff zu entziehen, als wir wissen.</text:p>
          </table:table-cell>
          <table:table-cell office:value-type="float" office:value="1" calcext:value-type="float">
            <text:p>1</text:p>
          </table:table-cell>
          <table:table-cell office:value-type="float" office:value="0.666666666666667" calcext:value-type="float">
            <text:p>0.666666666666667</text:p>
          </table:table-cell>
          <table:table-cell office:value-type="float" office:value="0.195647514979229" calcext:value-type="float">
            <text:p>0.195647514979229</text:p>
          </table:table-cell>
          <table:table-cell office:value-type="float" office:value="0.514294564723969" calcext:value-type="float">
            <text:p>0.514294564723969</text:p>
          </table:table-cell>
          <table:table-cell office:value-type="string" calcext:value-type="string">
            <text:p/>
          </table:table-cell>
          <table:table-cell office:value-type="string" calcext:value-type="string">
            <text:p>It has spread, it has more ways to evade attack than we know.</text:p>
          </table:table-cell>
          <table:table-cell office:value-type="float" office:value="0.666666666666667" calcext:value-type="float">
            <text:p>0.666666666666667</text:p>
          </table:table-cell>
          <table:table-cell office:value-type="float" office:value="0.195647514979229" calcext:value-type="float">
            <text:p>0.195647514979229</text:p>
          </table:table-cell>
          <table:table-cell office:value-type="float" office:value="0.514294564723969" calcext:value-type="float">
            <text:p>0.514294564723969</text:p>
          </table:table-cell>
        </table:table-row>
        <table:table-row table:style-name="ro1">
          <table:table-cell office:value-type="string" calcext:value-type="string">
            <text:p>001_1819</text:p>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5" calcext:value-type="float">
            <text:p>5</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34</text:p>
          </table:table-cell>
          <table:table-cell office:value-type="string" calcext:value-type="string">
            <text:p>['It']</text:p>
          </table:table-cell>
          <table:table-cell office:value-type="string" calcext:value-type="string">
            <text:p>This little creature survives under siege like that, but not only does it survive, it has thrived.</text:p>
          </table:table-cell>
          <table:table-cell office:value-type="string" calcext:value-type="string">
            <text:p>markable_129</text:p>
          </table:table-cell>
          <table:table-cell office:value-type="string" calcext:value-type="string">
            <text:p>['This', 'little', 'creature']</text:p>
          </table:table-cell>
          <table:table-cell office:value-type="string" calcext:value-type="string">
            <text:p>Es hat sich ausgebreitet. Es hat ungeahnte Möglichkeiten, einen Angriff zu überleben.</text:p>
          </table:table-cell>
          <table:table-cell office:value-type="string" calcext:value-type="string">
            <text:p>markable_196</text:p>
          </table:table-cell>
          <table:table-cell office:value-type="string" calcext:value-type="string">
            <text:p>['Es']</text:p>
          </table:table-cell>
          <table:table-cell office:value-type="string" calcext:value-type="string">
            <text:p>Es hat sich ausgebreitet . Es hat ungeahnte Möglichkeiten , einen Angriff zu überleben .</text:p>
          </table:table-cell>
          <table:table-cell office:value-type="string" calcext:value-type="string">
            <text:p>['Es']</text:p>
          </table:table-cell>
          <table:table-cell office:value-type="string" calcext:value-type="string">
            <text:p>It has spread. It has unimagined possibilities to survive an attack.</text:p>
          </table:table-cell>
          <table:table-cell office:value-type="float" office:value="0.77411" calcext:value-type="float">
            <text:p>0.77411</text:p>
          </table:table-cell>
          <table:table-cell office:value-type="float" office:value="0.23408" calcext:value-type="float">
            <text:p>0.23408</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538461538461538" calcext:value-type="float">
            <text:p>0.538461538461538</text:p>
          </table:table-cell>
          <table:table-cell office:value-type="float" office:value="0.318187703369637" calcext:value-type="float">
            <text:p>0.318187703369637</text:p>
          </table:table-cell>
          <table:table-cell office:value-type="float" office:value="0.542057693004608" calcext:value-type="float">
            <text:p>0.542057693004608</text:p>
          </table:table-cell>
          <table:table-cell office:value-type="string" calcext:value-type="string">
            <text:p/>
          </table:table-cell>
          <table:table-cell office:value-type="string" calcext:value-type="string">
            <text:p>Es hat sich ausgebreitet, es hat mehr Möglichkeiten, sich dem Angriff zu entziehen, als wir wissen.</text:p>
          </table:table-cell>
          <table:table-cell office:value-type="float" office:value="1" calcext:value-type="float">
            <text:p>1</text:p>
          </table:table-cell>
          <table:table-cell office:value-type="float" office:value="0.666666666666667" calcext:value-type="float">
            <text:p>0.666666666666667</text:p>
          </table:table-cell>
          <table:table-cell office:value-type="float" office:value="0.195647514979229" calcext:value-type="float">
            <text:p>0.195647514979229</text:p>
          </table:table-cell>
          <table:table-cell office:value-type="float" office:value="0.514294564723969" calcext:value-type="float">
            <text:p>0.514294564723969</text:p>
          </table:table-cell>
          <table:table-cell office:value-type="string" calcext:value-type="string">
            <text:p/>
          </table:table-cell>
          <table:table-cell office:value-type="string" calcext:value-type="string">
            <text:p>It has spread, it has more ways of evading attack than we know.</text:p>
          </table:table-cell>
          <table:table-cell office:value-type="float" office:value="0.666666666666667" calcext:value-type="float">
            <text:p>0.666666666666667</text:p>
          </table:table-cell>
          <table:table-cell office:value-type="float" office:value="0.195647514979229" calcext:value-type="float">
            <text:p>0.195647514979229</text:p>
          </table:table-cell>
          <table:table-cell office:value-type="float" office:value="0.514294564723969" calcext:value-type="float">
            <text:p>0.514294564723969</text:p>
          </table:table-cell>
        </table:table-row>
        <table:table-row table:style-name="ro1">
          <table:table-cell office:value-type="string" calcext:value-type="string">
            <text:p>001_1819</text:p>
          </table:table-cell>
          <table:table-cell office:value-type="string" calcext:value-type="string">
            <text:p>216_2</text:p>
          </table:table-cell>
          <table:table-cell office:value-type="string" calcext:value-type="string">
            <text:p>It's a shape-shifter, for one thing.</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38</text:p>
          </table:table-cell>
          <table:table-cell office:value-type="string" calcext:value-type="string">
            <text:p>['It']</text:p>
          </table:table-cell>
          <table:table-cell office:value-type="string" calcext:value-type="string">
            <text:p>This little creature survives under siege like that, but not only does it survive, it has thrived.</text:p>
          </table:table-cell>
          <table:table-cell office:value-type="string" calcext:value-type="string">
            <text:p>markable_129</text:p>
          </table:table-cell>
          <table:table-cell office:value-type="string" calcext:value-type="string">
            <text:p>['This', 'little', 'creature']</text:p>
          </table:table-cell>
          <table:table-cell office:value-type="string" calcext:value-type="string">
            <text:p>Es ist zum einen ein Gestaltwandler.</text:p>
          </table:table-cell>
          <table:table-cell office:value-type="string" calcext:value-type="string">
            <text:p>markable_197</text:p>
          </table:table-cell>
          <table:table-cell office:value-type="string" calcext:value-type="string">
            <text:p>['Es']</text:p>
          </table:table-cell>
          <table:table-cell office:value-type="string" calcext:value-type="string">
            <text:p>Es ist zum einen ein Gestaltwandler .</text:p>
          </table:table-cell>
          <table:table-cell office:value-type="string" calcext:value-type="string">
            <text:p>['Es']</text:p>
          </table:table-cell>
          <table:table-cell office:value-type="string" calcext:value-type="string">
            <text:p>It is a shapeshifter, for one thing .</text:p>
          </table:table-cell>
          <table:table-cell office:value-type="float" office:value="0.50121" calcext:value-type="float">
            <text:p>0.50121</text:p>
          </table:table-cell>
          <table:table-cell office:value-type="float" office:value="0.05291" calcext:value-type="float">
            <text:p>0.05291</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string" calcext:value-type="string">
            <text:p/>
          </table:table-cell>
          <table:table-cell office:value-type="float" office:value="0.333333333333333" calcext:value-type="float">
            <text:p>0.333333333333333</text:p>
          </table:table-cell>
          <table:table-cell office:value-type="float" office:value="0.643458884160762" calcext:value-type="float">
            <text:p>0.643458884160762</text:p>
          </table:table-cell>
          <table:table-cell office:value-type="float" office:value="0.912080705165863" calcext:value-type="float">
            <text:p>0.912080705165863</text:p>
          </table:table-cell>
          <table:table-cell office:value-type="string" calcext:value-type="string">
            <text:p/>
          </table:table-cell>
          <table:table-cell office:value-type="string" calcext:value-type="string">
            <text:p>Es ist zum einen ein Formwandler.</text:p>
          </table:table-cell>
          <table:table-cell office:value-type="float" office:value="1" calcext:value-type="float">
            <text:p>1</text:p>
          </table:table-cell>
          <table:table-cell office:value-type="float" office:value="0.166666666666667" calcext:value-type="float">
            <text:p>0.166666666666667</text:p>
          </table:table-cell>
          <table:table-cell office:value-type="float" office:value="0.759835685651592" calcext:value-type="float">
            <text:p>0.759835685651592</text:p>
          </table:table-cell>
          <table:table-cell office:value-type="float" office:value="0.756436228752136" calcext:value-type="float">
            <text:p>0.756436228752136</text:p>
          </table:table-cell>
          <table:table-cell office:value-type="string" calcext:value-type="string">
            <text:p/>
          </table:table-cell>
          <table:table-cell office:value-type="string" calcext:value-type="string">
            <text:p>It is a shape-shifter, for one thing.</text:p>
          </table:table-cell>
          <table:table-cell office:value-type="float" office:value="0.166666666666667" calcext:value-type="float">
            <text:p>0.166666666666667</text:p>
          </table:table-cell>
          <table:table-cell office:value-type="float" office:value="0.759835685651592" calcext:value-type="float">
            <text:p>0.759835685651592</text:p>
          </table:table-cell>
          <table:table-cell office:value-type="float" office:value="0.756436228752136" calcext:value-type="float">
            <text:p>0.756436228752136</text:p>
          </table:table-cell>
        </table:table-row>
        <table:table-row table:style-name="ro1">
          <table:table-cell office:value-type="string" calcext:value-type="string">
            <text:p>001_1819</text:p>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60</text:p>
          </table:table-cell>
          <table:table-cell office:value-type="string" calcext:value-type="string">
            <text:p>['It']</text:p>
          </table:table-cell>
          <table:table-cell office:value-type="string" calcext:value-type="string">
            <text:p>So say you came up with some great drug that worked against one stage of the parasite's life cycle.</text:p>
          </table:table-cell>
          <table:table-cell office:value-type="string" calcext:value-type="string">
            <text:p>markable_155</text:p>
          </table:table-cell>
          <table:table-cell office:value-type="string" calcext:value-type="string">
            <text:p>['the', 'parasite']</text:p>
          </table:table-cell>
          <table:table-cell office:value-type="string" calcext:value-type="string">
            <text:p>Er kann sich unentdeckt in unserem Körper verstecken, <text:s/>ohne dass wir es wissen, tagelang, wochenlang, <text:s/>monatelang, jahrelang, und in manchen Fällen sogar jahrzehntelang.</text:p>
          </table:table-cell>
          <table:table-cell office:value-type="string" calcext:value-type="string">
            <text:p>markable_205</text:p>
          </table:table-cell>
          <table:table-cell office:value-type="string" calcext:value-type="string">
            <text:p>['Er']</text:p>
          </table:table-cell>
          <table:table-cell office:value-type="string" calcext:value-type="string">
            <text:p>Er kann sich unentdeckt in unserem Körper verstecken , ohne dass wir es wissen , tagelang , wochenlang , monatelang , jahrelang , und in manchen Fällen sogar jahrzehntelang .</text:p>
          </table:table-cell>
          <table:table-cell office:value-type="string" calcext:value-type="string">
            <text:p>['Er']</text:p>
          </table:table-cell>
          <table:table-cell office:value-type="string" calcext:value-type="string">
            <text:p>It can hide undetected in our body without us knowing , for days , weeks , months , years , and in some cases even decades .</text:p>
          </table:table-cell>
          <table:table-cell office:value-type="float" office:value="0.66422" calcext:value-type="float">
            <text:p>0.66422</text:p>
          </table:table-cell>
          <table:table-cell office:value-type="float" office:value="0.01547" calcext:value-type="float">
            <text:p>0.01547</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284744263" calcext:value-type="float">
            <text:p>0.999999284744263</text:p>
          </table:table-cell>
          <table:table-cell office:value-type="string" calcext:value-type="string">
            <text:p/>
          </table:table-cell>
          <table:table-cell office:value-type="float" office:value="0.434782608695652" calcext:value-type="float">
            <text:p>0.434782608695652</text:p>
          </table:table-cell>
          <table:table-cell office:value-type="float" office:value="0.268211253281948" calcext:value-type="float">
            <text:p>0.268211253281948</text:p>
          </table:table-cell>
          <table:table-cell office:value-type="float" office:value="0.64122873544693" calcext:value-type="float">
            <text:p>0.64122873544693</text:p>
          </table:table-cell>
          <table:table-cell office:value-type="string" calcext:value-type="string">
            <text:p/>
          </table:table-cell>
          <table:table-cell office:value-type="string" calcext:value-type="string">
            <text:p>Es kann sich in unserem Körper verstecken, unentdeckt, uns nicht bekannt, für Tage, für Wochen, für Monate, für Jahre, in einigen Fällen sogar Jahrzehnte.</text:p>
          </table:table-cell>
          <table:table-cell office:value-type="float" office:value="0" calcext:value-type="float">
            <text:p>0</text:p>
          </table:table-cell>
          <table:table-cell office:value-type="float" office:value="0.695652173913043" calcext:value-type="float">
            <text:p>0.695652173913043</text:p>
          </table:table-cell>
          <table:table-cell office:value-type="float" office:value="0.140719646893175" calcext:value-type="float">
            <text:p>0.140719646893175</text:p>
          </table:table-cell>
          <table:table-cell office:value-type="float" office:value="0.312044024467468" calcext:value-type="float">
            <text:p>0.312044024467468</text:p>
          </table:table-cell>
          <table:table-cell office:value-type="string" calcext:value-type="string">
            <text:p/>
          </table:table-cell>
          <table:table-cell office:value-type="string" calcext:value-type="string">
            <text:p>It can hide in our bodies, undetected, unknown to us, for days, for weeks, for months, for years, in some cases even decades.</text:p>
          </table:table-cell>
          <table:table-cell office:value-type="float" office:value="0.695652173913043" calcext:value-type="float">
            <text:p>0.695652173913043</text:p>
          </table:table-cell>
          <table:table-cell office:value-type="float" office:value="0.140719646893175" calcext:value-type="float">
            <text:p>0.140719646893175</text:p>
          </table:table-cell>
          <table:table-cell office:value-type="float" office:value="0.312044024467468" calcext:value-type="float">
            <text:p>0.312044024467468</text:p>
          </table:table-cell>
        </table:table-row>
        <table:table-row table:style-name="ro1">
          <table:table-cell office:value-type="string" calcext:value-type="string">
            <text:p>001_1819</text:p>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7" calcext:value-type="float">
            <text:p>7</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218</text:p>
          </table:table-cell>
          <table:table-cell office:value-type="string" calcext:value-type="string">
            <text:p>['they']</text:p>
          </table:table-cell>
          <table:table-cell office:value-type="string" calcext:value-type="string">
            <text:p>So it's not easy for us to extricate ourselves from these insects.</text:p>
          </table:table-cell>
          <table:table-cell office:value-type="string" calcext:value-type="string">
            <text:p>markable_215</text:p>
          </table:table-cell>
          <table:table-cell office:value-type="string" calcext:value-type="string">
            <text:p>['these', 'insects']</text:p>
          </table:table-cell>
          <table:table-cell office:value-type="string" calcext:value-type="string">
            <text:p>Wir schaffen sozusagen Orte, die sie lieben, indem wir einfach unser Leben leben.</text:p>
          </table:table-cell>
          <table:table-cell office:value-type="string" calcext:value-type="string">
            <text:p>markable_231</text:p>
          </table:table-cell>
          <table:table-cell office:value-type="string" calcext:value-type="string">
            <text:p>['sie']</text:p>
          </table:table-cell>
          <table:table-cell office:value-type="string" calcext:value-type="string">
            <text:p>Wir schaffen sozusagen Orte , die sie lieben , indem wir einfach unser Leben leben .</text:p>
          </table:table-cell>
          <table:table-cell office:value-type="string" calcext:value-type="string">
            <text:p>['sie']</text:p>
          </table:table-cell>
          <table:table-cell office:value-type="string" calcext:value-type="string">
            <text:p>We create places, so to speak, that they love by simply living our lives.</text:p>
          </table:table-cell>
          <table:table-cell office:value-type="float" office:value="0.17509" calcext:value-type="float">
            <text:p>0.17509</text:p>
          </table:table-cell>
          <table:table-cell office:value-type="float" office:value="0.14848" calcext:value-type="float">
            <text:p>0.1484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string" calcext:value-type="string">
            <text:p/>
          </table:table-cell>
          <table:table-cell office:value-type="float" office:value="0.625" calcext:value-type="float">
            <text:p>0.625</text:p>
          </table:table-cell>
          <table:table-cell office:value-type="float" office:value="0.100846253949937" calcext:value-type="float">
            <text:p>0.100846253949937</text:p>
          </table:table-cell>
          <table:table-cell office:value-type="float" office:value="0.628413915634155" calcext:value-type="float">
            <text:p>0.628413915634155</text:p>
          </table:table-cell>
          <table:table-cell office:value-type="string" calcext:value-type="string">
            <text:p/>
          </table:table-cell>
          <table:table-cell office:value-type="string" calcext:value-type="string">
            <text:p>Wir schaffen Orte, die sie lieben, nur indem sie unser eigenes Leben leben.</text:p>
          </table:table-cell>
          <table:table-cell office:value-type="float" office:value="1" calcext:value-type="float">
            <text:p>1</text:p>
          </table:table-cell>
          <table:table-cell office:value-type="float" office:value="0.384615384615385" calcext:value-type="float">
            <text:p>0.384615384615385</text:p>
          </table:table-cell>
          <table:table-cell office:value-type="float" office:value="0.276293507106225" calcext:value-type="float">
            <text:p>0.276293507106225</text:p>
          </table:table-cell>
          <table:table-cell office:value-type="float" office:value="0.597915947437286" calcext:value-type="float">
            <text:p>0.597915947437286</text:p>
          </table:table-cell>
          <table:table-cell office:value-type="string" calcext:value-type="string">
            <text:p/>
          </table:table-cell>
          <table:table-cell office:value-type="string" calcext:value-type="string">
            <text:p>We create places that love them just by living our own lives.</text:p>
          </table:table-cell>
          <table:table-cell office:value-type="float" office:value="0.384615384615385" calcext:value-type="float">
            <text:p>0.384615384615385</text:p>
          </table:table-cell>
          <table:table-cell office:value-type="float" office:value="0.276293507106225" calcext:value-type="float">
            <text:p>0.276293507106225</text:p>
          </table:table-cell>
          <table:table-cell office:value-type="float" office:value="0.597915947437286" calcext:value-type="float">
            <text:p>0.597915947437286</text:p>
          </table:table-cell>
        </table:table-row>
        <table:table-row table:style-name="ro1">
          <table:table-cell office:value-type="string" calcext:value-type="string">
            <text:p>001_1819</text:p>
          </table:table-cell>
          <table:table-cell office:value-type="string" calcext:value-type="string">
            <text:p>251_1</text:p>
          </table:table-cell>
          <table:table-cell office:value-type="string" calcext:value-type="string">
            <text:p>This has been the finding of medical anthropologists again and again.</text:p>
          </table:table-cell>
          <table:table-cell office:value-type="float" office:value="1" calcext:value-type="float">
            <text:p>1</text:p>
          </table:table-cell>
          <table:table-cell office:value-type="string" calcext:value-type="string">
            <text:p>demonstrative</text:p>
          </table:table-cell>
          <table:table-cell office:value-type="string" calcext:value-type="string">
            <text:p>none</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vent</text:p>
          </table:table-cell>
          <table:table-cell office:value-type="string" calcext:value-type="string">
            <text:p/>
          </table:table-cell>
          <table:table-cell office:value-type="string" calcext:value-type="string">
            <text:p>markable_336</text:p>
          </table:table-cell>
          <table:table-cell office:value-type="string" calcext:value-type="string">
            <text:p>['This']</text:p>
          </table:table-cell>
          <table:table-cell office:value-type="string" calcext:value-type="string">
            <text:p>And it's the paradox that the people who have the most malaria in the world tend to care about it the least.</text:p>
          </table:table-cell>
          <table:table-cell office:value-type="string" calcext:value-type="string">
            <text:p>markable_923</text:p>
          </table:table-cell>
          <table:table-cell office:value-type="string" calcext:value-type="string">
            <text:p>['the', 'paradox', 'that', 'the', 'people', 'who', 'have', 'the', 'most', 'malaria', 'in', 'the', 'world', 'tend', 'to', 'care', 'about', 'it', 'the', 'least']</text:p>
          </table:table-cell>
          <table:table-cell office:value-type="string" calcext:value-type="string">
            <text:p>Das haben medizinische Anthropologen immer wieder herausgefunden.</text:p>
          </table:table-cell>
          <table:table-cell office:value-type="string" calcext:value-type="string">
            <text:p>markable_270</text:p>
          </table:table-cell>
          <table:table-cell office:value-type="string" calcext:value-type="string">
            <text:p>['Das']</text:p>
          </table:table-cell>
          <table:table-cell office:value-type="string" calcext:value-type="string">
            <text:p>Das haben medizinische Anthropologen immer wieder herausgefunden .</text:p>
          </table:table-cell>
          <table:table-cell office:value-type="string" calcext:value-type="string">
            <text:p>['Das']</text:p>
          </table:table-cell>
          <table:table-cell office:value-type="string" calcext:value-type="string">
            <text:p>This is what medical anthropologists have found time and time again .</text:p>
          </table:table-cell>
          <table:table-cell office:value-type="float" office:value="0.04726" calcext:value-type="float">
            <text:p>0.04726</text:p>
          </table:table-cell>
          <table:table-cell office:value-type="float" office:value="0.02414" calcext:value-type="float">
            <text:p>0.02414</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818181818181818" calcext:value-type="float">
            <text:p>0.818181818181818</text:p>
          </table:table-cell>
          <table:table-cell office:value-type="float" office:value="0.0501257871573907" calcext:value-type="float">
            <text:p>0.050125787157391</text:p>
          </table:table-cell>
          <table:table-cell office:value-type="float" office:value="0.615180611610413" calcext:value-type="float">
            <text:p>0.615180611610413</text:p>
          </table:table-cell>
          <table:table-cell office:value-type="string" calcext:value-type="string">
            <text:p/>
          </table:table-cell>
          <table:table-cell office:value-type="string" calcext:value-type="string">
            <text:p>Dies war immer wieder der Fund medizinischer Anthropologen.</text:p>
          </table:table-cell>
          <table:table-cell office:value-type="float" office:value="1" calcext:value-type="float">
            <text:p>1</text:p>
          </table:table-cell>
          <table:table-cell office:value-type="float" office:value="1.14285714285714" calcext:value-type="float">
            <text:p>1.14285714285714</text:p>
          </table:table-cell>
          <table:table-cell office:value-type="float" office:value="0.0650059326034369" calcext:value-type="float">
            <text:p>0.065005932603437</text:p>
          </table:table-cell>
          <table:table-cell office:value-type="float" office:value="0.205078676342964" calcext:value-type="float">
            <text:p>0.205078676342964</text:p>
          </table:table-cell>
          <table:table-cell office:value-type="string" calcext:value-type="string">
            <text:p/>
          </table:table-cell>
          <table:table-cell office:value-type="string" calcext:value-type="string">
            <text:p>This has been the finding of medical anthropologists time and again.</text:p>
          </table:table-cell>
          <table:table-cell office:value-type="float" office:value="1.14285714285714" calcext:value-type="float">
            <text:p>1.14285714285714</text:p>
          </table:table-cell>
          <table:table-cell office:value-type="float" office:value="0.0650059326034369" calcext:value-type="float">
            <text:p>0.065005932603437</text:p>
          </table:table-cell>
          <table:table-cell office:value-type="float" office:value="0.205078676342964" calcext:value-type="float">
            <text:p>0.205078676342964</text:p>
          </table:table-cell>
        </table:table-row>
        <table:table-row table:style-name="ro1">
          <table:table-cell office:value-type="string" calcext:value-type="string">
            <text:p>001_1819</text:p>
          </table:table-cell>
          <table:table-cell office:value-type="string" calcext:value-type="string">
            <text:p>261_1</text:p>
          </table:table-cell>
          <table:table-cell office:value-type="string" calcext:value-type="string">
            <text:p>And that's actually true for most of the world's malaria.</text:p>
          </table:table-cell>
          <table:table-cell office:value-type="float" office:value="2" calcext:value-type="float">
            <text:p>2</text:p>
          </table:table-cell>
          <table:table-cell office:value-type="string" calcext:value-type="string">
            <text:p>demonstrative</text:p>
          </table:table-cell>
          <table:table-cell office:value-type="string" calcext:value-type="string">
            <text:p>none</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vent</text:p>
          </table:table-cell>
          <table:table-cell office:value-type="string" calcext:value-type="string">
            <text:p/>
          </table:table-cell>
          <table:table-cell office:value-type="string" calcext:value-type="string">
            <text:p>markable_927</text:p>
          </table:table-cell>
          <table:table-cell office:value-type="string" calcext:value-type="string">
            <text:p>['that']</text:p>
          </table:table-cell>
          <table:table-cell office:value-type="string" calcext:value-type="string">
            <text:p>And so in her lived experience, malaria is something that comes and goes.</text:p>
          </table:table-cell>
          <table:table-cell office:value-type="string" calcext:value-type="string">
            <text:p>markable_926</text:p>
          </table:table-cell>
          <table:table-cell office:value-type="string" calcext:value-type="string">
            <text:p>['malaria', 'is', 'something', 'that', 'comes', 'and', 'goes']</text:p>
          </table:table-cell>
          <table:table-cell office:value-type="string" calcext:value-type="string">
            <text:p>Und das stimmt sogar für den Großteil der Malaria dieser Welt.</text:p>
          </table:table-cell>
          <table:table-cell office:value-type="string" calcext:value-type="string">
            <text:p>markable_443</text:p>
          </table:table-cell>
          <table:table-cell office:value-type="string" calcext:value-type="string">
            <text:p>['das']</text:p>
          </table:table-cell>
          <table:table-cell office:value-type="string" calcext:value-type="string">
            <text:p>Und das stimmt sogar für den Großteil der Malaria dieser Welt .</text:p>
          </table:table-cell>
          <table:table-cell office:value-type="string" calcext:value-type="string">
            <text:p>['das']</text:p>
          </table:table-cell>
          <table:table-cell office:value-type="string" calcext:value-type="string">
            <text:p>And this is true even for most of the malaria of this world .</text:p>
          </table:table-cell>
          <table:table-cell office:value-type="float" office:value="0.22545" calcext:value-type="float">
            <text:p>0.22545</text:p>
          </table:table-cell>
          <table:table-cell office:value-type="float" office:value="0.03474" calcext:value-type="float">
            <text:p>0.03474</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string" calcext:value-type="string">
            <text:p/>
          </table:table-cell>
          <table:table-cell office:value-type="float" office:value="0.636363636363636" calcext:value-type="float">
            <text:p>0.636363636363636</text:p>
          </table:table-cell>
          <table:table-cell office:value-type="float" office:value="0.23684767130058" calcext:value-type="float">
            <text:p>0.23684767130058</text:p>
          </table:table-cell>
          <table:table-cell office:value-type="float" office:value="0.523714125156403" calcext:value-type="float">
            <text:p>0.523714125156403</text:p>
          </table:table-cell>
          <table:table-cell office:value-type="string" calcext:value-type="string">
            <text:p/>
          </table:table-cell>
          <table:table-cell office:value-type="string" calcext:value-type="string">
            <text:p>Und das gilt auch für die meisten Malariaarten der Welt.</text:p>
          </table:table-cell>
          <table:table-cell office:value-type="float" office:value="1" calcext:value-type="float">
            <text:p>1</text:p>
          </table:table-cell>
          <table:table-cell office:value-type="float" office:value="0.636363636363636" calcext:value-type="float">
            <text:p>0.636363636363636</text:p>
          </table:table-cell>
          <table:table-cell office:value-type="float" office:value="0.0507814875736857" calcext:value-type="float">
            <text:p>0.050781487573686</text:p>
          </table:table-cell>
          <table:table-cell office:value-type="float" office:value="0.448557734489441" calcext:value-type="float">
            <text:p>0.448557734489441</text:p>
          </table:table-cell>
          <table:table-cell office:value-type="string" calcext:value-type="string">
            <text:p/>
          </table:table-cell>
          <table:table-cell office:value-type="string" calcext:value-type="string">
            <text:p>And it is also true of most of the world's malaria species.</text:p>
          </table:table-cell>
          <table:table-cell office:value-type="float" office:value="0.636363636363636" calcext:value-type="float">
            <text:p>0.636363636363636</text:p>
          </table:table-cell>
          <table:table-cell office:value-type="float" office:value="0.0507814875736857" calcext:value-type="float">
            <text:p>0.050781487573686</text:p>
          </table:table-cell>
          <table:table-cell office:value-type="float" office:value="0.448557734489441" calcext:value-type="float">
            <text:p>0.448557734489441</text:p>
          </table:table-cell>
        </table:table-row>
        <table:table-row table:style-name="ro1">
          <table:table-cell office:value-type="string" calcext:value-type="string">
            <text:p>001_1819</text:p>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1" calcext:value-type="float">
            <text:p>1</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482</text:p>
          </table:table-cell>
          <table:table-cell office:value-type="string" calcext:value-type="string">
            <text:p>['They']</text:p>
          </table:table-cell>
          <table:table-cell office:value-type="string" calcext:value-type="string">
            <text:p>It was the brainchild of the U.S. State Department.</text:p>
          </table:table-cell>
          <table:table-cell office:value-type="string" calcext:value-type="string">
            <text:p>markable_938</text:p>
          </table:table-cell>
          <table:table-cell office:value-type="string" calcext:value-type="string">
            <text:p>['the', 'U.S.', 'State', 'Department']</text:p>
          </table:table-cell>
          <table:table-cell office:value-type="string" calcext:value-type="string">
            <text:p>Sie wussten, dass sie sich auf billige, leicht handhabbare Mittel spezialisieren mussten <text:s/>und spezialisierten sich auf DDT.</text:p>
          </table:table-cell>
          <table:table-cell office:value-type="string" calcext:value-type="string">
            <text:p>markable_312</text:p>
          </table:table-cell>
          <table:table-cell office:value-type="string" calcext:value-type="string">
            <text:p>['Sie']</text:p>
          </table:table-cell>
          <table:table-cell office:value-type="string" calcext:value-type="string">
            <text:p>Sie wussten , dass sie sich auf billige , leicht handhabbare Mittel spezialisieren mussten und spezialisierten sich auf DDT .</text:p>
          </table:table-cell>
          <table:table-cell office:value-type="string" calcext:value-type="string">
            <text:p>['Sie']</text:p>
          </table:table-cell>
          <table:table-cell office:value-type="string" calcext:value-type="string">
            <text:p>They knew that they had to specialize in cheap , easy to handle agents and specialized in DDT .</text:p>
          </table:table-cell>
          <table:table-cell office:value-type="float" office:value="0.9455" calcext:value-type="float">
            <text:p>0.9455</text:p>
          </table:table-cell>
          <table:table-cell office:value-type="float" office:value="0.01192" calcext:value-type="float">
            <text:p>0.0119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284744263" calcext:value-type="float">
            <text:p>0.999999284744263</text:p>
          </table:table-cell>
          <table:table-cell office:value-type="string" calcext:value-type="string">
            <text:p/>
          </table:table-cell>
          <table:table-cell office:value-type="float" office:value="0.666666666666667" calcext:value-type="float">
            <text:p>0.666666666666667</text:p>
          </table:table-cell>
          <table:table-cell office:value-type="float" office:value="0.0805111000764593" calcext:value-type="float">
            <text:p>0.080511100076459</text:p>
          </table:table-cell>
          <table:table-cell office:value-type="float" office:value="0.577172935009003" calcext:value-type="float">
            <text:p>0.577172935009003</text:p>
          </table:table-cell>
          <table:table-cell office:value-type="string" calcext:value-type="string">
            <text:p/>
          </table:table-cell>
          <table:table-cell office:value-type="string" calcext:value-type="string">
            <text:p>Sie wussten, dass sie sich auf billige, einfach zu bedienende Werkzeuge konzentrieren mussten, und sie konzentrierten sich auf DDT.</text:p>
          </table:table-cell>
          <table:table-cell office:value-type="float" office:value="1" calcext:value-type="float">
            <text:p>1</text:p>
          </table:table-cell>
          <table:table-cell office:value-type="float" office:value="0.411764705882353" calcext:value-type="float">
            <text:p>0.411764705882353</text:p>
          </table:table-cell>
          <table:table-cell office:value-type="float" office:value="0.408563905922191" calcext:value-type="float">
            <text:p>0.408563905922191</text:p>
          </table:table-cell>
          <table:table-cell office:value-type="float" office:value="0.52608984708786" calcext:value-type="float">
            <text:p>0.52608984708786</text:p>
          </table:table-cell>
          <table:table-cell office:value-type="string" calcext:value-type="string">
            <text:p/>
          </table:table-cell>
          <table:table-cell office:value-type="string" calcext:value-type="string">
            <text:p>They knew they had to focus on cheap, easy-to-use tools, and they focused on DDT.</text:p>
          </table:table-cell>
          <table:table-cell office:value-type="float" office:value="0.411764705882353" calcext:value-type="float">
            <text:p>0.411764705882353</text:p>
          </table:table-cell>
          <table:table-cell office:value-type="float" office:value="0.408563905922191" calcext:value-type="float">
            <text:p>0.408563905922191</text:p>
          </table:table-cell>
          <table:table-cell office:value-type="float" office:value="0.52608984708786" calcext:value-type="float">
            <text:p>0.52608984708786</text:p>
          </table:table-cell>
        </table:table-row>
        <table:table-row table:style-name="ro1">
          <table:table-cell office:value-type="string" calcext:value-type="string">
            <text:p>001_1819</text:p>
          </table:table-cell>
          <table:table-cell office:value-type="string" calcext:value-type="string">
            <text:p>280_3</text:p>
          </table:table-cell>
          <table:table-cell office:value-type="string" calcext:value-type="string">
            <text:p>They understood the cultural challenge.</text:p>
          </table:table-cell>
          <table:table-cell office:value-type="float" office:value="1" calcext:value-type="float">
            <text:p>1</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486</text:p>
          </table:table-cell>
          <table:table-cell office:value-type="string" calcext:value-type="string">
            <text:p>['They']</text:p>
          </table:table-cell>
          <table:table-cell office:value-type="string" calcext:value-type="string">
            <text:p>It was the brainchild of the U.S. State Department.</text:p>
          </table:table-cell>
          <table:table-cell office:value-type="string" calcext:value-type="string">
            <text:p>markable_938</text:p>
          </table:table-cell>
          <table:table-cell office:value-type="string" calcext:value-type="string">
            <text:p>['the', 'U.S.', 'State', 'Department']</text:p>
          </table:table-cell>
          <table:table-cell office:value-type="string" calcext:value-type="string">
            <text:p>Sie verstanden die kulturelle Herausforderung.</text:p>
          </table:table-cell>
          <table:table-cell office:value-type="string" calcext:value-type="string">
            <text:p>markable_314</text:p>
          </table:table-cell>
          <table:table-cell office:value-type="string" calcext:value-type="string">
            <text:p>['Sie']</text:p>
          </table:table-cell>
          <table:table-cell office:value-type="string" calcext:value-type="string">
            <text:p>Sie verstanden die kulturelle Herausforderung .</text:p>
          </table:table-cell>
          <table:table-cell office:value-type="string" calcext:value-type="string">
            <text:p>['Sie']</text:p>
          </table:table-cell>
          <table:table-cell office:value-type="string" calcext:value-type="string">
            <text:p>They understood the cultural challenge .</text:p>
          </table:table-cell>
          <table:table-cell office:value-type="float" office:value="0.96571" calcext:value-type="float">
            <text:p>0.96571</text:p>
          </table:table-cell>
          <table:table-cell office:value-type="float" office:value="0.00377" calcext:value-type="float">
            <text:p>0.00377</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string" calcext:value-type="string">
            <text:p>Sie verstanden die kulturelle Herausforderung.</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string" calcext:value-type="string">
            <text:p>They understood the cultural challenge.</text:p>
          </table:table-cell>
          <table:table-cell office:value-type="float" office:value="0" calcext:value-type="float">
            <text:p>0</text:p>
          </table:table-cell>
          <table:table-cell table:number-columns-repeated="2" office:value-type="float" office:value="1" calcext:value-type="float">
            <text:p>1</text:p>
          </table:table-cell>
        </table:table-row>
        <table:table-row table:style-name="ro1">
          <table:table-cell table:number-columns-repeated="24"/>
          <table:table-cell table:formula="of:=AVERAGE([.Y2:.Y101])" office:value-type="float" office:value="0.3178347" calcext:value-type="float">
            <text:p>0.3178347</text:p>
          </table:table-cell>
          <table:table-cell table:formula="of:=AVERAGE([.Z2:.Z101])" office:value-type="float" office:value="0.1545198" calcext:value-type="float">
            <text:p>0.1545198</text:p>
          </table:table-cell>
          <table:table-cell table:formula="of:=AVERAGE([.AA2:.AA101])" office:value-type="float" office:value="1" calcext:value-type="float">
            <text:p>1</text:p>
          </table:table-cell>
          <table:table-cell table:formula="of:=AVERAGE([.AB2:.AB101])" office:value-type="float" office:value="0.027298354539078" calcext:value-type="float">
            <text:p>0.027298354539078</text:p>
          </table:table-cell>
          <table:table-cell table:formula="of:=AVERAGE([.AC2:.AC101])" office:value-type="float" office:value="0.958754027854628" calcext:value-type="float">
            <text:p>0.958754027854628</text:p>
          </table:table-cell>
          <table:table-cell table:formula="of:=AVERAGE([.AD2:.AD101])" office:value-type="float" office:value="0.973648645281792" calcext:value-type="float">
            <text:p>0.973648645281792</text:p>
          </table:table-cell>
          <table:table-cell/>
          <table:table-cell table:formula="of:=AVERAGE([.AF2:.AF101])" office:value-type="float" office:value="0.442964709151876" calcext:value-type="float">
            <text:p>0.442964709151876</text:p>
          </table:table-cell>
          <table:table-cell table:formula="of:=AVERAGE([.AG2:.AG101])" office:value-type="float" office:value="0.371978703986309" calcext:value-type="float">
            <text:p>0.371978703986309</text:p>
          </table:table-cell>
          <table:table-cell table:formula="of:=AVERAGE([.AH2:.AH101])" office:value-type="float" office:value="0.709397282409482" calcext:value-type="float">
            <text:p>0.709397282409482</text:p>
          </table:table-cell>
          <table:table-cell table:number-columns-repeated="2"/>
          <table:table-cell table:formula="of:=AVERAGE([.AK2:.AK101])" office:value-type="float" office:value="0.82" calcext:value-type="float">
            <text:p>0.82</text:p>
          </table:table-cell>
          <table:table-cell table:formula="of:=AVERAGE([.AL2:.AL101])" office:value-type="float" office:value="0.540963640428251" calcext:value-type="float">
            <text:p>0.540963640428251</text:p>
          </table:table-cell>
          <table:table-cell table:formula="of:=AVERAGE([.AM2:.AM101])" office:value-type="float" office:value="0.283177209174601" calcext:value-type="float">
            <text:p>0.283177209174601</text:p>
          </table:table-cell>
          <table:table-cell table:formula="of:=AVERAGE([.AN2:.AN101])" office:value-type="float" office:value="0.494685214310884" calcext:value-type="float">
            <text:p>0.494685214310884</text:p>
          </table:table-cell>
          <table:table-cell table:number-columns-repeated="2"/>
          <table:table-cell table:formula="of:=AVERAGE([.AQ2:.AQ101])" office:value-type="float" office:value="0.540963640428251" calcext:value-type="float">
            <text:p>0.540963640428251</text:p>
          </table:table-cell>
          <table:table-cell table:formula="of:=AVERAGE([.AR2:.AR101])" office:value-type="float" office:value="0.283177209174601" calcext:value-type="float">
            <text:p>0.283177209174601</text:p>
          </table:table-cell>
          <table:table-cell table:formula="of:=AVERAGE([.AS2:.AS101])" office:value-type="float" office:value="0.494685214310884" calcext:value-type="float">
            <text:p>0.494685214310884</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1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16T14:08:28.530129274</dc:date>
    <meta:editing-duration>PT1H23M22S</meta:editing-duration>
    <meta:editing-cycles>4</meta:editing-cycles>
    <meta:document-statistic meta:table-count="1" meta:cell-count="4561" meta:object-count="0"/>
  </office:meta>
</office:document-meta>
</file>